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 svg:font-family="Consolas, 'Courier New', Courier, mono"/>
    <style:font-face style:name="Consolas2" svg:font-family="Consolas, 'courier new'"/>
    <style:font-face style:name="Menlo" svg:font-family="Menlo, Monaco, Consolas, 'Courier New', monospace"/>
    <style:font-face style:name="OpenSymbol" svg:font-family="OpenSymbol"/>
    <style:font-face style:name="Segoe UI" svg:font-family="'Segoe UI', Arial, sans-serif"/>
    <style:font-face style:name="Tahoma1" svg:font-family="Tahoma"/>
    <style:font-face style:name="Times New Roman1" svg:font-family="'Times New Roman'"/>
    <style:font-face style:name="Verdana1" svg:font-family="Verdana, Geneva, Tahoma, Arial, Helvetica, sans-serif"/>
    <style:font-face style:name="Verdana" svg:font-family="Verdana" style:font-family-generic="swiss"/>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4035in"/>
    </style:style>
    <style:style style:name="Table1.B" style:family="table-column">
      <style:table-column-properties style:column-width="6.2889in"/>
    </style:style>
    <style:style style:name="Table1.A1" style:family="table-cell">
      <style:table-cell-properties style:vertical-align="middle" fo:background-color="#ffffff" fo:padding="0.0194in" fo:border="none">
        <style:background-image/>
      </style:table-cell-properties>
    </style:style>
    <style:style style:name="Table2" style:family="table">
      <style:table-properties style:width="4.7528in" table:align="left"/>
    </style:style>
    <style:style style:name="Table2.A" style:family="table-column">
      <style:table-column-properties style:column-width="2.6625in"/>
    </style:style>
    <style:style style:name="Table2.B" style:family="table-column">
      <style:table-column-properties style:column-width="2.0903in"/>
    </style:style>
    <style:style style:name="Table2.1" style:family="table-row">
      <style:table-row-properties fo:background-color="#ffffff">
        <style:background-image/>
      </style:table-row-properties>
    </style:style>
    <style:style style:name="Table2.A1" style:family="table-cell">
      <style:table-cell-properties style:vertical-align="middle" fo:padding="0.0194in" fo:border="none"/>
    </style:style>
    <style:style style:name="Table2.2" style:family="table-row">
      <style:table-row-properties fo:background-color="#f1f1f1">
        <style:background-image/>
      </style:table-row-properties>
    </style:style>
    <style:style style:name="Table3" style:family="table">
      <style:table-properties style:width="5.3813in" table:align="left"/>
    </style:style>
    <style:style style:name="Table3.A" style:family="table-column">
      <style:table-column-properties style:column-width="2.5104in"/>
    </style:style>
    <style:style style:name="Table3.B" style:family="table-column">
      <style:table-column-properties style:column-width="2.8708in"/>
    </style:style>
    <style:style style:name="Table3.1" style:family="table-row">
      <style:table-row-properties fo:background-color="#ffffff">
        <style:background-image/>
      </style:table-row-properties>
    </style:style>
    <style:style style:name="Table3.A1" style:family="table-cell">
      <style:table-cell-properties style:vertical-align="middle" fo:padding="0.0194in" fo:border="none"/>
    </style:style>
    <style:style style:name="Table3.2" style:family="table-row">
      <style:table-row-properties fo:background-color="#f1f1f1">
        <style:background-image/>
      </style:table-row-properties>
    </style:style>
    <style:style style:name="Table4" style:family="table">
      <style:table-properties style:width="4.2847in" table:align="left"/>
    </style:style>
    <style:style style:name="Table4.A" style:family="table-column">
      <style:table-column-properties style:column-width="1.8368in"/>
    </style:style>
    <style:style style:name="Table4.B" style:family="table-column">
      <style:table-column-properties style:column-width="2.4479in"/>
    </style:style>
    <style:style style:name="Table4.1" style:family="table-row">
      <style:table-row-properties fo:background-color="#ffffff">
        <style:background-image/>
      </style:table-row-properties>
    </style:style>
    <style:style style:name="Table4.A1" style:family="table-cell">
      <style:table-cell-properties style:vertical-align="middle" fo:padding="0.0194in" fo:border="none"/>
    </style:style>
    <style:style style:name="Table4.2" style:family="table-row">
      <style:table-row-properties fo:background-color="#f1f1f1">
        <style:background-image/>
      </style:table-row-properties>
    </style:style>
    <style:style style:name="Table5" style:family="table">
      <style:table-properties style:width="6.6924in" table:align="left"/>
    </style:style>
    <style:style style:name="Table5.A" style:family="table-column">
      <style:table-column-properties style:column-width="3.6993in"/>
    </style:style>
    <style:style style:name="Table5.B" style:family="table-column">
      <style:table-column-properties style:column-width="2.9931in"/>
    </style:style>
    <style:style style:name="Table5.1" style:family="table-row">
      <style:table-row-properties fo:background-color="#ffffff">
        <style:background-image/>
      </style:table-row-properties>
    </style:style>
    <style:style style:name="Table5.A1" style:family="table-cell">
      <style:table-cell-properties style:vertical-align="middle" fo:padding="0.0194in" fo:border="none"/>
    </style:style>
    <style:style style:name="Table5.2" style:family="table-row">
      <style:table-row-properties fo:background-color="#f1f1f1">
        <style:background-image/>
      </style:table-row-properties>
    </style:style>
    <style:style style:name="Table6" style:family="table">
      <style:table-properties style:width="6.6924in" table:align="left"/>
    </style:style>
    <style:style style:name="Table6.A" style:family="table-column">
      <style:table-column-properties style:column-width="2.0965in"/>
    </style:style>
    <style:style style:name="Table6.B" style:family="table-column">
      <style:table-column-properties style:column-width="4.0792in"/>
    </style:style>
    <style:style style:name="Table6.C" style:family="table-column">
      <style:table-column-properties style:column-width="0.5167in"/>
    </style:style>
    <style:style style:name="Table6.1" style:family="table-row">
      <style:table-row-properties fo:background-color="#ffffff">
        <style:background-image/>
      </style:table-row-properties>
    </style:style>
    <style:style style:name="Table6.A1" style:family="table-cell">
      <style:table-cell-properties style:vertical-align="middle" fo:padding="0.0194in" fo:border="none"/>
    </style:style>
    <style:style style:name="Table6.2" style:family="table-row">
      <style:table-row-properties fo:background-color="#f1f1f1">
        <style:background-image/>
      </style:table-row-properties>
    </style:style>
    <style:style style:name="Table7" style:family="table">
      <style:table-properties style:width="6.041in" table:align="left"/>
    </style:style>
    <style:style style:name="Table7.A" style:family="table-column">
      <style:table-column-properties style:column-width="0.4035in"/>
    </style:style>
    <style:style style:name="Table7.B" style:family="table-column">
      <style:table-column-properties style:column-width="5.6375in"/>
    </style:style>
    <style:style style:name="Table7.A1" style:family="table-cell">
      <style:table-cell-properties style:vertical-align="middle" fo:background-color="#ffffff" fo:padding="0.0194in" fo:border="none">
        <style:background-image/>
      </style:table-cell-properties>
    </style:style>
    <style:style style:name="Table8" style:family="table">
      <style:table-properties style:width="5.3625in" table:align="left"/>
    </style:style>
    <style:style style:name="Table8.A" style:family="table-column">
      <style:table-column-properties style:column-width="1.0868in"/>
    </style:style>
    <style:style style:name="Table8.B" style:family="table-column">
      <style:table-column-properties style:column-width="1.3035in"/>
    </style:style>
    <style:style style:name="Table8.C" style:family="table-column">
      <style:table-column-properties style:column-width="0.9854in"/>
    </style:style>
    <style:style style:name="Table8.D" style:family="table-column">
      <style:table-column-properties style:column-width="1.9868in"/>
    </style:style>
    <style:style style:name="Table8.1" style:family="table-row">
      <style:table-row-properties fo:background-color="#ffffff">
        <style:background-image/>
      </style:table-row-properties>
    </style:style>
    <style:style style:name="Table8.A1" style:family="table-cell">
      <style:table-cell-properties style:vertical-align="middle" fo:padding="0.0194in" fo:border="none"/>
    </style:style>
    <style:style style:name="Table8.2" style:family="table-row">
      <style:table-row-properties fo:background-color="#f1f1f1">
        <style:background-image/>
      </style:table-row-properties>
    </style:style>
    <style:style style:name="Table9" style:family="table">
      <style:table-properties style:width="6.6924in" table:align="left"/>
    </style:style>
    <style:style style:name="Table9.A" style:family="table-column">
      <style:table-column-properties style:column-width="1.3868in"/>
    </style:style>
    <style:style style:name="Table9.B" style:family="table-column">
      <style:table-column-properties style:column-width="5.3056in"/>
    </style:style>
    <style:style style:name="Table9.1" style:family="table-row">
      <style:table-row-properties fo:background-color="#ffffff">
        <style:background-image/>
      </style:table-row-properties>
    </style:style>
    <style:style style:name="Table9.A1" style:family="table-cell">
      <style:table-cell-properties style:vertical-align="middle" fo:padding="0.0194in" fo:border="none"/>
    </style:style>
    <style:style style:name="Table9.2" style:family="table-row">
      <style:table-row-properties fo:background-color="#f1f1f1">
        <style:background-image/>
      </style:table-row-properties>
    </style:style>
    <style:style style:name="Table10" style:family="table">
      <style:table-properties style:width="4.2986in" table:align="left"/>
    </style:style>
    <style:style style:name="Table10.A" style:family="table-column">
      <style:table-column-properties style:column-width="0.766in"/>
    </style:style>
    <style:style style:name="Table10.B" style:family="table-column">
      <style:table-column-properties style:column-width="3.5326in"/>
    </style:style>
    <style:style style:name="Table10.A1" style:family="table-cell">
      <style:table-cell-properties style:vertical-align="middle" fo:padding="0.0194in" fo:border="none"/>
    </style:style>
    <style:style style:name="Table10.2" style:family="table-row">
      <style:table-row-properties fo:background-color="#f9f9f9">
        <style:background-image/>
      </style:table-row-properties>
    </style:style>
    <style:style style:name="Table11" style:family="table">
      <style:table-properties style:width="6.6924in" table:align="left"/>
    </style:style>
    <style:style style:name="Table11.A" style:family="table-column">
      <style:table-column-properties style:column-width="1.3931in"/>
    </style:style>
    <style:style style:name="Table11.B" style:family="table-column">
      <style:table-column-properties style:column-width="5.2993in"/>
    </style:style>
    <style:style style:name="Table11.1" style:family="table-row">
      <style:table-row-properties fo:background-color="#ffffff">
        <style:background-image/>
      </style:table-row-properties>
    </style:style>
    <style:style style:name="Table11.A1" style:family="table-cell">
      <style:table-cell-properties style:vertical-align="middle" fo:padding="0.0194in" fo:border="none"/>
    </style:style>
    <style:style style:name="Table11.2" style:family="table-row">
      <style:table-row-properties fo:background-color="#f1f1f1">
        <style:background-image/>
      </style:table-row-properties>
    </style:style>
    <style:style style:name="Table12" style:family="table">
      <style:table-properties style:width="6.6924in" table:align="left"/>
    </style:style>
    <style:style style:name="Table12.A" style:family="table-column">
      <style:table-column-properties style:column-width="0.9146in"/>
    </style:style>
    <style:style style:name="Table12.B" style:family="table-column">
      <style:table-column-properties style:column-width="5.7778in"/>
    </style:style>
    <style:style style:name="Table12.1" style:family="table-row">
      <style:table-row-properties fo:background-color="#ffffff">
        <style:background-image/>
      </style:table-row-properties>
    </style:style>
    <style:style style:name="Table12.A1" style:family="table-cell">
      <style:table-cell-properties style:vertical-align="middle" fo:padding="0.0194in" fo:border="none"/>
    </style:style>
    <style:style style:name="Table12.2" style:family="table-row">
      <style:table-row-properties fo:background-color="#f1f1f1">
        <style:background-image/>
      </style:table-row-properties>
    </style:style>
    <style:style style:name="Table13" style:family="table">
      <style:table-properties style:width="6.6924in" table:align="left"/>
    </style:style>
    <style:style style:name="Table13.A" style:family="table-column">
      <style:table-column-properties style:column-width="0.9688in"/>
    </style:style>
    <style:style style:name="Table13.B" style:family="table-column">
      <style:table-column-properties style:column-width="5.7236in"/>
    </style:style>
    <style:style style:name="Table13.1" style:family="table-row">
      <style:table-row-properties fo:background-color="#f1f1f1">
        <style:background-image/>
      </style:table-row-properties>
    </style:style>
    <style:style style:name="Table13.A1" style:family="table-cell">
      <style:table-cell-properties style:vertical-align="middle" fo:padding="0.0194in" fo:border="none"/>
    </style:style>
    <style:style style:name="Table13.2" style:family="table-row">
      <style:table-row-properties fo:background-color="#ffffff">
        <style:background-image/>
      </style:table-row-properties>
    </style:style>
    <style:style style:name="Table14" style:family="table">
      <style:table-properties style:width="2.8042in" table:align="left"/>
    </style:style>
    <style:style style:name="Table14.A" style:family="table-column">
      <style:table-column-properties style:column-width="1.3917in"/>
    </style:style>
    <style:style style:name="Table14.B" style:family="table-column">
      <style:table-column-properties style:column-width="1.4125in"/>
    </style:style>
    <style:style style:name="Table14.A1" style:family="table-cell">
      <style:table-cell-properties style:vertical-align="middle" fo:background-color="#ffffff" fo:padding="0.0194in" fo:border="none">
        <style:background-image/>
      </style:table-cell-properties>
    </style:style>
    <style:style style:name="Table14.A2" style:family="table-cell">
      <style:table-cell-properties style:vertical-align="middle" fo:background-color="#eeeeee" fo:padding="0.0194in" fo:border="none">
        <style:background-image/>
      </style:table-cell-properties>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variant="normal" fo:text-transform="none" fo:color="#000000" style:font-name="Consolas" fo:font-size="9pt" fo:letter-spacing="normal" fo:font-style="normal" fo:font-weight="bold" style:font-size-asian="12pt" style:font-weight-asian="bold" style:font-size-complex="12pt" style:font-weight-complex="bold"/>
    </style:style>
    <style:style style:name="P7" style:family="paragraph" style:parent-style-name="Standard">
      <style:paragraph-properties style:text-autospace="none"/>
      <style:text-properties style:font-name="Verdana" fo:font-size="9pt" style:font-name-asian="Verdana" style:font-size-asian="9pt" style:font-name-complex="Verdana" style:font-size-complex="9pt"/>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10" style:family="paragraph" style:parent-style-name="Standard">
      <style:paragraph-properties style:text-autospace="none"/>
      <style:text-properties fo:color="#008000" style:font-name="Consolas1" fo:font-size="9.5pt" style:font-name-asian="Consolas1" style:font-size-asian="9.5pt" style:font-name-complex="Consolas1" style:font-size-complex="9.5pt"/>
    </style:style>
    <style:style style:name="P11" style:family="paragraph" style:parent-style-name="Standard">
      <style:text-properties style:font-name="Times New Roman" fo:font-size="14pt" style:font-size-asian="14pt" style:font-size-complex="14pt"/>
    </style:style>
    <style:style style:name="P12" style:family="paragraph" style:parent-style-name="Standard">
      <style:text-properties style:font-name="Times New Roman" fo:font-size="13pt" style:font-size-asian="13pt" style:font-size-complex="13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in" fo:margin-right="0in" style:line-height-at-least="0.1772in" fo:widows="1" fo:text-indent="0in" style:auto-text-indent="false"/>
    </style:style>
    <style:style style:name="P15" style:family="paragraph" style:parent-style-name="Standard">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P16" style:family="paragraph" style:parent-style-name="Standard">
      <style:paragraph-properties fo:margin-left="0in" fo:margin-right="0in" fo:widows="1" fo:text-indent="0in" style:auto-text-indent="false"/>
      <style:text-properties fo:font-variant="normal" fo:text-transform="none" fo:color="#000000" style:font-name="Verdana" fo:font-size="9pt" fo:letter-spacing="normal" fo:font-style="normal" fo:font-weight="normal" style:font-name-asian="Verdana" style:font-size-asian="9pt" style:font-weight-asian="normal" style:font-name-complex="Verdana" style:font-size-complex="9pt" style:font-weight-complex="normal"/>
    </style:style>
    <style:style style:name="P17" style:family="paragraph" style:parent-style-name="Standard">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Text_20_body">
      <style:paragraph-properties fo:margin-left="0in" fo:margin-right="0in" style:line-height-at-least="0.1772in" fo:widows="1" fo:text-indent="0in" style:auto-text-indent="false"/>
      <style:text-properties fo:font-variant="normal" fo:text-transform="none" fo:color="#333333" style:font-name="Verdana1" fo:font-size="11.25pt" fo:letter-spacing="normal" fo:font-style="normal" fo:font-weight="normal"/>
    </style:style>
    <style:style style:name="P19" style:family="paragraph" style:parent-style-name="Text_20_body">
      <style:paragraph-properties fo:margin-left="0in" fo:margin-right="0in" fo:widows="1" fo:text-indent="0in" style:auto-text-indent="false"/>
      <style:text-properties fo:font-variant="normal" fo:text-transform="none" fo:color="#333333" style:font-name="Verdana1" fo:font-size="11.25pt" fo:letter-spacing="normal" fo:font-style="normal" fo:font-weight="normal"/>
    </style:style>
    <style:style style:name="P20" style:family="paragraph" style:parent-style-name="Text_20_body">
      <style:paragraph-properties fo:margin-left="0in" fo:margin-right="0in" fo:widows="1" fo:text-indent="0in" style:auto-text-indent="false"/>
      <style:text-properties fo:font-variant="normal" fo:text-transform="none" fo:color="#333333" style:font-name="Verdana1" fo:font-size="11.25pt" fo:letter-spacing="normal" fo:font-style="normal" fo:font-weight="normal" style:font-size-asian="14pt" style:font-weight-asian="normal" style:font-size-complex="14pt" style:font-weight-complex="normal"/>
    </style:style>
    <style:style style:name="P21" style:family="paragraph" style:parent-style-name="Text_20_body">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bold" style:font-size-asian="14pt" style:font-weight-asian="normal" style:font-size-complex="14pt" style:font-weight-complex="normal"/>
    </style:style>
    <style:style style:name="P22" style:family="paragraph" style:parent-style-name="Text_20_body">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bold" style:font-size-asian="14pt" style:font-weight-asian="bold" style:font-size-complex="14pt" style:font-weight-complex="bold"/>
    </style:style>
    <style:style style:name="P23" style:family="paragraph" style:parent-style-name="Text_20_body">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Text_20_body">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normal" style:font-size-asian="14pt" style:font-weight-asian="bold" style:font-size-complex="14pt" style:font-weight-complex="bold"/>
    </style:style>
    <style:style style:name="P25" style:family="paragraph" style:parent-style-name="Text_20_body">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left="0in" fo:margin-right="0in" fo:widows="1" fo:text-indent="0in" style:auto-text-indent="false"/>
      <style:text-properties fo:font-variant="normal" fo:text-transform="none" fo:color="#111111" style:font-name="Segoe UI" fo:font-size="10.5pt" fo:letter-spacing="normal" fo:font-style="normal" fo:font-weight="bold" style:font-weight-asian="bold" style:font-weight-complex="bold"/>
    </style:style>
    <style:style style:name="P27"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8"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0"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1"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Text_20_body">
      <style:paragraph-properties fo:margin-left="0in" fo:margin-right="0in" fo:widows="1" fo:text-indent="0in" style:auto-text-indent="false"/>
      <style:text-properties fo:font-variant="normal" fo:text-transform="none" fo:color="#000000"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35" style:family="paragraph" style:parent-style-name="Text_20_body">
      <style:paragraph-properties fo:margin-left="0in" fo:margin-right="0in" fo:widows="1" fo:text-indent="0in" style:auto-text-indent="false"/>
      <style:text-properties fo:font-variant="normal" fo:text-transform="none" fo:color="#000000" style:font-name="Consolas2" fo:font-size="11.25pt" fo:letter-spacing="normal" fo:font-style="normal" fo:font-weight="normal" style:font-size-asian="14pt" style:font-weight-asian="normal" style:font-size-complex="14pt" style:font-weight-complex="normal"/>
    </style:style>
    <style:style style:name="P36" style:family="paragraph" style:parent-style-name="Text_20_body">
      <style:paragraph-properties fo:margin-left="0in" fo:margin-right="0in" fo:widows="1" fo:text-indent="0in" style:auto-text-indent="false"/>
      <style:text-properties fo:font-variant="normal" fo:text-transform="none" fo:color="#000000" style:font-name="Verdana1" fo:font-size="11.25pt" fo:letter-spacing="normal" fo:font-style="normal" fo:font-weight="normal" style:font-size-asian="14pt" style:font-weight-asian="normal" style:font-size-complex="14pt" style:font-weight-complex="normal"/>
    </style:style>
    <style:style style:name="P37" style:family="paragraph" style:parent-style-name="Text_20_body">
      <style:paragraph-properties fo:margin-left="0in" fo:margin-right="0in" fo:widows="1" fo:text-indent="0in" style:auto-text-indent="false"/>
      <style:text-properties fo:font-variant="normal" fo:text-transform="none" fo:color="#444444" style:font-name="Consolas2" fo:font-size="10.5pt" fo:letter-spacing="normal" fo:font-style="normal" fo:font-weight="normal"/>
    </style:style>
    <style:style style:name="P38" style:family="paragraph" style:parent-style-name="Text_20_body">
      <style:paragraph-properties fo:margin-left="0in" fo:margin-right="0in" fo:widows="1" fo:text-indent="0in" style:auto-text-indent="false"/>
      <style:text-properties fo:font-weight="bold" style:font-weight-asian="bold" style:font-weight-complex="bold"/>
    </style:style>
    <style:style style:name="P39" style:family="paragraph" style:parent-style-name="Text_20_body">
      <style:paragraph-properties fo:margin-left="0in" fo:margin-right="0in" fo:widows="1" fo:text-indent="0in" style:auto-text-indent="false"/>
      <style:text-properties fo:font-size="14pt" fo:font-weight="normal" style:font-size-asian="14pt" style:font-weight-asian="normal" style:font-size-complex="14pt" style:font-weight-complex="normal"/>
    </style:style>
    <style:style style:name="P40" style:family="paragraph" style:parent-style-name="Text_20_body">
      <style:paragraph-properties fo:margin-left="0in" fo:margin-right="0in" fo:widows="1" fo:text-indent="0in" style:auto-text-indent="false"/>
      <style:text-properties fo:font-size="14pt" fo:font-weight="bold" style:font-size-asian="14pt" style:font-weight-asian="bold" style:font-size-complex="14pt" style:font-weight-complex="bold"/>
    </style:style>
    <style:style style:name="P41" style:family="paragraph" style:parent-style-name="Text_20_body">
      <style:paragraph-properties fo:margin-left="0in" fo:margin-right="0in" fo:widows="1" fo:text-indent="0in" style:auto-text-indent="false"/>
    </style:style>
    <style:style style:name="P42" style:family="paragraph" style:parent-style-name="Text_20_body">
      <style:paragraph-properties fo:margin-left="0in" fo:margin-right="0in" fo:widows="1" fo:text-indent="0in" style:auto-text-indent="false"/>
      <style:text-properties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left="0in" fo:margin-right="0in" fo:widows="1" fo:text-indent="0in" style:auto-text-indent="false"/>
      <style:text-properties style:font-name="Times New Roman" fo:font-size="14pt" fo:font-weight="normal" style:font-size-asian="14pt" style:font-weight-asian="normal" style:font-size-complex="14pt" style:font-weight-complex="normal"/>
    </style:style>
    <style:style style:name="P44" style:family="paragraph" style:parent-style-name="Text_20_body">
      <style:paragraph-properties fo:margin-left="0in" fo:margin-right="0in" fo:widows="1" fo:text-indent="0in" style:auto-text-indent="false"/>
      <style:text-properties fo:font-size="13pt" style:font-size-asian="13pt" style:font-size-complex="13pt"/>
    </style:style>
    <style:style style:name="P45" style:family="paragraph" style:parent-style-name="Text_20_body">
      <style:paragraph-properties fo:margin-left="0in" fo:margin-right="0in" fo:margin-top="0in" fo:margin-bottom="0.1043in" style:line-height-at-least="0.2189in" fo:widows="1" fo:text-indent="0in" style:auto-text-indent="false"/>
    </style:style>
    <style:style style:name="P46" style:family="paragraph" style:parent-style-name="Text_20_body">
      <style:paragraph-properties fo:margin-left="0in" fo:margin-right="0in" fo:margin-top="0in" fo:margin-bottom="0.1043in" style:line-height-at-least="0.2189in" fo:widows="1" fo:text-indent="0in" style:auto-text-indent="false"/>
      <style:text-properties fo:font-variant="normal" fo:text-transform="none" fo:color="#333333" style:font-name="Verdana1" fo:font-size="11.25pt" fo:letter-spacing="normal" fo:font-style="normal" fo:font-weight="normal"/>
    </style:style>
    <style:style style:name="P47" style:family="paragraph" style:parent-style-name="Text_20_body">
      <style:paragraph-properties fo:margin-left="0in" fo:margin-right="0in" fo:margin-top="0in" fo:margin-bottom="0.1043in" style:line-height-at-least="0.2189in" fo:widows="1" fo:text-indent="0in" style:auto-text-indent="false"/>
      <style:text-properties fo:font-variant="normal" fo:text-transform="none" fo:color="#333333" style:font-name="Times New Roman" fo:font-size="14pt" fo:letter-spacing="normal" fo:font-style="normal" fo:font-weight="normal" style:font-size-asian="14pt" style:font-size-complex="14pt"/>
    </style:style>
    <style:style style:name="P48" style:family="paragraph" style:parent-style-name="Text_20_body">
      <style:paragraph-properties fo:margin-left="0in" fo:margin-right="0in" fo:margin-top="0in" fo:margin-bottom="0.1043in" style:line-height-at-least="0.2189in" fo:widows="1" fo:text-indent="0in" style:auto-text-indent="false"/>
      <style:text-properties fo:font-variant="normal" fo:text-transform="none" fo:color="#333333" fo:letter-spacing="normal"/>
    </style:style>
    <style:style style:name="P49" style:family="paragraph" style:parent-style-name="Text_20_body">
      <style:paragraph-properties fo:margin-left="0in" fo:margin-right="0in" fo:margin-top="0in" fo:margin-bottom="0.1043in" style:line-height-at-least="0.2189in" fo:widows="1" fo:text-indent="0in" style:auto-text-indent="false"/>
      <style:text-properties fo:font-size="14pt" style:font-size-asian="14pt" style:font-size-complex="14pt"/>
    </style:style>
    <style:style style:name="P50" style:family="paragraph" style:parent-style-name="Text_20_body">
      <style:paragraph-properties fo:margin-left="0in" fo:margin-right="0in" fo:margin-top="0in" fo:margin-bottom="0.1043in" style:line-height-at-least="0.2189in" fo:widows="1" fo:text-indent="0in" style:auto-text-indent="false"/>
      <style:text-properties fo:font-size="13pt" style:font-size-asian="13pt" style:font-size-complex="13pt"/>
    </style:style>
    <style:style style:name="P51" style:family="paragraph" style:parent-style-name="Text_20_body">
      <style:paragraph-properties fo:margin-left="0in" fo:margin-right="0in" fo:margin-top="0in" fo:margin-bottom="0.1043in" style:line-height-at-least="0.2189in" fo:widows="1" fo:text-indent="0in" style:auto-text-indent="false"/>
      <style:text-properties style:font-name="Times New Roman" fo:font-size="14pt" style:font-size-asian="14pt" style:font-size-complex="14pt"/>
    </style:style>
    <style:style style:name="P52" style:family="paragraph" style:parent-style-name="Text_20_body">
      <style:paragraph-properties fo:margin-left="0in" fo:margin-right="0in" fo:margin-top="0in" fo:margin-bottom="0.1043in" style:line-height-at-least="0.2189in" fo:widows="1" fo:text-indent="0in" style:auto-text-indent="false" fo:padding="0in" fo:border="none"/>
    </style:style>
    <style:style style:name="P53"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weight="bold" style:font-weight-asian="bold" style:font-weight-complex="bold"/>
    </style:style>
    <style:style style:name="P54"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333333" style:font-name="Times New Roman" fo:font-size="14pt" fo:letter-spacing="normal" fo:font-style="normal" fo:font-weight="normal" style:font-size-asian="14pt" style:font-size-complex="14pt"/>
    </style:style>
    <style:style style:name="P55"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P56" style:family="paragraph" style:parent-style-name="Table_20_Contents">
      <style:paragraph-properties fo:margin-left="0in" fo:margin-right="0in" fo:margin-top="0in" fo:margin-bottom="0.1043in" fo:line-height="142%" fo:text-indent="0in" style:auto-text-indent="false" fo:padding="0in" fo:border="none"/>
    </style:style>
    <style:style style:name="P57" style:family="paragraph" style:parent-style-name="Text_20_body">
      <style:paragraph-properties fo:margin-left="0in" fo:margin-right="0in" fo:margin-top="0in" fo:margin-bottom="0.1252in" style:line-height-at-least="0.2189in" fo:widows="1" fo:text-indent="0in" style:auto-text-indent="false" fo:padding="0.0728in" fo:border="0.0008in solid #dddddd"/>
      <style:text-properties fo:font-variant="normal" fo:text-transform="none" fo:color="#444444" style:font-name="Consolas2" fo:font-size="10.5pt" fo:letter-spacing="normal" fo:font-style="normal" fo:font-weight="normal"/>
    </style:style>
    <style:style style:name="P58" style:family="paragraph" style:parent-style-name="Text_20_body">
      <style:paragraph-properties fo:margin-left="0in" fo:margin-right="0in" fo:margin-top="0in" fo:margin-bottom="0.1252in" style:line-height-at-least="0.2189in" fo:widows="1" fo:text-indent="0in" style:auto-text-indent="false" fo:padding="0.0728in" fo:border="0.0008in solid #dddddd"/>
    </style:style>
    <style:style style:name="P59" style:family="paragraph" style:parent-style-name="Text_20_body">
      <style:paragraph-properties fo:margin-left="0in" fo:margin-right="0in" fo:margin-top="0in" fo:margin-bottom="0.1252in" style:line-height-at-least="0.2189in" fo:widows="1" fo:text-indent="0in" style:auto-text-indent="false" fo:padding="0.0937in" fo:border="0.0008in solid #dddddd"/>
      <style:text-properties fo:font-variant="normal" fo:text-transform="none" fo:color="#444444" style:font-name="Times New Roman" fo:font-size="14pt" fo:letter-spacing="normal" fo:font-style="normal" fo:font-weight="normal" style:font-size-asian="14pt" style:font-size-complex="14pt"/>
    </style:style>
    <style:style style:name="P60" style:family="paragraph" style:parent-style-name="Text_20_body">
      <style:paragraph-properties fo:margin-left="0in" fo:margin-right="0in" fo:margin-top="0in" fo:margin-bottom="0.1252in" style:line-height-at-least="0.2189in" fo:widows="1" fo:text-indent="0in" style:auto-text-indent="false" fo:padding="0.0937in" fo:border="0.0008in solid #dddddd"/>
      <style:text-properties fo:font-variant="normal" fo:text-transform="none" fo:color="#444444" style:font-name="Consolas2" fo:font-size="10.5pt" fo:letter-spacing="normal" fo:font-style="normal" fo:font-weight="normal" style:font-size-asian="14pt" style:font-weight-asian="normal" style:font-size-complex="14pt" style:font-weight-complex="normal"/>
    </style:style>
    <style:style style:name="P61" style:family="paragraph" style:parent-style-name="Text_20_body">
      <style:paragraph-properties fo:margin-left="0in" fo:margin-right="0in" fo:margin-top="0.1043in" fo:margin-bottom="0.1043in" fo:widows="1" fo:text-indent="0in" style:auto-text-indent="false" fo:padding="0.0835in" fo:border="0.0008in solid #ebebeb"/>
      <style:text-properties fo:font-variant="normal" fo:text-transform="none" fo:color="#000000" style:font-name="Verdana1" fo:font-size="11.25pt" fo:letter-spacing="normal" fo:font-style="normal" fo:font-weight="normal"/>
    </style:style>
    <style:style style:name="P62" style:family="paragraph" style:parent-style-name="Heading_20_2">
      <style:paragraph-properties fo:margin-left="0in" fo:margin-right="0in" style:line-height-at-least="0.1772in" fo:widows="1" fo:text-indent="0in" style:auto-text-indent="false"/>
      <style:text-properties fo:font-variant="normal" fo:text-transform="none" fo:color="#333333" style:font-name="Arial1" fo:font-size="22.5pt" fo:letter-spacing="normal" fo:font-style="normal" fo:font-weight="bold"/>
    </style:style>
    <style:style style:name="P63" style:family="paragraph" style:parent-style-name="Heading_20_2">
      <style:paragraph-properties fo:margin-left="0in" fo:margin-right="0in" fo:widows="1" fo:text-indent="0in" style:auto-text-indent="false"/>
      <style:text-properties fo:font-variant="normal" fo:text-transform="none" fo:color="#333333" style:font-name="Arial1" fo:font-size="22.5pt" fo:letter-spacing="normal" fo:font-style="normal" fo:font-weight="bold" style:font-size-asian="14pt" style:font-weight-asian="normal" style:font-size-complex="14pt" style:font-weight-complex="normal"/>
    </style:style>
    <style:style style:name="P64" style:family="paragraph" style:parent-style-name="Heading_20_2">
      <style:paragraph-properties fo:margin-left="0in" fo:margin-right="0in" fo:widows="1" fo:text-indent="0in" style:auto-text-indent="false"/>
      <style:text-properties fo:font-variant="normal" fo:text-transform="none" fo:color="#333333" style:font-name="Times New Roman" fo:font-size="14pt" fo:letter-spacing="normal" fo:font-style="normal" fo:font-weight="bold" style:font-size-asian="14pt" style:font-weight-asian="normal" style:font-size-complex="14pt" style:font-weight-complex="normal"/>
    </style:style>
    <style:style style:name="P65" style:family="paragraph" style:parent-style-name="Heading_20_2">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66" style:family="paragraph" style:parent-style-name="Heading_20_2">
      <style:paragraph-properties fo:margin-left="0in" fo:margin-right="0in" fo:margin-top="0.0102in" fo:margin-bottom="0.1043in" fo:line-height="110%" fo:widows="1" fo:text-indent="0in" style:auto-text-indent="false" fo:padding="0.0835in" fo:border="0.0008in solid #ebebeb"/>
      <style:text-properties fo:font-variant="normal" fo:text-transform="none" fo:color="#555555" style:font-name="Arial1" fo:font-size="15pt" fo:letter-spacing="normal" fo:font-style="normal" fo:font-weight="bold"/>
    </style:style>
    <style:style style:name="P67" style:family="paragraph" style:parent-style-name="Heading_20_2">
      <style:paragraph-properties fo:margin-left="0in" fo:margin-right="0in" fo:margin-top="0.0102in" fo:margin-bottom="0.1043in" fo:line-height="110%" fo:widows="1" fo:text-indent="0in" style:auto-text-indent="false" fo:padding="0in" fo:border="none"/>
      <style:text-properties fo:font-variant="normal" fo:text-transform="none" fo:color="#555555" style:font-name="Times New Roman" fo:font-size="14pt" fo:letter-spacing="normal" fo:font-style="normal" fo:font-weight="bold" style:font-size-asian="14pt" style:font-size-complex="14pt"/>
    </style:style>
    <style:style style:name="P68" style:family="paragraph" style:parent-style-name="Text_20_body">
      <style:paragraph-properties fo:margin-left="0in" fo:margin-right="0in" fo:margin-top="0in" fo:margin-bottom="0in" fo:widows="1" fo:text-indent="0in" style:auto-text-indent="false" fo:padding="0in" fo:border="none"/>
    </style:style>
    <style:style style:name="P69" style:family="paragraph" style:parent-style-name="Text_20_body">
      <style:paragraph-properties fo:margin-left="0in" fo:margin-right="0in" fo:margin-top="0in" fo:margin-bottom="0in" fo:text-align="end" style:justify-single-word="false" fo:widows="1" fo:text-indent="0in" style:auto-text-indent="false" fo:padding="0in" fo:border="none"/>
      <style:text-properties fo:font-variant="normal" fo:text-transform="none" fo:color="#999999" style:font-name="Segoe UI" fo:font-size="8.25pt" fo:letter-spacing="normal" fo:font-style="normal" fo:font-weight="bold" style:font-weight-asian="bold" style:font-weight-complex="bold"/>
    </style:style>
    <style:style style:name="P70" style:family="paragraph" style:parent-style-name="Text_20_body">
      <style:paragraph-properties fo:margin-left="0in" fo:margin-right="0in" fo:margin-top="0in" fo:margin-bottom="0in" fo:widows="1" fo:text-indent="0in" style:auto-text-indent="false" fo:padding="0in" fo:border="none"/>
      <style:text-properties fo:font-variant="normal" fo:text-transform="none" fo:color="#111111" style:font-name="Segoe UI" fo:font-size="10.5pt" fo:letter-spacing="normal" fo:font-style="normal" fo:font-weight="bold" style:font-weight-asian="bold" style:font-weight-complex="bold"/>
    </style:style>
    <style:style style:name="P7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Consolas" fo:font-size="9pt" fo:letter-spacing="normal" fo:font-style="normal" fo:font-weight="normal"/>
    </style:style>
    <style:style style:name="P72"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Consolas" fo:font-size="9pt" fo:letter-spacing="normal" fo:font-style="normal" fo:font-weight="bold" style:font-weight-asian="bold" style:font-weight-complex="bold"/>
    </style:style>
    <style:style style:name="P73"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fo:letter-spacing="normal" fo:font-weight="bold" style:font-weight-asian="bold" style:font-weight-complex="bold"/>
    </style:style>
    <style:style style:name="P74" style:family="paragraph" style:parent-style-name="Heading_20_5">
      <style:paragraph-properties fo:margin-left="0in" fo:margin-right="0in" fo:margin-top="0in" fo:margin-bottom="0.0209in" fo:widows="1" fo:text-indent="0in" style:auto-text-indent="false"/>
      <style:text-properties fo:font-variant="normal" fo:text-transform="none" fo:color="#808080" style:font-name="Segoe UI" fo:font-size="10.5pt" fo:letter-spacing="normal" fo:font-style="normal" fo:font-weight="bold" style:font-weight-asian="bold" style:font-weight-complex="bold"/>
    </style:style>
    <style:style style:name="P75" style:family="paragraph" style:parent-style-name="Preformatted_20_Text">
      <style:paragraph-properties fo:margin-left="0in" fo:margin-right="0in" fo:margin-top="0in" fo:margin-bottom="0.1965in" fo:widows="1" fo:text-indent="0in" style:auto-text-indent="false" fo:padding="0.0626in" fo:border="0.0008in solid #fbedbb"/>
      <style:text-properties fo:font-variant="normal" fo:text-transform="none" fo:color="#000000" style:font-name="Consolas" fo:font-size="9pt" fo:letter-spacing="normal" fo:font-style="normal" fo:font-weight="bold" style:font-weight-asian="bold" style:font-weight-complex="bold"/>
    </style:style>
    <style:style style:name="P76" style:family="paragraph" style:parent-style-name="Preformatted_20_Text">
      <style:paragraph-properties fo:margin-left="0in" fo:margin-right="0in" fo:widows="1" fo:text-indent="0in" style:auto-text-indent="false" fo:padding="0.0626in" fo:border="0.0008in solid #fbedbb"/>
      <style:text-properties fo:font-variant="normal" fo:text-transform="none" fo:color="#000000" style:font-name="Consolas" fo:font-size="9pt" fo:letter-spacing="normal" fo:font-style="normal" fo:font-weight="bold" style:font-weight-asian="bold" style:font-weight-complex="bold"/>
    </style:style>
    <style:style style:name="P77" style:family="paragraph" style:parent-style-name="Standard">
      <style:paragraph-properties fo:margin-top="0in" fo:margin-bottom="0in"/>
    </style:style>
    <style:style style:name="P78" style:family="paragraph" style:parent-style-name="Standard">
      <style:paragraph-properties fo:margin-top="0in" fo:margin-bottom="0in"/>
      <style:text-properties fo:font-variant="normal" fo:text-transform="none" fo:color="#000000" style:font-name="Consolas2" fo:font-size="11.25pt" fo:letter-spacing="normal" fo:font-style="normal" fo:font-weight="normal"/>
    </style:style>
    <style:style style:name="P79" style:family="paragraph" style:parent-style-name="Text_20_body">
      <style:paragraph-properties fo:margin-top="0in" fo:margin-bottom="0in"/>
    </style:style>
    <style:style style:name="P80" style:family="paragraph" style:parent-style-name="Heading_20_2">
      <style:paragraph-properties fo:margin-top="0in" fo:margin-bottom="0in"/>
      <style:text-properties fo:font-variant="normal" fo:text-transform="none" fo:color="#333333" style:font-name="Arial1" fo:font-size="22.5pt" fo:letter-spacing="normal" fo:font-style="normal" fo:font-weight="bold"/>
    </style:style>
    <style:style style:name="P81" style:family="paragraph" style:parent-style-name="Preformatted_20_Text">
      <style:paragraph-properties fo:margin-top="0in" fo:margin-bottom="0in" fo:widows="1" fo:padding="0in" fo:border="none"/>
      <style:text-properties fo:font-variant="normal" fo:text-transform="none" fo:color="#008000" style:font-name="Consolas" fo:font-size="9pt" fo:letter-spacing="normal" fo:font-style="italic" fo:font-weight="bold" style:font-weight-asian="bold" style:font-weight-complex="bold"/>
    </style:style>
    <style:style style:name="P82" style:family="paragraph" style:parent-style-name="Text_20_body">
      <style:text-properties fo:font-size="14pt" style:font-size-asian="14pt" style:font-size-complex="14pt"/>
    </style:style>
    <style:style style:name="P83" style:family="paragraph" style:parent-style-name="Text_20_body">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P84" style:family="paragraph" style:parent-style-name="Text_20_body">
      <style:text-properties fo:font-variant="normal" fo:text-transform="none" fo:color="#000000" style:font-name="Consolas" fo:font-size="9pt" fo:letter-spacing="normal" fo:font-style="normal" fo:font-weight="bold" style:font-size-asian="12pt" style:font-weight-asian="bold" style:font-size-complex="12pt" style:font-weight-complex="bold"/>
    </style:style>
    <style:style style:name="P85" style:family="paragraph" style:parent-style-name="Text_20_body">
      <style:text-properties fo:font-size="12pt" fo:font-weight="bold" style:font-size-asian="12pt" style:font-weight-asian="bold" style:font-size-complex="12pt" style:font-weight-complex="bold"/>
    </style:style>
    <style:style style:name="P86" style:family="paragraph" style:parent-style-name="Text_20_body">
      <style:text-properties fo:font-size="12pt" fo:font-weight="normal" style:font-size-asian="12pt" style:font-weight-asian="normal" style:font-size-complex="12pt" style:font-weight-complex="normal"/>
    </style:style>
    <style:style style:name="P87" style:family="paragraph" style:parent-style-name="Text_20_body">
      <style:paragraph-properties fo:margin-top="0.1252in" fo:margin-bottom="0.1252in" fo:widows="1" fo:padding="0in" fo:border="none"/>
      <style:text-properties fo:font-variant="normal" fo:text-transform="none" fo:color="#000000" style:font-name="Consolas2" fo:font-size="11.25pt" fo:letter-spacing="normal" fo:font-style="normal" fo:font-weight="normal" fo:background-color="#ffffff"/>
    </style:style>
    <style:style style:name="P88" style:family="paragraph" style:parent-style-name="Text_20_body">
      <style:paragraph-properties fo:margin-top="0.1252in" fo:margin-bottom="0.1252in" fo:widows="1" fo:padding="0in" fo:border="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9" style:family="paragraph" style:parent-style-name="Text_20_body">
      <style:paragraph-properties fo:margin-top="0.1252in" fo:margin-bottom="0.1252in" fo:widows="1" fo:padding="0in" fo:border="none"/>
    </style:style>
    <style:style style:name="P90" style:family="paragraph" style:parent-style-name="Table_20_Contents">
      <style:paragraph-properties fo:padding="0in" fo:border="none"/>
    </style:style>
    <style:style style:name="P91" style:family="paragraph" style:parent-style-name="Table_20_Contents">
      <style:paragraph-properties fo:line-height="142%" fo:padding="0in" fo:border="none"/>
    </style:style>
    <style:style style:name="P92" style:family="paragraph" style:parent-style-name="Table_20_Heading">
      <style:paragraph-properties fo:text-align="start" style:justify-single-word="false" fo:padding="0in" fo:border="none"/>
      <style:text-properties fo:color="#000000"/>
    </style:style>
    <style:style style:name="P93" style:family="paragraph" style:parent-style-name="Table_20_Heading">
      <style:paragraph-properties fo:text-align="center" style:justify-single-word="false" fo:padding="0in" fo:border="none"/>
      <style:text-properties fo:color="#000000" fo:font-size="13.5pt"/>
    </style:style>
    <style:style style:name="P94" style:family="paragraph" style:parent-style-name="Table_20_Heading">
      <style:paragraph-properties fo:line-height="142%" fo:text-align="start" style:justify-single-word="false" fo:padding="0in" fo:border="none"/>
    </style:style>
    <style:style style:name="P95" style:family="paragraph" style:parent-style-name="Heading_20_2">
      <style:text-properties fo:font-variant="normal" fo:text-transform="none" fo:color="#333333" style:font-name="Arial1" fo:font-size="22.5pt" fo:letter-spacing="normal" fo:font-style="normal" fo:font-weight="bold"/>
    </style:style>
    <style:style style:name="P96" style:family="paragraph" style:parent-style-name="Preformatted_20_Text">
      <style:paragraph-properties fo:margin-top="0in" fo:margin-bottom="0.1965in" fo:widows="1" fo:padding="0.0626in" fo:border="0.0008in solid #fbedbb"/>
      <style:text-properties fo:font-variant="normal" fo:text-transform="none" fo:color="#000000" style:font-name="Consolas" fo:font-size="9pt" fo:letter-spacing="normal" fo:font-style="normal" fo:font-weight="bold" style:font-weight-asian="bold" style:font-weight-complex="bold"/>
    </style:style>
    <style:style style:name="P97" style:family="paragraph" style:parent-style-name="Table_20_Contents">
      <style:paragraph-properties fo:margin-top="0in" fo:margin-bottom="0.1965in" fo:line-height="142%" fo:padding="0in" fo:border="none"/>
    </style:style>
    <style:style style:name="P98" style:family="paragraph" style:parent-style-name="Preformatted_20_Text">
      <style:paragraph-properties fo:widows="1" fo:padding="0.0626in" fo:border="0.0008in solid #fbedbb"/>
      <style:text-properties fo:font-variant="normal" fo:text-transform="none" fo:color="#000000" fo:letter-spacing="normal" fo:font-weight="bold" style:font-weight-asian="bold" style:font-weight-complex="bold"/>
    </style:style>
    <style:style style:name="P99" style:family="paragraph" style:parent-style-name="Preformatted_20_Text">
      <style:paragraph-properties fo:widows="1" fo:padding="0.0626in" fo:border="0.0008in solid #fbedbb"/>
      <style:text-properties fo:font-variant="normal" fo:text-transform="none" fo:color="#000000" style:font-name="Consolas" fo:font-size="9pt" fo:letter-spacing="normal" fo:font-style="normal" fo:font-weight="bold" style:font-weight-asian="bold" style:font-weight-complex="bold"/>
    </style:style>
    <style:style style:name="P100" style:family="paragraph" style:parent-style-name="Text_20_body">
      <style:paragraph-properties fo:margin-top="0in" fo:margin-bottom="0.1043in" style:line-height-at-least="0.2189in" fo:widows="1"/>
      <style:text-properties fo:font-variant="normal" fo:text-transform="none" fo:color="#333333" style:font-name="Times New Roman" fo:font-size="14pt" fo:letter-spacing="normal" fo:font-style="normal" fo:font-weight="normal" style:font-size-asian="14pt" style:font-size-complex="14pt"/>
    </style:style>
    <style:style style:name="P101" style:family="paragraph" style:parent-style-name="Table_20_Contents">
      <style:paragraph-properties fo:text-align="center" style:justify-single-word="false" fo:padding="0.1563in" fo:border="0.0008in solid #000000"/>
      <style:text-properties fo:color="#000000"/>
    </style:style>
    <style:style style:name="P102" style:family="paragraph" style:parent-style-name="Standard">
      <style:paragraph-properties style:text-autospace="none"/>
      <style:text-properties fo:color="#008000" style:font-name="Consolas1" fo:font-size="9.5pt" style:font-name-asian="Consolas1" style:font-size-asian="9.5pt" style:font-name-complex="Consolas1" style:font-size-complex="9.5pt"/>
    </style:style>
    <style:style style:name="P103" style:family="paragraph" style:parent-style-name="Text_20_body" style:list-style-name="L1">
      <style:paragraph-properties fo:margin-top="0in" fo:margin-bottom="0.1043in" style:line-height-at-least="0.2189in" fo:widows="1"/>
      <style:text-properties fo:font-variant="normal" fo:text-transform="none" fo:color="#333333" style:font-name="Verdana1" fo:font-size="11.25pt" fo:letter-spacing="normal" fo:font-style="normal" fo:font-weight="normal"/>
    </style:style>
    <style:style style:name="P104" style:family="paragraph" style:parent-style-name="Text_20_body" style:list-style-name="L2">
      <style:paragraph-properties fo:margin-top="0in" fo:margin-bottom="0.1043in" style:line-height-at-least="0.2189in" fo:widows="1"/>
      <style:text-properties fo:font-variant="normal" fo:text-transform="none" fo:color="#333333" style:font-name="Verdana1" fo:font-size="11.25pt" fo:letter-spacing="normal" fo:font-style="normal" fo:font-weight="normal"/>
    </style:style>
    <style:style style:name="P105" style:family="paragraph" style:parent-style-name="Text_20_body" style:list-style-name="L5">
      <style:paragraph-properties fo:margin-top="0in" fo:margin-bottom="0.1043in" style:line-height-at-least="0.2189in" fo:widows="1"/>
      <style:text-properties fo:font-variant="normal" fo:text-transform="none" fo:color="#333333" style:font-name="Times New Roman" fo:font-size="14pt" fo:letter-spacing="normal" fo:font-style="normal" fo:font-weight="normal" style:font-size-asian="14pt" style:font-size-complex="14pt"/>
    </style:style>
    <style:style style:name="P106" style:family="paragraph" style:parent-style-name="Text_20_body" style:list-style-name="L6">
      <style:paragraph-properties fo:margin-top="0in" fo:margin-bottom="0.1043in" style:line-height-at-least="0.2189in" fo:widows="1"/>
      <style:text-properties fo:font-variant="normal" fo:text-transform="none" fo:color="#333333" style:font-name="Times New Roman" fo:font-size="14pt" fo:letter-spacing="normal" fo:font-style="normal" fo:font-weight="normal" style:font-size-asian="14pt" style:font-size-complex="14pt"/>
    </style:style>
    <style:style style:name="P107" style:family="paragraph" style:parent-style-name="Text_20_body" style:list-style-name="L9">
      <style:paragraph-properties fo:margin-top="0in" fo:margin-bottom="0.1043in" style:line-height-at-least="0.2189in" fo:widows="1"/>
      <style:text-properties fo:font-variant="normal" fo:text-transform="none" fo:color="#333333" style:font-name="Times New Roman" fo:font-size="14pt" fo:letter-spacing="normal" fo:font-style="normal" fo:font-weight="normal" style:font-size-asian="14pt" style:font-size-complex="14pt"/>
    </style:style>
    <style:style style:name="P108" style:family="paragraph" style:parent-style-name="Text_20_body" style:list-style-name="L2">
      <style:paragraph-properties fo:margin-top="0in" fo:margin-bottom="0.1043in" style:line-height-at-least="0.2189in" fo:widows="1"/>
    </style:style>
    <style:style style:name="P109" style:family="paragraph" style:parent-style-name="Text_20_body" style:list-style-name="L3">
      <style:paragraph-properties fo:margin-top="0in" fo:margin-bottom="0.1043in" style:line-height-at-least="0.2189in" fo:widows="1"/>
    </style:style>
    <style:style style:name="P110" style:family="paragraph" style:parent-style-name="Text_20_body" style:list-style-name="L7">
      <style:paragraph-properties fo:margin-top="0in" fo:margin-bottom="0.1043in" style:line-height-at-least="0.2189in" fo:widows="1" fo:padding="0in" fo:border="none"/>
    </style:style>
    <style:style style:name="P111" style:family="paragraph" style:parent-style-name="Text_20_body" style:list-style-name="L4">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2" style:family="paragraph" style:parent-style-name="Text_20_body" style:list-style-name="L8">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3" style:family="paragraph" style:parent-style-name="Text_20_body" style:list-style-name="L10">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color="#333333" style:font-name="Verdana1" fo:font-size="11.25pt" fo:letter-spacing="normal" fo:font-style="normal"/>
    </style:style>
    <style:style style:name="T5" style:family="text">
      <style:text-properties fo:font-variant="normal" fo:text-transform="none" fo:color="#333333" style:font-name="Verdana1" fo:font-size="11.25pt" fo:letter-spacing="normal" fo:font-style="normal" fo:font-weight="normal"/>
    </style:style>
    <style:style style:name="T6" style:family="text">
      <style:text-properties fo:font-variant="normal" fo:text-transform="none" fo:color="#333333" style:font-name="Verdana1" fo:font-size="11.25pt" fo:letter-spacing="normal" fo:font-style="normal" fo:font-weight="normal" style:font-weight-asian="normal" style:font-weight-complex="normal"/>
    </style:style>
    <style:style style:name="T7" style:family="text">
      <style:text-properties fo:font-variant="normal" fo:text-transform="none" fo:color="#333333" style:font-name="Verdana1" fo:font-size="11.25pt" fo:letter-spacing="normal" fo:font-style="normal" fo:font-weight="bold"/>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fo:font-style="normal"/>
    </style:style>
    <style:style style:name="T10" style:family="text">
      <style:text-properties fo:font-variant="normal" fo:text-transform="none" fo:color="#333333" fo:letter-spacing="normal" fo:font-style="normal" fo:font-weight="normal" style:font-weight-asian="normal" style:font-weight-complex="normal"/>
    </style:style>
    <style:style style:name="T11" style:family="text">
      <style:text-properties fo:font-variant="normal" fo:text-transform="none" fo:color="#333333" fo:letter-spacing="normal" fo:font-style="normal" fo:font-weight="bold" style:font-weight-asian="bold" style:font-weight-complex="bold"/>
    </style:style>
    <style:style style:name="T12" style:family="text">
      <style:text-properties fo:font-variant="normal" fo:text-transform="none" fo:color="#333333" style:font-name="Times New Roman" fo:font-size="14pt" fo:letter-spacing="normal" fo:font-style="normal" fo:font-weight="normal" style:font-size-asian="14pt" style:font-size-complex="14pt"/>
    </style:style>
    <style:style style:name="T13" style:family="text">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T14" style:family="text">
      <style:text-properties fo:font-variant="normal" fo:text-transform="none" fo:color="#333333" style:font-name="Times New Roman" fo:font-size="14pt" fo:letter-spacing="normal" fo:font-style="normal" style:font-size-asian="14pt" style:font-size-complex="14pt"/>
    </style:style>
    <style:style style:name="T15" style:family="text">
      <style:text-properties fo:font-variant="normal" fo:text-transform="none" fo:color="#333333" style:font-name="Times New Roman" fo:font-size="13pt" fo:letter-spacing="normal" fo:font-style="normal" fo:font-weight="bold" style:font-size-asian="13pt" style:font-size-complex="13pt"/>
    </style:style>
    <style:style style:name="T16" style:family="text">
      <style:text-properties fo:font-variant="normal" fo:text-transform="none" fo:color="#333333" style:font-name="Times New Roman" fo:font-size="13pt" fo:letter-spacing="normal" fo:font-style="normal" fo:font-weight="normal" style:font-size-asian="13pt" style:font-size-complex="13pt"/>
    </style:style>
    <style:style style:name="T17" style:family="text">
      <style:text-properties fo:font-variant="normal" fo:text-transform="none" fo:color="#000000" style:font-name="Times New Roman1" fo:font-size="14pt" fo:letter-spacing="normal" fo:font-style="normal" fo:font-weight="normal"/>
    </style:style>
    <style:style style:name="T18" style:family="text">
      <style:text-properties fo:font-variant="normal" fo:text-transform="none" fo:color="#000000" style:font-name="Consolas2" fo:font-size="11.25pt" fo:letter-spacing="normal" fo:font-style="normal"/>
    </style:style>
    <style:style style:name="T19" style:family="text">
      <style:text-properties fo:font-variant="normal" fo:text-transform="none" fo:color="#000000" style:font-name="Consolas2" fo:font-size="11.25pt" fo:letter-spacing="normal" fo:font-style="normal" fo:font-weight="normal"/>
    </style:style>
    <style:style style:name="T20" style:family="text">
      <style:text-properties fo:font-variant="normal" fo:text-transform="none" fo:color="#000000" style:font-name="Consolas2" fo:font-size="11.25pt" fo:letter-spacing="normal" fo:font-style="normal" fo:font-weight="normal" fo:background-color="#ffffff"/>
    </style:style>
    <style:style style:name="T21" style:family="text">
      <style:text-properties fo:font-variant="normal" fo:text-transform="none" fo:color="#000000" style:font-name="Consolas2" fo:font-size="11.25pt" fo:letter-spacing="normal" fo:font-style="normal" fo:font-weight="normal" style:font-weight-asian="normal" style:font-weight-complex="normal"/>
    </style:style>
    <style:style style:name="T22" style:family="text">
      <style:text-properties fo:font-variant="normal" fo:text-transform="none" fo:color="#000000" style:font-name="Consolas2" fo:font-size="11.25pt" fo:letter-spacing="normal" fo:font-style="normal" fo:font-weight="normal" style:font-size-asian="14pt" style:font-weight-asian="normal" style:font-size-complex="14pt" style:font-weight-complex="normal"/>
    </style:style>
    <style:style style:name="T23" style:family="text">
      <style:text-properties fo:font-variant="normal" fo:text-transform="none" fo:color="#000000" style:font-name="Consolas2" fo:font-size="11.25pt" fo:letter-spacing="normal" fo:font-weight="normal"/>
    </style:style>
    <style:style style:name="T24" style:family="text">
      <style:text-properties fo:font-variant="normal" fo:text-transform="none" fo:color="#000000" style:font-name="Consolas2" fo:letter-spacing="normal" fo:font-style="normal" fo:font-weight="normal"/>
    </style:style>
    <style:style style:name="T25" style:family="text">
      <style:text-properties fo:font-variant="normal" fo:text-transform="none" fo:color="#000000" fo:letter-spacing="normal"/>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style:font-name="Consolas" fo:font-size="9pt" fo:letter-spacing="normal" fo:font-style="normal"/>
    </style:style>
    <style:style style:name="T30"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31"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32" style:family="text">
      <style:text-properties fo:font-variant="normal" fo:text-transform="none" fo:color="#000000" style:font-name="Times New Roman" fo:font-size="14pt" fo:letter-spacing="normal" fo:font-style="normal" style:font-size-asian="14pt" style:font-size-complex="14pt"/>
    </style:style>
    <style:style style:name="T33" style:family="text">
      <style:text-properties fo:font-variant="normal" fo:text-transform="none" fo:color="#000000" style:font-name="Times New Roman" fo:letter-spacing="normal"/>
    </style:style>
    <style:style style:name="T34" style:family="text">
      <style:text-properties fo:font-variant="normal" fo:text-transform="none" fo:color="#000000" style:font-name="Times New Roman" fo:letter-spacing="normal" fo:font-style="normal" fo:font-weight="normal" style:font-weight-asian="normal" style:font-weight-complex="normal"/>
    </style:style>
    <style:style style:name="T35"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36" style:family="text">
      <style:text-properties fo:font-variant="normal" fo:text-transform="none" fo:color="#000000" style:font-name="Times New Roman" fo:font-size="13pt" fo:letter-spacing="normal" fo:font-style="normal" fo:font-weight="normal" style:font-size-asian="13pt" style:font-size-complex="13pt"/>
    </style:style>
    <style:style style:name="T37" style:family="text">
      <style:text-properties fo:font-variant="normal" fo:text-transform="none" fo:color="#000000" style:font-name="Times New Roman" fo:font-size="13pt" fo:letter-spacing="normal" style:font-size-asian="13pt" style:font-size-complex="13pt"/>
    </style:style>
    <style:style style:name="T38" style:family="text">
      <style:text-properties fo:font-variant="normal" fo:text-transform="none" fo:color="#a52a2a" style:font-name="Consolas2" fo:font-size="11.25pt" fo:letter-spacing="normal" fo:font-style="normal" fo:font-weight="normal"/>
    </style:style>
    <style:style style:name="T39" style:family="text">
      <style:text-properties fo:font-variant="normal" fo:text-transform="none" fo:color="#a52a2a" style:font-name="Consolas2" fo:font-size="11.25pt" fo:letter-spacing="normal" fo:font-style="normal" fo:font-weight="normal" fo:background-color="#ffffff"/>
    </style:style>
    <style:style style:name="T40" style:family="text">
      <style:text-properties fo:font-variant="normal" fo:text-transform="none" fo:color="#a52a2a" fo:letter-spacing="normal"/>
    </style:style>
    <style:style style:name="T41" style:family="text">
      <style:text-properties fo:font-variant="normal" fo:text-transform="none" fo:color="#a52a2a" fo:letter-spacing="normal" fo:font-style="normal" fo:font-weight="normal"/>
    </style:style>
    <style:style style:name="T42" style:family="text">
      <style:text-properties fo:font-variant="normal" fo:text-transform="none" fo:color="#0000cd" style:font-name="Consolas2" fo:font-size="11.25pt" fo:letter-spacing="normal" fo:font-style="normal" fo:font-weight="normal"/>
    </style:style>
    <style:style style:name="T43" style:family="text">
      <style:text-properties fo:font-variant="normal" fo:text-transform="none" fo:color="#0000cd" style:font-name="Consolas2" fo:font-size="11.25pt" fo:letter-spacing="normal" fo:font-style="normal" fo:font-weight="normal" fo:background-color="#ffffff"/>
    </style:style>
    <style:style style:name="T44" style:family="text">
      <style:text-properties fo:font-variant="normal" fo:text-transform="none" fo:color="#0000cd" fo:letter-spacing="normal"/>
    </style:style>
    <style:style style:name="T45" style:family="text">
      <style:text-properties fo:font-variant="normal" fo:text-transform="none" fo:color="#0000cd" fo:letter-spacing="normal" fo:font-style="normal" fo:font-weight="normal"/>
    </style:style>
    <style:style style:name="T46" style:family="text">
      <style:text-properties fo:font-variant="normal" fo:text-transform="none" fo:color="#008000" style:font-name="Consolas2" fo:font-size="11.25pt" fo:letter-spacing="normal" fo:font-style="normal" fo:font-weight="normal"/>
    </style:style>
    <style:style style:name="T47" style:family="text">
      <style:text-properties fo:font-variant="normal" fo:text-transform="none" fo:color="#008000" fo:letter-spacing="normal" fo:font-style="normal" fo:font-weight="normal"/>
    </style:style>
    <style:style style:name="T48" style:family="text">
      <style:text-properties fo:font-variant="normal" fo:text-transform="none" fo:color="#0000ff" style:font-name="Consolas2" fo:font-size="11.25pt" fo:letter-spacing="normal" fo:font-style="normal" fo:font-weight="normal"/>
    </style:style>
    <style:style style:name="T49" style:family="text">
      <style:text-properties fo:font-variant="normal" fo:text-transform="none" fo:color="#0000ff" style:font-name="Consolas" fo:font-size="9pt" fo:letter-spacing="normal" fo:font-style="normal"/>
    </style:style>
    <style:style style:name="T50" style:family="text">
      <style:text-properties fo:font-variant="normal" fo:text-transform="none" fo:color="#ff0000" style:font-name="Consolas2" fo:font-size="11.25pt" fo:letter-spacing="normal" fo:font-style="normal" fo:font-weight="normal"/>
    </style:style>
    <style:style style:name="T51" style:family="text">
      <style:text-properties fo:font-variant="normal" fo:text-transform="none" fo:color="#ff0000" fo:letter-spacing="normal" fo:font-style="normal" fo:font-weight="normal"/>
    </style:style>
    <style:style style:name="T52" style:family="text">
      <style:text-properties fo:font-variant="normal" fo:text-transform="none" fo:color="#444444" style:font-name="Consolas2" fo:font-size="10.5pt" fo:letter-spacing="normal" fo:font-style="normal"/>
    </style:style>
    <style:style style:name="T53" style:family="text">
      <style:text-properties fo:font-variant="normal" fo:text-transform="none" fo:color="#444444" style:font-name="Consolas2" fo:font-size="10.5pt" fo:letter-spacing="normal" fo:font-style="normal" fo:font-weight="normal"/>
    </style:style>
    <style:style style:name="T54" style:family="text">
      <style:text-properties fo:font-variant="normal" fo:text-transform="none" fo:color="#444444" style:font-name="Consolas2" fo:font-size="10.5pt" fo:letter-spacing="normal" fo:font-style="normal" fo:font-weight="normal" style:font-weight-asian="normal" style:font-weight-complex="normal"/>
    </style:style>
    <style:style style:name="T55" style:family="text">
      <style:text-properties fo:font-variant="normal" fo:text-transform="none" fo:color="#444444" style:font-name="Consolas2" fo:font-size="10.5pt" fo:letter-spacing="normal" fo:font-style="italic"/>
    </style:style>
    <style:style style:name="T56" style:family="text">
      <style:text-properties fo:font-variant="normal" fo:text-transform="none" fo:color="#444444" style:font-name="Consolas2" fo:font-size="10.5pt" fo:letter-spacing="normal" fo:font-style="italic" fo:font-weight="normal" style:font-weight-asian="normal" style:font-weight-complex="normal"/>
    </style:style>
    <style:style style:name="T57" style:family="text">
      <style:text-properties fo:font-variant="normal" fo:text-transform="none" fo:color="#444444" fo:letter-spacing="normal" fo:font-style="normal" fo:font-weight="normal" style:font-weight-asian="normal" style:font-weight-complex="normal"/>
    </style:style>
    <style:style style:name="T58" style:family="text">
      <style:text-properties fo:font-variant="normal" fo:text-transform="none" fo:color="#111111" style:font-name="Segoe UI" fo:font-size="10.5pt" fo:letter-spacing="normal" fo:font-style="normal"/>
    </style:style>
    <style:style style:name="T59" style:family="text">
      <style:text-properties fo:font-variant="normal" fo:text-transform="none" fo:color="#111111" style:font-name="Segoe UI" fo:font-size="10.5pt" fo:letter-spacing="normal" fo:font-style="normal" fo:font-weight="bold" style:font-weight-asian="bold" style:font-weight-complex="bold"/>
    </style:style>
    <style:style style:name="T60" style:family="text">
      <style:text-properties fo:font-variant="normal" fo:text-transform="none" fo:color="#111111" fo:letter-spacing="normal"/>
    </style:style>
    <style:style style:name="T61" style:family="text">
      <style:text-properties fo:font-variant="normal" fo:text-transform="none" fo:color="#990000" style:font-name="Consolas" fo:font-size="11pt" fo:letter-spacing="normal" fo:font-style="normal"/>
    </style:style>
    <style:style style:name="T62" style:family="text">
      <style:text-properties fo:font-variant="normal" fo:text-transform="none" fo:color="#990000" style:font-name="Consolas" fo:font-size="11pt" fo:letter-spacing="normal" fo:font-style="normal" fo:font-weight="bold" style:font-weight-asian="bold" style:font-weight-complex="bold"/>
    </style:style>
    <style:style style:name="T63"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64" style:family="text">
      <style:text-properties fo:font-variant="normal" fo:text-transform="none" fo:color="#dc143c" style:font-name="Times New Roman" fo:font-size="13pt" fo:letter-spacing="normal" fo:font-style="normal" fo:font-weight="normal" fo:background-color="#f1f1f1" style:font-size-asian="13pt" style:font-size-complex="13pt"/>
    </style:style>
    <style:style style:name="T65" style:family="text">
      <style:text-properties fo:color="#a52a2a"/>
    </style:style>
    <style:style style:name="T66" style:family="text">
      <style:text-properties fo:color="#a52a2a" style:font-name="Consolas2" fo:font-size="11.25pt"/>
    </style:style>
    <style:style style:name="T67" style:family="text">
      <style:text-properties fo:color="#0000cd"/>
    </style:style>
    <style:style style:name="T68" style:family="text">
      <style:text-properties fo:color="#0000cd" style:font-name="Consolas2" fo:font-size="11.25pt"/>
    </style:style>
    <style:style style:name="T69" style:family="text">
      <style:text-properties fo:color="#e80000" fo:background-color="transparent"/>
    </style:style>
    <style:style style:name="T70" style:family="text">
      <style:text-properties fo:font-style="italic"/>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color="#0000ff"/>
    </style:style>
    <style:style style:name="T74" style:family="text">
      <style:text-properties fo:color="#0000ff" style:font-name="Consolas" fo:font-size="9pt" fo:font-style="normal"/>
    </style:style>
    <style:style style:name="T75" style:family="text">
      <style:text-properties fo:color="#0000ff" fo:font-weight="bold" style:font-weight-asian="bold" style:font-weight-complex="bold"/>
    </style:style>
    <style:style style:name="T76" style:family="text">
      <style:text-properties fo:color="#0000ff" style:font-name="Consolas2" fo:font-size="11.25pt"/>
    </style:style>
    <style:style style:name="T77" style:family="text">
      <style:text-properties fo:color="#0000ff" style:font-name="Consolas1" fo:font-size="9.5pt" style:font-name-asian="Consolas1" style:font-size-asian="9.5pt" style:font-name-complex="Consolas1" style:font-size-complex="9.5pt"/>
    </style:style>
    <style:style style:name="T78" style:family="text">
      <style:text-properties fo:color="#ff0000"/>
    </style:style>
    <style:style style:name="T79" style:family="text">
      <style:text-properties fo:color="#ff0000" style:font-name="Consolas2" fo:font-size="11.25pt"/>
    </style:style>
    <style:style style:name="T80" style:family="text">
      <style:text-properties fo:color="#111111"/>
    </style:style>
    <style:style style:name="T81" style:family="text">
      <style:text-properties fo:color="#111111" style:font-name="Segoe UI" fo:font-size="10.5pt"/>
    </style:style>
    <style:style style:name="T82" style:family="text">
      <style:text-properties fo:color="#111111" style:font-name="Segoe UI" fo:font-size="10.5pt" fo:font-weight="bold" style:font-weight-asian="bold" style:font-weight-complex="bold"/>
    </style:style>
    <style:style style:name="T83" style:family="text">
      <style:text-properties fo:color="#990000" style:font-name="Consolas" fo:font-size="11pt"/>
    </style:style>
    <style:style style:name="T84" style:family="text">
      <style:text-properties style:font-name="Consolas" fo:font-size="9pt" fo:font-style="normal"/>
    </style:style>
    <style:style style:name="T85" style:family="text">
      <style:text-properties fo:color="#000080"/>
    </style:style>
    <style:style style:name="T86" style:family="text">
      <style:text-properties fo:color="#008000"/>
    </style:style>
    <style:style style:name="T87" style:family="text">
      <style:text-properties fo:color="#008000" fo:font-style="italic"/>
    </style:style>
    <style:style style:name="T88" style:family="text">
      <style:text-properties fo:color="#008000" style:font-name="Consolas2" fo:font-size="11.25pt"/>
    </style:style>
    <style:style style:name="T89" style:family="text">
      <style:text-properties fo:color="#008000" style:font-name="Consolas1" fo:font-size="9.5pt" style:font-name-asian="Consolas1" style:font-size-asian="9.5pt" style:font-name-complex="Consolas1" style:font-size-complex="9.5pt"/>
    </style:style>
    <style:style style:name="T90" style:family="text">
      <style:text-properties fo:color="#800080"/>
    </style:style>
    <style:style style:name="T91" style:family="text">
      <style:text-properties fo:color="#333333"/>
    </style:style>
    <style:style style:name="T92" style:family="text">
      <style:text-properties fo:color="#333333" fo:font-weight="bold"/>
    </style:style>
    <style:style style:name="T93" style:family="text">
      <style:text-properties fo:color="#333333" style:font-name="Times New Roman" fo:font-size="13pt" fo:font-weight="bold" style:font-size-asian="13pt" style:font-size-complex="13pt"/>
    </style:style>
    <style:style style:name="T94" style:family="text">
      <style:text-properties fo:color="#333333" style:font-name="Times New Roman" fo:font-size="13pt" style:font-size-asian="13pt" style:font-size-complex="13pt"/>
    </style:style>
    <style:style style:name="T95" style:family="text">
      <style:text-properties fo:color="#333333" style:text-underline-style="solid" style:text-underline-width="auto" style:text-underline-color="font-color" fo:background-color="transparent"/>
    </style:style>
    <style:style style:name="T96" style:family="text">
      <style:text-properties style:font-name="Consolas2" fo:font-size="11.25pt"/>
    </style:style>
    <style:style style:name="T97" style:family="text">
      <style:text-properties fo:color="#000000"/>
    </style:style>
    <style:style style:name="T98" style:family="text">
      <style:text-properties fo:color="#000000" style:font-name="Consolas2" fo:font-size="11.25pt"/>
    </style:style>
    <style:style style:name="T99" style:family="text">
      <style:text-properties fo:color="#000000" style:font-name="Consolas1" fo:font-size="9.5pt" style:font-name-asian="Consolas1" style:font-size-asian="9.5pt" style:font-name-complex="Consolas1" style:font-size-complex="9.5pt"/>
    </style:style>
    <style:style style:name="T100" style:family="text">
      <style:text-properties style:font-name="Times New Roman"/>
    </style:style>
    <style:style style:name="T101" style:family="text">
      <style:text-properties style:font-name="Times New Roman" fo:font-size="14pt" style:font-size-asian="14pt" style:font-size-complex="14pt"/>
    </style:style>
    <style:style style:name="T102" style:family="text">
      <style:text-properties style:font-name="Times New Roman" fo:font-size="13pt" style:font-size-asian="13pt" style:font-size-complex="13pt"/>
    </style:style>
    <style:style style:name="T103" style:family="text">
      <style:text-properties style:font-name="Times New Roman" fo:font-weight="bold" style:font-weight-asian="bold" style:font-weight-complex="bold"/>
    </style:style>
    <style:style style:name="T104" style:family="text">
      <style:text-properties fo:color="#dc143c" style:font-name="Menlo" fo:font-size="11.25pt" fo:background-color="#f1f1f1"/>
    </style:style>
    <style:style style:name="T105" style:family="text">
      <style:text-properties fo:color="#dc143c" style:font-name="Times New Roman"/>
    </style:style>
    <style:style style:name="T106" style:family="text">
      <style:text-properties fo:font-weight="normal" style:font-weight-asian="normal" style:font-weight-complex="normal"/>
    </style:style>
    <style:style style:name="T107" style:family="text">
      <style:text-properties fo:font-style="normal" fo:font-weight="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style:font-style-asian="normal" style:font-style-complex="normal"/>
    </style:style>
    <style:style style:name="T110" style:family="text">
      <style:text-properties fo:color="#2b91af" style:font-name="Consolas1" fo:font-size="9.5pt" style:font-name-asian="Consolas1" style:font-size-asian="9.5pt" style:font-name-complex="Consolas1" style:font-size-complex="9.5pt"/>
    </style:style>
    <style:style style:name="T111" style:family="text">
      <style:text-properties style:font-name="Consolas1" fo:font-size="9.5pt" style:font-name-asian="Consolas1" style:font-size-asian="9.5pt" style:font-name-complex="Consolas1" style:font-size-complex="9.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Git Commands:</text:p>
      <text:p text:style-name="Standard"/>
      <text:p text:style-name="Standard"/>
      <text:p text:style-name="Standard">Initializing repository Adding and commiting file :</text:p>
      <text:p text:style-name="Standard">1. <text:s/>create directory</text:p>
      <text:p text:style-name="Standard"/>
      <text:p text:style-name="Standard">2. <text:s/>git init <text:tab/><text:tab/><text:tab/><text:tab/><text:tab/><text:tab/>: initializing the repository locally</text:p>
      <text:p text:style-name="Standard"/>
      <text:p text:style-name="Standard">3. <text:s/>git add "filename.ext" <text:tab/><text:tab/><text:tab/><text:tab/>: adds the file to branch you are in</text:p>
      <text:p text:style-name="Standard"/>
      <text:p text:style-name="Standard">4. <text:s/>git commit -m "comment" <text:tab/><text:tab/><text:tab/><text:tab/>: commits the file with in that branch</text:p>
      <text:p text:style-name="Standard"/>
      <text:p text:style-name="Standard">5. <text:s/>git commit -a -m "comment" <text:tab/><text:tab/><text:tab/><text:tab/>: adds and commits the files which are existed and modified</text:p>
      <text:p text:style-name="Standard"/>
      <text:p text:style-name="Standard">Creating new branches <text:s/>:</text:p>
      <text:p text:style-name="Standard"/>
      <text:p text:style-name="Standard">1. <text:s/>git branch <text:tab/><text:tab/><text:tab/><text:tab/><text:tab/><text:tab/>: gives the list of the branches</text:p>
      <text:p text:style-name="Standard"/>
      <text:p text:style-name="Standard">2. <text:s/>git branch BranchName <text:tab/><text:tab/><text:tab/><text:tab/>: creates a branch with specified name</text:p>
      <text:p text:style-name="Standard"/>
      <text:p text:style-name="Standard">3. <text:s/>git checkout branchname <text:tab/><text:tab/><text:tab/><text:tab/>: used to move to a particular branch.</text:p>
      <text:p text:style-name="Standard"/>
      <text:p text:style-name="Standard">4. <text:s/>git status <text:tab/><text:tab/><text:tab/><text:tab/><text:tab/><text:tab/>: gives the files that are there to commit</text:p>
      <text:p text:style-name="Standard"/>
      <text:p text:style-name="Standard">5. <text:s/>git ls-files <text:tab/><text:tab/><text:tab/><text:tab/><text:tab/>: gives the list of files present in a branch</text:p>
      <text:p text:style-name="Standard"/>
      <text:p text:style-name="Standard">Creating Connections to remote repository <text:s/>:</text:p>
      <text:p text:style-name="Standard"/>
      <text:p text:style-name="Standard">1. <text:s/>git remote add origin url of online repository <text:tab/>: add remote path to the origin </text:p>
      <text:p text:style-name="Standard"/>
      <text:p text:style-name="Standard">Getting updated version from remote repository and pushing the local code to remote <text:s/>:</text:p>
      <text:p text:style-name="Standard"/>
      <text:p text:style-name="Standard">1. git pull -u origin master <text:tab/><text:tab/><text:tab/><text:tab/>: gets the update version of the remote repositories master branch</text:p>
      <text:p text:style-name="Standard"/>
      <text:p text:style-name="Standard">2. git push -u origin master <text:tab/><text:tab/><text:tab/><text:tab/>: pushes the new version to remote repositories master branch</text:p>
      <text:p text:style-name="Standard"/>
      <text:p text:style-name="Standard">3. git remote remove origin <text:tab/><text:tab/><text:tab/><text:tab/>: removes the origin which is added</text:p>
      <text:p text:style-name="Standard"/>
      <text:p text:style-name="Standard"/>
      <text:p text:style-name="Standard">Merging from one branch data into another branch in local <text:s/>:</text:p>
      <text:p text:style-name="Standard"/>
      <text:p text:style-name="Standard">14. git merge branchName <text:tab/><text:tab/><text:tab/><text:tab/>: To merge branch, from where we have to get the latest files.</text:p>
      <text:p text:style-name="Standard"/>
      <text:p text:style-name="Standard"><text:s text:c="2"/></text:p>
      <text:p text:style-name="Standard"/>
      <text:p text:style-name="Standard">****************************************************************************************************************************************************************<text:soft-page-break/>**********************************</text:p>
      <text:p text:style-name="Standard"/>
      <text:p text:style-name="Standard"/>
      <text:p text:style-name="Standard"/>
      <text:p text:style-name="Standard">Rails Commands:</text:p>
      <text:p text:style-name="Standard"/>
      <text:p text:style-name="Standard"><text:tab/>To create new Rails Application</text:p>
      <text:p text:style-name="Standard"/>
      <text:p text:style-name="Standard"><text:tab/><text:tab/>:- <text:s/>rails new AppName <text:s/><text:tab/></text:p>
      <text:p text:style-name="Standard"/>
      <text:p text:style-name="Standard"><text:tab/>To Instantiate the new article in Rails application<text:tab/><text:tab/><text:tab/><text:tab/><text:tab/><text:tab/><text:tab/><text:tab/><text:tab/><text:tab/><text:tab/></text:p>
      <text:p text:style-name="Standard"/>
      <text:p text:style-name="Standard"><text:tab/><text:tab/>:- <text:s/>rails generate scaffold ArticleName FieldName: FieldType FieldName:FieldType FieldName:FieldType ...<text:tab/></text:p>
      <text:p text:style-name="Standard"/>
      <text:p text:style-name="Standard"><text:tab/>To create controller in rails application</text:p>
      <text:p text:style-name="Standard"/>
      <text:p text:style-name="Standard"><text:tab/><text:tab/>:- <text:s/>rails generate controller Controller_Name <text:s/></text:p>
      <text:p text:style-name="Standard"/>
      <text:p text:style-name="Standard"><text:tab/>To switch to Sqlite DB Cmd prompt<text:tab/><text:tab/><text:tab/><text:tab/><text:tab/><text:tab/><text:tab/><text:tab/><text:tab/> <text:s/></text:p>
      <text:p text:style-name="Standard"/>
      <text:p text:style-name="Standard"><text:tab/><text:tab/>:- <text:s/>rails dbconsole <text:s/></text:p>
      <text:p text:style-name="Standard"/>
      <text:p text:style-name="Standard"><text:tab/>To create model in rails application with activerecord with fileds specified.<text:tab/><text:tab/><text:tab/><text:tab/><text:tab/><text:tab/><text:tab/><text:tab/><text:tab/><text:tab/><text:tab/><text:tab/></text:p>
      <text:p text:style-name="Standard"/>
      <text:p text:style-name="Standard"><text:tab/><text:tab/>:- <text:s/>rails generate model ModelName[FieldName[FieldType] FieldName[FieldType]] <text:tab/><text:tab/></text:p>
      <text:p text:style-name="Standard"/>
      <text:p text:style-name="Standard"><text:tab/>To create empty model in Rails application<text:tab/><text:tab/><text:tab/></text:p>
      <text:p text:style-name="Standard"/>
      <text:p text:style-name="Standard"><text:tab/><text:tab/>:- <text:s/>rails generate model ModelName <text:s/><text:tab/><text:tab/><text:tab/><text:tab/><text:tab/><text:tab/><text:tab/><text:tab/><text:tab/><text:tab/> <text:s/></text:p>
      <text:p text:style-name="Standard"/>
      <text:p text:style-name="Standard"><text:tab/>To effect changes in SQLite DB</text:p>
      <text:p text:style-name="Standard"/>
      <text:p text:style-name="Standard"><text:tab/><text:tab/>:- <text:s/>rake db:migrate <text:s/><text:tab/></text:p>
      <text:p text:style-name="Standard"/>
      <text:p text:style-name="Standard"><text:tab/>To create new database in sqlite DB<text:tab/><text:tab/><text:tab/><text:tab/><text:tab/><text:tab/><text:tab/><text:tab/><text:tab/><text:tab/><text:tab/></text:p>
      <text:p text:style-name="Standard"/>
      <text:p text:style-name="Standard"><text:tab/><text:tab/>:- <text:s/>rake db:create <text:s/></text:p>
      <text:p text:style-name="Standard"/>
      <text:p text:style-name="Standard"><text:tab/>To create both developer and test db SQLite DB<text:tab/><text:tab/><text:tab/><text:tab/><text:tab/><text:tab/><text:tab/><text:tab/><text:tab/><text:tab/><text:tab/><text:tab/></text:p>
      <text:p text:style-name="Standard"/>
      <text:p text:style-name="Standard"><text:tab/><text:tab/>:- <text:s/>rake db:create:all <text:s text:c="2"/></text:p>
      <text:p text:style-name="Standard"/>
      <text:p text:style-name="Standard"><text:tab/>To Modify the article name for rails application[migration should be done for new changes of article]<text:tab/><text:tab/><text:tab/><text:tab/><text:tab/><text:tab/><text:tab/><text:tab/><text:tab/><text:tab/><text:tab/> </text:p>
      <text:p text:style-name="Standard"><text:soft-page-break/></text:p>
      <text:p text:style-name="Standard"><text:s/><text:tab/><text:tab/>:- <text:s/>rails generate migration comment FieldName:FieldType FieldName:FieldType ... <text:s/></text:p>
      <text:p text:style-name="Standard"/>
      <text:p text:style-name="Standard"><text:tab/>To start server(WebRick) to run Rails application<text:tab/><text:tab/><text:tab/><text:tab/> </text:p>
      <text:p text:style-name="Standard"/>
      <text:p text:style-name="Standard"><text:tab/><text:tab/>:- rails server<text:tab/></text:p>
      <text:p text:style-name="Standard"/>
      <text:p text:style-name="Standard"><text:tab/>To stop server<text:tab/><text:tab/><text:tab/><text:tab/><text:tab/><text:tab/><text:tab/><text:tab/><text:tab/><text:tab/><text:tab/> <text:s/></text:p>
      <text:p text:style-name="Standard"/>
      <text:p text:style-name="Standard"><text:tab/><text:tab/>:- ctrl+c<text:tab/><text:tab/><text:tab/><text:tab/><text:tab/><text:tab/><text:tab/><text:tab/><text:tab/><text:tab/><text:tab/><text:tab/><text:tab/> <text:s/></text:p>
      <text:p text:style-name="Standard"><text:tab/></text:p>
      <text:p text:style-name="Standard"><text:tab/>rails destroy <text:s/>controller StaticPages home help <text:s/>: this command is used to destroy controller and the files created while generating the controller.</text:p>
      <text:p text:style-name="Standard"/>
      <text:p text:style-name="Standard"/>
      <text:p text:style-name="Standard"><text:tab/>To add a new column in the existing table</text:p>
      <text:p text:style-name="Standard"><text:tab/> <text:s text:c="7"/>rails generate migration AddListIdColumnToIdeas list_id:integer <text:s text:c="2"/>reference :https://gist.github.com/yokolet/2176753</text:p>
      <text:p text:style-name="Standard"><text:tab/><text:tab/>rake db:migrate</text:p>
      <text:p text:style-name="Standard"><text:tab/></text:p>
      <text:p text:style-name="Standard"><text:tab/>To rollback migration : rake db:rollback<text:tab/></text:p>
      <text:p text:style-name="Standard"/>
      <text:p text:style-name="Standard"><text:tab/>To delete a model </text:p>
      <text:p text:style-name="Standard"><text:tab/><text:tab/>drop model name</text:p>
      <text:p text:style-name="Standard"><text:tab/><text:tab/>rails destroy model modelname</text:p>
      <text:p text:style-name="Standard"/>
      <text:p text:style-name="Standard">rails generate controller new show edit : <text:s/>this command will create a controller with name new with two methods show and edit</text:p>
      <text:p text:style-name="Standard">and also create to views with name show and edit.</text:p>
      <text:p text:style-name="Standard"/>
      <text:p text:style-name="Standard"/>
      <text:p text:style-name="Standard"/>
      <text:p text:style-name="Standard">Schema Method Reference[edit]</text:p>
      <text:p text:style-name="Standard">The following methods are available to define your schema changes in Ruby:</text:p>
      <text:p text:style-name="Standard"/>
      <text:p text:style-name="Standard">create_table(name, options): Creates a table called name and makes the table object available to a block that adds columns to it, following the same format as add_column. See example above. The options hash is for fragments like "DEFAULT CHARSET=UTF-8" that are appended to the create table definition.</text:p>
      <text:p text:style-name="Standard">drop_table(name): Drops the table called name.</text:p>
      <text:p text:style-name="Standard">rename_table(old_name, new_name): Renames the table called old_name to new_name.</text:p>
      <text:p text:style-name="Standard">add_column(table_name, column_name, type, options): Adds a new column to the table called table_name named column_name specified to be one of the following types: :string, :text, :integer, :float, :datetime, :timestamp, :time, :date, :binary, :boolean. A default value can be specified by passing an options hash like { :default =&gt; 11 }.</text:p>
      <text:p text:style-name="Standard">rename_column(table_name, column_name, new_column_name): Renames a column but keeps the type and content.</text:p>
      <text:p text:style-name="Standard">change_column(table_name, column_name, type, options): Changes the column to a different type using the same parameters as add_column.</text:p>
      <text:p text:style-name="Standard">remove_column(table_name, column_name): Removes the column named column_name from the table called table_name.</text:p>
      <text:p text:style-name="Standard"><text:soft-page-break/>add_index(table_name, column_names, index_type, index_name): Add a new index with the name of the column, or index_name (if specified) on the column(s). Specify an optional index_type (e.g. UNIQUE).</text:p>
      <text:p text:style-name="Standard">remove_index(table_name, index_name): Remove the index specified by index_name.</text:p>
      <text:p text:style-name="Standard">Command Reference[edit]</text:p>
      <text:p text:style-name="Standard"/>
      <text:p text:style-name="Standard"/>
      <text:p text:style-name="Standard">rake db:create[:all]: If :all not specified then create the database defined in config/database.yml for the current RAILS_ENV. If :all is specified then create all of the databases defined in config/database.yml.</text:p>
      <text:p text:style-name="Standard">rake db:fixtures:load: Load fixtures into the current environment's database. Load specific fixtures using FIXTURES=x,y</text:p>
      <text:p text:style-name="Standard">rake db:migrate [VERSION=n]: Migrate the database through scripts in db/migrate. Target specific version with VERSION=n</text:p>
      <text:p text:style-name="Standard">rake db:migrate:redo [STEP=n]: (2.0.2) Revert the database by rolling back "STEP" number of VERSIONS and re-applying migrations.</text:p>
      <text:p text:style-name="Standard">rake db:migrate:reset: (2.0.2) Drop the database, create it and then re-apply all migrations. The considerations outlined in the note to rake db:create apply.</text:p>
      <text:p text:style-name="Standard">rake db:reset: Drop and re-create database using db/schema.rb. The considerations outlined in the note to rake db:create apply.</text:p>
      <text:p text:style-name="Standard">rake db:rollback [STEP=N]: (2.0.2) Revert migration 1 or n STEPs back.</text:p>
      <text:p text:style-name="Standard">rake db:schema:dump: Create a db/schema.rb file that can be portably used against any DB supported by AR</text:p>
      <text:p text:style-name="Standard">rake db:schema:load: Load a schema.rb file into the database</text:p>
      <text:p text:style-name="Standard">rake db:sessions:clear: Clear the sessions table</text:p>
      <text:p text:style-name="Standard">rake db:sessions:create: Creates a sessions table for use with CGI::Session::ActiveRecordStore</text:p>
      <text:p text:style-name="Standard">rake db:structure:dump: Dump the database structure to a SQL file</text:p>
      <text:p text:style-name="Standard">rake db:test:clone: Recreate the test database from the current environment's database schema</text:p>
      <text:p text:style-name="Standard">rake db:test:clone_structure: Recreate the test databases from the development structure</text:p>
      <text:p text:style-name="Standard">rake db:test:prepare: Prepare the test database and load the schema</text:p>
      <text:p text:style-name="Standard">rake db:test:purge: Empty the test database</text:p>
      <text:p text:style-name="Standard"/>
      <text:p text:style-name="Standard"/>
      <text:p text:style-name="Standard"/>
      <text:p text:style-name="Standard">$ bundle exec rake db:migrate</text:p>
      <text:p text:style-name="Standard"/>
      <text:p text:style-name="Standard">We can undo a single migration step using</text:p>
      <text:p text:style-name="Standard">$ bundle exec rake db:rollback</text:p>
      <text:p text:style-name="Standard"/>
      <text:p text:style-name="Standard">To go all the way back to the beginning, we can use</text:p>
      <text:p text:style-name="Standard">$ bundle exec rake db:migrate VERSION=0</text:p>
      <text:p text:style-name="Standard"/>
      <text:p text:style-name="Standard"/>
      <text:p text:style-name="Standard">Routes : get "controllername/actionname"</text:p>
      <text:p text:style-name="Standard"><text:tab/>get "controllername" =&gt; 'foldername#viewname'</text:p>
      <text:p text:style-name="Standard"/>
      <text:p text:style-name="Standard"/>
      <text:p text:style-name="Standard">TDD : Test Driven Development is a kind of approach where we will write code for testing before developing.</text:p>
      <text:p text:style-name="Standard">Types of tests : 1. ControllerTest 2. ModelTest 3. IntegratedTest(is the main thing which is responsible for testing the interaction between the user with the application through browser)</text:p>
      <text:p text:style-name="Standard"/>
      <text:p text:style-name="Standard"><text:soft-page-break/></text:p>
      <text:p text:style-name="Standard">-&gt; Rails automatically creates a test folder while generating the controller. </text:p>
      <text:p text:style-name="Standard"/>
      <text:p text:style-name="Standard"/>
      <text:p text:style-name="Standard">-&gt; CMD : <text:s/>rake test command is used to execute the test code</text:p>
      <text:p text:style-name="Standard">E:\sample_app&gt;rake test</text:p>
      <text:p text:style-name="Standard">DL is deprecated, please use Fiddle</text:p>
      <text:p text:style-name="Standard">Run options: --seed 32891</text:p>
      <text:p text:style-name="Standard"/>
      <text:p text:style-name="Standard"># Running:</text:p>
      <text:p text:style-name="Standard"/>
      <text:p text:style-name="Standard">..</text:p>
      <text:p text:style-name="Standard"/>
      <text:p text:style-name="Standard">Finished in 0.057395s, 34.8462 runs/s, 34.8462 assertions/s.</text:p>
      <text:p text:style-name="Standard"/>
      <text:p text:style-name="Standard">2 runs, 2 assertions, 0 failures, 0 errors, 0 skips</text:p>
      <text:p text:style-name="Standard"/>
      <text:p text:style-name="Standard"/>
      <text:p text:style-name="Standard"/>
      <text:p text:style-name="Standard">How to add a gem to a rails project : go to the gem file in your application and add gem 'gemfilename' and save it and run bundle install <text:s/></text:p>
      <text:p text:style-name="Standard"/>
      <text:p text:style-name="Standard"/>
      <text:p text:style-name="Standard">String Concatenation : first_name = "Michael" <text:s text:c="3"/># Variable assignment</text:p>
      <text:p text:style-name="Standard">=&gt; "Michael"</text:p>
      <text:p text:style-name="Standard">&gt;&gt; "#{first_name} Hartl" <text:s text:c="4"/># String interpolation (or) first_name+" "+"Hart1"</text:p>
      <text:p text:style-name="Standard">=&gt; "Michael Hartl"</text:p>
      <text:p text:style-name="Standard"/>
      <text:p text:style-name="Standard"/>
      <text:p text:style-name="Standard">Puts :</text:p>
      <text:p text:style-name="Standard">in ruby puts is used to print the data on screen in new line.</text:p>
      <text:p text:style-name="Standard">ex: puts "foo"</text:p>
      <text:p text:style-name="Standard">print is also same as puts but it won't go to new line.</text:p>
      <text:p text:style-name="Standard"/>
      <text:p text:style-name="Standard"/>
      <text:p text:style-name="Standard">Arrays :</text:p>
      <text:p text:style-name="Standard">"foo bar <text:s text:c="4"/>baz".split <text:s text:c="4"/># Split a string into a three-element array.</text:p>
      <text:p text:style-name="Standard">=&gt; ["foo", "bar", "baz"]</text:p>
      <text:p text:style-name="Standard">.split divides the string into array of strings by splitting on whitespaces.</text:p>
      <text:p text:style-name="Standard">"fooxbarxbazx".split('x')</text:p>
      <text:p text:style-name="Standard">=&gt; ["foo", "bar", "baz"]</text:p>
      <text:p text:style-name="Standard">.split divides the string into array of strings by splitting on X.</text:p>
      <text:p text:style-name="Standard"/>
      <text:p text:style-name="Standard">a = [42, 8, 17]</text:p>
      <text:p text:style-name="Standard">=&gt; [42, 8, 17]</text:p>
      <text:p text:style-name="Standard">&gt;&gt; a[0] <text:s text:c="14"/># Ruby uses square brackets for array access.</text:p>
      <text:p text:style-name="Standard">=&gt; 42</text:p>
      <text:p text:style-name="Standard">a.push("foo") : inserts the foo in array a.</text:p>
      <text:p text:style-name="Standard">a.join() <text:s/>: joins the values in array.</text:p>
      <text:p text:style-name="Standard"/>
      <text:p text:style-name="Standard">Ranges in arrays</text:p>
      <text:p text:style-name="Standard">a[0..2] <text:s text:c="2"/>: pulls the values from array a of index 0,1,2. </text:p>
      <text:p text:style-name="Standard"><text:soft-page-break/></text:p>
      <text:p text:style-name="Standard">Blocks:</text:p>
      <text:p text:style-name="Standard">Both arrays and ranges respond to a host of methods that accept blocks, which are simultaneously one of Ruby’s most powerful and most confusing features:</text:p>
      <text:p text:style-name="Standard">(1..5).each { |i| puts 2*i }</text:p>
      <text:p text:style-name="Standard">o/p 2,4,6,8,10</text:p>
      <text:p text:style-name="Standard"><text:s text:c="5"/>or</text:p>
      <text:p text:style-name="Standard">(1..5).each do |i|</text:p>
      <text:p text:style-name="Standard"><text:s text:c="3"/>puts 2 * i</text:p>
      <text:p text:style-name="Standard">end</text:p>
      <text:p text:style-name="Standard"/>
      <text:p text:style-name="Standard"/>
      <text:p text:style-name="Standard">Hash : hashes are the curly braces with key and value pair</text:p>
      <text:p text:style-name="Standard">user = {} <text:s text:c="2"/>"creating hash with empty"</text:p>
      <text:p text:style-name="Standard"/>
      <text:p text:style-name="Standard">user["firstname"]="san"</text:p>
      <text:p text:style-name="Standard">user["lastname"]="app"</text:p>
      <text:p text:style-name="Standard">user={"firstname" =&gt; "san", "lastname"=&gt;"app"}</text:p>
      <text:p text:style-name="Standard"/>
      <text:p text:style-name="Standard"/>
      <text:p text:style-name="Standard">Symbols: Symbols are a special Ruby data type shared with very few other languages. symbols are declared as :name="aaaa"</text:p>
      <text:p text:style-name="Standard">user = { :name =&gt; "Michael Hartl", :email =&gt; "michael@example.com" }</text:p>
      <text:p text:style-name="Standard">puts user[":name"]</text:p>
      <text:p text:style-name="Standard"/>
      <text:p text:style-name="Standard">flash = { success: "It worked!", danger: "It failed." }</text:p>
      <text:p text:style-name="Standard">=&gt; {:success=&gt;"It worked!", :danger=&gt;"It failed."}</text:p>
      <text:p text:style-name="Standard">&gt;&gt; flash.each do |key, value|</text:p>
      <text:p text:style-name="Standard">?&gt; <text:s text:c="2"/>puts "Key #{key.inspect} has value #{value.inspect}"</text:p>
      <text:p text:style-name="Standard">&gt;&gt; end</text:p>
      <text:p text:style-name="Standard">Key :success has value "It worked!"</text:p>
      <text:p text:style-name="Standard">Key :danger has value "It failed."</text:p>
      <text:p text:style-name="Standard"/>
      <text:p text:style-name="Standard">inspect method used above returns string with lateral representation.</text:p>
      <text:p text:style-name="Standard"/>
      <text:p text:style-name="Standard">Inheritance :</text:p>
      <text:p text:style-name="Standard">basicobject -&gt; object -&gt; string</text:p>
      <text:p text:style-name="Standard">s= "sss"</text:p>
      <text:p text:style-name="Standard">s.class <text:s text:c="24"/><text:tab/> String</text:p>
      <text:p text:style-name="Standard">s.class.superclass<text:tab/><text:tab/><text:tab/> Object</text:p>
      <text:p text:style-name="Standard">s.class.superclass.superclass<text:tab/><text:tab/> BasicObject</text:p>
      <text:p text:style-name="Standard">---------</text:p>
      <text:p text:style-name="Standard">Note <text:s text:c="2"/>: Ruby lets you add methods to built in classes</text:p>
      <text:p text:style-name="Standard"/>
      <text:p text:style-name="Standard">class String</text:p>
      <text:p text:style-name="Standard">&gt;&gt; <text:s text:c="2"/># Returns true if the string is its own reverse.</text:p>
      <text:p text:style-name="Standard">&gt;&gt; <text:s text:c="2"/>def palindrome?</text:p>
      <text:p text:style-name="Standard">&gt;&gt; <text:s text:c="4"/>self == self.reverse</text:p>
      <text:p text:style-name="Standard">&gt;&gt; <text:s text:c="2"/>end</text:p>
      <text:p text:style-name="Standard">&gt;&gt; end</text:p>
      <text:p text:style-name="Standard">=&gt; nil</text:p>
      <text:p text:style-name="Standard">&gt;&gt; "deified".palindrome?</text:p>
      <text:p text:style-name="Standard"><text:soft-page-break/>=&gt; true</text:p>
      <text:p text:style-name="Standard"/>
      <text:p text:style-name="Standard">----------------------------------------------</text:p>
      <text:p text:style-name="Standard">class User</text:p>
      <text:p text:style-name="Standard"><text:s text:c="2"/>attr_accessor :name, :email <text:s text:c="8"/>// this will create get and set metod for name and email.</text:p>
      <text:p text:style-name="Standard"/>
      <text:p text:style-name="Standard"><text:s text:c="2"/>def initialize(attributes = {})</text:p>
      <text:p text:style-name="Standard"><text:s text:c="4"/>@name <text:s/>= attributes[:name]</text:p>
      <text:p text:style-name="Standard"><text:s text:c="4"/>@email = attributes[:email]</text:p>
      <text:p text:style-name="Standard"><text:s text:c="2"/>end</text:p>
      <text:p text:style-name="Standard"/>
      <text:p text:style-name="Standard"><text:s text:c="2"/>def formatted_email</text:p>
      <text:p text:style-name="Standard"><text:s text:c="4"/>"#{@name} &lt;#{@email}&gt;"</text:p>
      <text:p text:style-name="Standard"><text:s text:c="2"/>end</text:p>
      <text:p text:style-name="Standard">end</text:p>
      <text:p text:style-name="Standard"/>
      <text:p text:style-name="Standard"/>
      <text:p text:style-name="Standard">example = User.new</text:p>
      <text:p text:style-name="Standard">=&gt; #&lt;User:0x224ceec @email=nil, @name=nil&gt;</text:p>
      <text:p text:style-name="Standard">&gt;&gt; example.name <text:s text:c="16"/># nil since attributes[:name] is nil</text:p>
      <text:p text:style-name="Standard">=&gt; nil</text:p>
      <text:p text:style-name="Standard">&gt;&gt; example.name = "Example User" <text:s text:c="10"/># Assign a non-nil name</text:p>
      <text:p text:style-name="Standard">=&gt; "Example User"</text:p>
      <text:p text:style-name="Standard">&gt;&gt; example.email = "user@example.com" <text:s text:c="5"/># and a non-nil email address</text:p>
      <text:p text:style-name="Standard">=&gt; "user@example.com"</text:p>
      <text:p text:style-name="Standard">&gt;&gt; example.formatted_email</text:p>
      <text:p text:style-name="Standard">=&gt; "Example User &lt;user@example.com&gt;"</text:p>
      <text:p text:style-name="Standard">------------------------------------------------------------------------------</text:p>
      <text:p text:style-name="Standard">user = User.new(name: "Michael Hartl", email: "mhartl@example.com") <text:s text:c="6"/>// this is a hash with key and value pair which are passed to initialize method at the time of object creation for user class.</text:p>
      <text:p text:style-name="Standard">=&gt; #&lt;User:0x225167c @email="mhartl@example.com", @name="Michael Hartl"&gt;</text:p>
      <text:p text:style-name="Standard">&gt;&gt; user.formatted_email</text:p>
      <text:p text:style-name="Standard">=&gt; "Michael Hartl &lt;mhartl@example.com&gt;"</text:p>
      <text:p text:style-name="Standard"/>
      <text:p text:style-name="Standard"/>
      <text:p text:style-name="Standard">Modelobject.save : saves the model object's data into data base.</text:p>
      <text:p text:style-name="Standard">Modelobject.Create() : performs creation as well as saving.</text:p>
      <text:p text:style-name="Standard">Modelobject.mailid : "sant@kg.com" (this is used for updating the data and after this we have to use save to save it in db)</text:p>
      <text:p text:style-name="Standard">Modelobject.update_attributes(name:"",email:""):for updating multiple attributes this will save automatically.</text:p>
      <text:p text:style-name="Standard"/>
      <text:p text:style-name="Standard">Active record finder methods : ref : http://api.rubyonrails.org/classes/ActiveRecord/FinderMethods.html</text:p>
      <text:p text:style-name="Standard"/>
      <text:p text:style-name="Standard">Active record validations : http://guides.rubyonrails.org/active_record_validations.html</text:p>
      <text:p text:style-name="Standard"/>
      <text:p text:style-name="Standard">Login details authentication : using where condition.</text:p>
      <text:p text:style-name="Standard"><text:tab/><text:tab/><text:tab/> <text:s text:c="6"/>Logindata.where("emailid = :email AND password = :pass", {email: params[:login][:emailid],pass: params[:login][:password]}) </text:p>
      <text:p text:style-name="Standard"/>
      <text:p text:style-name="Standard"/>
      <text:p text:style-name="Standard"><text:soft-page-break/>Authentication(salt) : has_secure_password is the main thing which encrypts the pass word.</text:p>
      <text:p text:style-name="Standard">steps to use has_secure_password:</text:p>
      <text:p text:style-name="Standard">1.install gem bcrypt-ruby in your application</text:p>
      <text:p text:style-name="Standard">gem install 'bcrypt-ruby' or edit the gem file with gem 'bcrypt-ruby', '~&gt; 3.1.5'</text:p>
      <text:p text:style-name="Standard">2.run bundle install</text:p>
      <text:p text:style-name="Standard">3.add a column with name password_digest</text:p>
      <text:p text:style-name="Standard">4.add has_secure_password in model.</text:p>
      <text:p text:style-name="Standard"/>
      <text:p text:style-name="Standard">Note : for mongoid inherit Activemodel securepassword in model (include ActiveModel::SecurePassword) and write has_secure_password after password_digest field declaration.</text:p>
      <text:p text:style-name="Standard"/>
      <text:p text:style-name="Standard">Uploading files : for uploading files we have a gem called paperclip</text:p>
      <text:p text:style-name="Standard">1.install gem paperclip by editing the gem file in your application with gem 'paperclip','~&gt; 4.2.1'</text:p>
      <text:p text:style-name="Standard">2.add a column in model to store the file with datatype attachment (file:attachment) this in turn will add 4 columns they are</text:p>
      <text:p text:style-name="Standard"><text:s text:c="4"/>t.string <text:s text:c="2"/>"userimage_file_name"</text:p>
      <text:p text:style-name="Standard"><text:s text:c="4"/>t.string <text:s text:c="2"/>"userimage_content_type"</text:p>
      <text:p text:style-name="Standard"><text:s text:c="4"/>t.integer <text:s/>"userimage_file_size"</text:p>
      <text:p text:style-name="Standard"><text:s text:c="4"/>t.datetime "userimage_updated_at"</text:p>
      <text:p text:style-name="Standard">3.add the below validations in model</text:p>
      <text:p text:style-name="Standard"><text:tab/>has_attached_file :userimage, validate_media_type: false <text:s text:c="2"/>(because it is giving error extension that does not match its contents. ref :https://github.com/thoughtbot/paperclip/issues/1740) </text:p>
      <text:p text:style-name="Standard"><text:tab/>validates_attachment :userimage, :presence =&gt; true</text:p>
      <text:p text:style-name="Standard"><text:s text:c="2"/><text:tab/>validates_attachment_content_type :userimage, :content_type =&gt; /\Aimage\/.*\Z/</text:p>
      <text:p text:style-name="Standard"><text:s text:c="2"/><text:tab/>validates_attachment_file_name :userimage, :matches =&gt; [/png\Z/, /jpe?g\Z/]</text:p>
      <text:p text:style-name="Standard"><text:s text:c="2"/><text:tab/>do_not_validate_attachment_file_type :userimage</text:p>
      <text:p text:style-name="Standard"/>
      <text:p text:style-name="Standard"/>
      <text:p text:style-name="Standard">Note : For mongoid add gem 'mongoid-paperclip',:require =&gt; "mongoid_paperclip" and gem 'aws-s3', :require =&gt; "aws/s3" and inherit the paperclip in model (include Mongoid::Paperclip) and add this code in model has_mongoid_attached_file : image</text:p>
      <text:p text:style-name="Standard"/>
      <text:p text:style-name="Standard">Session creation(login) and session destroying(logout):</text:p>
      <text:p text:style-name="Standard">1.Implementing sessions will involve defining a large number of related functions for use across multiple controllers and views. So these kind of functions should be written in helper class of the controller</text:p>
      <text:p text:style-name="Standard">2.session is used to create session with user id and delete the session. (implement the helper in application controller (include helpername))</text:p>
      <text:p text:style-name="Standard">3.For creating a session using userid of the logged in user(that means this function should be called after the successful login of the user with the user data)</text:p>
      <text:p text:style-name="Standard">def log_in(user)</text:p>
      <text:p text:style-name="Standard"><text:tab/>session[:user_id] = user.id</text:p>
      <text:p text:style-name="Standard">end</text:p>
      <text:p text:style-name="Standard">4.For deleting the session call the method in the logout action in controller.</text:p>
      <text:p text:style-name="Standard">def log_out</text:p>
      <text:p text:style-name="Standard"><text:s text:c="4"/><text:tab/>session.delete(:user_id)</text:p>
      <text:p text:style-name="Standard"><text:s text:c="4"/><text:tab/>@current_user = nil</text:p>
      <text:p text:style-name="Standard">end</text:p>
      <text:p text:style-name="Standard"/>
      <text:p text:style-name="Standard">Call Backs: In ror call backs are treated as triggers in data base these callbacks can be triggered when we create, update, delete the data in db</text:p>
      <text:p text:style-name="Standard"><text:soft-page-break/>this call back is a method written in the model of the ror.</text:p>
      <text:p text:style-name="Standard"/>
      <text:p text:style-name="Standard">class User &lt; ActiveRecord::Base</text:p>
      <text:p text:style-name="Standard"><text:s text:c="2"/>validates :login, :email, presence: true</text:p>
      <text:p text:style-name="Standard"><text:s/></text:p>
      <text:p text:style-name="Standard"><text:s text:c="2"/>before_create do</text:p>
      <text:p text:style-name="Standard"><text:s text:c="4"/>self.name = login.capitalize if name.blank?</text:p>
      <text:p text:style-name="Standard"><text:s text:c="2"/>end</text:p>
      <text:p text:style-name="Standard">end</text:p>
      <text:p text:style-name="Standard"/>
      <text:p text:style-name="Standard">eg :class User &lt; ActiveRecord::Base</text:p>
      <text:p text:style-name="Standard"><text:s text:c="2"/>before_validation :normalize_name, on: :create</text:p>
      <text:p text:style-name="Standard"><text:s/></text:p>
      <text:p text:style-name="Standard"><text:s text:c="2"/># :on takes an array as well</text:p>
      <text:p text:style-name="Standard"><text:s text:c="2"/>after_validation :set_location, on: [ :create, :update ]</text:p>
      <text:p text:style-name="Standard"><text:s/></text:p>
      <text:p text:style-name="Standard"><text:s text:c="2"/>protected</text:p>
      <text:p text:style-name="Standard"><text:s text:c="4"/>def normalize_name</text:p>
      <text:p text:style-name="Standard"><text:s text:c="6"/>self.name = self.name.downcase.titleize</text:p>
      <text:p text:style-name="Standard"><text:s text:c="4"/>end</text:p>
      <text:p text:style-name="Standard"><text:s/></text:p>
      <text:p text:style-name="Standard"><text:s text:c="4"/>def set_location</text:p>
      <text:p text:style-name="Standard"><text:s text:c="6"/>self.location = LocationService.query(self)</text:p>
      <text:p text:style-name="Standard"><text:s text:c="4"/>end</text:p>
      <text:p text:style-name="Standard">end</text:p>
      <text:p text:style-name="Standard"/>
      <text:p text:style-name="Standard">Note : callbacks method should be written in private or protected so that we can't call it form outside the model.</text:p>
      <text:p text:style-name="Standard"/>
      <text:p text:style-name="Standard">Types of Call Backs:</text:p>
      <text:p text:style-name="Standard">3.1 Creating an Object</text:p>
      <text:p text:style-name="Standard">before_validation</text:p>
      <text:p text:style-name="Standard">after_validation</text:p>
      <text:p text:style-name="Standard">before_save</text:p>
      <text:p text:style-name="Standard">around_save</text:p>
      <text:p text:style-name="Standard">before_create</text:p>
      <text:p text:style-name="Standard">around_create</text:p>
      <text:p text:style-name="Standard">after_create</text:p>
      <text:p text:style-name="Standard">after_save</text:p>
      <text:p text:style-name="Standard">after_commit/after_rollback</text:p>
      <text:p text:style-name="Standard"/>
      <text:p text:style-name="Standard">3.2 Updating an Object</text:p>
      <text:p text:style-name="Standard">before_validation</text:p>
      <text:p text:style-name="Standard">after_validation</text:p>
      <text:p text:style-name="Standard">before_save</text:p>
      <text:p text:style-name="Standard">around_save</text:p>
      <text:p text:style-name="Standard">before_update</text:p>
      <text:p text:style-name="Standard">around_update</text:p>
      <text:p text:style-name="Standard">after_update</text:p>
      <text:p text:style-name="Standard">after_save</text:p>
      <text:p text:style-name="Standard">after_commit/after_rollback</text:p>
      <text:p text:style-name="Standard"/>
      <text:p text:style-name="Standard"><text:soft-page-break/>3.3 Destroying an Object</text:p>
      <text:p text:style-name="Standard">before_destroy</text:p>
      <text:p text:style-name="Standard">around_destroy</text:p>
      <text:p text:style-name="Standard">after_destroy</text:p>
      <text:p text:style-name="Standard">after_commit/after_rollback</text:p>
      <text:p text:style-name="Standard"/>
      <text:p text:style-name="Standard">3.4 after_initialize and after_find</text:p>
      <text:p text:style-name="Standard">The after_initialize callback : will be called whenever an Active Record object is instantiated, </text:p>
      <text:p text:style-name="Standard">either by directly using new or when a record is loaded from the database. </text:p>
      <text:p text:style-name="Standard">It can be useful to avoid the need to directly override your Active Record initialize method.</text:p>
      <text:p text:style-name="Standard"/>
      <text:p text:style-name="Standard">The after_find callback : will be called whenever Active Record loads a record from the database. </text:p>
      <text:p text:style-name="Standard">after_find is called before after_initialize if both are defined.</text:p>
      <text:p text:style-name="Standard"/>
      <text:p text:style-name="Standard">The after_touch callback : will be called whenever an Active Record object is touched.</text:p>
      <text:p text:style-name="Standard">eg:</text:p>
      <text:p text:style-name="Standard">class User &lt; ActiveRecord::Base</text:p>
      <text:p text:style-name="Standard"><text:s text:c="2"/>after_touch do |user|</text:p>
      <text:p text:style-name="Standard"><text:s text:c="4"/>puts "You have touched an object"</text:p>
      <text:p text:style-name="Standard"><text:s text:c="2"/>end</text:p>
      <text:p text:style-name="Standard">end</text:p>
      <text:p text:style-name="Standard"><text:s/></text:p>
      <text:p text:style-name="Standard">&gt;&gt; u = User.create(name: 'Kuldeep')</text:p>
      <text:p text:style-name="Standard">&gt;&gt; u.touch</text:p>
      <text:p text:style-name="Standard">You have touched an object</text:p>
      <text:p text:style-name="Standard">=&gt; true</text:p>
      <text:p text:style-name="Standard"/>
      <text:p text:style-name="Standard">The methods which triggers call backs are :</text:p>
      <text:p text:style-name="Standard"><text:s/>Running Callbacks</text:p>
      <text:p text:style-name="Standard">The following methods trigger callbacks:</text:p>
      <text:p text:style-name="Standard"/>
      <text:p text:style-name="Standard">create</text:p>
      <text:p text:style-name="Standard">create!</text:p>
      <text:p text:style-name="Standard">decrement!</text:p>
      <text:p text:style-name="Standard">destroy</text:p>
      <text:p text:style-name="Standard">destroy!</text:p>
      <text:p text:style-name="Standard">destroy_all</text:p>
      <text:p text:style-name="Standard">increment!</text:p>
      <text:p text:style-name="Standard">save</text:p>
      <text:p text:style-name="Standard">save!</text:p>
      <text:p text:style-name="Standard">save(validate: false)</text:p>
      <text:p text:style-name="Standard">toggle!</text:p>
      <text:p text:style-name="Standard">update_attribute</text:p>
      <text:p text:style-name="Standard">update</text:p>
      <text:p text:style-name="Standard">update!</text:p>
      <text:p text:style-name="Standard">valid?</text:p>
      <text:p text:style-name="Standard">Additionally, the after_find callback is triggered by the following finder methods:</text:p>
      <text:p text:style-name="Standard"/>
      <text:p text:style-name="Standard">all</text:p>
      <text:p text:style-name="Standard">first</text:p>
      <text:p text:style-name="Standard">find</text:p>
      <text:p text:style-name="Standard">find_by</text:p>
      <text:p text:style-name="Standard"><text:soft-page-break/>find_by_*</text:p>
      <text:p text:style-name="Standard">find_by_*!</text:p>
      <text:p text:style-name="Standard">find_by_sql</text:p>
      <text:p text:style-name="Standard">la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ML :</text:p>
      <text:p text:style-name="Standard">CSS (cascading style sheet) :</text:p>
      <text:p text:style-name="Standard">Styling can be added to HTML elements in 3 ways:</text:p>
      <text:p text:style-name="Standard"/>
      <text:p text:style-name="Standard">Inline - using a style attribute in HTML elements</text:p>
      <text:p text:style-name="Standard">Internal - using a &lt;style&gt; element in the HTML &lt;head&gt; section</text:p>
      <text:p text:style-name="Standard">External - using one or more external CSS files</text:p>
      <text:p text:style-name="Standard"/>
      <text:p text:style-name="Standard">Internal styling : An internal style sheet can be used to define a common style for all HTML elements on a page.</text:p>
      <text:p text:style-name="Standard"/>
      <text:p text:style-name="Standard">Internal styling is defined in the &lt;head&gt; section of an HTML page, using a &lt;style&gt; element:</text:p>
      <text:p text:style-name="Standard"><text:s/>{prorperty : value;property :value}</text:p>
      <text:p text:style-name="Standard">ex : &lt;head&gt;</text:p>
      <text:p text:style-name="Standard">&lt;style&gt;</text:p>
      <text:p text:style-name="Standard">body {background-color:lightgrey}</text:p>
      <text:p text:style-name="Standard">h1 <text:s text:c="2"/>{color:blue}</text:p>
      <text:p text:style-name="Standard">p <text:s text:c="3"/>{color:green}</text:p>
      <text:p text:style-name="Standard">&lt;/style&gt;</text:p>
      <text:p text:style-name="Standard">&lt;/head&gt;</text:p>
      <text:p text:style-name="Standard"/>
      <text:p text:style-name="Standard">inline styling : Inline styling is useful for applying a unique style to a single HTML element</text:p>
      <text:p text:style-name="Standard">ex : &lt;h1 style="color:blue"&gt;This is a Blue Heading&lt;/h1&gt;</text:p>
      <text:p text:style-name="Standard">style ="property:value"</text:p>
      <text:p text:style-name="Standard"/>
      <text:p text:style-name="Standard">Lists : Html have 3 types of lists they are 1.Ordered 2.UnOrdered 3.Description(item with its description)</text:p>
      <text:p text:style-name="Standard">Unordered List <text:s/>: unordered list starts with tag &lt;ul&gt;</text:p>
      <text:p text:style-name="Standard">ex: &lt;ul style="list-style-type:circle"&gt;&lt;li&gt;Embedded &lt;/li&gt;&lt;li&gt;VHDL&lt;/li&gt;&lt;/ul&gt;</text:p>
      <text:p text:style-name="Standard"/>
      <text:p text:style-name="Standard">Ordered List : list with 1,2,3 numbers</text:p>
      <text:p text:style-name="Standard">ex: &lt;ol type="1"&gt;&lt;li&gt;Embedded &lt;/li&gt;&lt;li&gt;VHDL&lt;/li&gt;&lt;/ol&gt; for a,b,c type="A" or "a" or "I"</text:p>
      <text:p text:style-name="Standard"/>
      <text:p text:style-name="Standard">Description List : A description list, is a list of terms, with a description of each term.</text:p>
      <text:p text:style-name="Standard">The &lt;dt&gt; tag defines the term (name), and the &lt;dd&gt; tag defines the data (description).</text:p>
      <text:p text:style-name="Standard">&lt;dl&gt;&lt;dt&gt;vlsi&lt;/dt&gt;&lt;dd&gt;Verilog Hardware designing language&lt;/dd&gt;&lt;/dt&gt;&lt;/dl&gt;</text:p>
      <text:p text:style-name="Standard"><text:soft-page-break/></text:p>
      <text:p text:style-name="Standard">Lists can be nested lists i.e list inside another list item.</text:p>
      <text:p text:style-name="Standard">Use the CSS property display:inline to display a list horizontally</text:p>
      <text:p text:style-name="Standard"/>
      <text:p text:style-name="Standard">Block :</text:p>
      <text:p text:style-name="Standard">HTML Block Elements and Inline Elements</text:p>
      <text:p text:style-name="Standard">Most HTML elements are defined as block level elements or inline elements.</text:p>
      <text:p text:style-name="Standard"/>
      <text:p text:style-name="Standard">Block level elements normally start (and end) with a new line, when displayed in a browser.</text:p>
      <text:p text:style-name="Standard"/>
      <text:p text:style-name="Standard">Examples: &lt;h1&gt;, &lt;p&gt;, &lt;ul&gt;, &lt;table&gt;, &lt;div&gt;</text:p>
      <text:p text:style-name="Standard"/>
      <text:p text:style-name="Standard">Inline elements are normally displayed without line breaks.</text:p>
      <text:p text:style-name="Standard"/>
      <text:p text:style-name="Standard">Examples: &lt;b&gt;, &lt;td&gt;, &lt;a&gt;, &lt;img&gt;, &lt;span&gt;</text:p>
      <text:p text:style-name="Standard"/>
      <text:p text:style-name="Standard">&lt;div&gt; : Acts as a container for html elements and it has class attribute with which we can set style for the elements inside &lt;div&gt;</text:p>
      <text:p text:style-name="Standard"/>
      <text:p text:style-name="Standard">&lt;span&gt; :</text:p>
      <text:p text:style-name="Standard">The HTML &lt;span&gt; element is an inline element that can be used as a container for text.</text:p>
      <text:p text:style-name="Standard">ex : &lt;h1&gt;My &lt;span class="red"&gt;Important&lt;/span&gt; Heading&lt;/h1&gt;</text:p>
      <text:p text:style-name="Standard"/>
      <text:p text:style-name="Standard">RWD (Responsive Web Design):</text:p>
      <text:p text:style-name="Standard">RWD stands for Responsive Web Design</text:p>
      <text:p text:style-name="Standard">RWD can deliver web pages in variable sizes</text:p>
      <text:p text:style-name="Standard">RWD is a must for tablets and mobile devices</text:p>
      <text:p text:style-name="Standard"/>
      <text:p text:style-name="Standard">Using Bootstrap :</text:p>
      <text:p text:style-name="Standard">Another way to create a responsive design, is to use an already existing CSS framework.</text:p>
      <text:p text:style-name="Standard"/>
      <text:p text:style-name="Standard">Bootstrap is the most popular HTML, CSS, and JS framework for developing responsive webs.</text:p>
      <text:p text:style-name="Standard"/>
      <text:p text:style-name="Standard">Bootstrap helps you to develop sites that look nice at any size; screen, laptop, tablet, or phone:</text:p>
      <text:p text:style-name="Standard"/>
      <text:p text:style-name="Standard">IFrame : iframe is used to show a webpage inside another webpage.</text:p>
      <text:p text:style-name="Standard">syntax :&lt;iframe src="URL"&gt;&lt;/iframe&gt; url is the url of the web page you want to show.</text:p>
      <text:p text:style-name="Standard"/>
      <text:p text:style-name="Standard">&lt;script&gt; : this element either contains scripting statements or source of the scripting statements.</text:p>
      <text:p text:style-name="Standard"/>
      <text:p text:style-name="Standard">The HTML &lt;base&gt; Element</text:p>
      <text:p text:style-name="Standard">The &lt;base&gt; element specifies the base URL and base target for all relative URLs in a page:</text:p>
      <text:p text:style-name="Standard"/>
      <text:p text:style-name="Standard">Html Form : HTML forms are used to collect user input(&lt;form&gt;)</text:p>
      <text:p text:style-name="Standard"/>
      <text:p text:style-name="Standard">&lt;input&gt; is the element for the input text, radio button, submit by setting the type attribute for &lt;input type="text"&gt;</text:p>
      <text:p text:style-name="Standard"/>
      <text:p text:style-name="Standard">&lt;input type="radio" name="sex" value="male" checked&gt;Male</text:p>
      <text:p text:style-name="Standard">&lt;input type="submit" value="Submit"&gt;</text:p>
      <text:p text:style-name="Standard"/>
      <text:p text:style-name="Standard">&lt;fieldset&gt; : this is used to group elements related to a form </text:p>
      <text:p text:style-name="Standard"><text:soft-page-break/></text:p>
      <text:p text:style-name="Standard">&lt;select&gt; : select element defines the drop down list in a form</text:p>
      <text:p text:style-name="Standard">ex: &lt;select name="cars"&gt;</text:p>
      <text:p text:style-name="Standard">&lt;option value="volvo"&gt;Volvo&lt;/option&gt;</text:p>
      <text:p text:style-name="Standard">&lt;option value="saab"&gt;Saab&lt;/option&gt;</text:p>
      <text:p text:style-name="Standard">&lt;option value="fiat"&gt;Fiat&lt;/option&gt;</text:p>
      <text:p text:style-name="Standard">&lt;option value="audi"&gt;Audi&lt;/option&gt;</text:p>
      <text:p text:style-name="Standard">&lt;/select&gt;</text:p>
      <text:p text:style-name="Standard"/>
      <text:p text:style-name="Standard">&lt;datalist&gt; : this provides a dropdown of predefined values for an input</text:p>
      <text:p text:style-name="Standard">ex: <text:s/>&lt;input list="browsers"&gt;</text:p>
      <text:p text:style-name="Standard">&lt;datalist id="browsers"&gt;</text:p>
      <text:p text:style-name="Standard"><text:s text:c="2"/>&lt;option value="Internet Explorer"&gt;</text:p>
      <text:p text:style-name="Standard"><text:s text:c="2"/>&lt;option value="Firefox"&gt;</text:p>
      <text:p text:style-name="Standard"><text:s text:c="2"/>&lt;option value="Chrome"&gt;</text:p>
      <text:p text:style-name="Standard"><text:s text:c="2"/>&lt;option value="Opera"&gt;</text:p>
      <text:p text:style-name="Standard"><text:s text:c="2"/>&lt;option value="Safari"&gt;</text:p>
      <text:p text:style-name="Standard">&lt;/datalist&gt; </text:p>
      <text:p text:style-name="Standard"/>
      <text:p text:style-name="Standard">CSS :</text:p>
      <text:p text:style-name="Standard">CSS selectors are used to "find" (or select) HTML elements based on their id, class, type, attribute, and more.</text:p>
      <text:p text:style-name="Standard">h1 {</text:p>
      <text:p text:style-name="Standard"><text:s text:c="4"/>text-align: center;</text:p>
      <text:p text:style-name="Standard"><text:s text:c="4"/>color: red;</text:p>
      <text:p text:style-name="Standard">}</text:p>
      <text:p text:style-name="Standard"/>
      <text:p text:style-name="Standard">h2 {</text:p>
      <text:p text:style-name="Standard"><text:s text:c="4"/>text-align: center;</text:p>
      <text:p text:style-name="Standard"><text:s text:c="4"/>color: red;</text:p>
      <text:p text:style-name="Standard">}</text:p>
      <text:p text:style-name="Standard"/>
      <text:p text:style-name="Standard">p {</text:p>
      <text:p text:style-name="Standard"><text:s text:c="4"/>text-align: center;</text:p>
      <text:p text:style-name="Standard"><text:s text:c="4"/>color: red;</text:p>
      <text:p text:style-name="Standard">}</text:p>
      <text:p text:style-name="Standard"/>
      <text:p text:style-name="Standard">Note : when css are cascaded on the same element(external,internal,inline) then priority is given to inline.</text:p>
      <text:p text:style-name="Standard"/>
      <text:p text:style-name="Standard"/>
      <text:p text:style-name="Standard">CSS properties used to set background of an element.</text:p>
      <text:p text:style-name="Standard">background-color <text:s/>: background-color: #6495ed;</text:p>
      <text:p text:style-name="Standard">background-image <text:s text:c="2"/>: background-image: url("paper.gif");</text:p>
      <text:p text:style-name="Standard">background-repeat <text:s/>: background-image: url("gradient_bg.png"); <text:s text:c="2"/>background-repeat: repeat-x;</text:p>
      <text:p text:style-name="Standard">background-attachment : </text:p>
      <text:p text:style-name="Standard">background-position : background-position: right top;</text:p>
      <text:p text:style-name="Standard"/>
      <text:p text:style-name="Standard">background shorthand property : background: #ffffff url("img_tree.png") no-repeat right top;</text:p>
      <text:p text:style-name="Standard"/>
      <text:p text:style-name="Standard">CSS properties for text formatting:</text:p>
      <text:p text:style-name="Standard">color : to set the color of the text. (color: blue;)</text:p>
      <text:p text:style-name="Standard"><text:soft-page-break/>text-align : to align the text (text-align: center;)</text:p>
      <text:p text:style-name="Standard">text-decoration : to decorate the text (text-decaoration: overline)(linethrough or underline)</text:p>
      <text:p text:style-name="Standard">text-transformation : The text-transform property is used to specify uppercase and lowercase letters in a text (text-transformation : uppercase)(lowercase,capitalize)</text:p>
      <text:p text:style-name="Standard">text-indent : The text-indent property is used to specify the indentation of the first line of a text.(text-indent: 10px)</text:p>
      <text:p text:style-name="Standard"/>
      <text:p text:style-name="Standard">color<text:tab/>Sets the color of text</text:p>
      <text:p text:style-name="Standard">direction<text:tab/>Specifies the text direction/writing direction</text:p>
      <text:p text:style-name="Standard">letter-spacing<text:tab/>Increases or decreases the space between characters in a text</text:p>
      <text:p text:style-name="Standard">line-height<text:tab/>Sets the line height</text:p>
      <text:p text:style-name="Standard">text-align<text:tab/>Specifies the horizontal alignment of text</text:p>
      <text:p text:style-name="Standard">text-decoration<text:tab/>Specifies the decoration added to text</text:p>
      <text:p text:style-name="Standard">text-indent<text:tab/>Specifies the indentation of the first line in a text-block</text:p>
      <text:p text:style-name="Standard">text-shadow<text:tab/>Specifies the shadow effect added to text</text:p>
      <text:p text:style-name="Standard">text-transform<text:tab/>Controls the capitalization of text</text:p>
      <text:p text:style-name="Standard">unicode-bidi<text:tab/>Used together with the direction property to set or return whether the text should be overridden to support multiple languages in the same document</text:p>
      <text:p text:style-name="Standard">vertical-align<text:tab/>Sets the vertical alignment of an element</text:p>
      <text:p text:style-name="Standard">white-space<text:tab/>Specifies how white-space inside an element is handled</text:p>
      <text:p text:style-name="Standard">word-spacing<text:tab/>Increases or decreases the space between words in a text</text:p>
      <text:p text:style-name="Standard"/>
      <text:p text:style-name="Standard"/>
      <text:p text:style-name="Standard">CSS properties for Font :</text:p>
      <text:p text:style-name="Standard">font-family: "Times New Roman", Times, serif;</text:p>
      <text:p text:style-name="Standard">font-style: normal;</text:p>
      <text:p text:style-name="Standard">font-size: 40px;</text:p>
      <text:p text:style-name="Standard">font-variant<text:tab/>Specifies whether or not a text should be displayed in a small-caps font</text:p>
      <text:p text:style-name="Standard">font-weight<text:tab/>Specifies the weight of a font</text:p>
      <text:p text:style-name="Standard"/>
      <text:p text:style-name="Standard">CSS properties for List style:</text:p>
      <text:p text:style-name="Standard">ul.a {</text:p>
      <text:p text:style-name="Standard"><text:s text:c="4"/>list-style-type: circle;</text:p>
      <text:p text:style-name="Standard">}</text:p>
      <text:p text:style-name="Standard">list-style-image: url('sqpurple.gif'); <text:s/>: is used to show the image in list.</text:p>
      <text:p text:style-name="Standard"/>
      <text:p text:style-name="Standard">visibility : hidden : this is used to set the visibility of an element</text:p>
      <text:p text:style-name="Standard"/>
      <text:p text:style-name="Standard">display : inline(or block) : is used to set the text in a paragraph or span etc</text:p>
      <text:p text:style-name="Standard"/>
      <text:p text:style-name="Standard">Combinators : A CSS selector can contain more than one simple selector. Between the simple selectors, we can include a combinator.</text:p>
      <text:p text:style-name="Standard"/>
      <text:p text:style-name="Standard">There are four different combinators in CSS3:</text:p>
      <text:p text:style-name="Standard"/>
      <text:p text:style-name="Standard">descendant selector</text:p>
      <text:p text:style-name="Standard">child selector</text:p>
      <text:p text:style-name="Standard">adjacent sibling selector</text:p>
      <text:p text:style-name="Standard">general sibling selector</text:p>
      <text:p text:style-name="Standard"/>
      <text:p text:style-name="Standard">Descendant selector : The descendant selector matches all elements that are descendants of a specified element.</text:p>
      <text:p text:style-name="Standard"><text:soft-page-break/></text:p>
      <text:p text:style-name="Standard">The following example selects all &lt;p&gt; elements inside &lt;div&gt; elements: </text:p>
      <text:p text:style-name="Standard">eg:</text:p>
      <text:p text:style-name="Standard">div p { "background-color:red;"}</text:p>
      <text:p text:style-name="Standard"/>
      <text:p text:style-name="Standard">here p is the descendant in the div.</text:p>
      <text:p text:style-name="Standard"/>
      <text:p text:style-name="Standard">Child Selector :</text:p>
      <text:p text:style-name="Standard">The child selector selects all elements that are the immediate children of a specified element.</text:p>
      <text:p text:style-name="Standard">The following example selects all &lt;p&gt; elements that are immediate children of a &lt;div&gt; element:</text:p>
      <text:p text:style-name="Standard">eg:div &gt; p{}</text:p>
      <text:p text:style-name="Standard">&lt;div&gt;</text:p>
      <text:p text:style-name="Standard">&lt;p/&gt;</text:p>
      <text:p text:style-name="Standard">&lt;p/&gt;</text:p>
      <text:p text:style-name="Standard">&lt;span&gt;&lt;p&gt;&lt;/p&gt;&lt;/span&gt;</text:p>
      <text:p text:style-name="Standard">&lt;/div&gt;</text:p>
      <text:p text:style-name="Standard"/>
      <text:p text:style-name="Standard">the style is applicable for the &lt;p&gt; but not for the &lt;p&gt; inside the span</text:p>
      <text:p text:style-name="Standard"/>
      <text:p text:style-name="Standard">Adjacent Sibling Selector <text:s/>:</text:p>
      <text:p text:style-name="Standard">The adjacent sibling selector selects all elements that are the adjacent siblings of a specified element.</text:p>
      <text:p text:style-name="Standard">Sibling elements must have the same parent element, and "adjacent" means "immediately following".</text:p>
      <text:p text:style-name="Standard">The following example selects all &lt;p&gt; elements that are placed immediately after &lt;div&gt; elements:</text:p>
      <text:p text:style-name="Standard">eg: div +p{}</text:p>
      <text:p text:style-name="Standard"/>
      <text:p text:style-name="Standard">General Sibling Selector <text:s text:c="2"/>:</text:p>
      <text:p text:style-name="Standard">The general sibling selector selects all elements that are siblings of a specified element.</text:p>
      <text:p text:style-name="Standard">The following example selects all &lt;p&gt; elements that are siblings of &lt;div&gt; elements:</text:p>
      <text:p text:style-name="Standard"/>
      <text:p text:style-name="Standard">What are Pseudo-classes? <text:s/>:</text:p>
      <text:p text:style-name="Standard">A pseudo-class is used to define a special state of an element.</text:p>
      <text:p text:style-name="Standard">For example, it can be used to:</text:p>
      <text:p text:style-name="Standard">Style an element when a user mouses over it</text:p>
      <text:p text:style-name="Standard">Style visited and unvisited links differently</text:p>
      <text:p text:style-name="Standard">eg : div.classname:pseudo class{property value}</text:p>
      <text:p text:style-name="Standard">div.class:hover {animation-play-state:paused;}</text:p>
      <text:p text:style-name="Standard"/>
      <text:p text:style-name="Standard">What are Pseudo-Elements?</text:p>
      <text:p text:style-name="Standard">A CSS pseudo-element is used to style specified parts of an element.</text:p>
      <text:p text:style-name="Standard">For example, it can be used to:</text:p>
      <text:p text:style-name="Standard">Style the first letter, or line, of an element</text:p>
      <text:p text:style-name="Standard">Insert content before, or after, the content of an element</text:p>
      <text:p text:style-name="Standard">eg : div::pseudoelement{property:value;}</text:p>
      <text:p text:style-name="Standard"/>
      <text:p text:style-name="Standard">p::first-line {</text:p>
      <text:p text:style-name="Standard"><text:s text:c="4"/>color: #ff0000;</text:p>
      <text:p text:style-name="Standard"><text:s text:c="4"/>font-variant: small-caps;</text:p>
      <text:p text:style-name="Standard">}</text:p>
      <text:p text:style-name="Standard"/>
      <text:p text:style-name="Standard">All CSS Pseudo Elements</text:p>
      <text:p text:style-name="Standard"><text:soft-page-break/>Selector<text:tab/>Example<text:tab/>Example description</text:p>
      <text:p text:style-name="Standard">::after<text:tab/>p::after<text:tab/>Insert content after every &lt;p&gt; element</text:p>
      <text:p text:style-name="Standard">::before<text:tab/>p::before<text:tab/>Insert content before every &lt;p&gt; element</text:p>
      <text:p text:style-name="Standard">::first-letter<text:tab/>p::first-letter<text:tab/>Selects the first letter of every &lt;p&gt; element</text:p>
      <text:p text:style-name="Standard">::first-line<text:tab/>p::first-line<text:tab/>Selects the first line of every &lt;p&gt; element</text:p>
      <text:p text:style-name="Standard">::selection<text:tab/>p::selection<text:tab/>Selects the portion of an element that is selected by a user</text:p>
      <text:p text:style-name="Standard"/>
      <text:p text:style-name="Standard">All CSS Pseudo Classes</text:p>
      <text:p text:style-name="Standard">Selector<text:tab/>Example<text:tab/>Example description</text:p>
      <text:p text:style-name="Standard">:active<text:tab/>a:active<text:tab/>Selects the active link</text:p>
      <text:p text:style-name="Standard">:checked<text:tab/>input:checked<text:tab/>Selects every checked &lt;input&gt; element</text:p>
      <text:p text:style-name="Standard">:disabled<text:tab/>input:disabled<text:tab/>Selects every disabled &lt;input&gt; element</text:p>
      <text:p text:style-name="Standard">:empty<text:tab/>p:empty<text:tab/>Selects every &lt;p&gt; element that has no children</text:p>
      <text:p text:style-name="Standard">:enabled<text:tab/>input:enabled<text:tab/>Selects every enabled &lt;input&gt; element</text:p>
      <text:p text:style-name="Standard">:first-child<text:tab/>p:first-child<text:tab/>Selects every &lt;p&gt; elements that is the first child of its parent</text:p>
      <text:p text:style-name="Standard">:first-of-type<text:tab/>p:first-of-type<text:tab/>Selects every &lt;p&gt; element that is the first &lt;p&gt; element of its parent</text:p>
      <text:p text:style-name="Standard">:focus<text:tab/>input:focus<text:tab/>Selects the &lt;input&gt; element that has focus</text:p>
      <text:p text:style-name="Standard">:hover<text:tab/>a:hover<text:tab/>Selects links on mouse over</text:p>
      <text:p text:style-name="Standard">:in-range<text:tab/>input:in-range<text:tab/>Selects &lt;input&gt; elements with a value within a specified range</text:p>
      <text:p text:style-name="Standard">:invalid<text:tab/>input:invalid<text:tab/>Selects all &lt;input&gt; elements with an invalid value</text:p>
      <text:p text:style-name="Standard">:lang(language)<text:tab/>p:lang(it)<text:tab/>Selects every &lt;p&gt; element with a lang attribute value starting with "it"</text:p>
      <text:p text:style-name="Standard">:last-child<text:tab/>p:last-child<text:tab/>Selects every &lt;p&gt; elements that is the last child of its parent</text:p>
      <text:p text:style-name="Standard">:last-of-type<text:tab/>p:last-of-type<text:tab/>Selects every &lt;p&gt; element that is the last &lt;p&gt; element of its parent</text:p>
      <text:p text:style-name="Standard">:link<text:tab/>a:link<text:tab/>Selects all unvisited links</text:p>
      <text:p text:style-name="Standard">:not(selector)<text:tab/>:not(p)<text:tab/>Selects every element that is not a &lt;p&gt; element</text:p>
      <text:p text:style-name="Standard">:nth-child(n)<text:tab/>p:nth-child(2)<text:tab/>Selects every &lt;p&gt; element that is the second child of its parent</text:p>
      <text:p text:style-name="Standard">:nth-last-child(n)<text:tab/>p:nth-last-child(2)<text:tab/>Selects every &lt;p&gt; element that is the second child of its parent, counting from the last child</text:p>
      <text:p text:style-name="Standard">:nth-last-of-type(n)<text:tab/>p:nth-last-of-type(2)<text:tab/>Selects every &lt;p&gt; element that is the second &lt;p&gt; element of its parent, counting from the last child</text:p>
      <text:p text:style-name="Standard">:nth-of-type(n)<text:tab/>p:nth-of-type(2)<text:tab/>Selects every &lt;p&gt; element that is the second &lt;p&gt; element of its parent</text:p>
      <text:p text:style-name="Standard">:only-of-type<text:tab/>p:only-of-type<text:tab/>Selects every &lt;p&gt; element that is the only &lt;p&gt; element of its parent</text:p>
      <text:p text:style-name="Standard">:only-child<text:tab/>p:only-child<text:tab/>Selects every &lt;p&gt; element that is the only child of its parent</text:p>
      <text:p text:style-name="Standard">:optional<text:tab/>input:optional<text:tab/>Selects &lt;input&gt; elements with no "required" attribute</text:p>
      <text:p text:style-name="Standard">:out-of-range<text:tab/>input:out-of-range<text:tab/>Selects &lt;input&gt; elements with a value outside a specified range</text:p>
      <text:p text:style-name="Standard">:read-only<text:tab/>input:read-only<text:tab/>Selects &lt;input&gt; elements with a "readonly" attribute specified</text:p>
      <text:p text:style-name="Standard">:read-write<text:tab/>input:read-write<text:tab/>Selects &lt;input&gt; elements with no "readonly" attribute</text:p>
      <text:p text:style-name="Standard">:required<text:tab/>input:required<text:tab/>Selects &lt;input&gt; elements with a "required" attribute specified</text:p>
      <text:p text:style-name="Standard">:root<text:tab/>root<text:tab/>Selects the document's root element</text:p>
      <text:p text:style-name="Standard">:target<text:tab/>#news:target<text:tab/>Selects the current active #news element (clicked on a URL containing that anchor name)</text:p>
      <text:p text:style-name="Standard">:valid<text:tab/>input:valid<text:tab/>Selects all &lt;input&gt; elements with a valid value</text:p>
      <text:p text:style-name="Standard">:visited<text:tab/>a:visited<text:tab/>Selects all visited links</text:p>
      <text:p text:style-name="Standard"/>
      <text:p text:style-name="Standard"/>
      <text:p text:style-name="Standard">Media Types</text:p>
      <text:p text:style-name="Standard">Some CSS properties are designed for a specific type of media.</text:p>
      <text:p text:style-name="Standard"/>
      <text:p text:style-name="Standard">The @media Rule</text:p>
      <text:p text:style-name="Standard">The @media rule makes it possible to define different style rules for different media types in the <text:soft-page-break/>same stylesheet</text:p>
      <text:p text:style-name="Standard">eg : @media </text:p>
      <text:p text:style-name="Standard">&lt;style&gt;</text:p>
      <text:p text:style-name="Standard">@media screen {</text:p>
      <text:p text:style-name="Standard"><text:s text:c="4"/>p {</text:p>
      <text:p text:style-name="Standard"><text:s text:c="8"/>font-family: verdana, sans-serif;</text:p>
      <text:p text:style-name="Standard"><text:s text:c="8"/>font-size: 17px;</text:p>
      <text:p text:style-name="Standard"><text:s text:c="4"/>}</text:p>
      <text:p text:style-name="Standard">}</text:p>
      <text:p text:style-name="Standard"/>
      <text:p text:style-name="Standard">@media print {</text:p>
      <text:p text:style-name="Standard"><text:s text:c="4"/>p {</text:p>
      <text:p text:style-name="Standard"><text:s text:c="8"/>font-family: georgia, serif;</text:p>
      <text:p text:style-name="Standard"><text:s text:c="8"/>font-size: 14px;</text:p>
      <text:p text:style-name="Standard"><text:s text:c="8"/>color: blue;</text:p>
      <text:p text:style-name="Standard"><text:s text:c="4"/>}</text:p>
      <text:p text:style-name="Standard">}</text:p>
      <text:p text:style-name="Standard">&lt;/style&gt;</text:p>
      <text:p text:style-name="Standard">Other Mediatypes <text:s/>:</text:p>
      <text:p text:style-name="Standard">Media Type<text:tab/>Description</text:p>
      <text:p text:style-name="Standard">all<text:tab/>Used for all media type devices</text:p>
      <text:p text:style-name="Standard">aural<text:tab/>Used for speech and sound synthesizers</text:p>
      <text:p text:style-name="Standard">braille<text:tab/>Used for braille tactile feedback devices</text:p>
      <text:p text:style-name="Standard">embossed<text:tab/>Used for paged braille printers</text:p>
      <text:p text:style-name="Standard">handheld<text:tab/>Used for small or handheld devices</text:p>
      <text:p text:style-name="Standard">print<text:tab/>Used for printers</text:p>
      <text:p text:style-name="Standard">projection<text:tab/>Used for projected presentations, like slides</text:p>
      <text:p text:style-name="Standard">screen<text:tab/>Used for computer screens</text:p>
      <text:p text:style-name="Standard">tty<text:tab/>Used for media using a fixed-pitch character grid, like teletypes and terminals</text:p>
      <text:p text:style-name="Standard">tv<text:tab/>Used for television-type devices</text:p>
      <text:p text:style-name="Standard"/>
      <text:p text:style-name="Standard"/>
      <text:p text:style-name="Standard">Attribute Selector:</text:p>
      <text:p text:style-name="Standard">The [attribute] selector is used to select elements with a specified attribute.</text:p>
      <text:p text:style-name="Standard">eg : a[target="_blank"] { </text:p>
      <text:p text:style-name="Standard"><text:s text:c="4"/>background-color: yellow;</text:p>
      <text:p text:style-name="Standard">}</text:p>
      <text:p text:style-name="Standard"/>
      <text:p text:style-name="Standard">[attribute~=value] selector : The [attribute~=value] selector is used to select elements with an attribute value containing a specified word</text:p>
      <text:p text:style-name="Standard">eg: [title~="flower"] {</text:p>
      <text:p text:style-name="Standard"><text:s text:c="4"/>border: 5px solid yellow;</text:p>
      <text:p text:style-name="Standard">}</text:p>
      <text:p text:style-name="Standard"/>
      <text:p text:style-name="Standard">CSS [attribute|=value] Selector <text:s text:c="2"/>:</text:p>
      <text:p text:style-name="Standard">The [attribute|=value] selector is used to select elements with the specified attribute starting with the specified value.</text:p>
      <text:p text:style-name="Standard">The following example selects all elements with a class attribute value that begins with "top":</text:p>
      <text:p text:style-name="Standard">Note: The value has to be a whole word, either alone, like class="top", or followed by a hyphen( - ), like class="top-text"! </text:p>
      <text:p text:style-name="Standard"/>
      <text:p text:style-name="Standard">eg: [class|="top"] {</text:p>
      <text:p text:style-name="Standard"><text:soft-page-break/><text:s text:c="4"/>background: yellow;</text:p>
      <text:p text:style-name="Standard">}</text:p>
      <text:p text:style-name="Standard"/>
      <text:p text:style-name="Standard">CSS [attribute^=value] Selector <text:s text:c="2"/>:</text:p>
      <text:p text:style-name="Standard">The [attribute^=value] selector is used to select elements whose attribute value begins with a specified value.</text:p>
      <text:p text:style-name="Standard">The following example selects all elements with a class attribute value that begins with "top":</text:p>
      <text:p text:style-name="Standard"/>
      <text:p text:style-name="Standard">Note: The value does not have to be a whole word! </text:p>
      <text:p text:style-name="Standard"/>
      <text:p text:style-name="Standard">Example</text:p>
      <text:p text:style-name="Standard">[class^="top"] {</text:p>
      <text:p text:style-name="Standard"><text:s text:c="4"/>background: yellow;</text:p>
      <text:p text:style-name="Standard">}</text:p>
      <text:p text:style-name="Standard"/>
      <text:p text:style-name="Standard"/>
      <text:p text:style-name="Standard">CSS [attribute$=value] Selector <text:s/>:</text:p>
      <text:p text:style-name="Standard">The [attribute$=value] selector is used to select elements whose attribute value ends with a specified value.</text:p>
      <text:p text:style-name="Standard">The following example selects all elements with a class attribute value that ends with "test":</text:p>
      <text:p text:style-name="Standard"/>
      <text:p text:style-name="Standard">Note: The value does not have to be a whole word! <text:s/></text:p>
      <text:p text:style-name="Standard"/>
      <text:p text:style-name="Standard">Example</text:p>
      <text:p text:style-name="Standard">[class$="test"] {</text:p>
      <text:p text:style-name="Standard"><text:s text:c="4"/>background: yellow;</text:p>
      <text:p text:style-name="Standard">}</text:p>
      <text:p text:style-name="Standard"/>
      <text:p text:style-name="Standard">CSS [attribute*=value] Selector <text:s/>:</text:p>
      <text:p text:style-name="Standard">The [attribute*=value] selector is used to select elements whose attribute value contains a specified value.</text:p>
      <text:p text:style-name="Standard">The following example selects all elements with a class attribute value that contains "te":</text:p>
      <text:p text:style-name="Standard"/>
      <text:p text:style-name="Standard">Note: The value does not have to be a whole word! <text:s/></text:p>
      <text:p text:style-name="Standard"/>
      <text:p text:style-name="Standard">Example</text:p>
      <text:p text:style-name="Standard">[class*="te"] {</text:p>
      <text:p text:style-name="Standard"><text:s text:c="4"/>background: yellow;</text:p>
      <text:p text:style-name="Standard">}</text:p>
      <text:p text:style-name="Standard"/>
      <text:p text:style-name="Standard"/>
      <text:p text:style-name="Standard">Styling Forms <text:s/>:</text:p>
      <text:p text:style-name="Standard">The attribute selectors can be useful for styling forms without class or ID:</text:p>
      <text:p text:style-name="Standard">Example</text:p>
      <text:p text:style-name="Standard"/>
      <text:p text:style-name="Standard">input[type="text"] {</text:p>
      <text:p text:style-name="Standard"><text:s text:c="4"/>width: 150px;</text:p>
      <text:p text:style-name="Standard"><text:s text:c="4"/>display: block;</text:p>
      <text:p text:style-name="Standard"><text:s text:c="4"/>margin-bottom: 10px;</text:p>
      <text:p text:style-name="Standard"><text:s text:c="4"/>background-color: yellow;</text:p>
      <text:p text:style-name="Standard">}</text:p>
      <text:p text:style-name="Standard"/>
      <text:p text:style-name="Standard"><text:soft-page-break/>input[type="button"] {</text:p>
      <text:p text:style-name="Standard"><text:s text:c="4"/>width: 120px;</text:p>
      <text:p text:style-name="Standard"><text:s text:c="4"/>margin-left: 35px;</text:p>
      <text:p text:style-name="Standard"><text:s text:c="4"/>display: block;</text:p>
      <text:p text:style-name="Standard">}</text:p>
      <text:p text:style-name="Standard"/>
      <text:p text:style-name="Standard">Image Bordering :</text:p>
      <text:p text:style-name="Standard">#bordering {</text:p>
      <text:p text:style-name="Standard"><text:s text:c="4"/>border: 10px solid transparent;</text:p>
      <text:p text:style-name="Standard"><text:s text:c="4"/>padding: 15px;</text:p>
      <text:p text:style-name="Standard"><text:s text:c="4"/>-webkit-border-image: url(border.png) 30 stretch; /* Safari 3.1-5 */</text:p>
      <text:p text:style-name="Standard"><text:s text:c="4"/>-o-border-image: url(border.png) 30 stretch; /* Opera 11-12.1 */</text:p>
      <text:p text:style-name="Standard"><text:s text:c="4"/>border-image: url(border.png) 30 stretch;</text:p>
      <text:p text:style-name="Standard">}</text:p>
      <text:p text:style-name="Standard"/>
      <text:p text:style-name="Standard"/>
      <text:p text:style-name="Standard">Property<text:tab/>Description</text:p>
      <text:p text:style-name="Standard">border-image<text:tab/>A shorthand property for setting all the border-image-* properties</text:p>
      <text:p text:style-name="Standard">border-image-source<text:tab/>Specifies the path to the image to be used as a border</text:p>
      <text:p text:style-name="Standard">border-image-slice<text:tab/>Specifies how to slice the border image</text:p>
      <text:p text:style-name="Standard">border-image-width<text:tab/>Specifies the widths of the border image</text:p>
      <text:p text:style-name="Standard">border-image-outset<text:tab/>Specifies the amount by which the border image area extends beyond the border box</text:p>
      <text:p text:style-name="Standard">border-image-repeat<text:tab/>Specifies whether the border image should be repeated, rounded or stretched</text:p>
      <text:p text:style-name="Standard"/>
      <text:p text:style-name="Standard"/>
      <text:p text:style-name="Standard">Multiple Background images : in CCS3 we can select multiple images for back ground.</text:p>
      <text:p text:style-name="Standard">#example1 {</text:p>
      <text:p text:style-name="Standard"><text:s text:c="4"/>background-image: url(img_flwr.gif), url(paper.gif);</text:p>
      <text:p text:style-name="Standard"><text:s text:c="4"/>background-position: right bottom, left top;</text:p>
      <text:p text:style-name="Standard"><text:s text:c="4"/>background-repeat: no-repeat, repeat;</text:p>
      <text:p text:style-name="Standard">}</text:p>
      <text:p text:style-name="Standard"/>
      <text:p text:style-name="Standard">background-size:cover will adjust its size according to the screen and covers the entire screen.</text:p>
      <text:p text:style-name="Standard"/>
      <text:p text:style-name="Standard">Property<text:tab/>Description</text:p>
      <text:p text:style-name="Standard">background<text:tab/>A shorthand property for setting all the background properties in one declaration</text:p>
      <text:p text:style-name="Standard">background-clip<text:tab/>Specifies the painting area of the background</text:p>
      <text:p text:style-name="Standard">background-image<text:tab/>Specifies one or more background images for an element</text:p>
      <text:p text:style-name="Standard">background-origin<text:tab/>Specifies where the background image(s) is/are positioned</text:p>
      <text:p text:style-name="Standard">background-size<text:tab/>Specifies the size of the background image(s)</text:p>
      <text:p text:style-name="Standard"/>
      <text:p text:style-name="Standard">RGBA Colors <text:s/>:</text:p>
      <text:p text:style-name="Standard">RGBA color values are an extension of RGB color values with an alpha channel - which specifies the opacity for a color.</text:p>
      <text:p text:style-name="Standard"/>
      <text:p text:style-name="Standard">HSL Colors <text:s text:c="3"/>:</text:p>
      <text:p text:style-name="Standard">HSL stands for Hue, Saturation and Lightness.</text:p>
      <text:p text:style-name="Standard">An HSL color value is specified with: hsl(hue, saturation, lightness).</text:p>
      <text:p text:style-name="Standard"/>
      <text:p text:style-name="Standard">Hue is a degree on the color wheel (from 0 to 360):</text:p>
      <text:p text:style-name="Standard">0 (or 360) is red</text:p>
      <text:p text:style-name="Standard"><text:soft-page-break/>120 is green</text:p>
      <text:p text:style-name="Standard">240 is blue</text:p>
      <text:p text:style-name="Standard">Saturation is a percentage value: 100% is the full color.</text:p>
      <text:p text:style-name="Standard">Lightness is also a percentage; 0% is dark (black) and 100% is white.</text:p>
      <text:p text:style-name="Standard">HSLA <text:s/>: A alpha is for opacity.</text:p>
      <text:p text:style-name="Standard"/>
      <text:p text:style-name="Standard"/>
      <text:p text:style-name="Standard">Linear Gradient - Top to Bottom (this is default) </text:p>
      <text:p text:style-name="Standard">The following example shows a linear gradient that starts at the top. It starts red, transitioning to blue:</text:p>
      <text:p text:style-name="Standard"/>
      <text:p text:style-name="Standard">Example</text:p>
      <text:p text:style-name="Standard"/>
      <text:p text:style-name="Standard">A linear gradient from top to bottom:</text:p>
      <text:p text:style-name="Standard"/>
      <text:p text:style-name="Standard">#grad {</text:p>
      <text:p text:style-name="Standard"><text:s text:c="2"/>background: -webkit-linear-gradient(red, blue); /* For Safari 5.1 to 6.0 */</text:p>
      <text:p text:style-name="Standard"><text:s text:c="2"/>background: -o-linear-gradient(red, blue); /* For Opera 11.1 to 12.0 */</text:p>
      <text:p text:style-name="Standard"><text:s text:c="2"/>background: -moz-linear-gradient(red, blue); /* For Firefox 3.6 to 15 */</text:p>
      <text:p text:style-name="Standard"><text:s text:c="2"/>background: linear-gradient(red, blue); /* Standard syntax */</text:p>
      <text:p text:style-name="Standard">}</text:p>
      <text:p text:style-name="Standard">(Left to Right)</text:p>
      <text:p text:style-name="Standard">#grad {</text:p>
      <text:p text:style-name="Standard"><text:s text:c="2"/>background: -webkit-linear-gradient(left, red , blue); /* For Safari 5.1 to 6.0 */</text:p>
      <text:p text:style-name="Standard"><text:s text:c="2"/>background: -o-linear-gradient(right, red, blue); /* For Opera 11.1 to 12.0 */</text:p>
      <text:p text:style-name="Standard"><text:s text:c="2"/>background: -moz-linear-gradient(right, red, blue); /* For Firefox 3.6 to 15 */</text:p>
      <text:p text:style-name="Standard"><text:s text:c="2"/>background: linear-gradient(to right, red , blue); /* Standard syntax */</text:p>
      <text:p text:style-name="Standard">}</text:p>
      <text:p text:style-name="Standard">(diagonal)</text:p>
      <text:p text:style-name="Standard">#grad {</text:p>
      <text:p text:style-name="Standard"><text:s text:c="2"/>background: -webkit-linear-gradient(left top, red , blue); /* For Safari 5.1 to 6.0 */</text:p>
      <text:p text:style-name="Standard"><text:s text:c="2"/>background: -o-linear-gradient(bottom right, red, blue); /* For Opera 11.1 to 12.0 */</text:p>
      <text:p text:style-name="Standard"><text:s text:c="2"/>background: -moz-linear-gradient(bottom right, red, blue); /* For Firefox 3.6 to 15 */</text:p>
      <text:p text:style-name="Standard"><text:s text:c="2"/>background: linear-gradient(to bottom right, red , blue); /* Standard syntax */</text:p>
      <text:p text:style-name="Standard">}</text:p>
      <text:p text:style-name="Standard"/>
      <text:p text:style-name="Standard">Using Multiple color stops :</text:p>
      <text:p text:style-name="Standard">#grad {</text:p>
      <text:p text:style-name="Standard"><text:s text:c="2"/>background: -webkit-linear-gradient(red, green, blue); /* For Safari 5.1 to 6.0 */</text:p>
      <text:p text:style-name="Standard"><text:s text:c="2"/>background: -o-linear-gradient(red 50%, green 25%, blue 30%); /* For Opera 11.1 to 12.0 */</text:p>
      <text:p text:style-name="Standard"><text:s text:c="2"/>background: -moz-linear-gradient(red, green, blue); /* For Firefox 3.6 to 15 */</text:p>
      <text:p text:style-name="Standard"><text:s text:c="2"/>background: linear-gradient(red, green, blue); /* Standard syntax */</text:p>
      <text:p text:style-name="Standard">}</text:p>
      <text:p text:style-name="Standard"/>
      <text:p text:style-name="Standard">Radial Gradient : Paints in circle format.</text:p>
      <text:p text:style-name="Standard">background: radial-gradient(shape size at position, start-color, ..., last-color);</text:p>
      <text:p text:style-name="Standard">#grad {</text:p>
      <text:p text:style-name="Standard"><text:s text:c="2"/>background: -webkit-radial-gradient(circle, red, yellow, green); /* Safari */</text:p>
      <text:p text:style-name="Standard"><text:s text:c="2"/>background: -o-radial-gradient(circle, red, yellow, green); /* Opera 11.6 to 12.0 */</text:p>
      <text:p text:style-name="Standard"><text:s text:c="2"/>background: -moz-radial-gradient(circle, red, yellow, green); /* Firefox 3.6 to 15 */</text:p>
      <text:p text:style-name="Standard"><text:s text:c="2"/>background: radial-gradient(circle, red, yellow, green); /* Standard syntax */</text:p>
      <text:p text:style-name="Standard">}</text:p>
      <text:p text:style-name="Standard"><text:soft-page-break/></text:p>
      <text:p text:style-name="Standard"/>
      <text:p text:style-name="Standard">new text properties in css3 :</text:p>
      <text:p text:style-name="Standard">Property<text:tab/>Description</text:p>
      <text:p text:style-name="Standard">text-align-last<text:tab/>Specifies how to align the last line of a text</text:p>
      <text:p text:style-name="Standard">text-emphasis<text:tab/>A shorthand for setting text-emphasis-style and text-emphasis-color in one declaration</text:p>
      <text:p text:style-name="Standard">text-justify<text:tab/>Specifies how justified text should be aligned and spaced</text:p>
      <text:p text:style-name="Standard">text-overflow<text:tab/>Specifies how overflowed content that is not displayed should be signaled to the user</text:p>
      <text:p text:style-name="Standard">word-break<text:tab/>Specifies line breaking rules for non-CJK scripts</text:p>
      <text:p text:style-name="Standard">word-wrap<text:tab/>Allows long words to be able to be broken and wrap onto the next line</text:p>
      <text:p text:style-name="Standard"/>
      <text:p text:style-name="Standard"/>
      <text:p text:style-name="Standard">Using the font you want with @font-face</text:p>
      <text:p text:style-name="Standard">@font-face {</text:p>
      <text:p text:style-name="Standard"><text:s text:c="4"/>font-family: myFirstFont;</text:p>
      <text:p text:style-name="Standard"><text:s text:c="4"/>src: url(sansation_light.woff);</text:p>
      <text:p text:style-name="Standard">}</text:p>
      <text:p text:style-name="Standard"/>
      <text:p text:style-name="Standard">div {</text:p>
      <text:p text:style-name="Standard"><text:s text:c="4"/>font-family: myFirstFont;</text:p>
      <text:p text:style-name="Standard">}</text:p>
      <text:p text:style-name="Standard">here the logic is established with the font-family name.</text:p>
      <text:p text:style-name="Standard"/>
      <text:p text:style-name="Standard">Translate() :</text:p>
      <text:p text:style-name="Standard">The translate() method moves an element from its current position (according to the parameters given for the X-axis and the Y-axis).</text:p>
      <text:p text:style-name="Standard">div {</text:p>
      <text:p text:style-name="Standard"><text:s text:c="4"/>-ms-transform: translate(50px,100px); /* IE 9 */</text:p>
      <text:p text:style-name="Standard"><text:s text:c="3"/><text:tab/>-webkit-transform: translate(50px,100px); /* Safari */</text:p>
      <text:p text:style-name="Standard"><text:s text:c="4"/>transform: translate(50px,100px);</text:p>
      <text:p text:style-name="Standard">}</text:p>
      <text:p text:style-name="Standard"/>
      <text:p text:style-name="Standard">Rotate() :</text:p>
      <text:p text:style-name="Standard">rotate method is used to rotate the image in degrees.</text:p>
      <text:p text:style-name="Standard">Note : use negative value to rotate in anti clock wise direction.</text:p>
      <text:p text:style-name="Standard">div {</text:p>
      <text:p text:style-name="Standard"><text:s text:c="4"/>-ms-transform: rotate(20deg); /* IE 9 */</text:p>
      <text:p text:style-name="Standard"><text:s text:c="4"/>-webkit-transform: rotate(20deg); /* Safari */</text:p>
      <text:p text:style-name="Standard"><text:s text:c="4"/>transform: rotate(20deg);</text:p>
      <text:p text:style-name="Standard">}</text:p>
      <text:p text:style-name="Standard"/>
      <text:p text:style-name="Standard"/>
      <text:p text:style-name="Standard">Scale() :</text:p>
      <text:p text:style-name="Standard">sacale method is used to inscrease or descrease the size of the element</text:p>
      <text:p text:style-name="Standard"/>
      <text:p text:style-name="Standard">div {</text:p>
      <text:p text:style-name="Standard"><text:s text:c="4"/>-ms-transform: scale(2,3); /* IE 9 */</text:p>
      <text:p text:style-name="Standard"><text:s text:c="4"/>-webkit-transform: scale(2,3); /* Safari */</text:p>
      <text:p text:style-name="Standard"><text:s text:c="4"/>transform: scale(2,3);</text:p>
      <text:p text:style-name="Standard">}</text:p>
      <text:p text:style-name="Standard"/>
      <text:p text:style-name="Standard"><text:soft-page-break/>skewX() :</text:p>
      <text:p text:style-name="Standard">this method is used to skew the element in x axis</text:p>
      <text:p text:style-name="Standard">div {</text:p>
      <text:p text:style-name="Standard"><text:s text:c="4"/>-ms-transform: skewX(20deg); /* IE 9 */</text:p>
      <text:p text:style-name="Standard"><text:s text:c="4"/>-webkit-transform: skewX(20deg); /* Safari */</text:p>
      <text:p text:style-name="Standard"><text:s text:c="4"/>transform: skewX(20deg);</text:p>
      <text:p text:style-name="Standard">}</text:p>
      <text:p text:style-name="Standard">same as skewX there is skewY</text:p>
      <text:p text:style-name="Standard"/>
      <text:p text:style-name="Standard">Transition :</text:p>
      <text:p text:style-name="Standard">div {</text:p>
      <text:p text:style-name="Standard"><text:s text:c="4"/>-webkit-transition: width 2s, height 2s, -webkit-transform 2s; /* Safari */</text:p>
      <text:p text:style-name="Standard"><text:s text:c="4"/>transition: width 2s, height 2s, transform 2s;</text:p>
      <text:p text:style-name="Standard">}</text:p>
      <text:p text:style-name="Standard"/>
      <text:p text:style-name="Standard">div {</text:p>
      <text:p text:style-name="Standard"><text:s text:c="4"/>transition-property: width;</text:p>
      <text:p text:style-name="Standard"><text:s text:c="4"/>transition-duration: 2s;</text:p>
      <text:p text:style-name="Standard"><text:s text:c="4"/>transition-timing-function: linear;</text:p>
      <text:p text:style-name="Standard"><text:s text:c="4"/>transition-delay: 1s;</text:p>
      <text:p text:style-name="Standard">}</text:p>
      <text:p text:style-name="Standard">Property<text:tab/>Description</text:p>
      <text:p text:style-name="Standard">transition<text:tab/>A shorthand property for setting the four transition properties into a single property</text:p>
      <text:p text:style-name="Standard">transition-delay<text:tab/>Specifies a delay (in seconds) for the transition effect</text:p>
      <text:p text:style-name="Standard">transition-duration<text:tab/>Specifies how many seconds or milliseconds a transition effect takes to complete</text:p>
      <text:p text:style-name="Standard">transition-property<text:tab/>Specifies the name of the CSS property the transition effect is for</text:p>
      <text:p text:style-name="Standard">transition-timing-function<text:tab/>Specifies the speed curve of the transition effect</text:p>
      <text:p text:style-name="Standard"/>
      <text:p text:style-name="Standard">Animation <text:s/>:</text:p>
      <text:p text:style-name="Standard">An animation lets an element gradually change from one style to another.</text:p>
      <text:p text:style-name="Standard">You can change as many CSS properties you want, as many times you want.</text:p>
      <text:p text:style-name="Standard">To use CSS3 animation, you must first specify some keyframes for the animation.</text:p>
      <text:p text:style-name="Standard">Keyframes hold what styles the element will have at certain times.</text:p>
      <text:p text:style-name="Standard">eg :</text:p>
      <text:p text:style-name="Standard">@keyframes example {</text:p>
      <text:p text:style-name="Standard"><text:s text:c="4"/>from {background-color: red;}</text:p>
      <text:p text:style-name="Standard"><text:s text:c="4"/>to {background-color: yellow;}</text:p>
      <text:p text:style-name="Standard">}</text:p>
      <text:p text:style-name="Standard"/>
      <text:p text:style-name="Standard">/* The element to apply the animation to */</text:p>
      <text:p text:style-name="Standard">div {</text:p>
      <text:p text:style-name="Standard"><text:s text:c="4"/>width: 100px;</text:p>
      <text:p text:style-name="Standard"><text:s text:c="4"/>height: 100px;</text:p>
      <text:p text:style-name="Standard"><text:s text:c="4"/>background-color: red;</text:p>
      <text:p text:style-name="Standard"><text:s text:c="4"/>animation-name: example;</text:p>
      <text:p text:style-name="Standard"><text:s text:c="4"/>animation-duration: 4s;</text:p>
      <text:p text:style-name="Standard">}</text:p>
      <text:p text:style-name="Standard">@keyframes example {</text:p>
      <text:p text:style-name="Standard"><text:s text:c="4"/>0% <text:s text:c="2"/>{background-color: red; left:0px; top:0px;}</text:p>
      <text:p text:style-name="Standard"><text:s text:c="4"/>25% <text:s/>{background-color: yellow; left:200px; top:0px;}</text:p>
      <text:p text:style-name="Standard"><text:s text:c="4"/>50% <text:s/>{background-color: blue; left:200px; top:200px;}</text:p>
      <text:p text:style-name="Standard"><text:soft-page-break/><text:s text:c="4"/>75% <text:s/>{background-color: green; left:0px; top:200px;}</text:p>
      <text:p text:style-name="Standard"><text:s text:c="4"/>100% {background-color: red; left:0px; top:0px;}</text:p>
      <text:p text:style-name="Standard">}</text:p>
      <text:p text:style-name="Standard"/>
      <text:p text:style-name="Standard">/* The element to apply the animation to */</text:p>
      <text:p text:style-name="Standard">div {</text:p>
      <text:p text:style-name="Standard"><text:s text:c="4"/>width: 100px;</text:p>
      <text:p text:style-name="Standard"><text:s text:c="4"/>height: 100px;</text:p>
      <text:p text:style-name="Standard"><text:s text:c="4"/>position: relative;</text:p>
      <text:p text:style-name="Standard"><text:s text:c="4"/>background-color: red;</text:p>
      <text:p text:style-name="Standard"><text:s text:c="4"/>animation-name: example;</text:p>
      <text:p text:style-name="Standard"><text:s text:c="4"/>animation-duration: 4s;</text:p>
      <text:p text:style-name="Standard">}</text:p>
      <text:p text:style-name="Standard"/>
      <text:p text:style-name="Standard">Animation Delay : the waiting time to start the animation </text:p>
      <text:p text:style-name="Standard"/>
      <text:p text:style-name="Standard">The animation-timing-function property can have the following values:</text:p>
      <text:p text:style-name="Standard"/>
      <text:p text:style-name="Standard">ease - specifies an animation with a slow start, then fast, then end slowly (this is default)</text:p>
      <text:p text:style-name="Standard">linear - specifies an animation with the same speed from start to end</text:p>
      <text:p text:style-name="Standard">ease-in - specifies an animation with a slow start</text:p>
      <text:p text:style-name="Standard">ease-out - specifies an animation with a slow end</text:p>
      <text:p text:style-name="Standard">ease-in-out - specifies an animation with a slow start and end</text:p>
      <text:p text:style-name="Standard">cubic-bezier(n,n,n,n) - lets you define your own values in a cubic-bezier function</text:p>
      <text:p text:style-name="Standard">The following example shows the some of the different speed curves that can be used:</text:p>
      <text:p text:style-name="Standard"/>
      <text:p text:style-name="Standard">Example</text:p>
      <text:p text:style-name="Standard"/>
      <text:p text:style-name="Standard">#div1 {animation-timing-function: linear;}</text:p>
      <text:p text:style-name="Standard">#div2 {animation-timing-function: ease;}</text:p>
      <text:p text:style-name="Standard">#div3 {animation-timing-function: ease-in;}</text:p>
      <text:p text:style-name="Standard">#div4 {animation-timing-function: ease-out;}</text:p>
      <text:p text:style-name="Standard">#div5 {animation-timing-function: ease-in-out;}</text:p>
      <text:p text:style-name="Standard"/>
      <text:p text:style-name="Standard"/>
      <text:p text:style-name="Standard">Animation Properties : </text:p>
      <text:p text:style-name="Standard"/>
      <text:p text:style-name="Standard">Property<text:tab/><text:tab/><text:tab/><text:tab/>Description</text:p>
      <text:p text:style-name="Standard">@keyframes<text:tab/><text:tab/><text:tab/>Specifies the animation code</text:p>
      <text:p text:style-name="Standard">animation<text:tab/><text:tab/><text:tab/>A shorthand property for setting all the animation properties (except animation-play-state and animation-fill-mode)</text:p>
      <text:p text:style-name="Standard">animation-delay<text:tab/><text:tab/><text:tab/>Specifies a delay for the start of an animation</text:p>
      <text:p text:style-name="Standard">animation-direction<text:tab/><text:tab/>Specifies whether an animation should play in reverse direction or alternate cycles</text:p>
      <text:p text:style-name="Standard">animation-duration<text:tab/><text:tab/>Specifies how many seconds or milliseconds an animation takes to complete one cycle</text:p>
      <text:p text:style-name="Standard">animation-fill-mode<text:tab/><text:tab/>Specifies a style for the element when the animation is not playing (when it is finished, or when it has a delay)</text:p>
      <text:p text:style-name="Standard">animation-iteration-count<text:tab/>Specifies the number of times an animation should be played</text:p>
      <text:p text:style-name="Standard">animation-name<text:tab/><text:tab/><text:tab/>Specifies the name of the @keyframes animation</text:p>
      <text:p text:style-name="Standard">animation-play-state<text:tab/><text:tab/>Specifies whether the animation is running or paused</text:p>
      <text:p text:style-name="Standard">animation-timing-function<text:tab/>Specifies the speed curve of the animation</text:p>
      <text:p text:style-name="Standard"><text:soft-page-break/></text:p>
      <text:p text:style-name="Standard"/>
      <text:p text:style-name="Standard">Creating Multiple columns in block elements</text:p>
      <text:p text:style-name="Standard"/>
      <text:p text:style-name="Standard">Property<text:tab/><text:tab/><text:tab/>Description</text:p>
      <text:p text:style-name="Standard">column-count<text:tab/><text:tab/><text:tab/>Specifies the number of columns an element should be divided into</text:p>
      <text:p text:style-name="Standard">column-fill<text:tab/><text:tab/><text:tab/>Specifies how to fill columns</text:p>
      <text:p text:style-name="Standard">column-gap<text:tab/><text:tab/><text:tab/>Specifies the gap between the columns</text:p>
      <text:p text:style-name="Standard">column-rule<text:tab/><text:tab/><text:tab/>A shorthand property for setting all the column-rule-* properties</text:p>
      <text:p text:style-name="Standard">column-rule-color<text:tab/><text:tab/>Specifies the color of the rule between columns</text:p>
      <text:p text:style-name="Standard">column-rule-style<text:tab/><text:tab/>Specifies the style of the rule between columns</text:p>
      <text:p text:style-name="Standard">column-rule-width<text:tab/><text:tab/>Specifies the width of the rule between columns</text:p>
      <text:p text:style-name="Standard">column-span<text:tab/><text:tab/><text:tab/>Specifies how many columns an element should span across</text:p>
      <text:p text:style-name="Standard">column-width<text:tab/><text:tab/><text:tab/>Specifies a suggested, optimal width for the columns</text:p>
      <text:p text:style-name="Standard">columns<text:tab/><text:tab/><text:tab/><text:tab/>A shorthand property for setting column-width and column-count</text:p>
      <text:p text:style-name="Standard"/>
      <text:p text:style-name="P1">Responsive web design:</text:p>
      <text:p text:style-name="P2">using divisions with classes row and col we can achieve the responsive web design.</text:p>
      <text:p text:style-name="P2"/>
      <text:p text:style-name="P1">Media query :</text:p>
      <text:p text:style-name="P2">media query is a concept introduced in css3. It uses @media rules to include group of properties basedon a condition.</text:p>
      <text:p text:style-name="P2">Eg:@media only screen and (max-width:500px)</text:p>
      <text:p text:style-name="P2">{</text:p>
      <text:p text:style-name="P2"><text:s/>body{</text:p>
      <text:p text:style-name="P2"><text:s text:c="2"/>back-groundcolor:red;</text:p>
      <text:p text:style-name="P2">}</text:p>
      <text:p text:style-name="P2">}</text:p>
      <text:p text:style-name="P2">this media query will set the back-groundcolor property when the screen width goes less than 500px.</text:p>
      <text:p text:style-name="P12"><text:span text:style-name="T41">@media only screen and (max-width: 768px) </text:span><text:span text:style-name="T27">{</text:span><text:line-break/><text:span text:style-name="T40">    </text:span><text:span text:style-name="T47">/* For mobile phones: */</text:span><text:span text:style-name="T41"><text:line-break/>    [class*="col-"] {<text:line-break/>        </text:span><text:span text:style-name="T51">width:</text:span><text:span text:style-name="T45"> 100%;</text:span><text:span text:style-name="T41"><text:line-break/>    }<text:line-break/>}</text:span> </text:p>
      <text:p text:style-name="P11">this media query will set the columns width to 100% when the width is less than 768px;</text:p>
      <text:p text:style-name="P11"/>
      <text:p text:style-name="P11">you can change the image with the size of the device-width by using media queries</text:p>
      <text:p text:style-name="P12"><text:span text:style-name="T47">/* For devices smaller than 400px: */</text:span><text:line-break/><text:span text:style-name="T41">body </text:span><text:span text:style-name="T27">{</text:span><text:line-break/><text:span text:style-name="T25">    </text:span><text:span text:style-name="T51">background-image:</text:span><text:span text:style-name="T44"> </text:span><text:span text:style-name="T45">url('img_smallflower.jpg');</text:span><text:span text:style-name="T25"> </text:span><text:line-break/><text:span text:style-name="T27">}</text:span><text:line-break/><text:line-break/><text:span text:style-name="T47">/* For devices 400px and larger: */</text:span><text:line-break/><text:span text:style-name="T41">@media only screen and (min-device-width: 400px) </text:span><text:span text:style-name="T27">{</text:span><text:line-break/><text:soft-page-break/><text:span text:style-name="T40">    </text:span><text:span text:style-name="T41">body </text:span><text:span text:style-name="T27">{ </text:span><text:line-break/><text:span text:style-name="T25">        </text:span><text:span text:style-name="T51">background-image:</text:span><text:span text:style-name="T44"> </text:span><text:span text:style-name="T45">url('img_flowers.jpg');</text:span><text:span text:style-name="T25"> </text:span><text:line-break/><text:span text:style-name="T25">    </text:span><text:span text:style-name="T27">}</text:span><text:line-break/><text:span text:style-name="T27">}</text:span> </text:p>
      <text:p text:style-name="P12"/>
      <text:p text:style-name="P11">min-width gives the width of the browser where as min-device-width gives the width of the device.</text:p>
      <text:p text:style-name="P11"/>
      <text:p text:style-name="Standard"/>
      <text:p text:style-name="P13">Using Bootstrap <text:s text:c="2"/>:(RESPONSIVE DESIGN)</text:p>
      <text:p text:style-name="Standard">Another way to create a responsive design, is to use an already existing CSS framework.</text:p>
      <text:p text:style-name="Standard">Bootstrap is the most popular HTML, CSS, and JavaScript framework for responsive web design.</text:p>
      <text:p text:style-name="Standard">Bootstrap helps you develop sites that look nice at any size; screen, laptop, tablet, or phone:</text:p>
      <text:p text:style-name="Standard"/>
      <text:p text:style-name="Standard"/>
      <text:p text:style-name="Standard">http://www.w3schools.com/css/css_examples.asp <text:s/>(reference for css)</text:p>
      <text:p text:style-name="Standard"/>
      <text:p text:style-name="Standard"/>
      <text:p text:style-name="Standard"/>
      <text:p text:style-name="Standard">JAVA SCRIPT :</text:p>
      <text:p text:style-name="Standard"/>
      <text:p text:style-name="Standard">http://www.webhammer.com/javascript/exercises/</text:p>
      <text:p text:style-name="Standard"/>
      <text:p text:style-name="Standard">1. Definition : an object-oriented computer programming language commonly used to create interactive effects within web browsers. And it is used to control the content in html elements and styles in CSS.</text:p>
      <text:p text:style-name="Standard"/>
      <text:p text:style-name="Standard">JavaScript is a client-side scripting language, which means the source code is processed by the client's web browser rather than on the web server. This means JavaScript functions can run after a webpage </text:p>
      <text:p text:style-name="Standard">has loaded without communicating with the server. For example, a JavaScript function may check a web form before it is submitted to make sure all the required fields have been filled out. The JavaScript </text:p>
      <text:p text:style-name="Standard">code can produce an error message before any information is actually transmitted to the server.</text:p>
      <text:p text:style-name="Standard"/>
      <text:p text:style-name="Standard">Java script can change the data or style of an element:</text:p>
      <text:p text:style-name="Standard">we can access to the html element through id attribute by using getElementById("elementid") method</text:p>
      <text:p text:style-name="Standard">eg:</text:p>
      <text:p text:style-name="Standard">document.getElementById("demo").style.fontSize = "25px";</text:p>
      <text:p text:style-name="Standard">document.getElementById("demo").innerHTML = "Hello JavaScript";</text:p>
      <text:p text:style-name="Standard"/>
      <text:p text:style-name="Standard"/>
      <text:p text:style-name="Standard">Note : java script code can be placed inside the head or body within the script tags</text:p>
      <text:p text:style-name="Standard">&lt;script&gt; &lt;/script&gt;</text:p>
      <text:p text:style-name="Standard">&lt;script src="myScript.js"&gt;&lt;/script&gt;(external java script) </text:p>
      <text:p text:style-name="Standard"/>
      <text:p text:style-name="Standard">Display the data <text:s/>:</text:p>
      <text:p text:style-name="Standard">In java script there are ways to display the data </text:p>
      <text:p text:style-name="Standard">Writing into an alert box, using window.alert(). :</text:p>
      <text:p text:style-name="Standard">&lt;script&gt;</text:p>
      <text:p text:style-name="Standard"><text:soft-page-break/>window.alert(5 + 6);</text:p>
      <text:p text:style-name="Standard">&lt;/script&gt;</text:p>
      <text:p text:style-name="Standard"/>
      <text:p text:style-name="Standard">Writing into the HTML output using document.write().</text:p>
      <text:p text:style-name="Standard">&lt;script&gt;</text:p>
      <text:p text:style-name="Standard">document.write(5 + 6);</text:p>
      <text:p text:style-name="Standard">&lt;/script&gt;</text:p>
      <text:p text:style-name="Standard"/>
      <text:p text:style-name="Standard">Writing into an HTML element, using innerHTML.</text:p>
      <text:p text:style-name="Standard">&lt;script&gt;</text:p>
      <text:p text:style-name="Standard">document.getElementById("demo").innerhtml ="text";</text:p>
      <text:p text:style-name="Standard">&lt;/script&gt;</text:p>
      <text:p text:style-name="Standard"/>
      <text:p text:style-name="Standard">Writing into the browser console, using console.log().</text:p>
      <text:p text:style-name="Standard"/>
      <text:p text:style-name="Standard"/>
      <text:p text:style-name="Standard">Java script is same as programming language which consists of statements</text:p>
      <text:p text:style-name="Standard">each statement may contain values,operators,expressions,keywords and comments</text:p>
      <text:p text:style-name="Standard">values :</text:p>
      <text:p text:style-name="Standard">number : eg var x=10.5; /* comments */</text:p>
      <text:p text:style-name="Standard">string : eg var y="str"; //comments</text:p>
      <text:p text:style-name="Standard">Note : each statement is ended with ;</text:p>
      <text:p text:style-name="Standard"/>
      <text:p text:style-name="Standard">Function : java script code can be blocked inside curly braces</text:p>
      <text:p text:style-name="Standard">Function myFunction()</text:p>
      <text:p text:style-name="Standard">{</text:p>
      <text:p text:style-name="Standard">}</text:p>
      <text:p text:style-name="Standard"/>
      <text:p text:style-name="Standard">break<text:tab/><text:tab/>Terminates a switch or a loop</text:p>
      <text:p text:style-name="Standard">continue<text:tab/>Jumps out of a loop and starts at the top</text:p>
      <text:p text:style-name="Standard">debugger<text:tab/>Stops the execution of JavaScript, and calls (if available) the debugging function</text:p>
      <text:p text:style-name="Standard">do ... while<text:tab/>Executes a block of statements, and repeats the block, while a condition is true</text:p>
      <text:p text:style-name="Standard">for<text:tab/><text:tab/>Marks a block of statements to be executed, as long as a condition is true</text:p>
      <text:p text:style-name="Standard">function<text:tab/>Declares a function</text:p>
      <text:p text:style-name="Standard">if ... else<text:tab/>Marks a block of statements to be executed, depending on a condition</text:p>
      <text:p text:style-name="Standard">return<text:tab/><text:tab/>Exits a function</text:p>
      <text:p text:style-name="Standard">switch<text:tab/><text:tab/>Marks a block of statements to be executed, depending on different cases</text:p>
      <text:p text:style-name="Standard">try ... catch<text:tab/>Implements error handling to a block of statements</text:p>
      <text:p text:style-name="Standard">var<text:tab/><text:tab/>Declares a variable</text:p>
      <text:p text:style-name="Standard"/>
      <text:p text:style-name="Standard">var person = "John Doe", carName = "Volvo", price = 200; multiple variable declaration with comma</text:p>
      <text:p text:style-name="Standard"/>
      <text:p text:style-name="Standard"/>
      <text:p text:style-name="Standard">Operator<text:tab/>Description</text:p>
      <text:p text:style-name="Standard">==<text:tab/><text:tab/>equal to</text:p>
      <text:p text:style-name="Standard">===<text:tab/><text:tab/>equal value and equal type</text:p>
      <text:p text:style-name="Standard">!=<text:tab/><text:tab/>not equal</text:p>
      <text:p text:style-name="Standard">!==<text:tab/><text:tab/>not equal value or not equal type</text:p>
      <text:p text:style-name="Standard">&gt;<text:tab/><text:tab/>greater than</text:p>
      <text:p text:style-name="Standard">&lt;<text:tab/><text:tab/>less than</text:p>
      <text:p text:style-name="Standard">&gt;=<text:tab/><text:tab/>greater than or equal to</text:p>
      <text:p text:style-name="Standard"><text:soft-page-break/>&lt;=<text:tab/><text:tab/>less than or equal to</text:p>
      <text:p text:style-name="Standard"/>
      <text:p text:style-name="Standard">var person;</text:p>
      <text:p text:style-name="Standard">person = undefined <text:s text:c="2"/>a variable can be emptied with undefined</text:p>
      <text:p text:style-name="Standard"/>
      <text:p text:style-name="Standard">Types of DataTypes</text:p>
      <text:p text:style-name="Standard">var length = 16; <text:s text:c="30"/>// Number</text:p>
      <text:p text:style-name="Standard">var lastName = "Johnson"; <text:s text:c="21"/>// String</text:p>
      <text:p text:style-name="Standard">var cars = ["Saab", "Volvo", "BMW"]; <text:s text:c="10"/>// Array</text:p>
      <text:p text:style-name="Standard">var x = {firstName:"John", lastName:"Doe"}; <text:s text:c="3"/>// Object</text:p>
      <text:p text:style-name="Standard">in object values are written as name:value pair. In javascript this pair is called as property.</text:p>
      <text:p text:style-name="Standard">Accessing object properties : objectname.property eg: x.firstName</text:p>
      <text:p text:style-name="Standard"/>
      <text:p text:style-name="Standard">Accessing object method <text:s/>: objectname.methodname()</text:p>
      <text:p text:style-name="Standard">&lt;script&gt;</text:p>
      <text:p text:style-name="Standard">var person = {</text:p>
      <text:p text:style-name="Standard"><text:s text:c="4"/>firstName: "John",</text:p>
      <text:p text:style-name="Standard"><text:s text:c="4"/>lastName : "Doe",</text:p>
      <text:p text:style-name="Standard"><text:s text:c="4"/>id <text:s text:c="6"/>: 5566,</text:p>
      <text:p text:style-name="Standard"><text:s text:c="4"/>fullName : function(c) {</text:p>
      <text:p text:style-name="Standard"><text:s text:c="7"/>return this.firstName + " " + this.lastName;</text:p>
      <text:p text:style-name="Standard"><text:s text:c="4"/>}</text:p>
      <text:p text:style-name="Standard">};</text:p>
      <text:p text:style-name="Standard"/>
      <text:p text:style-name="Standard">document.getElementById("demo").innerHTML = person.fullName();</text:p>
      <text:p text:style-name="Standard">&lt;/script&gt;</text:p>
      <text:p text:style-name="Standard"/>
      <text:p text:style-name="Standard">Global variable : if a variable is declared out side the function in script</text:p>
      <text:p text:style-name="Standard"><text:s/></text:p>
      <text:p text:style-name="Standard">Automatic global variable : if you assign a value to a variable that is not declared then it is considered as global variable</text:p>
      <text:p text:style-name="Standard"/>
      <text:p text:style-name="Standard">Special characters in string can be used by escape character \</text:p>
      <text:p text:style-name="Standard">eg <text:s/>: var x = 'It\'s alright';</text:p>
      <text:p text:style-name="Standard">var y = "We are the so-called \"Vikings\" from the north."</text:p>
      <text:p text:style-name="Standard"/>
      <text:p text:style-name="Standard"/>
      <text:p text:style-name="Standard">Code<text:tab/>Outputs</text:p>
      <text:p text:style-name="Standard">\'<text:tab/>single quote</text:p>
      <text:p text:style-name="Standard">\"<text:tab/>double quote</text:p>
      <text:p text:style-name="Standard">\\<text:tab/>backslash</text:p>
      <text:p text:style-name="Standard">\n<text:tab/>new line</text:p>
      <text:p text:style-name="Standard">\r<text:tab/>carriage return</text:p>
      <text:p text:style-name="Standard">\t<text:tab/>tab</text:p>
      <text:p text:style-name="Standard">\b<text:tab/>backspace</text:p>
      <text:p text:style-name="Standard">\f<text:tab/>form feed</text:p>
      <text:p text:style-name="Standard"/>
      <text:p text:style-name="Standard"/>
      <text:p text:style-name="Standard">Note <text:s/>: both the objects cannot be compared</text:p>
      <text:p text:style-name="Standard">var s = new String("john");</text:p>
      <text:p text:style-name="Standard">var t = new String("john");</text:p>
      <text:p text:style-name="Standard">s==t(wrong) </text:p>
      <text:p text:style-name="Standard"><text:soft-page-break/></text:p>
      <text:p text:style-name="Standard">Not A Number : is a js reserved word to represent that value is not a number </text:p>
      <text:p text:style-name="Standard">var x = NaN;</text:p>
      <text:p text:style-name="Standard">var y = 5;</text:p>
      <text:p text:style-name="Standard">var z = x + y;</text:p>
      <text:p text:style-name="Standard"/>
      <text:p text:style-name="Standard">Note : when we use the number functions on a value then it will give undefined. <text:s/></text:p>
      <text:p text:style-name="Standard">eg: var x= 6;</text:p>
      <text:p text:style-name="Standard">x.MaxValue(); <text:s/>//it will give undefined</text:p>
      <text:p text:style-name="Standard"/>
      <text:p text:style-name="Standard">Global Methods</text:p>
      <text:p text:style-name="Standard">JavaScript global functions can be used on all JavaScript data types.</text:p>
      <text:p text:style-name="Standard"/>
      <text:p text:style-name="Standard">These are the most relevant methods, when working with numbers:</text:p>
      <text:p text:style-name="Standard"/>
      <text:p text:style-name="Standard">Method<text:tab/>Description</text:p>
      <text:p text:style-name="Standard">Number()<text:tab/>Returns a number, converted from its argument.</text:p>
      <text:p text:style-name="Standard">parseFloat()<text:tab/>Parses its argument and returns a floating point number</text:p>
      <text:p text:style-name="Standard">parseInt()<text:tab/>Parses its argument and returns an integer</text:p>
      <text:p text:style-name="Standard">Number Methods</text:p>
      <text:p text:style-name="Standard">JavaScript number methods are methods that can be used on numbers:</text:p>
      <text:p text:style-name="Standard"/>
      <text:p text:style-name="Standard">Method<text:tab/>Description</text:p>
      <text:p text:style-name="Standard">toString()<text:tab/>Returns a number as a string</text:p>
      <text:p text:style-name="Standard">toExponential()<text:tab/>Returns a string, with a number rounded and written using exponential notation.</text:p>
      <text:p text:style-name="Standard">toFixed()<text:tab/>Returns a string, with a number rounded and written with a specified number of decimals.</text:p>
      <text:p text:style-name="Standard">toPrecision()<text:tab/>Returns a string, with a number written with a specified length</text:p>
      <text:p text:style-name="Standard">valueOf()<text:tab/>Returns a number as a number</text:p>
      <text:p text:style-name="Standard"/>
      <text:p text:style-name="Standard">Math Object : Math object allows you to perform mathematical operations</text:p>
      <text:p text:style-name="Standard">eg: <text:s/>Math.random() (which returns random number)</text:p>
      <text:p text:style-name="Standard">Math.min(1,2,2)</text:p>
      <text:p text:style-name="Standard">Math.max(1,2,3)</text:p>
      <text:p text:style-name="Standard">Math.round(4.7) =5 <text:s/>(Rounds to the nearest number)</text:p>
      <text:p text:style-name="Standard">Math.round(4.4) =4</text:p>
      <text:p text:style-name="Standard">Math.ceil(4.4) =5 <text:s/>rouns to the nearest up(greater) number</text:p>
      <text:p text:style-name="Standard"/>
      <text:p text:style-name="Standard">Math Object Methods</text:p>
      <text:p text:style-name="Standard">Method<text:tab/><text:tab/><text:tab/>Description</text:p>
      <text:p text:style-name="Standard">abs(x)<text:tab/><text:tab/><text:tab/>Returns the absolute value of x</text:p>
      <text:p text:style-name="Standard">acos(x)<text:tab/><text:tab/><text:tab/>Returns the arccosine of x, in radians</text:p>
      <text:p text:style-name="Standard">asin(x)<text:tab/><text:tab/><text:tab/>Returns the arcsine of x, in radians</text:p>
      <text:p text:style-name="Standard">atan(x)<text:tab/><text:tab/><text:tab/>Returns the arctangent of x as a numeric value between -PI/2 and PI/2 radians</text:p>
      <text:p text:style-name="Standard">atan2(y,x)<text:tab/><text:tab/>Returns the arctangent of the quotient of its arguments</text:p>
      <text:p text:style-name="Standard">ceil(x)<text:tab/><text:tab/><text:tab/>Returns x, rounded upwards to the nearest integer</text:p>
      <text:p text:style-name="Standard">cos(x)<text:tab/><text:tab/><text:tab/>Returns the cosine of x (x is in radians)</text:p>
      <text:p text:style-name="Standard">exp(x)<text:tab/><text:tab/><text:tab/>Returns the value of Ex</text:p>
      <text:p text:style-name="Standard">floor(x)<text:tab/><text:tab/>Returns x, rounded downwards to the nearest integer</text:p>
      <text:p text:style-name="Standard">log(x)<text:tab/><text:tab/><text:tab/>Returns the natural logarithm (base E) of x</text:p>
      <text:p text:style-name="Standard">max(x,y,z,...,n)<text:tab/>Returns the number with the highest value</text:p>
      <text:p text:style-name="Standard"><text:soft-page-break/>min(x,y,z,...,n)<text:tab/>Returns the number with the lowest value</text:p>
      <text:p text:style-name="Standard">pow(x,y)<text:tab/><text:tab/>Returns the value of x to the power of y</text:p>
      <text:p text:style-name="Standard">random()<text:tab/><text:tab/>Returns a random number between 0 and 1</text:p>
      <text:p text:style-name="Standard">round(x)<text:tab/><text:tab/>Rounds x to the nearest integer</text:p>
      <text:p text:style-name="Standard">sin(x)<text:tab/><text:tab/><text:tab/>Returns the sine of x (x is in radians)</text:p>
      <text:p text:style-name="Standard">sqrt(x)<text:tab/><text:tab/><text:tab/>Returns the square root of x</text:p>
      <text:p text:style-name="Standard">tan(x)<text:tab/><text:tab/><text:tab/>Returns the tangent of an angle</text:p>
      <text:p text:style-name="Standard"/>
      <text:p text:style-name="Standard">Date Object : By using date object we can display the dates in different formats.</text:p>
      <text:p text:style-name="Standard">eg: <text:s/>var d= new Date(format);</text:p>
      <text:p text:style-name="Standard"/>
      <text:p text:style-name="Standard"/>
      <text:p text:style-name="Standard">Method<text:tab/><text:tab/><text:tab/>Description</text:p>
      <text:p text:style-name="Standard">getDate()<text:tab/><text:tab/>Get the day as a number (1-31)</text:p>
      <text:p text:style-name="Standard">getDay()<text:tab/><text:tab/>Get the weekday as a number (0-6)</text:p>
      <text:p text:style-name="Standard">getFullYear()<text:tab/><text:tab/>Get the four digit year (yyyy)</text:p>
      <text:p text:style-name="Standard">getHours()<text:tab/><text:tab/>Get the hour (0-23)</text:p>
      <text:p text:style-name="Standard">getMilliseconds()<text:tab/>Get the milliseconds (0-999)</text:p>
      <text:p text:style-name="Standard">getMinutes()<text:tab/><text:tab/>Get the minutes (0-59)</text:p>
      <text:p text:style-name="Standard">getMonth()<text:tab/><text:tab/>Get the month (0-11)</text:p>
      <text:p text:style-name="Standard">getSeconds()<text:tab/><text:tab/>Get the seconds (0-59)</text:p>
      <text:p text:style-name="Standard">getTime()<text:tab/><text:tab/>Get the time (milliseconds since January 1, 1970)</text:p>
      <text:p text:style-name="Standard"/>
      <text:p text:style-name="Standard">JavaScript arrays : arrays are used to store multiple values of same type.</text:p>
      <text:p text:style-name="Standard">eg : var car["mar","bmw","por"]</text:p>
      <text:p text:style-name="Standard"/>
      <text:p text:style-name="Standard">Accessing arrays values with index:</text:p>
      <text:p text:style-name="Standard">var person = [];</text:p>
      <text:p text:style-name="Standard">person[0] = "John";</text:p>
      <text:p text:style-name="Standard">person[1] = "Doe";</text:p>
      <text:p text:style-name="Standard">person[2] = 46;</text:p>
      <text:p text:style-name="Standard"/>
      <text:p text:style-name="Standard">Accessing of object values with key(name index) :</text:p>
      <text:p text:style-name="Standard">var person = ["john","doe",46]</text:p>
      <text:p text:style-name="Standard">var person = {firstName:"John", lastName:"Doe", age:46}; <text:s/>(object)</text:p>
      <text:p text:style-name="Standard"/>
      <text:p text:style-name="Standard">If you use a named index, when accessing an array, </text:p>
      <text:p text:style-name="Standard">JavaScript will redefined the array to a standard object, and all array methods and properties will produce undefined or incorrect results.</text:p>
      <text:p text:style-name="Standard"/>
      <text:p text:style-name="Standard">var person = [];</text:p>
      <text:p text:style-name="Standard">person["firstname"] = "John";</text:p>
      <text:p text:style-name="Standard">person["secondname"] = "Doe";</text:p>
      <text:p text:style-name="Standard">person["age"] = 46;</text:p>
      <text:p text:style-name="Standard">person["firstname"] //retuns value john</text:p>
      <text:p text:style-name="Standard">person["seconname"].length //returns value 3</text:p>
      <text:p text:style-name="Standard"/>
      <text:p text:style-name="Standard"/>
      <text:p text:style-name="Standard">Note : use array as var a = [] but not like var a = new array()</text:p>
      <text:p text:style-name="Standard"/>
      <text:p text:style-name="Standard">Array Methods </text:p>
      <text:p text:style-name="Standard">Join()<text:tab/><text:tab/><text:tab/><text:tab/>this method joins the array elements and represent them as a string</text:p>
      <text:p text:style-name="Standard"><text:soft-page-break/>pop()<text:tab/><text:tab/><text:tab/><text:tab/>this method removes the last element in array.</text:p>
      <text:p text:style-name="Standard">push()<text:tab/><text:tab/><text:tab/><text:tab/>this method adds an element to an array(in end)</text:p>
      <text:p text:style-name="Standard">shift()<text:tab/><text:tab/><text:tab/><text:tab/>Shifting is equivalent to popping, working on the first element instead of the last.</text:p>
      <text:p text:style-name="Standard"><text:tab/><text:tab/><text:tab/><text:tab/>The shift() method removes the first element of an array, and "shifts" all other elements one place down.</text:p>
      <text:p text:style-name="Standard">Unshift()<text:tab/><text:tab/><text:tab/>The unshift() method adds a new element to an array (at the beginning), and "unshifts" older elements:<text:tab/></text:p>
      <text:p text:style-name="Standard">ArrayName.length = value<text:tab/>The length property provides an easy way to append new elements to an array without using the push() method.</text:p>
      <text:p text:style-name="Standard">delete arrayname[0]<text:tab/><text:tab/>removes the element in an array at a particular index.</text:p>
      <text:p text:style-name="Standard">fruits.splice(2, 0, "Lemon", "Kiwi");<text:tab/>adds a new element at a particular index by replacing the existing elements or just adding at that place.</text:p>
      <text:p text:style-name="Standard"><text:tab/><text:tab/><text:tab/><text:tab/>2 represents start position and 0 represents number of elements to be removed.</text:p>
      <text:p text:style-name="Standard">fruits.splice(0,1)<text:tab/><text:tab/>this will remove the first element in fruits array.</text:p>
      <text:p text:style-name="Standard">sort() <text:tab/><text:tab/><text:tab/><text:tab/>sort is used to sort elements in ascending or descending <text:s/></text:p>
      <text:p text:style-name="Standard">reverse()<text:tab/><text:tab/><text:tab/>to produce reverse order of array.</text:p>
      <text:p text:style-name="Standard">concat()<text:tab/><text:tab/><text:tab/>concat takes multiple arguments(arrays) and concatenate them and represent them as a single array.</text:p>
      <text:p text:style-name="Standard"/>
      <text:p text:style-name="Standard"/>
      <text:p text:style-name="Standard">Boolean : Every thing without real is false (0,empty string,nan) </text:p>
      <text:p text:style-name="Standard">var x=3.14;</text:p>
      <text:p text:style-name="Standard">boolean(x) //(is true)</text:p>
      <text:p text:style-name="Standard"/>
      <text:p text:style-name="Standard">var x=0;</text:p>
      <text:p text:style-name="Standard">boolean(x) //is false</text:p>
      <text:p text:style-name="Standard"/>
      <text:p text:style-name="Standard">conditional terinary opeartor:</text:p>
      <text:p text:style-name="Standard">var voteable = (age &lt; 18) ? "Too young":"Old enough";</text:p>
      <text:p text:style-name="Standard"/>
      <text:p text:style-name="Standard">Switch Case :</text:p>
      <text:p text:style-name="Standard">Sometimes, in a switch block, you will want different cases to use the same code, or fall-through to a common default.</text:p>
      <text:p text:style-name="Standard">switch (new Date().getDay()) {</text:p>
      <text:p text:style-name="Standard"><text:s text:c="4"/>case 1:</text:p>
      <text:p text:style-name="Standard"><text:s text:c="4"/>case 2:</text:p>
      <text:p text:style-name="Standard"><text:s text:c="4"/>case 3:</text:p>
      <text:p text:style-name="Standard"><text:s text:c="4"/>default: </text:p>
      <text:p text:style-name="Standard"><text:s text:c="8"/>text = "Looking forward to the Weekend";</text:p>
      <text:p text:style-name="Standard"><text:s text:c="8"/>break; </text:p>
      <text:p text:style-name="Standard"><text:s text:c="4"/>case 4:</text:p>
      <text:p text:style-name="Standard"><text:s text:c="4"/>case 5:</text:p>
      <text:p text:style-name="Standard"><text:s text:c="7"/>text = "Soon it is Weekend";</text:p>
      <text:p text:style-name="Standard"><text:s text:c="8"/>break; </text:p>
      <text:p text:style-name="Standard"><text:s text:c="4"/>case 0:</text:p>
      <text:p text:style-name="Standard"><text:s text:c="4"/>case 6:</text:p>
      <text:p text:style-name="Standard"><text:s text:c="7"/>text = "It is Weekend";</text:p>
      <text:p text:style-name="Standard">}</text:p>
      <text:p text:style-name="Standard"/>
      <text:p text:style-name="Standard">Loop forin :</text:p>
      <text:p text:style-name="Standard"><text:soft-page-break/>for (x in person) {</text:p>
      <text:p text:style-name="Standard"><text:s text:c="4"/>text += person[x];</text:p>
      <text:p text:style-name="Standard">}</text:p>
      <text:p text:style-name="Standard"/>
      <text:p text:style-name="Standard">break : this statement is used to come out fro m the case as well as loop</text:p>
      <text:p text:style-name="Standard">continue : when you use the continue in loop based on a condition then when that condition is satisfied then the continue will skip that particaular iteration.</text:p>
      <text:p text:style-name="Standard">eg : <text:s/>for (i = 0; i &lt; 10; i++) {</text:p>
      <text:p text:style-name="Standard"><text:s text:c="4"/>if (i === 3) { continue; }</text:p>
      <text:p text:style-name="Standard"><text:s text:c="4"/>text += "The number is " + i + "&lt;br&gt;";</text:p>
      <text:p text:style-name="Standard">}</text:p>
      <text:p text:style-name="Standard"/>
      <text:p text:style-name="Standard"/>
      <text:p text:style-name="Standard">In JavaScript there are 5 different data types that can contain values:</text:p>
      <text:p text:style-name="Standard"/>
      <text:p text:style-name="Standard">string</text:p>
      <text:p text:style-name="Standard">number</text:p>
      <text:p text:style-name="Standard">boolean</text:p>
      <text:p text:style-name="Standard">object</text:p>
      <text:p text:style-name="Standard">function</text:p>
      <text:p text:style-name="Standard"/>
      <text:p text:style-name="Standard">There are 3 types of objects:</text:p>
      <text:p text:style-name="Standard"/>
      <text:p text:style-name="Standard">Object</text:p>
      <text:p text:style-name="Standard">Date</text:p>
      <text:p text:style-name="Standard">Array</text:p>
      <text:p text:style-name="Standard"/>
      <text:p text:style-name="Standard">And 2 data types that cannot contain values:</text:p>
      <text:p text:style-name="Standard"/>
      <text:p text:style-name="Standard">null</text:p>
      <text:p text:style-name="Standard">undefined</text:p>
      <text:p text:style-name="Standard"/>
      <text:p text:style-name="Standard">eg:</text:p>
      <text:p text:style-name="Standard">typeof "John" <text:s text:c="16"/>// Returns string </text:p>
      <text:p text:style-name="Standard">typeof 3.14 <text:s text:c="18"/>// Returns number</text:p>
      <text:p text:style-name="Standard">typeof NaN <text:s text:c="19"/>// Returns number</text:p>
      <text:p text:style-name="Standard">typeof false <text:s text:c="17"/>// Returns boolean</text:p>
      <text:p text:style-name="Standard">typeof [1,2,3,4] <text:s text:c="13"/>// Returns object</text:p>
      <text:p text:style-name="Standard">typeof {name:'John', age:34} <text:s/>// Returns object</text:p>
      <text:p text:style-name="Standard">typeof new Date() <text:s text:c="12"/>// Returns object</text:p>
      <text:p text:style-name="Standard">typeof function () {} <text:s text:c="8"/>// Returns function</text:p>
      <text:p text:style-name="Standard">typeof myCar <text:s text:c="17"/>// Returns undefined (if myCar is not declared)</text:p>
      <text:p text:style-name="Standard">typeof null <text:s text:c="18"/>// Returns object</text:p>
      <text:p text:style-name="Standard"/>
      <text:p text:style-name="Standard">Constructor :</text:p>
      <text:p text:style-name="Standard">The constructor property returns the constructor function for all JavaScript variables.</text:p>
      <text:p text:style-name="Standard">"john".constructor <text:s text:c="2"/>//returns String()</text:p>
      <text:p text:style-name="Standard"/>
      <text:p text:style-name="Standard">Conversions:(casting)</text:p>
      <text:p text:style-name="Standard">toExponential()<text:tab/>Returns a string, with a number rounded and written using exponential notation.</text:p>
      <text:p text:style-name="Standard">toFixed()<text:tab/>Returns a string, with a number rounded and written with a specified number of <text:soft-page-break/>decimals.</text:p>
      <text:p text:style-name="Standard">toPrecision()<text:tab/>Returns a string, with a number written with a specified length</text:p>
      <text:p text:style-name="Standard">string(123) .toString() :will convert to strings</text:p>
      <text:p text:style-name="Standard">Number("123")<text:tab/>converts string to number</text:p>
      <text:p text:style-name="Standard">parseFloat()<text:tab/>Parses a string and returns a floating point number</text:p>
      <text:p text:style-name="Standard">parseInt()<text:tab/>Parses a string and returns an integer</text:p>
      <text:p text:style-name="Standard">Number(true) //=1 <text:s text:c="2"/>converts the boolen to numbers. <text:s text:c="2"/></text:p>
      <text:p text:style-name="Standard">Number(date)<text:tab/>converts the date into number.</text:p>
      <text:p text:style-name="Standard"/>
      <text:p text:style-name="Standard">Regular expressions :</text:p>
      <text:p text:style-name="Standard">Search() :<text:tab/>using string search method we can search a particular string</text:p>
      <text:p text:style-name="Standard">Replace():<text:tab/>using string method replace we can replace the word with another.</text:p>
      <text:p text:style-name="Standard">test() :<text:tab/>this will return true or false by searcing a character in string</text:p>
      <text:p text:style-name="Standard">eg:<text:tab/>/e/.test("crime") <text:s/>//returns true because string contains test.</text:p>
      <text:p text:style-name="Standard">exec <text:s/>:<text:tab/><text:tab/>The exec() method is a RegExp expression method.It searches a string for a specified pattern, and returns the found text.</text:p>
      <text:p text:style-name="Standard">If no match is found, it returns null.</text:p>
      <text:p text:style-name="Standard">/e/.exec("crime gang") // returns e because "e" is there in string other wise it will return null. </text:p>
      <text:p text:style-name="Standard"/>
      <text:p text:style-name="Standard">Try ,Catch and finally</text:p>
      <text:p text:style-name="Standard">When an error occurs, JavaScript will normally stop, and generate an error message.</text:p>
      <text:p text:style-name="Standard"/>
      <text:p text:style-name="Standard">The technical term for this is: JavaScript will throw an error.</text:p>
      <text:p text:style-name="Standard"/>
      <text:p text:style-name="Standard">Throw <text:s text:c="2"/>: Throw is used to throw custom error messages.</text:p>
      <text:p text:style-name="Standard">function myFunction() {</text:p>
      <text:p text:style-name="Standard"><text:s text:c="4"/>var message, x;</text:p>
      <text:p text:style-name="Standard"><text:s text:c="4"/>message = document.getElementById("message");</text:p>
      <text:p text:style-name="Standard"><text:s text:c="4"/>message.innerHTML = "";</text:p>
      <text:p text:style-name="Standard"><text:s text:c="4"/>x = document.getElementById("demo").value;</text:p>
      <text:p text:style-name="Standard"><text:s text:c="4"/>try { </text:p>
      <text:p text:style-name="Standard"><text:s text:c="8"/>if(x == "") throw "empty";</text:p>
      <text:p text:style-name="Standard"><text:s text:c="8"/>if(isNaN(x)) throw "not a number";</text:p>
      <text:p text:style-name="Standard"><text:s text:c="8"/>x == Number(x);</text:p>
      <text:p text:style-name="Standard"><text:s text:c="8"/>if(x &lt; 5) throw "too low";</text:p>
      <text:p text:style-name="Standard"><text:s text:c="8"/>if(x &gt; 10) throw "too high";</text:p>
      <text:p text:style-name="Standard"><text:s text:c="4"/>}</text:p>
      <text:p text:style-name="Standard"><text:s text:c="4"/>catch(err) {</text:p>
      <text:p text:style-name="Standard"><text:s text:c="8"/>message.innerHTML = "Input is " + err;</text:p>
      <text:p text:style-name="Standard"><text:s text:c="4"/>}<text:tab/></text:p>
      <text:p text:style-name="Standard"/>
      <text:p text:style-name="Standard">Hoisting : Hoisting is JavaScript's default behavior of moving all declarations to the top of the current scope (to the top of the current script or the current function).</text:p>
      <text:p text:style-name="Standard">by this hoisting we can use a varible before it is declared</text:p>
      <text:p text:style-name="Standard">eg:x=5;</text:p>
      <text:p text:style-name="Standard">elem = document.getElementById("demo"); // Find an element </text:p>
      <text:p text:style-name="Standard">elem.innerHTML = x;</text:p>
      <text:p text:style-name="Standard">var x;</text:p>
      <text:p text:style-name="Standard"/>
      <text:p text:style-name="Standard">Java script hoists only declarations but not initializations :</text:p>
      <text:p text:style-name="Standard">var x = 5; // Initialize x</text:p>
      <text:p text:style-name="Standard">var y = 7; // Initialize y</text:p>
      <text:p text:style-name="Standard"><text:soft-page-break/></text:p>
      <text:p text:style-name="Standard">elem = document.getElementById("demo"); // Find an element </text:p>
      <text:p text:style-name="Standard">elem.innerHTML = x + " " + y;</text:p>
      <text:p text:style-name="Standard"/>
      <text:p text:style-name="Standard">Use Script : <text:s/></text:p>
      <text:p text:style-name="Standard">Note : <text:s/>JavaScript in strict mode does not allow variables to be used if they are not declared.</text:p>
      <text:p text:style-name="Standard">Study "use strict" (for this write "use script" at the top in script tag).</text:p>
      <text:p text:style-name="Standard">Note :<text:tab/>The "use strict" directive is only recognized at the beginning of a script or a function.</text:p>
      <text:p text:style-name="Standard"/>
      <text:p text:style-name="Standard">For loading external script in html: use &lt;script src="myscript.js"&gt;</text:p>
      <text:p text:style-name="Standard"/>
      <text:p text:style-name="Standard">HTML DOM(Document object model) :</text:p>
      <text:p text:style-name="Standard">If you expect to access a DOM element several times, access it once, and use it as a local variable:</text:p>
      <text:p text:style-name="Standard"/>
      <text:p text:style-name="Standard">Example</text:p>
      <text:p text:style-name="Standard"/>
      <text:p text:style-name="Standard">obj = document.getElementById("demo");</text:p>
      <text:p text:style-name="Standard">obj.innerHTML = "Hello";</text:p>
      <text:p text:style-name="Standard"/>
      <text:p text:style-name="Standard"/>
      <text:p text:style-name="Standard">JSON (java script object notation) : <text:s/>A common use of JSON is to read data from a web server, and display the data in a web page.</text:p>
      <text:p text:style-name="Standard">JSON stands for JavaScript Object Notation</text:p>
      <text:p text:style-name="Standard">JSON is lightweight data interchange format</text:p>
      <text:p text:style-name="Standard">JSON is language independent *</text:p>
      <text:p text:style-name="Standard">JSON is "self-describing" and easy to understand</text:p>
      <text:p text:style-name="Standard">* The JSON syntax is derived from JavaScript object notation syntax, </text:p>
      <text:p text:style-name="Standard">but the JSON format is text only. Code for reading and generating JSON data can be written in any programming language.</text:p>
      <text:p text:style-name="Standard"/>
      <text:p text:style-name="P1">JSON syntax:</text:p>
      <text:p text:style-name="Standard"/>
      <text:p text:style-name="Standard">Data is in name/value pairs</text:p>
      <text:p text:style-name="Standard">Data is separated by commas</text:p>
      <text:p text:style-name="Standard">Curly braces hold objects</text:p>
      <text:p text:style-name="Standard">Square brackets hold arrays</text:p>
      <text:p text:style-name="Standard">eg :</text:p>
      <text:p text:style-name="Standard">"employees":[</text:p>
      <text:p text:style-name="Standard"><text:s text:c="4"/>{"firstName":"John", "lastName":"Doe"}, </text:p>
      <text:p text:style-name="Standard"><text:s text:c="4"/>{"firstName":"Anna",<text:tab/>"lastName":"Smith"},</text:p>
      <text:p text:style-name="Standard"><text:s text:c="4"/>{"firstName":"Peter", "lastName":"Jones"}</text:p>
      <text:p text:style-name="Standard">]</text:p>
      <text:p text:style-name="Standard"/>
      <text:p text:style-name="Standard"/>
      <text:p text:style-name="Standard">JavaScript validations in html form :</text:p>
      <text:p text:style-name="Standard">eg:</text:p>
      <text:p text:style-name="Standard">function validateForm() {</text:p>
      <text:p text:style-name="Standard"><text:s text:c="4"/>var x = document.forms["myForm"]["fname"].value;</text:p>
      <text:p text:style-name="Standard"><text:s text:c="4"/>if (x == null || x == "") {</text:p>
      <text:p text:style-name="Standard"><text:s text:c="8"/>alert("Name must be filled out");</text:p>
      <text:p text:style-name="Standard"><text:s text:c="8"/>return false;</text:p>
      <text:p text:style-name="Standard"><text:s text:c="4"/>}</text:p>
      <text:p text:style-name="Standard"><text:soft-page-break/>}</text:p>
      <text:p text:style-name="Standard"/>
      <text:p text:style-name="Standard"><text:span text:style-name="T1">Constraint validations </text:span>:</text:p>
      <text:p text:style-name="Standard"/>
      <text:p text:style-name="Standard">Attribute<text:tab/><text:tab/>Description</text:p>
      <text:p text:style-name="Standard">disabled<text:tab/><text:tab/>Specifies that the input element should be disabled</text:p>
      <text:p text:style-name="Standard">max<text:tab/><text:tab/><text:tab/>Specifies the maximum value of an input element</text:p>
      <text:p text:style-name="Standard">min<text:tab/><text:tab/><text:tab/>Specifies the minimum value of an input element</text:p>
      <text:p text:style-name="Standard">pattern<text:tab/><text:tab/><text:tab/>Specifies the value pattern of an input element</text:p>
      <text:p text:style-name="Standard">required<text:tab/><text:tab/>Specifies that the input field requires a element</text:p>
      <text:p text:style-name="Standard">type <text:tab/><text:tab/><text:tab/>Specifies the type of an input element</text:p>
      <text:p text:style-name="Standard"/>
      <text:p text:style-name="Standard">Constraint Validation DOM Methods <text:s text:c="3"/>:</text:p>
      <text:p text:style-name="Standard">Property<text:tab/><text:tab/>Description</text:p>
      <text:p text:style-name="Standard">checkValidity()<text:tab/><text:tab/>Returns true if an input element contains valid data.</text:p>
      <text:p text:style-name="Standard">setCustomValidity()<text:tab/>Sets the validationMessage property of an input element.</text:p>
      <text:p text:style-name="Standard"/>
      <text:p text:style-name="Standard">If an input field contains invalid data, display a message:</text:p>
      <text:p text:style-name="Standard"/>
      <text:p text:style-name="P1">The checkValidity() Method : </text:p>
      <text:p text:style-name="Standard">checkvalidity method checks whether given validations on the element is satisfied or not if it is not satisfied then returns false and contains validation message.</text:p>
      <text:p text:style-name="Standard"/>
      <text:p text:style-name="Standard">&lt;input id="id1" type="number" min="100" max="300"&gt;</text:p>
      <text:p text:style-name="Standard">&lt;button onclick="myFunction()"&gt;OK&lt;/button&gt;</text:p>
      <text:p text:style-name="Standard"/>
      <text:p text:style-name="Standard">&lt;p id="demo"&gt;&lt;/p&gt;</text:p>
      <text:p text:style-name="Standard"/>
      <text:p text:style-name="Standard">&lt;script&gt;</text:p>
      <text:p text:style-name="Standard">function myFunction() {</text:p>
      <text:p text:style-name="Standard"><text:s text:c="4"/>var inpObj = document.getElementById("id1");</text:p>
      <text:p text:style-name="Standard"><text:s text:c="4"/>if (inpObj.checkValidity() == false) {</text:p>
      <text:p text:style-name="Standard"><text:s text:c="8"/>document.getElementById("demo").innerHTML = inpObj.validationMessage;</text:p>
      <text:p text:style-name="Standard"><text:s text:c="4"/>}</text:p>
      <text:p text:style-name="Standard">}</text:p>
      <text:p text:style-name="Standard">&lt;/script&gt;</text:p>
      <text:p text:style-name="Standard"/>
      <text:p text:style-name="Standard"/>
      <text:p text:style-name="P1">Accessing properties in objects :</text:p>
      <text:p text:style-name="Standard">var person ={firstname:"joe",lastname:"j"}</text:p>
      <text:p text:style-name="Standard">person.firstname</text:p>
      <text:p text:style-name="Standard">or</text:p>
      <text:p text:style-name="Standard">person[firstname]</text:p>
      <text:p text:style-name="Standard"/>
      <text:p text:style-name="Standard">adding new property to existing object</text:p>
      <text:p text:style-name="Standard">person[property name]= value;</text:p>
      <text:p text:style-name="Standard"/>
      <text:p text:style-name="Standard"/>
      <text:p text:style-name="Standard">Adding property in object constructor <text:s text:c="2"/>:</text:p>
      <text:p text:style-name="Standard">function person(first, last, age, eyecolor) {</text:p>
      <text:p text:style-name="Standard"><text:s text:c="4"/>this.firstName = first;</text:p>
      <text:p text:style-name="Standard"><text:s text:c="4"/>this.lastName = last;</text:p>
      <text:p text:style-name="Standard"><text:soft-page-break/><text:s text:c="4"/>this.age = age;</text:p>
      <text:p text:style-name="Standard"><text:s text:c="4"/>this.eyeColor = eyecolor;</text:p>
      <text:p text:style-name="Standard"><text:s text:c="4"/>this.nationality = "English"</text:p>
      <text:p text:style-name="Standard">}</text:p>
      <text:p text:style-name="Standard"/>
      <text:p text:style-name="Standard">var my = person("","", ,"")</text:p>
      <text:p text:style-name="Standard"/>
      <text:p text:style-name="Standard"/>
      <text:p text:style-name="Standard">function in object constructor <text:s/>:</text:p>
      <text:p text:style-name="Standard">function person(first, last, age, eye) {</text:p>
      <text:p text:style-name="Standard"><text:s text:c="4"/>this.firstName = first;</text:p>
      <text:p text:style-name="Standard"><text:s text:c="4"/>this.lastName = last;</text:p>
      <text:p text:style-name="Standard"><text:s text:c="4"/>this.age = age;</text:p>
      <text:p text:style-name="Standard"><text:s text:c="4"/>this.eyeColor = eye;</text:p>
      <text:p text:style-name="Standard"><text:s text:c="4"/>this.name = function() {</text:p>
      <text:p text:style-name="Standard"><text:s text:c="8"/>return this.firstName + " " + this.lastName</text:p>
      <text:p text:style-name="Standard"><text:s text:c="4"/>};</text:p>
      <text:p text:style-name="Standard">}</text:p>
      <text:p text:style-name="Standard"/>
      <text:p text:style-name="Standard"/>
      <text:p text:style-name="Standard"/>
      <text:p text:style-name="P1">Using the Proto type of the object :</text:p>
      <text:p text:style-name="Standard">The JavaScript prototype property allows you to add new properties to an existing prototype:</text:p>
      <text:p text:style-name="Standard"/>
      <text:p text:style-name="Standard">Example</text:p>
      <text:p text:style-name="Standard"/>
      <text:p text:style-name="Standard">function person(first, last, age, eyecolor) {</text:p>
      <text:p text:style-name="Standard"><text:s text:c="4"/>this.firstName = first;</text:p>
      <text:p text:style-name="Standard"><text:s text:c="4"/>this.lastName = last;</text:p>
      <text:p text:style-name="Standard"><text:s text:c="4"/>this.age = age;</text:p>
      <text:p text:style-name="Standard"><text:s text:c="4"/>this.eyeColor = eyecolor;</text:p>
      <text:p text:style-name="Standard">}</text:p>
      <text:p text:style-name="Standard"><text:span text:style-name="T72">person.prototype.nationality = "English";</text:span> // this will add property to the object</text:p>
      <text:p text:style-name="Standard">person.nationality = The JavaScript prototype property allows you to add new properties to an existing prototype:</text:p>
      <text:p text:style-name="Standard"/>
      <text:p text:style-name="Standard">Example</text:p>
      <text:p text:style-name="Standard"/>
      <text:p text:style-name="Standard">function person(first, last, age, eyecolor) {</text:p>
      <text:p text:style-name="Standard"><text:s text:c="4"/>this.firstName = first;</text:p>
      <text:p text:style-name="Standard"><text:s text:c="4"/>this.lastName = last;</text:p>
      <text:p text:style-name="Standard"><text:s text:c="4"/>this.age = age;</text:p>
      <text:p text:style-name="Standard"><text:s text:c="4"/>this.eyeColor = eyecolor;</text:p>
      <text:p text:style-name="Standard">}</text:p>
      <text:p text:style-name="Standard">person.prototype.nationality = "English"; //adds property to object</text:p>
      <text:p text:style-name="Standard">person.nationality = "english"; //doesn't adds property.(it should be declared in constructor this.nationality="value" )</text:p>
      <text:p text:style-name="Standard"/>
      <text:p text:style-name="Standard">We can add properties and Functions to the object proto type</text:p>
      <text:p text:style-name="Standard">&lt;script&gt;</text:p>
      <text:p text:style-name="Standard">function person(first, last, age, eye) {</text:p>
      <text:p text:style-name="Standard"><text:s text:c="4"/>this.firstName = first;</text:p>
      <text:p text:style-name="Standard"><text:soft-page-break/><text:s text:c="4"/>this.lastName = last;</text:p>
      <text:p text:style-name="Standard"><text:s text:c="4"/>this.age = age;</text:p>
      <text:p text:style-name="Standard"><text:s text:c="4"/>this.eyeColor = eye;</text:p>
      <text:p text:style-name="Standard">}</text:p>
      <text:p text:style-name="Standard"/>
      <text:p text:style-name="Standard">var myFather = new person("John", "Doe", 50, "blue");</text:p>
      <text:p text:style-name="Standard">var myMother = new person("Sally", "Rally", 48, "green");</text:p>
      <text:p text:style-name="Standard">myMother.Nationality = "Indian" <text:s text:c="5"/>//adding property to the object</text:p>
      <text:p text:style-name="Standard">myFather.name = function() {</text:p>
      <text:p text:style-name="Standard"><text:s text:c="4"/>return this.firstName + " " + this.lastName;<text:tab/>//adding function</text:p>
      <text:p text:style-name="Standard">};</text:p>
      <text:p text:style-name="Standard"/>
      <text:p text:style-name="Standard">document.getElementById("demo").innerHTML =</text:p>
      <text:p text:style-name="Standard">"My father is " + myFather.name(); </text:p>
      <text:p text:style-name="Standard">&lt;/script&gt;</text:p>
      <text:p text:style-name="Standard"/>
      <text:p text:style-name="P2">ProtoType Property:</text:p>
      <text:p text:style-name="P3">java script prototype property is used to add properties and methods to the proto type of the existing prototype.</text:p>
      <text:p text:style-name="P3">&lt;script&gt;</text:p>
      <text:p text:style-name="P3">function person(first, last, age, eye) {</text:p>
      <text:p text:style-name="P3"><text:s text:c="4"/>this.firstName = first;</text:p>
      <text:p text:style-name="P3"><text:s text:c="4"/>this.lastName = last;</text:p>
      <text:p text:style-name="P3"><text:s text:c="4"/>this.age = age;</text:p>
      <text:p text:style-name="P3"><text:s text:c="4"/>this.eyeColor = eye;</text:p>
      <text:p text:style-name="P3">}</text:p>
      <text:p text:style-name="P3">person.prototype.nationality = "English";</text:p>
      <text:p text:style-name="P3">person.prototype.name = function(){</text:p>
      <text:p text:style-name="P3">return this.firstName + " " + this.lastName;</text:p>
      <text:p text:style-name="P3">};</text:p>
      <text:p text:style-name="P3">var myFather = new person("John", "Doe", 50, "blue");</text:p>
      <text:p text:style-name="P3">document.getElementById("demo").innerHTML =</text:p>
      <text:p text:style-name="P3">"My father is " + myFather.nationality; </text:p>
      <text:p text:style-name="P3">&lt;/script&gt;</text:p>
      <text:p text:style-name="Standard"/>
      <text:p text:style-name="P2">FunctionExpression :</text:p>
      <text:p text:style-name="Standard"><text:tab/>Java script function can be used as an expression and stored in a variable and later variable can be used as function.</text:p>
      <text:p text:style-name="Standard">Var a= function(x,y){return x+y};</text:p>
      <text:p text:style-name="Standard">var z = a(2,3)</text:p>
      <text:p text:style-name="Standard"/>
      <text:p text:style-name="P2">Self Invoking Functions :</text:p>
      <text:p text:style-name="Standard">a function can be invoked itself by using ()</text:p>
      <text:p text:style-name="Standard">eg:</text:p>
      <text:p text:style-name="Standard">&lt;script&gt;</text:p>
      <text:p text:style-name="Standard">(function () {</text:p>
      <text:p text:style-name="Standard"><text:s text:c="4"/>document.getElementById("demo").innerHTML = "Hello! I called myself";</text:p>
      <text:p text:style-name="Standard">})();</text:p>
      <text:p text:style-name="Standard">&lt;/script&gt;</text:p>
      <text:p text:style-name="Standard"/>
      <text:p text:style-name="Standard"/>
      <text:p text:style-name="Standard"/>
      <text:h text:style-name="P95" text:outline-level="2"><text:soft-page-break/>Functions are Objects</text:h>
      <text:p text:style-name="P45"><text:span text:style-name="T5">The </text:span><text:span text:style-name="Strong_20_Emphasis"><text:span text:style-name="T7">typeof</text:span></text:span><text:span text:style-name="T5"> operator in JavaScript returns "function" for functions.</text:span></text:p>
      <text:p text:style-name="P46">But, JavaScript functions can best be described as objects.</text:p>
      <text:p text:style-name="P45"><text:span text:style-name="T5">JavaScript functions have both </text:span><text:span text:style-name="Strong_20_Emphasis"><text:span text:style-name="T7">properties</text:span></text:span><text:span text:style-name="T5"> and </text:span><text:span text:style-name="Strong_20_Emphasis"><text:span text:style-name="T7">methods</text:span></text:span><text:span text:style-name="T5">.</text:span></text:p>
      <text:p text:style-name="P46">The arguments.length property returns the number of arguments received when the function was invoked:</text:p>
      <text:p text:style-name="Standard"/>
      <text:p text:style-name="Standard">Note :<text:span text:style-name="T5">A function defined as the property of an object, is called a method to the object. A function designed to create new objects, is called an object constructor.</text:span> </text:p>
      <text:p text:style-name="Standard"/>
      <text:h text:style-name="P95" text:outline-level="2">Parameter Rules</text:h>
      <text:p text:style-name="P46">JavaScript function definitions do not specify data types for parameters.</text:p>
      <text:p text:style-name="P46">JavaScript functions do not perform type checking on the passed arguments.</text:p>
      <text:p text:style-name="P46">JavaScript functions do not check the number of arguments received.</text:p>
      <text:p text:style-name="P46">Arguments which are not passed is defined as undefined.</text:p>
      <text:p text:style-name="Standard"/>
      <text:p text:style-name="Standard">Note :When you call a function with out any object refernce then the return this key word will return global object</text:p>
      <text:p text:style-name="Standard">eg :</text:p>
      <text:p text:style-name="Standard">&lt;script&gt;</text:p>
      <text:p text:style-name="Standard">function myFunction() {</text:p>
      <text:p text:style-name="Standard">    return this;</text:p>
      <text:p text:style-name="Standard">}</text:p>
      <text:p text:style-name="Standard">document.getElementById("demo").innerHTML = myFunction();</text:p>
      <text:p text:style-name="Standard">result : <text:s/><text:span text:style-name="T17">[object Window]</text:span> </text:p>
      <text:p text:style-name="Standard"/>
      <text:p text:style-name="Standard">Note :</text:p>
      <text:p text:style-name="P14"><text:span text:style-name="T38">var</text:span><text:span text:style-name="T25"> </text:span><text:span text:style-name="T19">myObject = {</text:span><text:line-break/><text:span text:style-name="T25">    </text:span><text:span text:style-name="T19">firstName:</text:span><text:span text:style-name="T42">"John"</text:span><text:span text:style-name="T19">,</text:span><text:line-break/><text:span text:style-name="T25">    </text:span><text:span text:style-name="T19">lastName: </text:span><text:span text:style-name="T42">"Doe"</text:span><text:span text:style-name="T19">,</text:span><text:line-break/><text:span text:style-name="T25">    </text:span><text:span text:style-name="T19">fullName: </text:span><text:span text:style-name="T38">function</text:span><text:span text:style-name="T25"> </text:span><text:span text:style-name="T19">() {</text:span><text:line-break/><text:span text:style-name="T25">        </text:span><text:span text:style-name="T38">return</text:span><text:span text:style-name="T25"> </text:span><text:span text:style-name="T19">this;</text:span><text:line-break/><text:span text:style-name="T25">    </text:span><text:span text:style-name="T19">}</text:span><text:line-break/><text:span text:style-name="T19">}</text:span><text:line-break/><text:span text:style-name="T19">myObject.fullName(); </text:span> </text:p>
      <text:p text:style-name="P14"/>
      <text:p text:style-name="P14">this function call will return <text:span text:style-name="T17">[object Object]</text:span> (<text:span text:style-name="T3">object of myObject because here this holds the object that owns the java script code</text:span>).</text:p>
      <text:p text:style-name="Standard"/>
      <text:p text:style-name="P2">Invoking a Function with Function Constructor :</text:p>
      <text:p text:style-name="P2"/>
      <text:p text:style-name="P82"><text:span text:style-name="T5">If a function invocation is preceded with the </text:span><text:span text:style-name="Strong_20_Emphasis"><text:span text:style-name="T7">new</text:span></text:span><text:span text:style-name="T5"> keyword, it is a constructor </text:span><text:soft-page-break/><text:span text:style-name="T5">invocation.</text:span></text:p>
      <text:p text:style-name="P46">It looks like you create a new function, but since JavaScript functions are objects you actually create a new object:</text:p>
      <text:p text:style-name="P2"/>
      <text:p text:style-name="P14"><text:span text:style-name="T46">// This is a function constructor:<text:line-break/></text:span><text:span text:style-name="T38">function</text:span><text:span text:style-name="T25"> </text:span><text:span text:style-name="T19">myFunction(arg1, arg2) {</text:span><text:line-break/><text:span text:style-name="T25">    </text:span><text:span text:style-name="T19">this.firstName = arg1;</text:span><text:line-break/><text:span text:style-name="T25">    </text:span><text:span text:style-name="T19">this.lastName  = arg2;</text:span><text:line-break/><text:span text:style-name="T19">}</text:span><text:line-break/><text:line-break/><text:span text:style-name="T46">// This creates a new object<text:line-break/></text:span><text:span text:style-name="T38">var</text:span><text:span text:style-name="T25"> </text:span><text:span text:style-name="T19">x = </text:span><text:span text:style-name="T38">new</text:span><text:span text:style-name="T25"> </text:span><text:span text:style-name="T19">myFunction(</text:span><text:span text:style-name="T42">"John"</text:span><text:span text:style-name="T19">,</text:span><text:span text:style-name="T42">"Doe"</text:span><text:span text:style-name="T19">);</text:span><text:line-break/><text:span text:style-name="T19">x.firstName;</text:span><text:span text:style-name="T46">// Will return "John"</text:span> </text:p>
      <text:p text:style-name="Standard"/>
      <text:h text:style-name="P95" text:outline-level="2">Invoking a Function with a Function Method</text:h>
      <text:p text:style-name="P46">In JavaScript, functions are objects. JavaScript functions have properties and methods.</text:p>
      <text:p text:style-name="P45"><text:span text:style-name="Strong_20_Emphasis"><text:span text:style-name="T7">call()</text:span></text:span><text:span text:style-name="T5"> and </text:span><text:span text:style-name="Strong_20_Emphasis"><text:span text:style-name="T7">apply()</text:span></text:span><text:span text:style-name="T5"> are predefined JavaScript function methods. Both methods can be used to invoke a function, and both methods must have the owner object as first parameter.</text:span></text:p>
      <text:p text:style-name="Standard">Eg:</text:p>
      <text:p text:style-name="P14"><text:span text:style-name="T38">function</text:span><text:span text:style-name="T25"> </text:span><text:span text:style-name="T19">myFunction(a, b) {</text:span><text:line-break/><text:span text:style-name="T25">    </text:span><text:span text:style-name="T38">return</text:span><text:span text:style-name="T25"> </text:span><text:span text:style-name="T19">a * b;</text:span><text:line-break/><text:span text:style-name="T19">}</text:span><text:line-break/><text:span text:style-name="T19">myObject = myFunction.call(myObject, </text:span><text:span text:style-name="T42">10</text:span><text:span text:style-name="T19">, </text:span><text:span text:style-name="T42">2</text:span><text:span text:style-name="T19">); </text:span> </text:p>
      <text:p text:style-name="P14"/>
      <text:p text:style-name="P14">//myObject value is 20</text:p>
      <text:p text:style-name="P14"/>
      <text:p text:style-name="P18">Both methods takes an owner object as the first argument. The only difference is that call() takes the function arguments separately, and apply() takes the function arguments in an array.</text:p>
      <text:p text:style-name="P45"><text:span text:style-name="T5">In JavaScript strict mode, the first argument becomes the value of </text:span><text:span text:style-name="Strong_20_Emphasis"><text:span text:style-name="T7">this</text:span></text:span><text:span text:style-name="T5"> in the invoked function, even if the argument is not an object.</text:span></text:p>
      <text:p text:style-name="P46">In "non-strict" mode, if the value of the first argument is null or undefined, it is replaced with the global object.</text:p>
      <table:table table:name="Table1" table:style-name="Table1">
        <table:table-column table:style-name="Table1.A"/>
        <table:table-column table:style-name="Table1.B"/>
        <table:table-row>
          <table:table-cell table:style-name="Table1.A1" office:value-type="string">
            <text:p text:style-name="P92"><draw:frame draw:style-name="fr1" draw:name="graphics1" text:anchor-type="as-char" svg:width="0.3335in" svg:height="0.3335in" draw:z-index="0"><draw:image xlink:href="http://www.w3schools.com/images/lamp.jpg" xlink:type="simple" xlink:show="embed" xlink:actuate="onLoad"/></draw:frame></text:p>
          </table:table-cell>
          <table:table-cell table:style-name="Table1.A1" office:value-type="string">
            <text:p text:style-name="P90">With call() or apply() you can set the value of <text:span text:style-name="Strong_20_Emphasis"><text:span text:style-name="T2">this</text:span></text:span>, and invoke a function as a new method of an existing object.</text:p>
          </table:table-cell>
        </table:table-row>
      </table:table>
      <text:p text:style-name="P14"/>
      <text:p text:style-name="P14"/>
      <text:p text:style-name="P14">Note :<text:span text:style-name="T5">Variables created </text:span><text:span text:style-name="Strong_20_Emphasis"><text:span text:style-name="T7">without</text:span></text:span><text:span text:style-name="T8"> </text:span><text:span text:style-name="T5">the keyword </text:span><text:span text:style-name="Strong_20_Emphasis"><text:span text:style-name="T7">var</text:span></text:span><text:span text:style-name="T5">, are always global, even if they are created inside a function.</text:span> </text:p>
      <text:p text:style-name="P14"/>
      <text:p text:style-name="P14"/>
      <text:p text:style-name="P14">HTML DOM(Document Object Model):</text:p>
      <text:p text:style-name="P14"><text:tab/>With HTML Dom java script can access the elements in the HTML Document.</text:p>
      <text:p text:style-name="P14"><text:soft-page-break/>When the webpage is loaded browser creates the Document Object Model of the webpage.</text:p>
      <text:p text:style-name="P14"/>
      <text:p text:style-name="P18">With the object model, JavaScript gets all the power it needs to create dynamic HTML:</text:p>
      <text:list xml:id="list8404998110963016517" text:style-name="L1">
        <text:list-item>
          <text:p text:style-name="P103">JavaScript can change all the HTML elements in the page</text:p>
        </text:list-item>
        <text:list-item>
          <text:p text:style-name="P103">JavaScript can change all the HTML attributes in the page</text:p>
        </text:list-item>
        <text:list-item>
          <text:p text:style-name="P103">JavaScript can change all the CSS styles in the page</text:p>
        </text:list-item>
        <text:list-item>
          <text:p text:style-name="P103">JavaScript can remove existing HTML elements and attributes</text:p>
        </text:list-item>
        <text:list-item>
          <text:p text:style-name="P103">JavaScript can add new HTML elements and attributes</text:p>
        </text:list-item>
        <text:list-item>
          <text:p text:style-name="P103">JavaScript can react to all existing HTML events in the page</text:p>
        </text:list-item>
        <text:list-item>
          <text:p text:style-name="P103">JavaScript can create new HTML events in the page</text:p>
        </text:list-item>
      </text:list>
      <text:p text:style-name="P14"/>
      <text:p text:style-name="P14"/>
      <text:h text:style-name="P62" text:outline-level="2">What is the HTML DOM?</text:h>
      <text:p text:style-name="P45"><text:span text:style-name="T5">The HTML DOM is a standard </text:span><text:span text:style-name="Strong_20_Emphasis"><text:span text:style-name="T7">object</text:span></text:span><text:span text:style-name="T5"> model and </text:span><text:span text:style-name="Strong_20_Emphasis"><text:span text:style-name="T7">programming interface</text:span></text:span><text:span text:style-name="T5"> for HTML. It defines:</text:span></text:p>
      <text:list xml:id="list348483289481225313" text:style-name="L2">
        <text:list-item>
          <text:p text:style-name="P104">The HTML elements as <text:span text:style-name="T2">objects</text:span></text:p>
        </text:list-item>
        <text:list-item>
          <text:p text:style-name="P104">The <text:span text:style-name="T2">properties</text:span> of all HTML elements</text:p>
        </text:list-item>
        <text:list-item>
          <text:p text:style-name="P104">The <text:span text:style-name="T2">methods</text:span> to access all HTML elements</text:p>
        </text:list-item>
        <text:list-item>
          <text:p text:style-name="P108"><text:span text:style-name="T5">The </text:span><text:span text:style-name="Strong_20_Emphasis"><text:span text:style-name="T7">events</text:span></text:span><text:span text:style-name="T5"> for all HTML elements</text:span></text:p>
        </text:list-item>
      </text:list>
      <text:p text:style-name="P46">In other words: <text:span text:style-name="T2">The HTML DOM is a standard for how to get, change, add, or delete HTML elements.</text:span></text:p>
      <text:h text:style-name="P62" text:outline-level="2">Finding HTML Elements</text:h>
      <table:table table:name="Table2" table:style-name="Table2">
        <table:table-column table:style-name="Table2.A"/>
        <table:table-column table:style-name="Table2.B"/>
        <table:table-row table:style-name="Table2.1">
          <table:table-cell table:style-name="Table2.A1" office:value-type="string">
            <text:p text:style-name="P94">Method</text:p>
          </table:table-cell>
          <table:table-cell table:style-name="Table2.A1" office:value-type="string">
            <text:p text:style-name="P94">Description</text:p>
          </table:table-cell>
        </table:table-row>
        <table:table-row table:style-name="Table2.2">
          <table:table-cell table:style-name="Table2.A1" office:value-type="string">
            <text:p text:style-name="P91">document.getElementById()</text:p>
          </table:table-cell>
          <table:table-cell table:style-name="Table2.A1" office:value-type="string">
            <text:p text:style-name="P91">Find an element by element id</text:p>
          </table:table-cell>
        </table:table-row>
        <table:table-row table:style-name="Table2.1">
          <table:table-cell table:style-name="Table2.A1" office:value-type="string">
            <text:p text:style-name="P91">document.getElementsByTagName()</text:p>
          </table:table-cell>
          <table:table-cell table:style-name="Table2.A1" office:value-type="string">
            <text:p text:style-name="P91">Find elements by tag name</text:p>
          </table:table-cell>
        </table:table-row>
        <table:table-row table:style-name="Table2.2">
          <table:table-cell table:style-name="Table2.A1" office:value-type="string">
            <text:p text:style-name="P91">document.getElementsByClassName()</text:p>
          </table:table-cell>
          <table:table-cell table:style-name="Table2.A1" office:value-type="string">
            <text:p text:style-name="P91">Find elements by class name</text:p>
          </table:table-cell>
        </table:table-row>
      </table:table>
      <text:p text:style-name="P14">Document object is the the owner of all the objects in the document</text:p>
      <text:p text:style-name="Standard"/>
      <text:p text:style-name="Standard"/>
      <text:h text:style-name="P95" text:outline-level="2">Changing HTML Elements</text:h>
      <table:table table:name="Table3" table:style-name="Table3">
        <table:table-column table:style-name="Table3.A"/>
        <table:table-column table:style-name="Table3.B"/>
        <table:table-row table:style-name="Table3.1">
          <table:table-cell table:style-name="Table3.A1" office:value-type="string">
            <text:p text:style-name="P94">Method</text:p>
          </table:table-cell>
          <table:table-cell table:style-name="Table3.A1" office:value-type="string">
            <text:p text:style-name="P94">Description</text:p>
          </table:table-cell>
        </table:table-row>
        <table:table-row table:style-name="Table3.2">
          <table:table-cell table:style-name="Table3.A1" office:value-type="string">
            <text:p text:style-name="P91"><text:span text:style-name="Emphasis">element</text:span>.innerHTML=</text:p>
          </table:table-cell>
          <table:table-cell table:style-name="Table3.A1" office:value-type="string">
            <text:p text:style-name="P91">Change the inner HTML of an element</text:p>
          </table:table-cell>
        </table:table-row>
        <table:table-row table:style-name="Table3.1">
          <table:table-cell table:style-name="Table3.A1" office:value-type="string">
            <text:p text:style-name="P91"><text:span text:style-name="Emphasis">element</text:span>.<text:span text:style-name="Emphasis">attribute=</text:span></text:p>
          </table:table-cell>
          <table:table-cell table:style-name="Table3.A1" office:value-type="string">
            <text:p text:style-name="P91">Change the attribute of an HTML element</text:p>
          </table:table-cell>
        </table:table-row>
        <table:table-row table:style-name="Table3.2">
          <table:table-cell table:style-name="Table3.A1" office:value-type="string">
            <text:p text:style-name="P91"><text:span text:style-name="Emphasis">element</text:span>.setAttribute<text:span text:style-name="Emphasis">(attribute,value)</text:span></text:p>
          </table:table-cell>
          <table:table-cell table:style-name="Table3.A1" office:value-type="string">
            <text:p text:style-name="P91">Change the attribute of an HTML element</text:p>
          </table:table-cell>
        </table:table-row>
        <text:soft-page-break/>
        <table:table-row table:style-name="Table3.1">
          <table:table-cell table:style-name="Table3.A1" office:value-type="string">
            <text:p text:style-name="P91"><text:span text:style-name="Emphasis">element</text:span>.style.<text:span text:style-name="Emphasis">property=</text:span></text:p>
          </table:table-cell>
          <table:table-cell table:style-name="Table3.A1" office:value-type="string">
            <text:p text:style-name="P91">Change the style of an HTML element</text:p>
          </table:table-cell>
        </table:table-row>
      </table:table>
      <text:p text:style-name="Standard"/>
      <text:h text:style-name="P95" text:outline-level="2">Adding and Deleting Elements</text:h>
      <table:table table:name="Table4" table:style-name="Table4">
        <table:table-column table:style-name="Table4.A"/>
        <table:table-column table:style-name="Table4.B"/>
        <table:table-row table:style-name="Table4.1">
          <table:table-cell table:style-name="Table4.A1" office:value-type="string">
            <text:p text:style-name="P94">Method</text:p>
          </table:table-cell>
          <table:table-cell table:style-name="Table4.A1" office:value-type="string">
            <text:p text:style-name="P94">Description</text:p>
          </table:table-cell>
        </table:table-row>
        <table:table-row table:style-name="Table4.2">
          <table:table-cell table:style-name="Table4.A1" office:value-type="string">
            <text:p text:style-name="P91">document.createElement()</text:p>
          </table:table-cell>
          <table:table-cell table:style-name="Table4.A1" office:value-type="string">
            <text:p text:style-name="P91">Create an HTML element</text:p>
          </table:table-cell>
        </table:table-row>
        <table:table-row table:style-name="Table4.1">
          <table:table-cell table:style-name="Table4.A1" office:value-type="string">
            <text:p text:style-name="P91">document.removeChild()</text:p>
          </table:table-cell>
          <table:table-cell table:style-name="Table4.A1" office:value-type="string">
            <text:p text:style-name="P91">Remove an HTML element</text:p>
          </table:table-cell>
        </table:table-row>
        <table:table-row table:style-name="Table4.2">
          <table:table-cell table:style-name="Table4.A1" office:value-type="string">
            <text:p text:style-name="P91">document.appendChild()</text:p>
          </table:table-cell>
          <table:table-cell table:style-name="Table4.A1" office:value-type="string">
            <text:p text:style-name="P91">Add an HTML element</text:p>
          </table:table-cell>
        </table:table-row>
        <table:table-row table:style-name="Table4.1">
          <table:table-cell table:style-name="Table4.A1" office:value-type="string">
            <text:p text:style-name="P91">document.replaceChild()</text:p>
          </table:table-cell>
          <table:table-cell table:style-name="Table4.A1" office:value-type="string">
            <text:p text:style-name="P91">Replace an HTML element</text:p>
          </table:table-cell>
        </table:table-row>
        <table:table-row table:style-name="Table4.2">
          <table:table-cell table:style-name="Table4.A1" office:value-type="string">
            <text:p text:style-name="P91">document.write(<text:span text:style-name="Emphasis">text</text:span>)</text:p>
          </table:table-cell>
          <table:table-cell table:style-name="Table4.A1" office:value-type="string">
            <text:p text:style-name="P91">Write into the HTML output stream</text:p>
          </table:table-cell>
        </table:table-row>
      </table:table>
      <text:p text:style-name="Standard"/>
      <text:p text:style-name="Standard"/>
      <text:h text:style-name="P95" text:outline-level="2">Adding Events Handlers</text:h>
      <table:table table:name="Table5" table:style-name="Table5">
        <table:table-column table:style-name="Table5.A"/>
        <table:table-column table:style-name="Table5.B"/>
        <table:table-row table:style-name="Table5.1">
          <table:table-cell table:style-name="Table5.A1" office:value-type="string">
            <text:p text:style-name="P94">Method</text:p>
          </table:table-cell>
          <table:table-cell table:style-name="Table5.A1" office:value-type="string">
            <text:p text:style-name="P94">Description</text:p>
          </table:table-cell>
        </table:table-row>
        <table:table-row table:style-name="Table5.2">
          <table:table-cell table:style-name="Table5.A1" office:value-type="string">
            <text:p text:style-name="P91">document.getElementById(<text:span text:style-name="Emphasis">id</text:span>).onclick=function(){<text:span text:style-name="Emphasis">code</text:span>}</text:p>
          </table:table-cell>
          <table:table-cell table:style-name="Table5.A1" office:value-type="string">
            <text:p text:style-name="P91">Adding event handler code to an onclick event</text:p>
          </table:table-cell>
        </table:table-row>
      </table:table>
      <text:p text:style-name="Standard"/>
      <text:h text:style-name="P95" text:outline-level="2">Finding HTML Objects</text:h>
      <text:p text:style-name="P46">The first HTML DOM Level 1 (1998), defined 11 HTML objects, object collections, and properties. These are still valid in HTML5.</text:p>
      <text:p text:style-name="P46">Later, in HTML DOM Level 3, more objects, collections, and properties were ad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4">Property</text:p>
          </table:table-cell>
          <table:table-cell table:style-name="Table6.A1" office:value-type="string">
            <text:p text:style-name="P94">Description</text:p>
          </table:table-cell>
          <table:table-cell table:style-name="Table6.A1" office:value-type="string">
            <text:p text:style-name="P94">DOM</text:p>
          </table:table-cell>
        </table:table-row>
        <table:table-row table:style-name="Table6.2">
          <table:table-cell table:style-name="Table6.A1" office:value-type="string">
            <text:p text:style-name="P91">document.anchors</text:p>
          </table:table-cell>
          <table:table-cell table:style-name="Table6.A1" office:value-type="string">
            <text:p text:style-name="P91">Returns all &lt;a&gt; elements that have a name attribute</text:p>
          </table:table-cell>
          <table:table-cell table:style-name="Table6.A1" office:value-type="string">
            <text:p text:style-name="P91">1</text:p>
          </table:table-cell>
        </table:table-row>
        <table:table-row table:style-name="Table6.1">
          <table:table-cell table:style-name="Table6.A1" office:value-type="string">
            <text:p text:style-name="P91">document.applets</text:p>
          </table:table-cell>
          <table:table-cell table:style-name="Table6.A1" office:value-type="string">
            <text:p text:style-name="P91">Returns all &lt;applet&gt; elements <text:span text:style-name="T69">(Deprecated in HTML5)</text:span></text:p>
          </table:table-cell>
          <table:table-cell table:style-name="Table6.A1" office:value-type="string">
            <text:p text:style-name="P91">1</text:p>
          </table:table-cell>
        </table:table-row>
        <table:table-row table:style-name="Table6.2">
          <table:table-cell table:style-name="Table6.A1" office:value-type="string">
            <text:p text:style-name="P91">document.baseURI</text:p>
          </table:table-cell>
          <table:table-cell table:style-name="Table6.A1" office:value-type="string">
            <text:p text:style-name="P91">Returns the absolute base URI of the document</text:p>
          </table:table-cell>
          <table:table-cell table:style-name="Table6.A1" office:value-type="string">
            <text:p text:style-name="P91">3</text:p>
          </table:table-cell>
        </table:table-row>
        <table:table-row table:style-name="Table6.1">
          <table:table-cell table:style-name="Table6.A1" office:value-type="string">
            <text:p text:style-name="P91">document.body</text:p>
          </table:table-cell>
          <table:table-cell table:style-name="Table6.A1" office:value-type="string">
            <text:p text:style-name="P91">Returns the &lt;body&gt; element</text:p>
          </table:table-cell>
          <table:table-cell table:style-name="Table6.A1" office:value-type="string">
            <text:p text:style-name="P91">1</text:p>
          </table:table-cell>
        </table:table-row>
        <table:table-row table:style-name="Table6.2">
          <table:table-cell table:style-name="Table6.A1" office:value-type="string">
            <text:p text:style-name="P91">document.cookie</text:p>
          </table:table-cell>
          <table:table-cell table:style-name="Table6.A1" office:value-type="string">
            <text:p text:style-name="P91">Returns the document's cookie</text:p>
          </table:table-cell>
          <table:table-cell table:style-name="Table6.A1" office:value-type="string">
            <text:p text:style-name="P91">1</text:p>
          </table:table-cell>
        </table:table-row>
        <table:table-row table:style-name="Table6.1">
          <table:table-cell table:style-name="Table6.A1" office:value-type="string">
            <text:p text:style-name="P91">document.doctype</text:p>
          </table:table-cell>
          <table:table-cell table:style-name="Table6.A1" office:value-type="string">
            <text:p text:style-name="P91">Returns the document's doctype</text:p>
          </table:table-cell>
          <table:table-cell table:style-name="Table6.A1" office:value-type="string">
            <text:p text:style-name="P91">3</text:p>
          </table:table-cell>
        </table:table-row>
        <table:table-row table:style-name="Table6.2">
          <table:table-cell table:style-name="Table6.A1" office:value-type="string">
            <text:p text:style-name="P91">document.documentElement</text:p>
          </table:table-cell>
          <table:table-cell table:style-name="Table6.A1" office:value-type="string">
            <text:p text:style-name="P91">Returns the &lt;html&gt; element</text:p>
          </table:table-cell>
          <table:table-cell table:style-name="Table6.A1" office:value-type="string">
            <text:p text:style-name="P91">3</text:p>
          </table:table-cell>
        </table:table-row>
        <table:table-row table:style-name="Table6.1">
          <table:table-cell table:style-name="Table6.A1" office:value-type="string">
            <text:p text:style-name="P91">document.documentMode</text:p>
          </table:table-cell>
          <table:table-cell table:style-name="Table6.A1" office:value-type="string">
            <text:p text:style-name="P91">Returns the mode used by the browser</text:p>
          </table:table-cell>
          <table:table-cell table:style-name="Table6.A1" office:value-type="string">
            <text:p text:style-name="P91">3</text:p>
          </table:table-cell>
        </table:table-row>
        <table:table-row table:style-name="Table6.2">
          <table:table-cell table:style-name="Table6.A1" office:value-type="string">
            <text:p text:style-name="P91">document.documentURI</text:p>
          </table:table-cell>
          <table:table-cell table:style-name="Table6.A1" office:value-type="string">
            <text:p text:style-name="P91">Returns the URI of the document</text:p>
          </table:table-cell>
          <table:table-cell table:style-name="Table6.A1" office:value-type="string">
            <text:p text:style-name="P91">3</text:p>
          </table:table-cell>
        </table:table-row>
        <table:table-row table:style-name="Table6.1">
          <table:table-cell table:style-name="Table6.A1" office:value-type="string">
            <text:p text:style-name="P91">document.domain</text:p>
          </table:table-cell>
          <table:table-cell table:style-name="Table6.A1" office:value-type="string">
            <text:p text:style-name="P91">Returns the domain name of the document server</text:p>
          </table:table-cell>
          <table:table-cell table:style-name="Table6.A1" office:value-type="string">
            <text:p text:style-name="P91">1</text:p>
          </table:table-cell>
        </table:table-row>
        <table:table-row table:style-name="Table6.2">
          <table:table-cell table:style-name="Table6.A1" office:value-type="string">
            <text:p text:style-name="P91">document.domConfig</text:p>
          </table:table-cell>
          <table:table-cell table:style-name="Table6.A1" office:value-type="string">
            <text:p text:style-name="P91"><text:span text:style-name="T69">Obsolete.</text:span> Returns the DOM configuration</text:p>
          </table:table-cell>
          <table:table-cell table:style-name="Table6.A1" office:value-type="string">
            <text:p text:style-name="P91">3</text:p>
          </table:table-cell>
        </table:table-row>
        <table:table-row table:style-name="Table6.1">
          <table:table-cell table:style-name="Table6.A1" office:value-type="string">
            <text:p text:style-name="P91">document.embeds</text:p>
          </table:table-cell>
          <table:table-cell table:style-name="Table6.A1" office:value-type="string">
            <text:p text:style-name="P91">Returns all &lt;embed&gt; elements</text:p>
          </table:table-cell>
          <table:table-cell table:style-name="Table6.A1" office:value-type="string">
            <text:p text:style-name="P91">3</text:p>
          </table:table-cell>
        </table:table-row>
        <table:table-row table:style-name="Table6.2">
          <table:table-cell table:style-name="Table6.A1" office:value-type="string">
            <text:p text:style-name="P91">document.forms</text:p>
          </table:table-cell>
          <table:table-cell table:style-name="Table6.A1" office:value-type="string">
            <text:p text:style-name="P91">Returns all &lt;form&gt; elements</text:p>
          </table:table-cell>
          <table:table-cell table:style-name="Table6.A1" office:value-type="string">
            <text:p text:style-name="P91">1</text:p>
          </table:table-cell>
        </table:table-row>
        <table:table-row table:style-name="Table6.1">
          <table:table-cell table:style-name="Table6.A1" office:value-type="string">
            <text:p text:style-name="P91">document.head</text:p>
          </table:table-cell>
          <table:table-cell table:style-name="Table6.A1" office:value-type="string">
            <text:p text:style-name="P91">Returns the &lt;head&gt; element</text:p>
          </table:table-cell>
          <table:table-cell table:style-name="Table6.A1" office:value-type="string">
            <text:p text:style-name="P91">3</text:p>
          </table:table-cell>
        </table:table-row>
        <table:table-row table:style-name="Table6.2">
          <table:table-cell table:style-name="Table6.A1" office:value-type="string">
            <text:p text:style-name="P91">document.images</text:p>
          </table:table-cell>
          <table:table-cell table:style-name="Table6.A1" office:value-type="string">
            <text:p text:style-name="P91">Returns all &lt;img&gt; elements</text:p>
          </table:table-cell>
          <table:table-cell table:style-name="Table6.A1" office:value-type="string">
            <text:p text:style-name="P91">1</text:p>
          </table:table-cell>
        </table:table-row>
        <table:table-row table:style-name="Table6.1">
          <table:table-cell table:style-name="Table6.A1" office:value-type="string">
            <text:p text:style-name="P91">document.implementation</text:p>
          </table:table-cell>
          <table:table-cell table:style-name="Table6.A1" office:value-type="string">
            <text:p text:style-name="P91">Returns the DOM implementation</text:p>
          </table:table-cell>
          <table:table-cell table:style-name="Table6.A1" office:value-type="string">
            <text:p text:style-name="P91">3</text:p>
          </table:table-cell>
        </table:table-row>
        <table:table-row table:style-name="Table6.2">
          <table:table-cell table:style-name="Table6.A1" office:value-type="string">
            <text:p text:style-name="P91">document.inputEncoding</text:p>
          </table:table-cell>
          <table:table-cell table:style-name="Table6.A1" office:value-type="string">
            <text:p text:style-name="P91">Returns the document's encoding (character set)</text:p>
          </table:table-cell>
          <table:table-cell table:style-name="Table6.A1" office:value-type="string">
            <text:p text:style-name="P91">3</text:p>
          </table:table-cell>
        </table:table-row>
        <text:soft-page-break/>
        <table:table-row table:style-name="Table6.1">
          <table:table-cell table:style-name="Table6.A1" office:value-type="string">
            <text:p text:style-name="P91">document.lastModified</text:p>
          </table:table-cell>
          <table:table-cell table:style-name="Table6.A1" office:value-type="string">
            <text:p text:style-name="P91">Returns the date and time the document was updated</text:p>
          </table:table-cell>
          <table:table-cell table:style-name="Table6.A1" office:value-type="string">
            <text:p text:style-name="P91">3</text:p>
          </table:table-cell>
        </table:table-row>
        <table:table-row table:style-name="Table6.2">
          <table:table-cell table:style-name="Table6.A1" office:value-type="string">
            <text:p text:style-name="P91">document.links</text:p>
          </table:table-cell>
          <table:table-cell table:style-name="Table6.A1" office:value-type="string">
            <text:p text:style-name="P91">Returns all &lt;area&gt; and &lt;a&gt; elements that have a href attribute</text:p>
          </table:table-cell>
          <table:table-cell table:style-name="Table6.A1" office:value-type="string">
            <text:p text:style-name="P91">1</text:p>
          </table:table-cell>
        </table:table-row>
        <table:table-row table:style-name="Table6.1">
          <table:table-cell table:style-name="Table6.A1" office:value-type="string">
            <text:p text:style-name="P91">document.readyState</text:p>
          </table:table-cell>
          <table:table-cell table:style-name="Table6.A1" office:value-type="string">
            <text:p text:style-name="P91">Returns the (loading) status of the document</text:p>
          </table:table-cell>
          <table:table-cell table:style-name="Table6.A1" office:value-type="string">
            <text:p text:style-name="P91">3</text:p>
          </table:table-cell>
        </table:table-row>
        <table:table-row table:style-name="Table6.2">
          <table:table-cell table:style-name="Table6.A1" office:value-type="string">
            <text:p text:style-name="P91">document.referrer</text:p>
          </table:table-cell>
          <table:table-cell table:style-name="Table6.A1" office:value-type="string">
            <text:p text:style-name="P91">Returns the URI of the referrer (the linking document)</text:p>
          </table:table-cell>
          <table:table-cell table:style-name="Table6.A1" office:value-type="string">
            <text:p text:style-name="P91">1</text:p>
          </table:table-cell>
        </table:table-row>
        <table:table-row table:style-name="Table6.1">
          <table:table-cell table:style-name="Table6.A1" office:value-type="string">
            <text:p text:style-name="P91">document.scripts</text:p>
          </table:table-cell>
          <table:table-cell table:style-name="Table6.A1" office:value-type="string">
            <text:p text:style-name="P91">Returns all &lt;script&gt; elements</text:p>
          </table:table-cell>
          <table:table-cell table:style-name="Table6.A1" office:value-type="string">
            <text:p text:style-name="P91">3</text:p>
          </table:table-cell>
        </table:table-row>
        <table:table-row table:style-name="Table6.2">
          <table:table-cell table:style-name="Table6.A1" office:value-type="string">
            <text:p text:style-name="P91">document.strictErrorChecking</text:p>
          </table:table-cell>
          <table:table-cell table:style-name="Table6.A1" office:value-type="string">
            <text:p text:style-name="P91">Returns if error checking is enforced</text:p>
          </table:table-cell>
          <table:table-cell table:style-name="Table6.A1" office:value-type="string">
            <text:p text:style-name="P91">3</text:p>
          </table:table-cell>
        </table:table-row>
        <table:table-row table:style-name="Table6.1">
          <table:table-cell table:style-name="Table6.A1" office:value-type="string">
            <text:p text:style-name="P91">document.title</text:p>
          </table:table-cell>
          <table:table-cell table:style-name="Table6.A1" office:value-type="string">
            <text:p text:style-name="P91">Returns the &lt;title&gt; element</text:p>
          </table:table-cell>
          <table:table-cell table:style-name="Table6.A1" office:value-type="string">
            <text:p text:style-name="P91">1</text:p>
          </table:table-cell>
        </table:table-row>
        <table:table-row table:style-name="Table6.2">
          <table:table-cell table:style-name="Table6.A1" office:value-type="string">
            <text:p text:style-name="P91">document.URL</text:p>
          </table:table-cell>
          <table:table-cell table:style-name="Table6.A1" office:value-type="string">
            <text:p text:style-name="P91">Returns the complete URL of the document</text:p>
          </table:table-cell>
          <table:table-cell table:style-name="Table6.A1" office:value-type="string">
            <text:p text:style-name="P91">1</text:p>
          </table:table-cell>
        </table:table-row>
      </table:table>
      <text:p text:style-name="Standard"/>
      <text:p text:style-name="Standard"/>
      <text:h text:style-name="P95" text:outline-level="2">Finding HTML Elements by Tag Name</text:h>
      <text:p text:style-name="P46">This example finds all &lt;p&gt; elements:</text:p>
      <text:p text:style-name="Standard">eg: var x= document.getElementByTag("p")</text:p>
      <text:p text:style-name="Standard">this will return list of paragraph elements.</text:p>
      <text:p text:style-name="Standard"/>
      <text:h text:style-name="P95" text:outline-level="2">Finding HTML Elements by Class Name</text:h>
      <text:p text:style-name="Standard">This example finds all elements with particular class name</text:p>
      <text:p text:style-name="Standard">eg: var y = document .getElemntByClassName("intro")</text:p>
      <text:p text:style-name="Standard">above example returns list of elements with classname 'intro'</text:p>
      <text:p text:style-name="Standard"/>
      <text:h text:style-name="P95" text:outline-level="2">Finding HTML Elements by CSS Selectors</text:h>
      <text:p text:style-name="P46">If you want to find all HTML elements that matches a specified CSS selector (id, class names, types, attributes, values of attributes, etc), use the querySelectorAll() method.</text:p>
      <text:p text:style-name="P46">This example returns a list of all &lt;p&gt; elements with class="intro".</text:p>
      <text:p text:style-name="Standard">Eg: var z = document.querySelectorAll("p.intro")</text:p>
      <text:p text:style-name="Standard"/>
      <text:p text:style-name="Standard"/>
      <text:h text:style-name="P95" text:outline-level="2"/>
      <text:h text:style-name="P95" text:outline-level="2">Changing the HTML Output Stream :</text:h>
      <text:p text:style-name="P83">We can change the content of the html elements by document.Write() method</text:p>
      <text:p text:style-name="P83">&lt;script&gt;</text:p>
      <text:p text:style-name="P83">document.write("")</text:p>
      <text:p text:style-name="P83">&lt;/script&gt; </text:p>
      <text:p text:style-name="Standard"><text:soft-page-break/><text:span text:style-name="T3">Note</text:span> :<text:span text:style-name="T5">Never use document.write() after the document is loaded. It will overwrite the document.</text:span> </text:p>
      <text:p text:style-name="Standard"/>
      <text:h text:style-name="P95" text:outline-level="2">Changing the Value of an Attribute</text:h>
      <text:p text:style-name="P46">To change the value of an HTML attribute, use this syntax:</text:p>
      <text:p text:style-name="P57">document.getElementById(<text:span text:style-name="T70">id</text:span>).<text:span text:style-name="T70">attribute=new value</text:span></text:p>
      <text:p text:style-name="Standard">eg: document.getElementByTag("img").src="value"</text:p>
      <text:p text:style-name="Standard"/>
      <text:p text:style-name="Standard">Ror With Mongo db:</text:p>
      <text:p text:style-name="Standard">Note : During authentication if you wan t to find a document based on email id if no document is present with that emailid then it will throw exception(Document not found exception in order to avoid this make raise_not_found_error: false this will return nil instead of error.)</text:p>
      <text:p text:style-name="Standard"/>
      <text:h text:style-name="P95" text:outline-level="2">hanging HTML Style</text:h>
      <text:p text:style-name="P46">To change the style of an HTML element, use this syntax:</text:p>
      <text:p text:style-name="P57">document.getElementById(<text:span text:style-name="T70">id</text:span>).style.<text:span text:style-name="T70">property</text:span>=<text:span text:style-name="T70">new style</text:span></text:p>
      <text:p text:style-name="Standard">eg: document.getElementById("demo").style.color = "red"</text:p>
      <text:p text:style-name="Standard"/>
      <text:p text:style-name="Standard"/>
      <text:p text:style-name="Standard">HTML Events :</text:p>
      <text:p text:style-name="P14"><text:span text:style-name="T48">&lt;</text:span><text:span text:style-name="T38">h1</text:span><text:span text:style-name="T25"> </text:span><text:span text:style-name="T50">onclick=</text:span><text:span text:style-name="T42">"changeText(this)"</text:span><text:span text:style-name="T48">&gt;</text:span><text:span text:style-name="T19">Click on this text!</text:span><text:span text:style-name="T48">&lt;</text:span><text:span text:style-name="T38">/h1</text:span><text:span text:style-name="T48">&gt;</text:span><text:line-break/><text:line-break/><text:span text:style-name="T48">&lt;</text:span><text:span text:style-name="T38">script</text:span><text:span text:style-name="T48">&gt;</text:span><text:line-break/><text:span text:style-name="T19">function changeText(id) { </text:span><text:line-break/><text:span text:style-name="T25">    </text:span><text:span text:style-name="T19">id.innerHTML = "Ooops!";</text:span><text:line-break/><text:span text:style-name="T19">}</text:span><text:line-break/><text:span text:style-name="T48">&lt;</text:span><text:span text:style-name="T38">/script</text:span><text:span text:style-name="T48">&gt;</text:span> </text:p>
      <text:p text:style-name="P14">in the above example this will be the object of the h1</text:p>
      <text:p text:style-name="P14"/>
      <text:h text:style-name="P62" text:outline-level="2">The onload and onunload Events</text:h>
      <text:p text:style-name="P46">The onload and onunload events are triggered when the user enters or leaves the page.</text:p>
      <text:p text:style-name="P46">The onload event can be used to check the visitor's browser type and browser version, and load the proper version of the web page based on the information.</text:p>
      <text:p text:style-name="P46">The onload and onunload events can be used to deal with cookies.</text:p>
      <text:h text:style-name="P66" text:outline-level="2">Example</text:h>
      <text:p text:style-name="P87"><text:span text:style-name="T73">&lt;</text:span><text:span text:style-name="T65">body</text:span> <text:span text:style-name="T78">onload=</text:span><text:span text:style-name="T67">"checkCookies()"</text:span><text:span text:style-name="T73">&gt;</text:span></text:p>
      <text:p text:style-name="P79"><text:soft-page-break/><text:line-break/>DOM EventListeners:</text:p>
      <text:p text:style-name="P79"><text:span text:style-name="T19">document.getElementById(</text:span><text:span text:style-name="T42">"myBtn"</text:span><text:span text:style-name="T19">).addEventListener(</text:span><text:span text:style-name="T42">"click"</text:span><text:span text:style-name="T19">, displayDate);</text:span> </text:p>
      <text:p text:style-name="P79">here in above example we are adding eventlisteners for click event of myBtn html element.</text:p>
      <text:h text:style-name="P80" text:outline-level="2">Syntax</text:h>
      <text:p text:style-name="P58"><text:span text:style-name="Emphasis"><text:span text:style-name="T53">element</text:span></text:span><text:span text:style-name="T53">.addEventListener(</text:span><text:span text:style-name="Emphasis"><text:span text:style-name="T53">event, function, useCapture</text:span></text:span><text:span text:style-name="T53">);</text:span></text:p>
      <text:p text:style-name="P46">The first parameter is the type of the event (like "click" or "mousedown").</text:p>
      <text:p text:style-name="P46">The second parameter is the function we want to call when the event occurs.</text:p>
      <text:p text:style-name="P46">The third parameter is a boolean value specifying whether to use event bubbling or event capturing. This parameter is optional.</text:p>
      <table:table table:name="Table7" table:style-name="Table7">
        <table:table-column table:style-name="Table7.A"/>
        <table:table-column table:style-name="Table7.B"/>
        <table:table-row>
          <table:table-cell table:style-name="Table7.A1" office:value-type="string">
            <text:p text:style-name="P92"/>
          </table:table-cell>
          <table:table-cell table:style-name="Table7.A1" office:value-type="string">
            <text:p text:style-name="P90">Note that you don't use the "on" prefix for the event; use "click" instead of "onclick".</text:p>
          </table:table-cell>
        </table:table-row>
      </table:table>
      <text:p text:style-name="P77"><text:span text:style-name="Emphasis"><text:span text:style-name="T19">EG :element</text:span></text:span><text:span text:style-name="T19">.addEventListener(</text:span><text:span text:style-name="T42">"click"</text:span><text:span text:style-name="T19">, </text:span><text:span text:style-name="T38">function</text:span><text:span text:style-name="T19">(){ alert(</text:span><text:span text:style-name="T42">"Hello World!"</text:span><text:span text:style-name="T19">); });</text:span></text:p>
      <text:p text:style-name="P78"/>
      <text:p text:style-name="P77"><text:span text:style-name="Emphasis"><text:span text:style-name="T23">element</text:span></text:span><text:span text:style-name="T19">.addEventListener(</text:span><text:span text:style-name="T42">"click"</text:span><text:span text:style-name="T19">, myFunction);<text:line-break/><text:line-break/></text:span><text:span text:style-name="T38">function</text:span><text:span text:style-name="T19"> myFunction() {<text:line-break/>    alert (</text:span><text:span text:style-name="T42">"Hello World!"</text:span><text:span text:style-name="T19">);<text:line-break/>} </text:span></text:p>
      <text:p text:style-name="Standard"><text:line-break/>Note : we can add more than one event listener to the same event of an single element .Listeners will be executed one after the other.</text:p>
      <text:p text:style-name="Standard"/>
      <text:h text:style-name="P95" text:outline-level="2">Add an Event Handler to the Window Object</text:h>
      <text:p text:style-name="P46">The addEventListener() method allows you to add event listeners on any HTML DOM object such as HTML elements, the HTML document, the window object, or other objects that supports events, like the xmlHttpRequest object.</text:p>
      <text:h text:style-name="P66" text:outline-level="2">Example</text:h>
      <text:p text:style-name="P61">Add an event listener that fires when a user resizes the window:</text:p>
      <text:p text:style-name="P89"><text:span text:style-name="T20">window.addEventListener(</text:span><text:span text:style-name="T43">"resize"</text:span><text:span text:style-name="T20">, </text:span><text:span text:style-name="T39">function</text:span><text:span text:style-name="T20">(){<text:line-break/>    document.getElementById(</text:span><text:span text:style-name="T43">"demo"</text:span><text:span text:style-name="T20">).innerHTML = </text:span><text:span text:style-name="Emphasis"><text:span text:style-name="T20">sometext</text:span></text:span><text:span text:style-name="T20">;<text:line-break/>});</text:span></text:p>
      <text:h text:style-name="P95" text:outline-level="2">The removeEventListener() method</text:h>
      <text:p text:style-name="P46">The removeEventListener() method removes event handlers that have been attached with the addEventListener() method:</text:p>
      <text:h text:style-name="P66" text:outline-level="2"><text:soft-page-break/>Example</text:h>
      <text:p text:style-name="P89"><text:span text:style-name="Emphasis"><text:span text:style-name="T20">element</text:span></text:span><text:span text:style-name="T20">.removeEventListener(</text:span><text:span text:style-name="T43">"mousemove"</text:span><text:span text:style-name="T20">, myFunc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Interview questions in JAVA SCRIPT</text:p>
      <text:p text:style-name="P1"/>
      <text:p text:style-name="P4">1.What is javascript ?</text:p>
      <text:p text:style-name="P4"/>
      <text:p text:style-name="P4">A. Javascript is a scripting language in client side for creating web browsers .User can see this code.</text:p>
      <text:p text:style-name="P4"/>
      <text:p text:style-name="P4">2.What is the difference between javascript and jscript?</text:p>
      <text:p text:style-name="P4"/>
      <text:p text:style-name="P4">A. java script is designed by netscape where as microsoft reverse enginnered javascript and created jscript.</text:p>
      <text:p text:style-name="P4"/>
      <text:p text:style-name="P4">3.How do we add Javascript code in html?</text:p>
      <text:p text:style-name="P4"/>
      <text:p text:style-name="P4">A. javascript code is written in between script tags(&lt;script type='text/script'&gt; &lt;/script&gt;) and it can be placed inside the head or body this is called as internal and it can be placed inside a file <text:s/>and that path can be given to source of script(&lt;script src=""&gt; &lt;/script&gt;)</text:p>
      <text:p text:style-name="P4"/>
      <text:p text:style-name="P4">4.Is javascipt case sensitive?</text:p>
      <text:p text:style-name="P4"/>
      <text:p text:style-name="P4">A. yes javascript is case sensitive.</text:p>
      <text:p text:style-name="P4">What are the types in javascript?</text:p>
      <text:p text:style-name="P4"/>
      <text:p text:style-name="P4">A. string,boolean,number,function,object,array,null,undefined <text:s/></text:p>
      <text:p text:style-name="P4"/>
      <text:p text:style-name="P85"><text:span text:style-name="Strong_20_Emphasis"><text:span text:style-name="T59">What are the boolean operators supported by JavaScript? </text:span></text:span></text:p>
      <text:p text:style-name="P85"><text:span text:style-name="Strong_20_Emphasis"><text:span text:style-name="T59">And Operator: &amp;&amp;</text:span></text:span><text:span text:style-name="T58"><text:line-break/>Or Operator: ||<text:line-break/>Not Operator: !</text:span></text:p>
      <text:p text:style-name="P68"><text:span text:style-name="Strong_20_Emphasis"><text:span text:style-name="T59">What is the difference between “==” and “===”?</text:span></text:span><text:span text:style-name="T59"> <text:line-break/>Ans:<text:line-break/>“==” checks equality only, <text:line-break/>“===” checks for equality as well as the type.</text:span></text:p>
      <text:p text:style-name="P4"/>
      <text:p text:style-name="P4">How can we access the value from the textbox?</text:p>
      <text:p text:style-name="P4"><text:soft-page-break/></text:p>
      <text:p text:style-name="P4">A. We can get the value from the by using the id or classname or tag</text:p>
      <text:p text:style-name="P4">var x = document.getElementById("ID OR CLASS NAME OR TAG").value</text:p>
      <text:p text:style-name="P4"/>
      <text:p text:style-name="P4">What are the ways of making comments in javascript?</text:p>
      <text:p text:style-name="P4"/>
      <text:p text:style-name="P4">A. single line comment(//)</text:p>
      <text:p text:style-name="P4">multiline comment (/* comment*/)</text:p>
      <text:p text:style-name="P4"/>
      <text:p text:style-name="P4">How will you get to know that check box is checked or not?</text:p>
      <text:p text:style-name="P4"/>
      <text:p text:style-name="P4">A. var x = getElementById("idofcheckedit").checked;</text:p>
      <text:p text:style-name="P4">it returns true when it is checked and returns false when it is unchecked.</text:p>
      <text:p text:style-name="P4"/>
      <text:p text:style-name="P4">How can we create array in javascript?</text:p>
      <text:p text:style-name="P4"/>
      <text:p text:style-name="P4">A. var x = new Array(); <text:s text:c="3"/>(creates object)</text:p>
      <text:p text:style-name="P4">x[0 ]= "value";</text:p>
      <text:p text:style-name="P4">X[1]="value1" </text:p>
      <text:p text:style-name="P4"/>
      <text:p text:style-name="P4">or </text:p>
      <text:p text:style-name="P4">var x = new Array("value","value1");</text:p>
      <text:p text:style-name="P4">or</text:p>
      <text:p text:style-name="P4">var x = ["value","value1","value2"];</text:p>
      <text:p text:style-name="P4"/>
      <text:p text:style-name="P4"><text:span text:style-name="Strong_20_Emphasis"><text:span text:style-name="T58">If an array with name as "names" contain three elements, then how will you print the third element of this array?</text:span></text:span><text:span text:style-name="T60"> </text:span><text:line-break/></text:p>
      <text:p text:style-name="P4"><text:span text:style-name="T58">Ans: Print third array element </text:span><text:span text:style-name="Source_20_Text"><text:span text:style-name="T61">document.write(names[2]);</text:span></text:span> </text:p>
      <text:p text:style-name="P4"/>
      <text:p text:style-name="P4">How do you submit a form using javascript?</text:p>
      <text:p text:style-name="P4"/>
      <text:p text:style-name="P4">A. document.form[0].submit();</text:p>
      <text:p text:style-name="P4"/>
      <text:p text:style-name="P4">What does NaN function do?</text:p>
      <text:p text:style-name="P4"/>
      <text:p text:style-name="P4">A. this function will return true when argument is not a number.</text:p>
      <text:p text:style-name="P4">Eg: document.write(isNaN("value")) <text:s/>returns false because value is string.</text:p>
      <text:p text:style-name="P4"/>
      <text:p text:style-name="P85"><text:span text:style-name="Strong_20_Emphasis"><text:span text:style-name="T59">What do you understand by this keyword in JavaScript?</text:span></text:span><text:span text:style-name="T58"> <text:line-break/></text:span></text:p>
      <text:p text:style-name="P85"><text:span text:style-name="T58">Ans: In JavaScript the </text:span><text:span text:style-name="Source_20_Text"><text:span text:style-name="T61">this</text:span></text:span><text:span text:style-name="T58"> is a context-pointer and not an object pointer. It gives you the top-most context that is placed on the stack. The following gives two different results (in the browser, where by-default the </text:span><text:span text:style-name="Source_20_Text"><text:span text:style-name="T61">window</text:span></text:span><text:span text:style-name="T58">object is the 0-level context):</text:span></text:p>
      <text:section text:style-name="Sect1" text:name="premain101357">
        <text:p text:style-name="P69"><text:bookmark text:name="prehide101357"/>Hide   Copy Code</text:p>
      </text:section>
      <text:p text:style-name="P72"><text:bookmark text:name="pre101357"/><text:span text:style-name="T73">var</text:span> obj = { outerWidth : <text:span text:style-name="T85">20</text:span> };</text:p>
      <text:p text:style-name="P98"><text:s/></text:p>
      <text:p text:style-name="P72"><text:span text:style-name="T73">function</text:span> say() {</text:p>
      <text:p text:style-name="P73"><text:s text:c="4"/><text:span text:style-name="T84">alert(</text:span><text:span text:style-name="T74">this</text:span><text:span text:style-name="T84">.outerWidth);</text:span></text:p>
      <text:p text:style-name="P99">}</text:p>
      <text:p text:style-name="P98"><text:s/></text:p>
      <text:p text:style-name="P72">say();<text:span text:style-name="T87">//will alert window.outerWidth</text:span></text:p>
      <text:p text:style-name="P72"><text:soft-page-break/>say.apply(obj);<text:span text:style-name="T87">//will alert obj.outerWidth</text:span></text:p>
      <text:p text:style-name="P4"/>
      <text:p text:style-name="P85"><text:span text:style-name="Strong_20_Emphasis"><text:span text:style-name="T59">What does "1"+2+4 evaluate to?</text:span></text:span><text:span text:style-name="T58"> <text:line-break/>Ans: Since </text:span><text:span text:style-name="Source_20_Text"><text:span text:style-name="T61">1 </text:span></text:span><text:span text:style-name="T58">is a </text:span><text:span text:style-name="Source_20_Text"><text:span text:style-name="T61">string</text:span></text:span><text:span text:style-name="T58">, everything is a </text:span><text:span text:style-name="Source_20_Text"><text:span text:style-name="T61">string</text:span></text:span><text:span text:style-name="T58">, so the result is </text:span><text:span text:style-name="Source_20_Text"><text:span text:style-name="T61">124</text:span></text:span><text:span text:style-name="T58">.</text:span></text:p>
      <text:p text:style-name="P68"><text:span text:style-name="Strong_20_Emphasis"><text:span text:style-name="T59">What does 3+4+"7" evaluate to?</text:span></text:span><text:span text:style-name="T59"> <text:line-break/>Ans: Since </text:span><text:span text:style-name="Source_20_Text"><text:span text:style-name="T62">3 </text:span></text:span><text:span text:style-name="T59">and </text:span><text:span text:style-name="Source_20_Text"><text:span text:style-name="T62">4 </text:span></text:span><text:span text:style-name="T59">are integers, this is number arithmetic, since </text:span><text:span text:style-name="Source_20_Text"><text:span text:style-name="T62">7 </text:span></text:span><text:span text:style-name="T59">is a </text:span><text:span text:style-name="Source_20_Text"><text:span text:style-name="T62">string</text:span></text:span><text:span text:style-name="T59">, it is concatenation, so </text:span><text:span text:style-name="Source_20_Text"><text:span text:style-name="T62">77 </text:span></text:span><text:span text:style-name="T59">is the result.</text:span></text:p>
      <text:p text:style-name="P70"/>
      <text:p text:style-name="P70">How do you change the style/classname for an element ?</text:p>
      <text:p text:style-name="P70"/>
      <text:p text:style-name="P70">A. document.getElementById("name").style.color ="red";</text:p>
      <text:p text:style-name="P70">document.getElemntById("name").className="newclass";</text:p>
      <text:p text:style-name="P4"/>
      <text:p text:style-name="P86"><text:span text:style-name="Strong_20_Emphasis"><text:span text:style-name="T59">What is an object in JavaScript, give an example?</text:span></text:span><text:span text:style-name="T59"> <text:line-break/></text:span></text:p>
      <text:p text:style-name="P86"><text:span text:style-name="T59">Ans: An object is just a container for a collection of named values:<text:line-break/><text:line-break/>// Create the </text:span><text:span text:style-name="Source_20_Text"><text:span text:style-name="T62">man </text:span></text:span><text:span text:style-name="T59">object</text:span></text:p>
      <text:h text:style-name="P74" text:outline-level="5">Code</text:h>
      <text:section text:style-name="Sect1" text:name="premain9649">
        <text:p text:style-name="P69"><text:bookmark text:name="prehide9649"/>Hide   Copy Code</text:p>
      </text:section>
      <text:p text:style-name="P72"><text:bookmark text:name="pre9649"/><text:span text:style-name="T73">var</text:span> man = <text:span text:style-name="T73">new</text:span> Object();</text:p>
      <text:p text:style-name="P72">man.name = <text:span text:style-name="T90">'Vikas Ahlawat'</text:span>;</text:p>
      <text:p text:style-name="P72">man.living = <text:span text:style-name="T73">true</text:span>;</text:p>
      <text:p text:style-name="P72">man.age = <text:span text:style-name="T85">27</text:span>;</text:p>
      <text:p text:style-name="P72"/>
      <text:p text:style-name="P72">var man = {name:'vikas',living:true, age:27}</text:p>
      <text:p text:style-name="P5"/>
      <text:p text:style-name="P4">How will you add a function as property in object ?</text:p>
      <text:p text:style-name="P4"/>
      <text:p text:style-name="P4">A. <text:span text:style-name="T49">var</text:span><text:span text:style-name="T29"> man = </text:span><text:span text:style-name="T49">new</text:span><text:span text:style-name="T29"> Object();</text:span></text:p>
      <text:p text:style-name="P72">man.name = <text:span text:style-name="T90">'Vikas Ahlawat'</text:span>;</text:p>
      <text:p text:style-name="P72">man.living = <text:span text:style-name="T73">true</text:span>;</text:p>
      <text:p text:style-name="P6">man.age = <text:span text:style-name="T85">27</text:span>;</text:p>
      <text:p text:style-name="P6">man.getName = function(){</text:p>
      <text:p text:style-name="P6">return man.name;</text:p>
      <text:p text:style-name="P6">}</text:p>
      <text:p text:style-name="P6"/>
      <text:p text:style-name="P84"><text:span text:style-name="Strong_20_Emphasis"><text:span text:style-name="T82">What is the similarity between the 1st and 2nd statement?</text:span></text:span><text:span text:style-name="T81"> <text:line-break/>1st:- </text:span><text:span text:style-name="Source_20_Text"><text:span text:style-name="T83">var myString = new String('male'); // An object.</text:span></text:span><text:span text:style-name="T81"><text:line-break/></text:span><text:span text:style-name="T81">2nd:- </text:span><text:span text:style-name="Source_20_Text"><text:span text:style-name="T83">var myStringLiteral = 'male'; // Primitive string value, not an object.</text:span></text:span><text:span text:style-name="T81"><text:line-break/>Ans: Both will call </text:span><text:span text:style-name="Source_20_Text"><text:span text:style-name="T83">String() </text:span></text:span><text:span text:style-name="T81">constructor function<text:line-break/>You can confirm it by running the following statement:</text:span></text:p>
      <text:section text:style-name="Sect1" text:name="premain813717">
        <text:p text:style-name="P69"><text:bookmark text:name="prehide813717"/>Hide   Copy Code</text:p>
      </text:section>
      <text:p text:style-name="P75"><text:bookmark text:name="pre813717"/>console.log(myString.constructor, myStringLiteral.constructor);</text:p>
      <text:p text:style-name="P84"><text:span text:style-name="Strong_20_Emphasis"><text:span text:style-name="T80"> </text:span></text:span><text:span text:style-name="Strong_20_Emphasis"><text:span text:style-name="T82">What will be the output of the following statements?</text:span></text:span></text:p>
      <text:h text:style-name="P74" text:outline-level="5">Code</text:h>
      <text:section text:style-name="Sect1" text:name="premain351186">
        <text:p text:style-name="P69"><text:bookmark text:name="prehide351186"/>Hide   Copy Code</text:p>
      </text:section>
      <text:p text:style-name="P72"><text:bookmark text:name="pre351186"/><text:span text:style-name="T73">var</text:span> myString = <text:span text:style-name="T90">'Vikas'</text:span> <text:span text:style-name="T87">//</text:span><text:span text:style-name="T86"> </text:span><text:span text:style-name="T87">Create a primitive string object.</text:span></text:p>
      <text:p text:style-name="P72"><text:span text:style-name="T73">var</text:span> myStringCopy = myString; <text:span text:style-name="T87">//</text:span><text:span text:style-name="T86"> </text:span><text:span text:style-name="T87">Copy its value into a new variable.</text:span></text:p>
      <text:p text:style-name="P72"><text:span text:style-name="T73">var</text:span> myString = <text:span text:style-name="T73">null</text:span>; <text:span text:style-name="T87">//</text:span><text:span text:style-name="T86"> </text:span><text:span text:style-name="T87">Manipulate the value</text:span></text:p>
      <text:p text:style-name="P99">console.log(myString, myStringCopy);</text:p>
      <text:p text:style-name="P72">Ans: <text:span text:style-name="T87">//</text:span><text:span text:style-name="T86"> </text:span><text:span text:style-name="T87">Logs 'null Vikas'</text:span></text:p>
      <text:p text:style-name="P6"/>
      <text:p text:style-name="P6"><text:soft-page-break/></text:p>
      <text:p text:style-name="P84"><text:span text:style-name="Strong_20_Emphasis"><text:span text:style-name="T82">Consider the following statements and tell what would be the output of the logs statements?</text:span></text:span></text:p>
      <text:section text:style-name="Sect1" text:name="premain17838">
        <text:p text:style-name="P69"><text:bookmark text:name="prehide17838"/>Hide   Copy Code</text:p>
      </text:section>
      <text:p text:style-name="P72"><text:bookmark text:name="pre17838"/><text:span text:style-name="T73">var</text:span> price1 = <text:span text:style-name="T85">10</text:span>;</text:p>
      <text:p text:style-name="P72"><text:span text:style-name="T73">var</text:span> price2 = <text:span text:style-name="T85">10</text:span>;</text:p>
      <text:p text:style-name="P72"><text:span text:style-name="T73">var</text:span> price3 = <text:span text:style-name="T73">new</text:span> Number(<text:span text:style-name="T90">'10'</text:span>); <text:span text:style-name="T87">//</text:span><text:span text:style-name="T86"> </text:span><text:span text:style-name="T87">A complex numeric object because new was used.</text:span></text:p>
      <text:p text:style-name="P99">console.log(price1 === price2); </text:p>
      <text:p text:style-name="P96">console.log(price1 === price3);</text:p>
      <text:p text:style-name="P26">Ans:</text:p>
      <text:section text:style-name="Sect1" text:name="premain707192">
        <text:p text:style-name="P69"><text:bookmark text:name="prehide707192"/>Hide   Copy Code</text:p>
      </text:section>
      <text:p text:style-name="P72"><text:bookmark text:name="pre707192"/>console.log(price1 === price2); <text:span text:style-name="T87">//</text:span><text:span text:style-name="T86"> </text:span><text:span text:style-name="T87">Logs true.</text:span></text:p>
      <text:p text:style-name="P72">console.log(price1 === price3); <text:span text:style-name="T87">/*</text:span><text:span text:style-name="T86"> </text:span><text:span text:style-name="T87">Logs false because price3 </text:span></text:p>
      <text:p text:style-name="P81">contains a complex number object and price 1</text:p>
      <text:p text:style-name="P81">is a primitive value. */</text:p>
      <text:p text:style-name="P6"/>
      <text:p text:style-name="P84"><text:span text:style-name="Strong_20_Emphasis"><text:span text:style-name="T82">What would be the output of the following statements?</text:span></text:span></text:p>
      <text:section text:style-name="Sect1" text:name="premain529497">
        <text:p text:style-name="P69"><text:bookmark text:name="prehide529497"/>Hide   Copy Code</text:p>
      </text:section>
      <text:p text:style-name="P72"><text:bookmark text:name="pre529497"/><text:span text:style-name="T73">var</text:span> object1 = { same: <text:span text:style-name="T90">'same'</text:span> };</text:p>
      <text:p text:style-name="P72"><text:span text:style-name="T73">var</text:span> object2 = { same: <text:span text:style-name="T90">'same'</text:span> };</text:p>
      <text:p text:style-name="P96">console.log(object1 === object2);</text:p>
      <text:p text:style-name="P26">Ans: // Logs false, JavaScript does not care that they are identical and of the same object type.<text:line-break/>When comparing complex objects, they are equal only when they reference the same object (i.e., have the same address). Two variables containing identical objects are not equal to each other since they do not actually point at the same object.</text:p>
      <text:p text:style-name="P6"/>
      <text:p text:style-name="P84"><text:span text:style-name="Strong_20_Emphasis"><text:span text:style-name="T82">What would be the output of the following statements?</text:span></text:span></text:p>
      <text:h text:style-name="P74" text:outline-level="5">Code</text:h>
      <text:section text:style-name="Sect1" text:name="premain993720">
        <text:p text:style-name="P69"><text:bookmark text:name="prehide993720"/>Hide   Copy Code</text:p>
      </text:section>
      <text:p text:style-name="P72"><text:bookmark text:name="pre993720"/><text:span text:style-name="T73">var</text:span> object1 = { same: <text:span text:style-name="T90">'same'</text:span> };</text:p>
      <text:p text:style-name="P72"><text:span text:style-name="T73">var</text:span> object2 = object1;</text:p>
      <text:p text:style-name="P96">console.log(object1 === object2);</text:p>
      <text:p text:style-name="P38"><text:span text:style-name="T58">Ans: // Logs true</text:span> </text:p>
      <text:p text:style-name="P38"/>
      <text:p text:style-name="P38"/>
      <text:p text:style-name="P38"><text:span text:style-name="Strong_20_Emphasis"><text:span text:style-name="T59">Name any two JavaScript functions which are used to convert nonnumeric values into numbers?</text:span></text:span><text:span text:style-name="T58"> <text:line-break/>Ans:</text:span></text:p>
      <text:section text:style-name="Sect1" text:name="premain87286">
        <text:p text:style-name="P69"><text:bookmark text:name="prehide87286"/>Hide   Copy Code</text:p>
      </text:section>
      <text:p text:style-name="P76"><text:bookmark text:name="pre87286"/>Number()</text:p>
      <text:p text:style-name="P99">parseInt()</text:p>
      <text:p text:style-name="P96">parseFloat()</text:p>
      <text:h text:style-name="P74" text:outline-level="5">Code</text:h>
      <text:section text:style-name="Sect1" text:name="premain882845">
        <text:p text:style-name="P69"><text:bookmark text:name="prehide882845"/>Hide   Copy Code</text:p>
      </text:section>
      <text:p text:style-name="P72"><text:bookmark text:name="pre882845"/><text:span text:style-name="T73">var</text:span> n1 = Number(“Hello world!”); <text:span text:style-name="T87">//NaN</text:span></text:p>
      <text:p text:style-name="P72"><text:span text:style-name="T73">var</text:span> n2 = Number(“”); <text:s text:c="12"/><text:span text:style-name="T87">//0</text:span></text:p>
      <text:p text:style-name="P72"><text:span text:style-name="T73">var</text:span> n3 = Number(“000010”); <text:s text:c="6"/><text:span text:style-name="T87">//10</text:span></text:p>
      <text:p text:style-name="P72"><text:span text:style-name="T73">var</text:span> n4 = Number(<text:span text:style-name="T73">true</text:span>); <text:s text:c="10"/><text:span text:style-name="T87">//1</text:span></text:p>
      <text:p text:style-name="P71"><text:span text:style-name="T75">var</text:span><text:span text:style-name="T3"> n5 = Number(NaN); </text:span><text:s text:c="11"/><text:span text:style-name="T87">//NaN</text:span></text:p>
      <text:p text:style-name="P38"/>
      <text:p text:style-name="P38"><text:soft-page-break/><text:span text:style-name="Strong_20_Emphasis"><text:span text:style-name="T59">Does JavaScript Support automatic type conversion, If yes give example.</text:span></text:span></text:p>
      <text:p text:style-name="P26">Ans: Yes! Javascript support automatic type conversion. You should take advantage of it, It is most common way of type conversion used by Javascript developers.</text:p>
      <text:p text:style-name="P26">Ex.</text:p>
      <text:section text:style-name="Sect1" text:name="premain683612">
        <text:p text:style-name="P69"><text:bookmark text:name="prehide683612"/>Hide   Copy Code</text:p>
      </text:section>
      <text:p text:style-name="P72"><text:bookmark text:name="pre683612"/><text:span text:style-name="T73">var</text:span> s = <text:span text:style-name="T90">'5'</text:span>;</text:p>
      <text:p text:style-name="P72"><text:span text:style-name="T73">var</text:span> a = s*1;</text:p>
      <text:p text:style-name="P72"><text:span text:style-name="T73">var</text:span> b = +s;</text:p>
      <text:p text:style-name="P72"><text:span text:style-name="T73">typeof</text:span>(s); <text:span text:style-name="T87">//"string"</text:span></text:p>
      <text:p text:style-name="P72"><text:span text:style-name="T73">typeof</text:span>(a); <text:span text:style-name="T87">//"number"</text:span></text:p>
      <text:p text:style-name="P72"><text:span text:style-name="T73">typeof</text:span>(b); <text:span text:style-name="T87">//"number" </text:span></text:p>
      <text:p text:style-name="P38"/>
      <text:p text:style-name="P38">Difference between null and undefined in javascript?</text:p>
      <text:p text:style-name="P38"/>
      <text:p text:style-name="P38">A.undefined is a variable which is declared but not assigned any value to it .</text:p>
      <text:p text:style-name="P38">Var x;</text:p>
      <text:p text:style-name="P38">now the value of x is undefined.</text:p>
      <text:p text:style-name="P38">Null is a value which can be assigned to a variable which represents no value</text:p>
      <text:p text:style-name="P38">var x= null;</text:p>
      <text:p text:style-name="P38">type(x) <text:s text:c="4"/>is object the type of null is objec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JQUERY :</text:p>
      <text:p text:style-name="P39"/>
      <text:p text:style-name="P39">jquery makes easy to use javascript in your website it is nothing but a javascript library with java script methods .</text:p>
      <text:p text:style-name="P39"/>
      <text:p text:style-name="P39">Note : jquery library path should be mentioned in the src </text:p>
      <text:p text:style-name="P39">eg: &lt;head&gt;</text:p>
      <text:p text:style-name="P39">&lt;script src="path of the jquery library"&gt; &lt;/script&gt;</text:p>
      <text:p text:style-name="P39"><text:soft-page-break/>&lt;/head&gt; </text:p>
      <text:p text:style-name="P39"/>
      <text:p text:style-name="P39">CDN (Content delivary network) <text:s/>:</text:p>
      <text:p text:style-name="P39">if you dont want to download and use the jquery you can access the jquery lib from the CDN of google or microsoft (they both host the jquery). By using the source mentioned below.</text:p>
      <text:p text:style-name="P39"><text:span text:style-name="T18">&lt;head&gt;</text:span><text:line-break/><text:span text:style-name="T18">&lt;script src="https://ajax.googleapis.com/ajax/libs/jquery/1.11.3/jquery.min.js"&gt;&lt;/script&gt;</text:span><text:line-break/><text:span text:style-name="T18">&lt;/head&gt;</text:span> </text:p>
      <text:p text:style-name="P38"/>
      <text:p text:style-name="P38"><text:span text:style-name="T4">One big advantage of using the hosted jQuery from Google or Microsoft:</text:span><text:line-break/><text:line-break/><text:span text:style-name="T5">Many users already have downloaded jQuery from Google or Microsoft when visiting another site. As a result, it will be loaded from cache when they visit your site, which leads to faster loading time. Also, most CDN's will make sure that once a user requests a file from it, it will be served from the server closest to them, which also leads to faster loading time.</text:span> </text:p>
      <text:p text:style-name="P38"/>
      <text:p text:style-name="P40">Jquery syntax :</text:p>
      <text:p text:style-name="P39">jquery is used to access the html elements and perform some action on those elements.</text:p>
      <text:p text:style-name="P23">Basic syntax is: <text:s/>$(selector).(Action) <text:s/>$ sign to define jquery ,selector defines the element you have to select and action defines the action to be performed on the selected element.</text:p>
      <text:p text:style-name="P23">Eg: <text:s/>$(this).hide() <text:s text:c="2"/>, <text:s/>$("p").hide() hides all paragraph elements.</text:p>
      <text:p text:style-name="P23">$(".test").hide() <text:s text:c="2"/>hides the elements with class name test.</text:p>
      <text:p text:style-name="P23">$("#test").hide() hides the elements with id name test.</text:p>
      <text:p text:style-name="P23"/>
      <text:p text:style-name="P42"><text:span text:style-name="T54">$(document).ready(function(){</text:span><text:span text:style-name="T10"><text:line-break/><text:line-break/></text:span><text:span text:style-name="T57">   </text:span><text:span text:style-name="T56">// jQuery methods go here...</text:span><text:span text:style-name="T10"><text:line-break/><text:line-break/></text:span><text:span text:style-name="T54">});</text:span><text:span text:style-name="T10"> </text:span></text:p>
      <text:p text:style-name="P23"/>
      <text:p text:style-name="P23">after loading the document then we have to use the jquery methods(then we can access the elements with out any error because the document is loaded and elements are redy to use.)</text:p>
      <text:p text:style-name="P23"/>
      <text:p text:style-name="P22"><text:soft-page-break/>Jquery Selectors :</text:p>
      <text:p text:style-name="P23">jquery selectors are used to select the elements to manipulate them .selection is done with $() <text:s/>selection can be done by element type, class name, id name etc.</text:p>
      <text:p text:style-name="P23"/>
      <text:p text:style-name="P23">$("*")Selects all elements</text:p>
      <text:p text:style-name="P23">$(this)Selects the current HTML element</text:p>
      <text:p text:style-name="P23">$("p.intro")Selects all &lt;p&gt; elements with class="intro"</text:p>
      <text:p text:style-name="P23">$("p:first")Selects the first &lt;p&gt; element</text:p>
      <text:p text:style-name="P23">$("ul li:first")Selects the first &lt;li&gt; element of the first &lt;ul&gt;</text:p>
      <text:p text:style-name="P23">$("ul li:first-child")Selects the first &lt;li&gt; element of every &lt;ul&gt;</text:p>
      <text:p text:style-name="P23">$("[href]")Selects all elements with an href attribute</text:p>
      <text:p text:style-name="P23">$("a[target='_blank']")Selects all &lt;a&gt; elements with a target attribute value equal to "_blank"</text:p>
      <text:p text:style-name="P23">$("a[target!='_blank']")Selects all &lt;a&gt; elements with a target attribute value NOT equal to "_blank"</text:p>
      <text:p text:style-name="P23">$(":button")Selects all &lt;button&gt; elements and &lt;input&gt; elements of type="button"</text:p>
      <text:p text:style-name="P23">$("tr:even")Selects all even &lt;tr&gt; elements</text:p>
      <text:p text:style-name="P23">$("tr:odd")Selects all odd &lt;tr&gt; elements</text:p>
      <text:p text:style-name="P23"/>
      <text:p text:style-name="P22">Jquery event method:</text:p>
      <text:p text:style-name="P23">to assign a click events for all the paragraphs:</text:p>
      <text:p text:style-name="P23">$("p").click();</text:p>
      <text:p text:style-name="P23">define what should happen when an event fires</text:p>
      <text:p text:style-name="P23">$("p").click(function(){</text:p>
      <text:p text:style-name="P23">action goes here//</text:p>
      <text:p text:style-name="P23">});</text:p>
      <text:p text:style-name="P23"/>
      <text:p text:style-name="P21">$(document).ready()</text:p>
      <text:p text:style-name="P47">The $(document).ready() method allows us to execute a function when the document is fully loaded.</text:p>
      <text:p text:style-name="P47">Commonly used jquery event methods :</text:p>
      <text:p text:style-name="P4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4">Mouse Events</text:p>
          </table:table-cell>
          <table:table-cell table:style-name="Table8.A1" office:value-type="string">
            <text:p text:style-name="P94">Keyboard Events</text:p>
          </table:table-cell>
          <table:table-cell table:style-name="Table8.A1" office:value-type="string">
            <text:p text:style-name="P94">Form Events</text:p>
          </table:table-cell>
          <table:table-cell table:style-name="Table8.A1" office:value-type="string">
            <text:p text:style-name="P94">Document/Window Events</text:p>
          </table:table-cell>
        </table:table-row>
        <table:table-row table:style-name="Table8.2">
          <table:table-cell table:style-name="Table8.A1" office:value-type="string">
            <text:p text:style-name="P91">click</text:p>
          </table:table-cell>
          <table:table-cell table:style-name="Table8.A1" office:value-type="string">
            <text:p text:style-name="P91">keypress</text:p>
          </table:table-cell>
          <table:table-cell table:style-name="Table8.A1" office:value-type="string">
            <text:p text:style-name="P91">submit</text:p>
          </table:table-cell>
          <table:table-cell table:style-name="Table8.A1" office:value-type="string">
            <text:p text:style-name="P91">load</text:p>
          </table:table-cell>
        </table:table-row>
        <text:soft-page-break/>
        <table:table-row table:style-name="Table8.1">
          <table:table-cell table:style-name="Table8.A1" office:value-type="string">
            <text:p text:style-name="P91">dblclick</text:p>
          </table:table-cell>
          <table:table-cell table:style-name="Table8.A1" office:value-type="string">
            <text:p text:style-name="P91">keydown</text:p>
          </table:table-cell>
          <table:table-cell table:style-name="Table8.A1" office:value-type="string">
            <text:p text:style-name="P91">change</text:p>
          </table:table-cell>
          <table:table-cell table:style-name="Table8.A1" office:value-type="string">
            <text:p text:style-name="P91">resize</text:p>
          </table:table-cell>
        </table:table-row>
        <table:table-row table:style-name="Table8.2">
          <table:table-cell table:style-name="Table8.A1" office:value-type="string">
            <text:p text:style-name="P91">mouseenter</text:p>
          </table:table-cell>
          <table:table-cell table:style-name="Table8.A1" office:value-type="string">
            <text:p text:style-name="P91">keyup</text:p>
          </table:table-cell>
          <table:table-cell table:style-name="Table8.A1" office:value-type="string">
            <text:p text:style-name="P91">focus</text:p>
          </table:table-cell>
          <table:table-cell table:style-name="Table8.A1" office:value-type="string">
            <text:p text:style-name="P91">scroll</text:p>
          </table:table-cell>
        </table:table-row>
        <table:table-row table:style-name="Table8.1">
          <table:table-cell table:style-name="Table8.A1" office:value-type="string">
            <text:p text:style-name="P91">mouseleave</text:p>
          </table:table-cell>
          <table:table-cell table:style-name="Table8.A1" office:value-type="string">
            <text:p text:style-name="P91"> </text:p>
          </table:table-cell>
          <table:table-cell table:style-name="Table8.A1" office:value-type="string">
            <text:p text:style-name="P91">blur</text:p>
          </table:table-cell>
          <table:table-cell table:style-name="Table8.A1" office:value-type="string">
            <text:p text:style-name="P91">unload</text:p>
          </table:table-cell>
        </table:table-row>
      </table:table>
      <text:p text:style-name="P47"/>
      <text:p text:style-name="P47"/>
      <text:p text:style-name="P23">On() method attaches one or multiple event handlers to a selector.</text:p>
      <text:p text:style-name="P23">$("p").on(click(function(){</text:p>
      <text:p text:style-name="P23">action//</text:p>
      <text:p text:style-name="P23">}));</text:p>
      <text:p text:style-name="P23"/>
      <text:p text:style-name="P43"><text:span text:style-name="T26">$("p").on({</text:span><text:span text:style-name="T9"><text:line-break/></text:span><text:span text:style-name="T26">    </text:span><text:span text:style-name="T26">mouseenter: function(){</text:span><text:span text:style-name="T9"><text:line-break/></text:span><text:span text:style-name="T26">        </text:span><text:span text:style-name="T26">$(this).css("background-color", "lightgray");</text:span><text:span text:style-name="T9"><text:line-break/></text:span><text:span text:style-name="T26">    </text:span><text:span text:style-name="T26">}, </text:span><text:span text:style-name="T9"><text:line-break/></text:span><text:span text:style-name="T26">    </text:span><text:span text:style-name="T26">mouseleave: function(){</text:span><text:span text:style-name="T9"><text:line-break/></text:span><text:span text:style-name="T26">        </text:span><text:span text:style-name="T26">$(this).css("background-color", "lightblue");</text:span><text:span text:style-name="T9"><text:line-break/></text:span><text:span text:style-name="T26">    </text:span><text:span text:style-name="T26">}, </text:span><text:span text:style-name="T9"><text:line-break/></text:span><text:span text:style-name="T26">    </text:span><text:span text:style-name="T26">click: function(){</text:span><text:span text:style-name="T9"><text:line-break/></text:span><text:span text:style-name="T26">        </text:span><text:span text:style-name="T26">$(this).css("background-color", "yellow");</text:span><text:span text:style-name="T9"><text:line-break/></text:span><text:span text:style-name="T26">    </text:span><text:span text:style-name="T26">} </text:span><text:span text:style-name="T9"><text:line-break/></text:span><text:span text:style-name="T26">});</text:span><text:span text:style-name="T9"> </text:span></text:p>
      <text:p text:style-name="P23"/>
      <text:p text:style-name="P22">Hide and Show :</text:p>
      <text:p text:style-name="P23">hide and show methods are used to hide and show the selected html elements</text:p>
      <text:p text:style-name="P43"><text:span text:style-name="T52">$(</text:span><text:span text:style-name="T55">selector</text:span><text:span text:style-name="T52">).hide(</text:span><text:span text:style-name="T55">speed,callback</text:span><text:span text:style-name="T52">);</text:span><text:span text:style-name="T9"> </text:span></text:p>
      <text:p text:style-name="P23">speed is slow,fast,milli sec</text:p>
      <text:p text:style-name="P43"><text:span text:style-name="T4">The optional callback parameter is a function to be executed after the hide() or show() method completes</text:span><text:span text:style-name="T9"> </text:span></text:p>
      <text:p text:style-name="P23"/>
      <text:p text:style-name="P43"><text:span text:style-name="T11">Toggle() :</text:span><text:span text:style-name="T9"> toggle method toggles between hide and show methods</text:span></text:p>
      <text:p text:style-name="P23"/>
      <text:p text:style-name="P43"><text:span text:style-name="T11">Fading Methods :</text:span><text:span text:style-name="T9"> by using these fading methods we can fade the visibility of the selected element</text:span></text:p>
      <text:p text:style-name="P43"><text:span text:style-name="T11">FadeIn() :</text:span><text:span text:style-name="T9"> this method is used to fade in the hidden html element</text:span></text:p>
      <text:p text:style-name="P43"><text:span text:style-name="T52">$(</text:span><text:span text:style-name="T55">selector</text:span><text:span text:style-name="T52">).fadeIn(</text:span><text:span text:style-name="T55">speed,callback</text:span><text:span text:style-name="T52">);</text:span><text:span text:style-name="T9"> </text:span></text:p>
      <text:p text:style-name="P23">$("div").fadeIn(slow)</text:p>
      <text:p text:style-name="P43"><text:span text:style-name="T11">FadeOut() :</text:span><text:span text:style-name="T9"> this method is used to fade out the visible element</text:span></text:p>
      <text:p text:style-name="P43"><text:soft-page-break/><text:span text:style-name="T52">$(</text:span><text:span text:style-name="T55">selector</text:span><text:span text:style-name="T52">).fadeOut(</text:span><text:span text:style-name="T55">speed,callback</text:span><text:span text:style-name="T52">);</text:span><text:span text:style-name="T9"> </text:span></text:p>
      <text:p text:style-name="P23">$("div").fadeOut(slow)</text:p>
      <text:p text:style-name="P43"><text:span text:style-name="T11">FadeToggle() </text:span><text:span text:style-name="T9">: this method is used to toggle between fadeIn and fadeOut methods.</text:span></text:p>
      <text:p text:style-name="P43"><text:span text:style-name="T52">$(</text:span><text:span text:style-name="T55">selector</text:span><text:span text:style-name="T52">).fadeToggle(</text:span><text:span text:style-name="T55">speed,callback</text:span><text:span text:style-name="T52">);</text:span><text:span text:style-name="T9"> </text:span></text:p>
      <text:p text:style-name="P23">$("div").fadeToggle(slow)</text:p>
      <text:p text:style-name="P23"/>
      <text:p text:style-name="P43"><text:span text:style-name="T11">FadeTo() :</text:span><text:span text:style-name="T9"> this method is used to fade to a particular opacity</text:span></text:p>
      <text:p text:style-name="P43"><text:span text:style-name="T52">$(</text:span><text:span text:style-name="T55">selector</text:span><text:span text:style-name="T52">).fadeTo(</text:span><text:span text:style-name="T55">speed,opacity,callback</text:span><text:span text:style-name="T52">);</text:span><text:span text:style-name="T9"> </text:span></text:p>
      <text:p text:style-name="P23">$("div").fadeTo(slow ,0.15);</text:p>
      <text:p text:style-name="P23"/>
      <text:p text:style-name="P43"><text:span text:style-name="T11">SlideDown() :</text:span><text:span text:style-name="T9"> this method is used to slide down the selected element.</text:span></text:p>
      <text:p text:style-name="P23">$("div").slideDown(slow);</text:p>
      <text:p text:style-name="P43"><text:span text:style-name="T11">SlideUp() : </text:span><text:span text:style-name="T9">this method is used to slide up the selected element.</text:span></text:p>
      <text:p text:style-name="P23">$("div").slideUp(slow);</text:p>
      <text:p text:style-name="P43"><text:span text:style-name="T11">SlideToggle() </text:span><text:span text:style-name="T9">: this method is used to toggle between slide up and slide down methods</text:span></text:p>
      <text:p text:style-name="P23">$("div").slideToggle(slow);</text:p>
      <text:p text:style-name="P43"><text:span text:style-name="T11">Animate() :</text:span><text:span text:style-name="T9"> animate method is used to animate the selected element</text:span></text:p>
      <text:p text:style-name="P43"><text:span text:style-name="T52">$(</text:span><text:span text:style-name="T55">selector</text:span><text:span text:style-name="T52">).animate({</text:span><text:span text:style-name="T55">params</text:span><text:span text:style-name="T52">}</text:span><text:span text:style-name="T55">,speed,callback</text:span><text:span text:style-name="T52">);</text:span><text:span text:style-name="T9"> </text:span></text:p>
      <text:p text:style-name="P43"><text:span text:style-name="T26">$("button").click(function(){</text:span><text:span text:style-name="T9"><text:line-break/></text:span><text:span text:style-name="T26"> $("div").animate({left: '250px'});</text:span><text:span text:style-name="T9"><text:line-break/></text:span><text:span text:style-name="T26">});</text:span></text:p>
      <text:p text:style-name="P27">multiple properties can be animated at the same time:</text:p>
      <text:p text:style-name="P43"><text:span text:style-name="T26">$("button").click(function(){</text:span><text:span text:style-name="T9"><text:line-break/></text:span><text:span text:style-name="T26"> $("div").animate({left: '250px',opacity:0.5,height:20,width:20});</text:span><text:span text:style-name="T9"><text:line-break/></text:span><text:span text:style-name="T26">});</text:span></text:p>
      <text:p text:style-name="P27"/>
      <text:p text:style-name="P29">Jquery animate using the relative value:</text:p>
      <text:p text:style-name="P23">It is also possible to define relative values (the value is then relative to the element's current value). This is done by putting += or -= in front of the value:</text:p>
      <text:p text:style-name="P43"><text:span text:style-name="T18">$("button").click(function(){</text:span><text:span text:style-name="T9"><text:line-break/></text:span><text:span text:style-name="T18">$("div").animate({</text:span><text:span text:style-name="T9"><text:line-break/> </text:span><text:span text:style-name="T18">left: '250px',</text:span><text:span text:style-name="T9"><text:line-break/></text:span><text:span text:style-name="T26"> </text:span><text:span text:style-name="T18">height: '+=150px',</text:span><text:span text:style-name="T9"><text:line-break/></text:span><text:span text:style-name="T26"> </text:span><text:span text:style-name="T18">width: '+=150px'</text:span><text:span text:style-name="T9"><text:line-break/></text:span><text:span text:style-name="T18">});</text:span><text:span text:style-name="T9"><text:line-break/></text:span><text:span text:style-name="T18">});</text:span></text:p>
      <text:p text:style-name="P35"><text:soft-page-break/></text:p>
      <text:p text:style-name="P27">Note : even you can specify the property of an animate() as toggle ,show,hide.</text:p>
      <text:p text:style-name="P43"><text:span text:style-name="T18">$("button").click(function(){</text:span><text:span text:style-name="T26"><text:line-break/><text:tab/></text:span><text:span text:style-name="T18">$("div").animate({</text:span><text:span text:style-name="T26"><text:line-break/> <text:tab/><text:tab/></text:span><text:span text:style-name="T18">height: 'toggle'</text:span><text:span text:style-name="T26"><text:line-break/><text:tab/></text:span><text:span text:style-name="T18">});</text:span><text:span text:style-name="T26"><text:line-break/></text:span><text:span text:style-name="T18">});</text:span><text:span text:style-name="T26"> </text:span></text:p>
      <text:p text:style-name="P27"/>
      <text:p text:style-name="P27">Jquery animate uses queue functionality ie when you call multiple animate functions on a element then they are executed in an queue.</text:p>
      <text:p text:style-name="P27">$("button").click(fuction(){</text:p>
      <text:p text:style-name="P27">var d = $("dev");</text:p>
      <text:p text:style-name="P41"><text:span text:style-name="T30">d.animate(</text:span><text:span text:style-name="T19">{height: '300px', opacity: '0.4'}, "slow"</text:span><text:span text:style-name="T26"> </text:span><text:span text:style-name="T30">);</text:span></text:p>
      <text:p text:style-name="P43"><text:span text:style-name="T26">d.animate(</text:span><text:span text:style-name="T18">{width: '300px', opacity: '0.4'}, "slow"</text:span><text:span text:style-name="T26">);</text:span></text:p>
      <text:p text:style-name="P43"><text:span text:style-name="T26">d.animate(</text:span><text:span text:style-name="T18">{height: '300px', opacity: '0.4'}, "slow"</text:span><text:span text:style-name="T26">);</text:span></text:p>
      <text:p text:style-name="P27">});</text:p>
      <text:p text:style-name="P27">these animate funcions are executed in an queue.</text:p>
      <text:p text:style-name="P27"/>
      <text:p text:style-name="P27">Stop() : in jquery stop method is used to stop any effect or animation before it completes.</text:p>
      <text:p text:style-name="P43"><text:span text:style-name="T52">$(</text:span><text:span text:style-name="T55">selector</text:span><text:span text:style-name="T52">).stop(</text:span><text:span text:style-name="T55">stopAll,goToEnd</text:span><text:span text:style-name="T52">)</text:span><text:span text:style-name="T26"> </text:span></text:p>
      <text:p text:style-name="P27"/>
      <text:p text:style-name="P27">Callback function : call back function is excuted after the completion of the effect</text:p>
      <text:p text:style-name="P27">because in javascript the statements are executed sequentially so this might cause error if you perform something while effect is going on. For this reason call back functions are present.</text:p>
      <text:p text:style-name="P27"/>
      <text:p text:style-name="P43"><text:span text:style-name="T18">$("button").click(function(){</text:span><text:span text:style-name="T26"><text:line-break/>    </text:span><text:span text:style-name="T18">$("p").hide("slow", function(){</text:span><text:span text:style-name="T26"><text:line-break/>        </text:span><text:span text:style-name="T18">alert("The paragraph is now hidden"); // this is the call back function. </text:span><text:span text:style-name="T26"><text:line-break/>    </text:span><text:span text:style-name="T18">});</text:span><text:span text:style-name="T26"><text:line-break/></text:span><text:span text:style-name="T18">});</text:span><text:span text:style-name="T26"> </text:span></text:p>
      <text:p text:style-name="P27"/>
      <text:p text:style-name="P29">JqueryMethod Chaining :</text:p>
      <text:p text:style-name="P27">chaining is a concept that we can attach multiple number of methods or actions at a time.</text:p>
      <text:p text:style-name="P27">$("div").css("color","red").slideUp().slideDown();</text:p>
      <text:p text:style-name="P27"><text:soft-page-break/>in the above statement first division color is changed to red, next slideUp and last slideDown. </text:p>
      <text:p text:style-name="P27">Note: chaining is used to perform more than one action on the single element.</text:p>
      <text:p text:style-name="P27"/>
      <text:p text:style-name="P29">Jquery DOM manipulation :</text:p>
      <text:p text:style-name="P27">in html doccument every element is treated as an object and we can access and manipulate the elements by using some methods in jquery </text:p>
      <text:p text:style-name="P36">text() - Sets or returns the text content of selected element</text:p>
      <text:p text:style-name="P19">html() - Sets or returns the content of selected elements (including HTML markup)</text:p>
      <text:p text:style-name="P19">val() - Sets or returns the value of form fields</text:p>
      <text:p text:style-name="P27">$("p").text() this will get the test inside the paragraph element.</text:p>
      <text:p text:style-name="P27">$("p").html() returns the html data inside the paragraph.</text:p>
      <text:p text:style-name="P27"/>
      <text:p text:style-name="P42"><text:span text:style-name="T26">attr() : </text:span><text:span text:style-name="T28">attribute method is used to get the attribute values</text:span></text:p>
      <text:p text:style-name="P42"><text:span text:style-name="T6">The following example demonstrates how to get the value of the href attribute in a link:</text:span><text:span text:style-name="T28"> </text:span></text:p>
      <text:p text:style-name="P27">$("a").attr("href");</text:p>
      <text:p text:style-name="P27">this returns the value of the href attribute of an a</text:p>
      <text:p text:style-name="P41"><text:span text:style-name="T30">$("a").attr("href","</text:span><text:span text:style-name="T21">http://www.w3schools.com/jquery</text:span><text:span text:style-name="T28"> </text:span><text:span text:style-name="T30">"); this will set the value of href attribute.</text:span></text:p>
      <text:p text:style-name="P27">Attribute allows you to set multiple values at a time.</text:p>
      <text:p text:style-name="P41"><text:span text:style-name="T30">$("a").attr({"href":</text:span><text:a xlink:type="simple" xlink:href="http://www.w3schools.com/jquery" text:style-name="Internet_20_link" text:visited-style-name="Visited_20_Internet_20_Link">http://www.w3schools.com/jquery</text:a><text:span text:style-name="T22">,"title":"name of the title"</text:span><text:span text:style-name="T30">})</text:span></text:p>
      <text:p text:style-name="P27"/>
      <text:p text:style-name="P29">callback for attribute :</text:p>
      <text:p text:style-name="P27">there is an call back parameter for attribute method</text:p>
      <text:p text:style-name="P27">$("p").attr("height"=35,function(){ code });</text:p>
      <text:p text:style-name="P27"/>
      <text:p text:style-name="P29">Append :</text:p>
      <text:p text:style-name="P27">append() is used to append some text to the end of the selected element text.</text:p>
      <text:p text:style-name="P27">$(document).ready(function(){</text:p>
      <text:p text:style-name="P27"><text:s text:c="4"/>$("#btn1").click(function(){</text:p>
      <text:p text:style-name="P27"><text:s text:c="8"/>$("p").append(" &lt;b&gt;Appended text&lt;/b&gt;.");</text:p>
      <text:p text:style-name="P27"><text:s text:c="4"/>});</text:p>
      <text:p text:style-name="P27"/>
      <text:p text:style-name="P27"><text:soft-page-break/><text:s text:c="4"/>$("#btn2").click(function(){</text:p>
      <text:p text:style-name="P27"><text:s text:c="8"/>$("ol").append("&lt;li&gt;Appended item&lt;/li&gt;");</text:p>
      <text:p text:style-name="P27"><text:s text:c="4"/>});</text:p>
      <text:p text:style-name="P27">});</text:p>
      <text:p text:style-name="P27"/>
      <text:p text:style-name="P29">Prepend:</text:p>
      <text:p text:style-name="P27">prepend() is used to add the text at the begining of the selected element text.</text:p>
      <text:p text:style-name="P27"/>
      <text:p text:style-name="P27">After or Before : <text:span text:style-name="T3">after()i</text:span>s used to insert the content after the selected html element.</text:p>
      <text:p text:style-name="P27"><text:span text:style-name="T3">Before() </text:span>is used to insert content before the selected hmtl element.</text:p>
      <text:p text:style-name="P27"/>
      <text:p text:style-name="P29">Remove:</text:p>
      <text:p text:style-name="P27">remove() is used to remove the selected element and its child elements</text:p>
      <text:p text:style-name="P27">eg: &lt;div&gt;&lt;p&gt;&lt;/p&gt;&lt;p&gt;&lt;/p&gt;&lt;/div&gt;</text:p>
      <text:p text:style-name="P33">$("div").remove(); this will remove div and its child elements (paragraphs)</text:p>
      <text:p text:style-name="P27"/>
      <text:p text:style-name="P29">Empty:</text:p>
      <text:p text:style-name="P27">empty() is used to remove the childs of selected element.</text:p>
      <text:p text:style-name="P27">$("div").empty() ; <text:s/>this will remove "p" elements in div.</text:p>
      <text:p text:style-name="P27"/>
      <text:p text:style-name="P29">Filter elements to be removed:</text:p>
      <text:p text:style-name="P27">in the selected element we can remove the particular child elements from that parent</text:p>
      <text:p text:style-name="P27">$("div").remove(".text"); <text:s text:c="3"/>here .text is the class name of the child elements to be removed.</text:p>
      <text:p text:style-name="P27"/>
      <text:p text:style-name="P27"/>
      <text:p text:style-name="P29">AddClass() : </text:p>
      <text:p text:style-name="P27">addclass() is used to add one or more classes to the selected elements.</text:p>
      <text:p text:style-name="P27">$("div").addClass("classname"); <text:s/>// this is adding class to div</text:p>
      <text:p text:style-name="P27">$("p","h1","h2").addClass("classname");</text:p>
      <text:p text:style-name="P27">by adding the existing class name on the selected elements ,if we have css on that class name then that css will be applied on the selected elements.</text:p>
      <text:p text:style-name="P27"/>
      <text:p text:style-name="P29"><text:soft-page-break/>RemoveClass:</text:p>
      <text:p text:style-name="P27">removeClass() this method is used to remove the class attribute for the selected element.</text:p>
      <text:p text:style-name="P27">$("div").removeClass(''classname");</text:p>
      <text:p text:style-name="P27"/>
      <text:p text:style-name="P29">ToggleClass:</text:p>
      <text:p text:style-name="P27">toggleClass() will toggle between add and remove class of the selected element.</text:p>
      <text:p text:style-name="P27">$("div").toggleClass("classname");</text:p>
      <text:p text:style-name="P27"/>
      <text:p text:style-name="P29">CSS():</text:p>
      <text:p text:style-name="P27">css() method sets or returns some style properties.</text:p>
      <text:p text:style-name="P27">$("div").CSS("property name")</text:p>
      <text:p text:style-name="P27">$("div").CSS("background-color") <text:s/>//returns the background color of the selected html element.</text:p>
      <text:p text:style-name="P27">for setting single property</text:p>
      <text:p text:style-name="P27">$("div").CSS("background-color"="red");</text:p>
      <text:p text:style-name="P27">for setting multiple css properties</text:p>
      <text:p text:style-name="P27">$("div").CSS({"property":"value", "property":"value",........})</text:p>
      <text:p text:style-name="P27"/>
      <text:p text:style-name="P29">Dimenssions : </text:p>
      <text:p text:style-name="P27">it provides different methods to provide the width and height of the selected elements.</text:p>
      <text:p text:style-name="P27">Width() and Height(): gives the width of the element excluding margin and padding.</text:p>
      <text:p text:style-name="P27">Innerwidth() and innerHeight(): gives the width of the element including padding.</text:p>
      <text:p text:style-name="P27">OuterWidth() and outerHeight(): gives the width of the element including padding,border</text:p>
      <text:p text:style-name="P27"><text:soft-page-break/><draw:frame draw:style-name="fr1" draw:name="graphics2" text:anchor-type="as-char" svg:width="5.0835in" svg:height="3.5417in" draw:z-index="1"><draw:image xlink:href="http://www.w3schools.com/jquery/img_jquerydim.gif" xlink:type="simple" xlink:show="embed" xlink:actuate="onLoad"/></draw:frame> </text:p>
      <text:p text:style-name="P27"/>
      <text:p text:style-name="P27"/>
      <text:p text:style-name="P27"><text:span text:style-name="T3">Traversing :</text:span> traversing is a concept that traverses through the elements having relation.</text:p>
      <text:p text:style-name="P15"><draw:frame draw:style-name="fr1" draw:name="graphics3" text:anchor-type="as-char" svg:width="3.6457in" svg:height="1.7189in" draw:z-index="2"><draw:image xlink:href="http://www.w3schools.com/jquery/img_travtree.png" xlink:type="simple" xlink:show="embed" xlink:actuate="onLoad"/></draw:frame></text:p>
      <text:p text:style-name="P46">Illustration explained:</text:p>
      <text:list xml:id="list4218141888145844172" text:style-name="L3">
        <text:list-item>
          <text:p text:style-name="P109"><text:span text:style-name="T5">The &lt;div&gt; element is the</text:span><text:span text:style-name="Strong_20_Emphasis"><text:span text:style-name="T5"> </text:span></text:span><text:span text:style-name="Strong_20_Emphasis"><text:span text:style-name="T7">parent</text:span></text:span><text:span text:style-name="T5"> of &lt;ul&gt;, and an </text:span><text:span text:style-name="Strong_20_Emphasis"><text:span text:style-name="T7">ancestor</text:span></text:span><text:span text:style-name="T5"> of everything inside of it</text:span></text:p>
        </text:list-item>
        <text:list-item>
          <text:p text:style-name="P109"><text:span text:style-name="T5">The &lt;ul&gt; element is the </text:span><text:span text:style-name="Strong_20_Emphasis"><text:span text:style-name="T7">parent</text:span></text:span><text:span text:style-name="T5"> of both &lt;li&gt; elements, and a </text:span><text:span text:style-name="Strong_20_Emphasis"><text:span text:style-name="T7">child</text:span></text:span><text:span text:style-name="T5"> of &lt;div&gt;</text:span></text:p>
        </text:list-item>
        <text:list-item>
          <text:p text:style-name="P109"><text:span text:style-name="T5">The left &lt;li&gt; element is the </text:span><text:span text:style-name="Strong_20_Emphasis"><text:span text:style-name="T7">parent</text:span></text:span><text:span text:style-name="T5"> of &lt;span&gt;, </text:span><text:span text:style-name="Strong_20_Emphasis"><text:span text:style-name="T7">child</text:span></text:span><text:span text:style-name="T5"> of &lt;ul&gt; and a </text:span><text:span text:style-name="Strong_20_Emphasis"><text:span text:style-name="T7">descendant</text:span></text:span><text:span text:style-name="T5"> of &lt;div&gt;</text:span></text:p>
        </text:list-item>
        <text:list-item>
          <text:p text:style-name="P109"><text:span text:style-name="T5">The &lt;span&gt; element is a </text:span><text:span text:style-name="Strong_20_Emphasis"><text:span text:style-name="T7">child</text:span></text:span><text:span text:style-name="T5"> of the left &lt;li&gt; and a </text:span><text:span text:style-name="Strong_20_Emphasis"><text:span text:style-name="T7">descendant</text:span></text:span><text:span text:style-name="T5"> of &lt;ul&gt; and &lt;div&gt;</text:span></text:p>
        </text:list-item>
        <text:list-item>
          <text:p text:style-name="P109"><text:span text:style-name="T5">The two &lt;li&gt; elements are </text:span><text:span text:style-name="Strong_20_Emphasis"><text:span text:style-name="T7">siblings</text:span></text:span><text:span text:style-name="T5"> (they share the same parent)</text:span></text:p>
        </text:list-item>
        <text:list-item>
          <text:p text:style-name="P109"><text:span text:style-name="T5">The right &lt;li&gt; element is the </text:span><text:span text:style-name="Strong_20_Emphasis"><text:span text:style-name="T7">parent</text:span></text:span><text:span text:style-name="T5"> of &lt;b&gt;, </text:span><text:span text:style-name="Strong_20_Emphasis"><text:span text:style-name="T7">child</text:span></text:span><text:span text:style-name="T5"> of &lt;ul&gt; and a </text:span><text:span text:style-name="Strong_20_Emphasis"><text:span text:style-name="T7">descendant</text:span></text:span><text:span text:style-name="T5"> of &lt;div&gt;</text:span></text:p>
        </text:list-item>
        <text:list-item>
          <text:p text:style-name="P109"><text:span text:style-name="T5">The &lt;b&gt; element is a </text:span><text:span text:style-name="Strong_20_Emphasis"><text:span text:style-name="T7">child</text:span></text:span><text:span text:style-name="T5"> of the right &lt;li&gt; and a </text:span><text:span text:style-name="Strong_20_Emphasis"><text:span text:style-name="T7">descendant</text:span></text:span><text:span text:style-name="T5"> of &lt;ul&gt; and &lt;div&gt;</text:span></text:p>
        </text:list-item>
      </text:list>
      <text:p text:style-name="P27"><text:soft-page-break/></text:p>
      <text:p text:style-name="P29">Traversing up the DOM tree:</text:p>
      <text:p text:style-name="P27">jquery provides several functions to traverse through the DOM tree.</text:p>
      <text:p text:style-name="P27"><text:span text:style-name="T3"><text:s/>Parent() :</text:span> this is used to find the parent of the selected element this travells single level towards up in the DOM tree</text:p>
      <text:p text:style-name="P27">&lt;p&gt;&lt;span&gt;&lt;/span&gt;&lt;/p&gt;</text:p>
      <text:p text:style-name="P27">$("span").parent(); <text:s text:c="2"/>returns "p" element.</text:p>
      <text:p text:style-name="P27"/>
      <text:p text:style-name="P27"><text:span text:style-name="T3">Parents():</text:span> this method finds all the ancestors of the selected element travells through the document root.</text:p>
      <text:p text:style-name="P27"><text:span text:style-name="T3">Parents("ul"):</text:span> this method finds the ancestor elements of the selected element of type ul</text:p>
      <text:h text:style-name="P64" text:outline-level="2">jQuery parentsUntil() Method</text:h>
      <text:p text:style-name="P47">The parentsUntil() method returns all ancestor elements between two given arguments.</text:p>
      <text:p text:style-name="P47">The following example returns all ancestor elements between a &lt;span&gt; and a &lt;div&gt; element:</text:p>
      <text:p text:style-name="P27">$(document).ready(function(){<text:line-break/>    $("span").parentsUntil("div");<text:line-break/>}); </text:p>
      <text:p text:style-name="P27"/>
      <text:p text:style-name="P27"><text:span text:style-name="T3">Children() </text:span>: this method traverse down in the dom tree and gives the direct children of the selected element. This travells single level towards down.</text:p>
      <text:p text:style-name="P27">&lt;div&gt;</text:p>
      <text:p text:style-name="P27">&lt;p&gt; &lt;span/&gt; &lt;/p&gt;</text:p>
      <text:p text:style-name="P27">&lt;p&gt;&lt;span/&gt;&lt;/p&gt;</text:p>
      <text:p text:style-name="P27">&lt;/div&gt;</text:p>
      <text:p text:style-name="P27">$(document).ready(function(){<text:line-break/>    $("div").children("p.1");<text:line-break/>}); </text:p>
      <text:p text:style-name="P27"><text:span text:style-name="T91">The following example returns all &lt;p&gt; elements with the class name "1", that are direct children of &lt;div&gt;:</text:span> </text:p>
      <text:p text:style-name="P29"/>
      <text:p text:style-name="P27"/>
      <text:p text:style-name="P29">Find:</text:p>
      <text:p text:style-name="P24"><text:soft-page-break/>The find() method returns descendant elements of the selected element, all the way down to the last descendant.</text:p>
      <text:p text:style-name="P47">The following example returns all &lt;span&gt; elements that are descendants of &lt;div&gt;:</text:p>
      <text:h text:style-name="P67" text:outline-level="2">Example</text:h>
      <text:p text:style-name="P88">$(document).ready(function(){<text:line-break/>    $("div").find("span");<text:line-break/>});</text:p>
      <text:p text:style-name="P29">Siblings() :<text:span text:style-name="T106"> this method is used to find the siblings of the selected element .moves side in the dom tree.</text:span></text:p>
      <text:p text:style-name="P27">&lt;div&gt;</text:p>
      <text:p text:style-name="P27">&lt;span/&gt;</text:p>
      <text:p text:style-name="P27">&lt;h3/&gt;</text:p>
      <text:p text:style-name="P27">&lt;p/&gt;</text:p>
      <text:p text:style-name="P27">&lt;/div&gt;</text:p>
      <text:p text:style-name="P29"><text:span text:style-name="T71">$("span").Siblings() <text:s/></text:span><text:span text:style-name="T106">// this will return h3,p because these are the siblings of span.</text:span></text:p>
      <text:p text:style-name="P27">To find particular type of sibling of the selected element use</text:p>
      <text:p text:style-name="P33">$("span").Siblings("h3");</text:p>
      <text:p text:style-name="P33"/>
      <text:p text:style-name="P33">Next():<text:span text:style-name="T108"> this method is used to find the next sibling of the selected element.</text:span></text:p>
      <text:p text:style-name="P28">Ex:</text:p>
      <text:p text:style-name="P28">&lt;div&gt;</text:p>
      <text:p text:style-name="P28">&lt;h1&gt;&lt;/h1&gt;</text:p>
      <text:p text:style-name="P28">&lt;h2&gt;&lt;/h2&gt;</text:p>
      <text:p text:style-name="P28">&lt;h3&gt;&lt;/h3&gt;</text:p>
      <text:p text:style-name="P28">&lt;/div&gt;</text:p>
      <text:p text:style-name="P28">$("h1").Next(); this will return h2 element because it is the next sibling for h1.</text:p>
      <text:p text:style-name="P28"/>
      <text:p text:style-name="P33">NextAll() :<text:span text:style-name="T108"> this will return next all sibling elements of the selected element</text:span></text:p>
      <text:p text:style-name="P28">from the above example this will return h2 and h3 elements.</text:p>
      <text:p text:style-name="P28"/>
      <text:p text:style-name="P28"/>
      <text:p text:style-name="P28"><text:span text:style-name="T3">NextUntill() : </text:span><text:s/>this will returns the sibling elements from the selected range;</text:p>
      <text:p text:style-name="P28">ex: </text:p>
      <text:p text:style-name="P28"><text:soft-page-break/>$("h1").nextUntill("h3");</text:p>
      <text:p text:style-name="P28">returns sibling elements from h1 to h3.</text:p>
      <text:p text:style-name="P28"/>
      <text:p text:style-name="P28"><text:span text:style-name="T3">Prev(), prevAll(), prevUntill():</text:span> these three are same as next, nextall, nextuntill with reverse functionality.</text:p>
      <text:p text:style-name="P28"/>
      <text:p text:style-name="P33">Filtering:</text:p>
      <text:p text:style-name="P28"><text:span text:style-name="T3">first() :</text:span> this element will return the first element of the selected element</text:p>
      <text:p text:style-name="P28">$("div p").first() <text:s text:c="10"/>this will return first div and first p element inside the div</text:p>
      <text:p text:style-name="P28">&lt;div&gt;</text:p>
      <text:p text:style-name="P28"><text:tab/>&lt;p&gt;&lt;/p&gt;<text:tab/><text:tab/>//result for first()</text:p>
      <text:p text:style-name="P28"><text:tab/>&lt;p&gt;&lt;/p&gt;</text:p>
      <text:p text:style-name="P28">&lt;/div&gt;</text:p>
      <text:p text:style-name="P28">&lt;div&gt;</text:p>
      <text:p text:style-name="P28"><text:tab/>&lt;p&gt;</text:p>
      <text:p text:style-name="P28"><text:tab/>&lt;/p&gt;<text:tab/><text:tab/><text:tab/>//result for last()</text:p>
      <text:p text:style-name="P28">&lt;/div&gt;</text:p>
      <text:p text:style-name="P28"/>
      <text:p text:style-name="P28"><text:span text:style-name="T3">last() :</text:span> $("div p").last() : this will return the last div and last p element inside that div.</text:p>
      <text:p text:style-name="P28">Eq(): returns an element with an specific index of the selected element.</text:p>
      <text:p text:style-name="P28">&lt;p&gt;My name is Donald (index 0).&lt;/p&gt;</text:p>
      <text:p text:style-name="P28">&lt;p&gt;Donald Duck (index 1).&lt;/p&gt;</text:p>
      <text:p text:style-name="P28">&lt;p&gt;I live in Duckburg (index 2).&lt;/p&gt;</text:p>
      <text:p text:style-name="P28">&lt;p&gt;My best friend is Mickey (index 3).&lt;/p&gt;</text:p>
      <text:p text:style-name="P28">$("p").eq(1); returns the p element having index 1.</text:p>
      <text:p text:style-name="P28"/>
      <text:p text:style-name="P28"><text:span text:style-name="T3">filter() : </text:span>filter method gives you to mention specific criteria and the elements which will match that criteria are returned back.</text:p>
      <text:p text:style-name="P28">$(p).filter(".test"); <text:s text:c="5"/>returns p elements having the class name as "test"</text:p>
      <text:p text:style-name="P28"/>
      <text:p text:style-name="P28"><text:span text:style-name="T3">not() <text:s text:c="2"/>:</text:span> this will return the elements which doesnot match the criteria.</text:p>
      <text:p text:style-name="P28">$(p).not(".test "); <text:s text:c="13"/>returns the p elements which are not having class name as "test" </text:p>
      <text:p text:style-name="P28"/>
      <text:p text:style-name="P28"><text:soft-page-break/><text:span text:style-name="T3">Jquery with AJAX(asynchronus javascript and xml) :</text:span> this is an art of exchanging data with the server and loading the part of the webpage.</text:p>
      <text:p text:style-name="P25">With the jQuery AJAX methods, you can request text, HTML, XML, or JSON from a remote server using both HTTP Get and HTTP Post - And you can load the external data directly into the selected HTML elements of your web page! </text:p>
      <text:p text:style-name="P28"/>
      <text:p text:style-name="P28"><text:span text:style-name="T3">Load() :</text:span> jquery load method is an ajax method which is used to get the data from the server and load the selected element with that data.</text:p>
      <text:p text:style-name="P30">$("tr").load(url,data,call back);</text:p>
      <text:p text:style-name="P28">url is the action in controller to which you want to communicate(required)</text:p>
      <text:p text:style-name="P28">data is optional and they are parameters in key value pair format.</text:p>
      <text:p text:style-name="P28">Call back is the function you want to execute after the completion of load.(optional)</text:p>
      <text:p text:style-name="P28">$("#div1").load("demo_test.txt"); <text:s/>loads the data from the test file</text:p>
      <text:p text:style-name="P33"/>
      <text:p text:style-name="P33"><text:span text:style-name="T107">$("#div1").load("demo_test.txt #p1");</text:span> </text:p>
      <text:p text:style-name="P33">this will load the content of the element with id "p1" in the demo_text.txt into divison with id "div1".</text:p>
      <text:p text:style-name="P33"><text:span text:style-name="T109">Get() </text:span><text:span text:style-name="T108">:get method is used to request any url</text:span></text:p>
      <text:p text:style-name="P28">$.get(url,callback)</text:p>
      <text:p text:style-name="P28">url is the specific url you want to request </text:p>
      <text:p text:style-name="P28">callback method is optional and this will be executed after the completion of get method.</text:p>
      <text:p text:style-name="P28">$.get("demo_test.asp", function(data, status){<text:line-break/>        alert("Data: " + data + "\nStatus: " + status);<text:line-break/>    }); </text:p>
      <text:p text:style-name="P28">call back method has two parameters first parameter will contain the content of the page you have requested and second parameter will contain the status of the request.</text:p>
      <text:p text:style-name="P28"/>
      <text:p text:style-name="P28"><text:span text:style-name="T3">Post() :</text:span> this method is used to send some data to the request url.</text:p>
      <text:p text:style-name="P28">$.post(url,data,callback); <text:s text:c="5"/>url is the request url and data is the data you want to send to the request url.</text:p>
      <text:p text:style-name="P34"><text:span text:style-name="T107">$.post("demo_test_post.asp",</text:span><text:line-break/>    <text:span text:style-name="T107">{</text:span><text:line-break/>        <text:span text:style-name="T107">name: "Donald Duck",</text:span><text:line-break/>        <text:span text:style-name="T107">city: "Duckburg"</text:span><text:line-break/>    <text:span text:style-name="T107">},</text:span><text:line-break/>    <text:span text:style-name="T107">function(data, status){</text:span><text:line-break/><text:soft-page-break/>        <text:span text:style-name="T107">alert("Data: " + data + "\nStatus: " + status);</text:span><text:line-break/>    <text:span text:style-name="T107">});</text:span> </text:p>
      <text:p text:style-name="P33"/>
      <text:p text:style-name="P33"/>
      <text:p text:style-name="P33"/>
      <text:p text:style-name="P33"/>
      <text:p text:style-name="P33"/>
      <text:p text:style-name="P33"/>
      <text:p text:style-name="P33"/>
      <text:p text:style-name="P33"/>
      <text:p text:style-name="P33"/>
      <text:p text:style-name="P29">BOOTSTRAP <text:s text:c="2"/>:<text:tab/></text:p>
      <text:p text:style-name="P27"><text:span text:style-name="T3">Bootstrap :</text:span> boot strap is a frontend framework which makes easier web development.</text:p>
      <text:p text:style-name="P27">Boot strap contains html and css based design templates , forms, buttons, navigations, tables <text:s/>as well as javascript plugins.</text:p>
      <text:p text:style-name="P27">Boot strap also has ability to create responsive designs.</text:p>
      <text:p text:style-name="P27">Responsive design means creating web sites which will automatically adjust to all screens like phone, tab etc.</text:p>
      <text:p text:style-name="P27"/>
      <text:p text:style-name="P29">How to use bootstrap :</text:p>
      <text:p text:style-name="P27">we can use the boot strap by downloading it or we can use CDN(Content Delivery Network.)</text:p>
      <text:p text:style-name="P27"><text:span text:style-name="T92">One advantage of using the Bootstrap CDN:</text:span><text:line-break/><text:span text:style-name="T91">Many users already have downloaded Bootstrap from MaxCDN when visiting another site. As a result, it will be loaded from cache when they visit your site, which leads to faster loading time. </text:span> </text:p>
      <text:p text:style-name="P27">Required things for using bootstrap :</text:p>
      <text:list xml:id="list2938143897469817391" text:style-name="L4">
        <text:list-item>
          <text:p text:style-name="P111">bootstrap uses html elements and css properties so always include html5 doctype at starting and mention the language and character set in metadata.</text:p>
          <text:p text:style-name="P111"><text:span text:style-name="T76">&lt;</text:span><text:span text:style-name="T66">!DOCTYPE</text:span> <text:span text:style-name="T79">html</text:span><text:span text:style-name="T76">&gt;</text:span><text:line-break/><text:span text:style-name="T76">&lt;</text:span><text:span text:style-name="T66">html</text:span> <text:span text:style-name="T79">lang=</text:span><text:span text:style-name="T68">"en"</text:span><text:span text:style-name="T76">&gt;</text:span><text:line-break/>  <text:span text:style-name="T76">&lt;</text:span><text:span text:style-name="T66">head</text:span><text:span text:style-name="T76">&gt;</text:span><text:line-break/>    <text:span text:style-name="T76">&lt;</text:span><text:span text:style-name="T66">meta</text:span> <text:span text:style-name="T79">charset=</text:span><text:span text:style-name="T68">"utf-8"</text:span><text:span text:style-name="T76">&gt;</text:span> <text:line-break/>  <text:span text:style-name="T76">&lt;</text:span><text:span text:style-name="T66">/head</text:span><text:span text:style-name="T76">&gt;</text:span><text:line-break/><text:span text:style-name="T76">&lt;</text:span><text:span text:style-name="T66">/html</text:span><text:span text:style-name="T76">&gt;</text:span> </text:p>
        </text:list-item>
        <text:list-item>
          <text:p text:style-name="P111">bootstrap 3 : bootstrap 3 is for responsive design for mobile devices , to ensure <text:soft-page-break/>touch and zooming add following &lt;meta&gt; tag inside the &lt;html&gt;. </text:p>
          <text:p text:style-name="P111">&lt;meta name="viewport" content="width=device-width, initial-scale=1" &gt;</text:p>
          <text:p text:style-name="P111">here width is the width of the device we are using it will varry from device to device,</text:p>
          <text:p text:style-name="P111">initial-scale =1 this will set the zoom level to 1 when the page is first time loaded by the browser.</text:p>
        </text:list-item>
        <text:list-item>
          <text:p text:style-name="P111">Container : bootstrap contains containers to wrap site contents.</text:p>
          <text:p text:style-name="P111">There are two container classes they are .container and .container-fluid</text:p>
          <text:p text:style-name="P111">.container: this provides responsive fixed width container.</text:p>
          <text:p text:style-name="P111">.container-fluid : this will provide full width container , spanning the entire width of the viewport.</text:p>
        </text:list-item>
      </text:list>
      <text:p text:style-name="P27"/>
      <text:p text:style-name="P27">Note : containers are not nestable we can't keep one container in another.</text:p>
      <text:p text:style-name="P27"/>
      <text:p text:style-name="P29">Bootstrap grid system :</text:p>
      <text:p text:style-name="P27">we can create 12 columns in this grid, this grid is responsive and the columns are automatically resized according to the screen.</text:p>
      <text:p text:style-name="P29">Grid classes :</text:p>
      <text:p text:style-name="P23">The Bootstrap grid system has four classes:</text:p>
      <text:list xml:id="list7177561245014254495" text:style-name="L5">
        <text:list-item>
          <text:p text:style-name="P105">xs (for phones)</text:p>
        </text:list-item>
        <text:list-item>
          <text:p text:style-name="P105">sm (for tablets)</text:p>
        </text:list-item>
        <text:list-item>
          <text:p text:style-name="P105">md (for desktops)</text:p>
        </text:list-item>
        <text:list-item>
          <text:p text:style-name="P105">lg (for larger desktops)</text:p>
        </text:list-item>
      </text:list>
      <text:p text:style-name="P47">The classes above can be combined to create more dynamic and flexible layouts.</text:p>
      <text:p text:style-name="P47"><text:span text:style-name="T76">&lt;</text:span><text:span text:style-name="T66">div</text:span><text:span text:style-name="T97"> </text:span><text:span text:style-name="T79">class=</text:span><text:span text:style-name="T68">"row"</text:span><text:span text:style-name="T76">&gt;</text:span><text:line-break/><text:span text:style-name="T97">  </text:span><text:span text:style-name="T76">&lt;</text:span><text:span text:style-name="T66">div</text:span><text:span text:style-name="T97"> </text:span><text:span text:style-name="T79">class=</text:span><text:span text:style-name="T68">"col-*-*"</text:span><text:span text:style-name="T76">&gt;&lt;</text:span><text:span text:style-name="T66">/div</text:span><text:span text:style-name="T76">&gt;</text:span><text:line-break/><text:span text:style-name="T97">  </text:span><text:span text:style-name="T76">&lt;</text:span><text:span text:style-name="T66">div</text:span><text:span text:style-name="T97"> </text:span><text:span text:style-name="T79">class=</text:span><text:span text:style-name="T68">"col-*-*"</text:span><text:span text:style-name="T76">&gt;&lt;</text:span><text:span text:style-name="T66">/div</text:span><text:span text:style-name="T76">&gt;</text:span><text:line-break/><text:span text:style-name="T97">  </text:span><text:span text:style-name="T76">&lt;</text:span><text:span text:style-name="T66">div</text:span><text:span text:style-name="T97"> </text:span><text:span text:style-name="T79">class=</text:span><text:span text:style-name="T68">"col-*-*"</text:span><text:span text:style-name="T76">&gt;&lt;</text:span><text:span text:style-name="T66">/div</text:span><text:span text:style-name="T76">&gt;</text:span><text:line-break/><text:span text:style-name="T76">&lt;</text:span><text:span text:style-name="T66">/div</text:span><text:span text:style-name="T76">&gt;</text:span> </text:p>
      <text:p text:style-name="P41"><text:span text:style-name="T30">Toget 3 equal columns in tablets </text:span><text:span text:style-name="T8"> </text:span><text:span text:style-name="T12">starting at tablets and scaling to large desktops. On mobile phones, the columns will automatically stack:</text:span><text:span text:style-name="T101"> </text:span></text:p>
      <text:p text:style-name="P27"><text:span text:style-name="T76">&lt;</text:span><text:span text:style-name="T66">div</text:span> <text:span text:style-name="T79">class=</text:span><text:span text:style-name="T68">"row"</text:span><text:span text:style-name="T76">&gt;</text:span><text:line-break/>  <text:span text:style-name="T76">&lt;</text:span><text:span text:style-name="T66">div</text:span> <text:span text:style-name="T79">class=</text:span><text:span text:style-name="T68">"col-sm-4"</text:span><text:span text:style-name="T76">&gt;</text:span><text:span text:style-name="T96">.col-sm-4</text:span><text:span text:style-name="T76">&lt;</text:span><text:span text:style-name="T66">/div</text:span><text:span text:style-name="T76">&gt;</text:span><text:line-break/>  <text:span text:style-name="T76">&lt;</text:span><text:span text:style-name="T66">div</text:span> <text:span text:style-name="T79">class=</text:span><text:span text:style-name="T68">"col-sm-4"</text:span><text:span text:style-name="T76">&gt;</text:span><text:span text:style-name="T96">.col-sm-4</text:span><text:span text:style-name="T76">&lt;</text:span><text:span text:style-name="T66">/div</text:span><text:span text:style-name="T76">&gt;</text:span><text:line-break/>  <text:span text:style-name="T76">&lt;</text:span><text:span text:style-name="T66">div</text:span> <text:span text:style-name="T79">class=</text:span><text:span text:style-name="T68">"col-sm-4"</text:span><text:span text:style-name="T76">&gt;</text:span><text:span text:style-name="T96">.col-sm-4</text:span><text:span text:style-name="T76">&lt;</text:span><text:span text:style-name="T66">/div</text:span><text:span text:style-name="T76">&gt;</text:span><text:line-break/><text:span text:style-name="T76">&lt;</text:span><text:span text:style-name="T66">/div</text:span><text:span text:style-name="T76">&gt;</text:span> </text:p>
      <text:p text:style-name="P27"><text:soft-page-break/>in this each column occupies the space of 4 columns(max columns per row is 12 and 12/3=4)</text:p>
      <text:p text:style-name="P29"/>
      <text:p text:style-name="P29">Contextual colors and background:</text:p>
      <text:p text:style-name="P27">bootstrap has some contextual classes that will provide meaning through colors.</text:p>
      <text:p text:style-name="P27"><text:span text:style-name="T91">The classes for text colors are:</text:span><text:span text:style-name="Source_20_Text"><text:span text:style-name="T105">.text-muted</text:span></text:span><text:span text:style-name="T91">, </text:span><text:span text:style-name="Source_20_Text"><text:span text:style-name="T105">.text-primary</text:span></text:span><text:span text:style-name="T91">, </text:span><text:span text:style-name="Source_20_Text"><text:span text:style-name="T105">.text-success</text:span></text:span><text:span text:style-name="T91">, </text:span><text:span text:style-name="Source_20_Text"><text:span text:style-name="T105">.text-info</text:span></text:span><text:span text:style-name="T91">, </text:span><text:span text:style-name="Source_20_Text"><text:span text:style-name="T105">.text-warning</text:span></text:span><text:span text:style-name="T91">, and</text:span><text:span text:style-name="Source_20_Text"><text:span text:style-name="T105">.text-danger</text:span></text:span><text:span text:style-name="T91">:</text:span> </text:p>
      <text:p text:style-name="P27"/>
      <text:p text:style-name="P27"><text:span text:style-name="T91">The classes for background colors are:</text:span><text:span text:style-name="Source_20_Text"><text:span text:style-name="T105">.bg-primary</text:span></text:span><text:span text:style-name="T91">, </text:span><text:span text:style-name="Source_20_Text"><text:span text:style-name="T105">.bg-success</text:span></text:span><text:span text:style-name="T91">, </text:span><text:span text:style-name="Source_20_Text"><text:span text:style-name="T105">bg-info</text:span></text:span><text:span text:style-name="T91">, </text:span><text:span text:style-name="Source_20_Text"><text:span text:style-name="T105">bg-warning</text:span></text:span><text:span text:style-name="T91">, and </text:span><text:span text:style-name="Source_20_Text"><text:span text:style-name="T105">.bg-danger</text:span></text:span><text:span text:style-name="T91">:</text:span> </text:p>
      <text:p text:style-name="P27"/>
      <text:p text:style-name="P27"/>
      <text:p text:style-name="P27">More bootstrap typography classes :</text:p>
      <text:p text:style-name="P27"/>
      <table:table table:name="Table9" table:style-name="Table9">
        <table:table-column table:style-name="Table9.A"/>
        <table:table-column table:style-name="Table9.B"/>
        <table:table-row table:style-name="Table9.1">
          <table:table-cell table:style-name="Table9.A1" office:value-type="string">
            <text:p text:style-name="P94">Class</text:p>
          </table:table-cell>
          <table:table-cell table:style-name="Table9.A1" office:value-type="string">
            <text:p text:style-name="P94">Description</text:p>
          </table:table-cell>
        </table:table-row>
        <table:table-row table:style-name="Table9.2">
          <table:table-cell table:style-name="Table9.A1" office:value-type="string">
            <text:p text:style-name="P91"><text:span text:style-name="Source_20_Text"><text:span text:style-name="T104">.lead</text:span></text:span></text:p>
          </table:table-cell>
          <table:table-cell table:style-name="Table9.A1" office:value-type="string">
            <text:p text:style-name="P91">Makes a paragraph stand out</text:p>
          </table:table-cell>
        </table:table-row>
        <table:table-row table:style-name="Table9.1">
          <table:table-cell table:style-name="Table9.A1" office:value-type="string">
            <text:p text:style-name="P91"><text:span text:style-name="Source_20_Text"><text:span text:style-name="T104">.small</text:span></text:span></text:p>
          </table:table-cell>
          <table:table-cell table:style-name="Table9.A1" office:value-type="string">
            <text:p text:style-name="P91">Indicates smaller text (set to 85% of the size of the parent)</text:p>
          </table:table-cell>
        </table:table-row>
        <table:table-row table:style-name="Table9.2">
          <table:table-cell table:style-name="Table9.A1" office:value-type="string">
            <text:p text:style-name="P91"><text:span text:style-name="Source_20_Text"><text:span text:style-name="T104">.text-left</text:span></text:span></text:p>
          </table:table-cell>
          <table:table-cell table:style-name="Table9.A1" office:value-type="string">
            <text:p text:style-name="P91">Indicates left-aligned text</text:p>
          </table:table-cell>
        </table:table-row>
        <table:table-row table:style-name="Table9.1">
          <table:table-cell table:style-name="Table9.A1" office:value-type="string">
            <text:p text:style-name="P91"><text:span text:style-name="Source_20_Text"><text:span text:style-name="T104">.text-center</text:span></text:span></text:p>
          </table:table-cell>
          <table:table-cell table:style-name="Table9.A1" office:value-type="string">
            <text:p text:style-name="P91">Indicates center-aligned text</text:p>
          </table:table-cell>
        </table:table-row>
        <table:table-row table:style-name="Table9.2">
          <table:table-cell table:style-name="Table9.A1" office:value-type="string">
            <text:p text:style-name="P91"><text:span text:style-name="Source_20_Text"><text:span text:style-name="T104">.text-right</text:span></text:span></text:p>
          </table:table-cell>
          <table:table-cell table:style-name="Table9.A1" office:value-type="string">
            <text:p text:style-name="P91">Indicates right-aligned text</text:p>
          </table:table-cell>
        </table:table-row>
        <table:table-row table:style-name="Table9.1">
          <table:table-cell table:style-name="Table9.A1" office:value-type="string">
            <text:p text:style-name="P91"><text:span text:style-name="Source_20_Text"><text:span text:style-name="T104">.text-justify</text:span></text:span></text:p>
          </table:table-cell>
          <table:table-cell table:style-name="Table9.A1" office:value-type="string">
            <text:p text:style-name="P91">Indicates justified text</text:p>
          </table:table-cell>
        </table:table-row>
        <table:table-row table:style-name="Table9.2">
          <table:table-cell table:style-name="Table9.A1" office:value-type="string">
            <text:p text:style-name="P91"><text:span text:style-name="Source_20_Text"><text:span text:style-name="T104">.text-nowrap</text:span></text:span></text:p>
          </table:table-cell>
          <table:table-cell table:style-name="Table9.A1" office:value-type="string">
            <text:p text:style-name="P91">Indicates no wrap text</text:p>
          </table:table-cell>
        </table:table-row>
        <table:table-row table:style-name="Table9.1">
          <table:table-cell table:style-name="Table9.A1" office:value-type="string">
            <text:p text:style-name="P91"><text:span text:style-name="Source_20_Text"><text:span text:style-name="T104">.text-lowercase</text:span></text:span></text:p>
          </table:table-cell>
          <table:table-cell table:style-name="Table9.A1" office:value-type="string">
            <text:p text:style-name="P91">Indicates lowercased text</text:p>
          </table:table-cell>
        </table:table-row>
        <table:table-row table:style-name="Table9.2">
          <table:table-cell table:style-name="Table9.A1" office:value-type="string">
            <text:p text:style-name="P91"><text:span text:style-name="Source_20_Text"><text:span text:style-name="T104">.text-uppercase</text:span></text:span></text:p>
          </table:table-cell>
          <table:table-cell table:style-name="Table9.A1" office:value-type="string">
            <text:p text:style-name="P91">Indicates uppercased text</text:p>
          </table:table-cell>
        </table:table-row>
        <table:table-row table:style-name="Table9.1">
          <table:table-cell table:style-name="Table9.A1" office:value-type="string">
            <text:p text:style-name="P91"><text:span text:style-name="Source_20_Text"><text:span text:style-name="T104">.text-capitalize</text:span></text:span></text:p>
          </table:table-cell>
          <table:table-cell table:style-name="Table9.A1" office:value-type="string">
            <text:p text:style-name="P91">Indicates capitalized text</text:p>
          </table:table-cell>
        </table:table-row>
        <table:table-row table:style-name="Table9.2">
          <table:table-cell table:style-name="Table9.A1" office:value-type="string">
            <text:p text:style-name="P91"><text:span text:style-name="Source_20_Text"><text:span text:style-name="T104">.initialism</text:span></text:span></text:p>
          </table:table-cell>
          <table:table-cell table:style-name="Table9.A1" office:value-type="string">
            <text:p text:style-name="P91">Displays the text inside an <text:span text:style-name="Source_20_Text"><text:span text:style-name="T104">&lt;abbr&gt;</text:span></text:span> element in a slightly smaller font size</text:p>
          </table:table-cell>
        </table:table-row>
        <table:table-row table:style-name="Table9.1">
          <table:table-cell table:style-name="Table9.A1" office:value-type="string">
            <text:p text:style-name="P91"><text:span text:style-name="Source_20_Text"><text:span text:style-name="T104">.list-unstyled</text:span></text:span></text:p>
          </table:table-cell>
          <table:table-cell table:style-name="Table9.A1" office:value-type="string">
            <text:p text:style-name="P91">Removes the default list-style and left margin on list items (works on both <text:span text:style-name="Source_20_Text"><text:span text:style-name="T104">&lt;ul&gt;</text:span></text:span> and <text:span text:style-name="Source_20_Text"><text:span text:style-name="T104">&lt;ol&gt;</text:span></text:span>). This class only applies to immediate children list items (to remove the default list-style from any nested lists, apply this class to any nested lists as well)</text:p>
          </table:table-cell>
        </table:table-row>
        <table:table-row table:style-name="Table9.2">
          <table:table-cell table:style-name="Table9.A1" office:value-type="string">
            <text:p text:style-name="P91"><text:span text:style-name="Source_20_Text"><text:span text:style-name="T104">.list-inline</text:span></text:span></text:p>
          </table:table-cell>
          <table:table-cell table:style-name="Table9.A1" office:value-type="string">
            <text:p text:style-name="P91">Places all list items on a single line</text:p>
          </table:table-cell>
        </table:table-row>
        <table:table-row table:style-name="Table9.1">
          <table:table-cell table:style-name="Table9.A1" office:value-type="string">
            <text:p text:style-name="P91"><text:span text:style-name="Source_20_Text"><text:span text:style-name="T104">.dl-horizontal</text:span></text:span></text:p>
          </table:table-cell>
          <table:table-cell table:style-name="Table9.A1" office:value-type="string">
            <text:p text:style-name="P91">Lines up the terms (<text:span text:style-name="Source_20_Text"><text:span text:style-name="T104">&lt;dt&gt;</text:span></text:span>) and descriptions (<text:span text:style-name="Source_20_Text"><text:span text:style-name="T104">&lt;dd&gt;</text:span></text:span>) in <text:span text:style-name="Source_20_Text"><text:span text:style-name="T104">&lt;dl&gt;</text:span></text:span> elements side-by-side. Starts off like default <text:span text:style-name="Source_20_Text"><text:span text:style-name="T104">&lt;dl&gt;</text:span></text:span>s, but when the browser window expands, it will line up side-by-side</text:p>
          </table:table-cell>
        </table:table-row>
        <table:table-row table:style-name="Table9.2">
          <table:table-cell table:style-name="Table9.A1" office:value-type="string">
            <text:p text:style-name="P91"><text:span text:style-name="Source_20_Text"><text:span text:style-name="T104">.pre-scrollable</text:span></text:span></text:p>
          </table:table-cell>
          <table:table-cell table:style-name="Table9.A1" office:value-type="string">
            <text:p text:style-name="P91">Makes a <text:span text:style-name="Source_20_Text"><text:span text:style-name="T104">&lt;pre&gt;</text:span></text:span> element scrollable</text:p>
          </table:table-cell>
        </table:table-row>
      </table:table>
      <text:p text:style-name="P27"/>
      <text:p text:style-name="P27">.<text:span text:style-name="T3">table <text:s/>:</text:span> by using .table class in html element table the table style changes to basic <text:soft-page-break/>table without border and vertical lines.</text:p>
      <text:p text:style-name="P27">&lt;table class=".table"&gt;</text:p>
      <text:p text:style-name="P27">for showing border use .<text:span text:style-name="T3">table-border </text:span><text:s/>&lt;table class=".table table-border"&gt;</text:p>
      <text:p text:style-name="P27">for showing zebra striped lines use .<text:span text:style-name="T3">table-striped </text:span>&lt;table class=".table table-border-striped"&gt;</text:p>
      <text:p text:style-name="P27">we can use multiple bootstrap classes on an htmlelement &lt;table class=".table table-border table-striped"</text:p>
      <text:p text:style-name="P27"><text:span text:style-name="T3">.table-hover :</text:span> this is used to provide hover state on table row.</text:p>
      <text:p text:style-name="P27"><text:span text:style-name="T3">.table-condensed </text:span>: it makes table more compact by cutting the cell pading into half.</text:p>
      <text:p text:style-name="P27"><text:span text:style-name="T3">Contextual classes :</text:span> these classes can be used to color rows or columns in a table.</text:p>
      <text:p text:style-name="P20">The contextual classes that can be used are:</text:p>
      <table:table table:name="Table10" table:style-name="Table10">
        <table:table-column table:style-name="Table10.A"/>
        <table:table-column table:style-name="Table10.B"/>
        <table:table-header-rows>
          <table:table-row>
            <table:table-cell table:style-name="Table10.A1" office:value-type="string">
              <text:p text:style-name="P94">Class</text:p>
            </table:table-cell>
            <table:table-cell table:style-name="Table10.A1" office:value-type="string">
              <text:p text:style-name="P94">Description</text:p>
            </table:table-cell>
          </table:table-row>
        </table:table-header-rows>
        <table:table-row table:style-name="Table10.2">
          <table:table-cell table:style-name="Table10.A1" office:value-type="string">
            <text:p text:style-name="P91"><text:span text:style-name="Source_20_Text"><text:span text:style-name="T104">.active</text:span></text:span></text:p>
          </table:table-cell>
          <table:table-cell table:style-name="Table10.A1" office:value-type="string">
            <text:p text:style-name="P91">Applies the hover color to the table row or table cell</text:p>
          </table:table-cell>
        </table:table-row>
        <table:table-row>
          <table:table-cell table:style-name="Table10.A1" office:value-type="string">
            <text:p text:style-name="P91"><text:span text:style-name="Source_20_Text"><text:span text:style-name="T104">.success</text:span></text:span></text:p>
          </table:table-cell>
          <table:table-cell table:style-name="Table10.A1" office:value-type="string">
            <text:p text:style-name="P91">Indicates a successful or positive action</text:p>
          </table:table-cell>
        </table:table-row>
        <table:table-row table:style-name="Table10.2">
          <table:table-cell table:style-name="Table10.A1" office:value-type="string">
            <text:p text:style-name="P91"><text:span text:style-name="Source_20_Text"><text:span text:style-name="T104">.info</text:span></text:span></text:p>
          </table:table-cell>
          <table:table-cell table:style-name="Table10.A1" office:value-type="string">
            <text:p text:style-name="P91">Indicates a neutral informative change or action</text:p>
          </table:table-cell>
        </table:table-row>
        <table:table-row>
          <table:table-cell table:style-name="Table10.A1" office:value-type="string">
            <text:p text:style-name="P91"><text:span text:style-name="Source_20_Text"><text:span text:style-name="T104">.warning</text:span></text:span></text:p>
          </table:table-cell>
          <table:table-cell table:style-name="Table10.A1" office:value-type="string">
            <text:p text:style-name="P91">Indicates a warning that might need attention</text:p>
          </table:table-cell>
        </table:table-row>
        <table:table-row table:style-name="Table10.2">
          <table:table-cell table:style-name="Table10.A1" office:value-type="string">
            <text:p text:style-name="P91"><text:span text:style-name="Source_20_Text"><text:span text:style-name="T104">.danger</text:span></text:span></text:p>
          </table:table-cell>
          <table:table-cell table:style-name="Table10.A1" office:value-type="string">
            <text:p text:style-name="P91">Indicates a dangerous or potentially negative action</text:p>
          </table:table-cell>
        </table:table-row>
      </table:table>
      <text:p text:style-name="P27"/>
      <text:p text:style-name="P29">Bootstrap image shapes :</text:p>
      <text:p text:style-name="P27">by using some bootstrap image classes we can change the shape of the images </text:p>
      <text:p text:style-name="P27"><text:span text:style-name="T3">.img-rounded :</text:span> this class rounds the corners of an image.</text:p>
      <text:p text:style-name="P27"><text:span text:style-name="T3">.img-circle : </text:span>shapes image to a circle.</text:p>
      <text:p text:style-name="P27">.img-thumbnail : shapes image to thumbnail.</text:p>
      <text:p text:style-name="P27"/>
      <text:p text:style-name="P27"><text:span text:style-name="T3">Responsive images :</text:span> these images will adjust and fit to the screen. Use .img-responsive class in &lt;image&gt; this applies width=100% and height= "auto"</text:p>
      <text:p text:style-name="P27"/>
      <text:p text:style-name="P27"><text:span text:style-name="T3">image gallery :</text:span> by using boot strap grid system with .thumbnail class we can create image gallery.</text:p>
      <text:p text:style-name="P27">&lt;div class="container"&gt;</text:p>
      <text:p text:style-name="P27"><text:s text:c="2"/>&lt;h2&gt;Image Gallery&lt;/h2&gt;</text:p>
      <text:p text:style-name="P27"><text:s text:c="2"/>&lt;p&gt;The .thumbnail class can be used to display an image gallery. Click on the images to see it in full size:&lt;/p&gt; <text:s text:c="11"/></text:p>
      <text:p text:style-name="P27"><text:s text:c="2"/>&lt;div class="row"&gt;</text:p>
      <text:p text:style-name="P27"><text:s text:c="4"/>&lt;div class="col-md-4"&gt;</text:p>
      <text:p text:style-name="P27"><text:s text:c="6"/>&lt;a href="pulpitrock.jpg" class="thumbnail"&gt;</text:p>
      <text:p text:style-name="P27"><text:soft-page-break/><text:s text:c="8"/>&lt;p&gt;Pulpit Rock: A famous tourist attraction in Forsand, Ryfylke, Norway.&lt;/p&gt; <text:s text:c="3"/></text:p>
      <text:p text:style-name="P27"><text:s text:c="8"/>&lt;img src="pulpitrock.jpg" alt="Pulpit Rock" style="width:150px;height:150px"&gt;</text:p>
      <text:p text:style-name="P27"><text:s text:c="6"/>&lt;/a&gt;</text:p>
      <text:p text:style-name="P27"><text:s text:c="4"/>&lt;/div&gt;</text:p>
      <text:p text:style-name="P27"><text:s text:c="4"/>&lt;div class="col-md-4"&gt;</text:p>
      <text:p text:style-name="P27"><text:s text:c="6"/>&lt;a href="moustiers-sainte-marie.jpg" class="thumbnail"&gt;</text:p>
      <text:p text:style-name="P27"><text:s text:c="8"/>&lt;p&gt;Moustiers-Sainte-Marie: Considered as one of the "most beautiful villages of France".&lt;/p&gt;</text:p>
      <text:p text:style-name="P27"><text:s text:c="8"/>&lt;img src="moustiers-sainte-marie.jpg" alt="Moustiers Sainte Marie" style="width:150px;height:150px"&gt;</text:p>
      <text:p text:style-name="P27"><text:s text:c="6"/>&lt;/a&gt;</text:p>
      <text:p text:style-name="P27"><text:s text:c="4"/>&lt;/div&gt;</text:p>
      <text:p text:style-name="P27"><text:s text:c="4"/>&lt;div class="col-md-4"&gt;</text:p>
      <text:p text:style-name="P27"><text:s text:c="6"/>&lt;a href="cinqueterre.jpg" class="thumbnail"&gt;</text:p>
      <text:p text:style-name="P27"><text:s text:c="8"/>&lt;p&gt;The Cinque Terre: A rugged portion of coast in the Liguria region of Italy.&lt;/p&gt; <text:s text:c="5"/></text:p>
      <text:p text:style-name="P27"><text:s text:c="8"/>&lt;img src="cinqueterre.jpg" alt="Cinque Terre" style="width:150px;height:150px"&gt;</text:p>
      <text:p text:style-name="P27"><text:s text:c="6"/>&lt;/a&gt;</text:p>
      <text:p text:style-name="P27"><text:s text:c="4"/>&lt;/div&gt;</text:p>
      <text:p text:style-name="P27"><text:s text:c="2"/>&lt;/div&gt;</text:p>
      <text:p text:style-name="P27">&lt;/div&gt;</text:p>
      <text:p text:style-name="P27"/>
      <text:p text:style-name="P27">&lt;/body&gt;</text:p>
      <text:p text:style-name="P27">&lt;/html&gt;</text:p>
      <text:p text:style-name="P27"/>
      <text:p text:style-name="P27"><text:span text:style-name="T3">Embedresponsive </text:span>: it lets videos or slide shows to scale properly on any device.</text:p>
      <text:p text:style-name="P23">Classes can be applied directly to &lt;iframe&gt;, &lt;embed&gt;, &lt;video&gt;, and &lt;object&gt; elements.</text:p>
      <text:p text:style-name="P52"><text:span text:style-name="T12">The following example creates a responsive video by adding an </text:span><text:span text:style-name="Source_20_Text"><text:span text:style-name="T63">.embed-responsive-item</text:span></text:span><text:span text:style-name="T12"> class to an </text:span><text:span text:style-name="Source_20_Text"><text:span text:style-name="T63">&lt;iframe&gt;</text:span></text:span><text:span text:style-name="T12"> tag (the video will then scale nicely to the parent element). </text:span><text:span text:style-name="T12">The containing </text:span><text:span text:style-name="Source_20_Text"><text:span text:style-name="T63">&lt;div&gt;</text:span></text:span><text:span text:style-name="T12"> defines the aspect ratio of the video:</text:span></text:p>
      <text:p text:style-name="P54">&lt;div class=".embed-responsive embed-responsive-16by9"&gt;</text:p>
      <text:p text:style-name="P54"><text:tab/>&lt;iframe class=".embed-responsive-item" src=""&gt;&lt;/iframe&gt;</text:p>
      <text:p text:style-name="P54"><text:soft-page-break/>&lt;/div&gt;</text:p>
      <text:p text:style-name="P54"/>
      <text:p text:style-name="P53"><text:span text:style-name="T14">jumbotron :</text:span><text:span text:style-name="T13"> jumbotron is to show some big special information or data, jumbotron is displayed in a large grey box with rounded corners. It als enlarges the font size of the text insid the jumbotron .jumbotron is created on &lt;div&gt; by using .jumbotron class.</text:span></text:p>
      <text:p text:style-name="P55">Eg:&lt;div class="jumbotron"&gt;</text:p>
      <text:p text:style-name="P55">&lt;h1&gt;&lt;/h1&gt;</text:p>
      <text:p text:style-name="P55">&lt;p&gt;&lt;/p&gt;</text:p>
      <text:p text:style-name="P55">&lt;/div&gt;</text:p>
      <text:p text:style-name="P27">we can create jumbotron inside or outside the container.</text:p>
      <text:p text:style-name="P27"/>
      <text:p text:style-name="P27"><text:span text:style-name="T3">Pageheader :</text:span> div with .page-header class creates a page header.</text:p>
      <text:p text:style-name="P27"/>
      <text:p text:style-name="P27"><text:span text:style-name="T3">.well </text:span>: .well class adds rounded border to the element and applies grey back ground color.</text:p>
      <text:p text:style-name="P27">&lt;p class=".well"&gt;sometext&lt;/p&gt;</text:p>
      <text:p text:style-name="P27"/>
      <text:p text:style-name="P29">Alert messages :</text:p>
      <text:p text:style-name="P27">boot strap provides an easy way to create predefined messages.</text:p>
      <text:p text:style-name="P27">Types of alert messages:</text:p>
      <text:p text:style-name="P27">sucess, warning, info, danger</text:p>
      <text:p text:style-name="P27">alerts are created by .alert class .alert-success, .alert-warning, alert-danger, alert-info.</text:p>
      <text:p text:style-name="P27">&lt;div class="alert.success"&gt;row added successfully&lt;/div&gt;</text:p>
      <text:p text:style-name="P27">we can use animated effects while closing the alert message bu using "fade in"</text:p>
      <text:p text:style-name="P27">&lt;div class="alert alert-warning fade in"&gt;"you will loose data"&lt;/div&gt;</text:p>
      <text:p text:style-name="P27"/>
      <text:p text:style-name="P29">Button :</text:p>
      <text:p text:style-name="P27">To achieve button styles we can use .btn class in boot strap there are several button styles in boot strap they are.</text:p>
      <text:p text:style-name="P27">.btn btn-primary</text:p>
      <text:p text:style-name="P27">.btn btn-default</text:p>
      <text:p text:style-name="P27">.btn btn-success</text:p>
      <text:p text:style-name="P27">.btn btn-danger</text:p>
      <text:p text:style-name="P27"><text:soft-page-break/>.btn btn-warning</text:p>
      <text:p text:style-name="P27">.btn btn-info</text:p>
      <text:p text:style-name="P27">.btn btn-link</text:p>
      <text:p text:style-name="P27">this .btn class can be used on &lt;a&gt;,&lt;button&gt;,&lt;input&gt; and in forms we can use&lt;button_tag&gt;</text:p>
      <text:p text:style-name="P27">sizes in .btn are small,large,medium,xtrasmall .btn-xs, .btn-sm, .btn-md, .btn-lg</text:p>
      <text:p text:style-name="P29">&lt;button class="btn btn-primary btn-lg"&gt;</text:p>
      <text:p text:style-name="P29">Block level buttons :</text:p>
      <text:p text:style-name="P27">we can show block level buttons by using .btn-block</text:p>
      <text:p text:style-name="P29">active or disable:</text:p>
      <text:p text:style-name="P27">we can make the button look like pressed by using .active and we can make the button disabled by using .disable</text:p>
      <text:p text:style-name="P27">&lt;button class="btn btn-primary active"&gt;</text:p>
      <text:p text:style-name="P29">ButtonGroups :</text:p>
      <text:p text:style-name="P27">boot strap allows to group multiple buttons in single line</text:p>
      <text:p text:style-name="P27">&lt;div class="btn-group "&gt;</text:p>
      <text:p text:style-name="P27">&lt;button class="btn btn-primary"/&gt;</text:p>
      <text:p text:style-name="P27">&lt;button class="btn btn-primary"/&gt;</text:p>
      <text:p text:style-name="P27">&lt;/div&gt;</text:p>
      <text:p text:style-name="P27"/>
      <text:p text:style-name="P27"><text:span text:style-name="T3">we can arrange the buttons in buttongroup vertically</text:span> by using btn-group-vertically.</text:p>
      <text:p text:style-name="P27">&lt;div class="btn-group-vertically"&gt;</text:p>
      <text:p text:style-name="P27">&lt;button class="btn btn-primary"/&gt;</text:p>
      <text:p text:style-name="P27">&lt;button class="btn btn-primary"/&gt;</text:p>
      <text:p text:style-name="P27">&lt;/div&gt;</text:p>
      <text:p text:style-name="P27">button group buttons size: use .btn-group btn-group-lg</text:p>
      <text:p text:style-name="P27"/>
      <text:p text:style-name="P27"><text:span text:style-name="T3">Justified button group :</text:span> to span entire width of the screen in button group use </text:p>
      <text:p text:style-name="P27">btn-group btn-group-justified</text:p>
      <text:p text:style-name="P27"/>
      <text:p text:style-name="P29">Nested buttongroups and drop downs.</text:p>
      <text:p text:style-name="P27">Nest button groups to create dropdowns</text:p>
      <text:p text:style-name="P27"><text:span text:style-name="T76">&lt;</text:span><text:span text:style-name="T66">div</text:span> <text:span text:style-name="T79">class=</text:span><text:span text:style-name="T68">"btn-group"</text:span><text:span text:style-name="T76">&gt;</text:span><text:line-break/><text:soft-page-break/>  <text:span text:style-name="T76">&lt;</text:span><text:span text:style-name="T66">button</text:span> <text:span text:style-name="T79">type=</text:span><text:span text:style-name="T68">"button"</text:span> <text:span text:style-name="T79">class=</text:span><text:span text:style-name="T68">"btn btn-primary"</text:span><text:span text:style-name="T76">&gt;</text:span><text:span text:style-name="T96">Apple</text:span><text:span text:style-name="T76">&lt;</text:span><text:span text:style-name="T66">/button</text:span><text:span text:style-name="T76">&gt;</text:span><text:line-break/>  <text:span text:style-name="T76">&lt;</text:span><text:span text:style-name="T66">button</text:span> <text:span text:style-name="T79">type=</text:span><text:span text:style-name="T68">"button"</text:span> <text:span text:style-name="T79">class=</text:span><text:span text:style-name="T68">"btn btn-primary"</text:span><text:span text:style-name="T76">&gt;</text:span><text:span text:style-name="T96">Samsung</text:span><text:span text:style-name="T76">&lt;</text:span><text:span text:style-name="T66">/button</text:span><text:span text:style-name="T76">&gt;</text:span><text:line-break/>  <text:span text:style-name="T76">&lt;</text:span><text:span text:style-name="T66">div</text:span> <text:span text:style-name="T79">class=</text:span><text:span text:style-name="T68">"btn-group"</text:span><text:span text:style-name="T76">&gt;</text:span><text:line-break/>    <text:span text:style-name="T76">&lt;</text:span><text:span text:style-name="T66">button</text:span> <text:span text:style-name="T79">type=</text:span><text:span text:style-name="T68">"button"</text:span> <text:span text:style-name="T79">class=</text:span><text:span text:style-name="T68">"btn btn-primary dropdown-toggle"</text:span> <text:span text:style-name="T79">data-toggle=</text:span><text:span text:style-name="T68">"dropdown"</text:span><text:span text:style-name="T76">&gt;</text:span><text:line-break/>    <text:span text:style-name="T96">Sony </text:span><text:span text:style-name="T76">&lt;</text:span><text:span text:style-name="T66">span</text:span> <text:span text:style-name="T79">class=</text:span><text:span text:style-name="T68">"caret"</text:span><text:span text:style-name="T76">&gt;&lt;</text:span><text:span text:style-name="T66">/span</text:span><text:span text:style-name="T76">&gt;&lt;</text:span><text:span text:style-name="T66">/button</text:span><text:span text:style-name="T76">&gt;</text:span><text:line-break/>    <text:span text:style-name="T76">&lt;</text:span><text:span text:style-name="T66">ul</text:span> <text:span text:style-name="T79">class=</text:span><text:span text:style-name="T68">"dropdown-menu"</text:span> <text:span text:style-name="T79">role=</text:span><text:span text:style-name="T68">"menu"</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Tablet</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Smartphone</text:span><text:span text:style-name="T76">&lt;</text:span><text:span text:style-name="T66">/a</text:span><text:span text:style-name="T76">&gt;&lt;</text:span><text:span text:style-name="T66">/li</text:span><text:span text:style-name="T76">&gt;</text:span><text:line-break/>    <text:span text:style-name="T76">&lt;</text:span><text:span text:style-name="T66">/ul</text:span><text:span text:style-name="T76">&gt;</text:span><text:line-break/>  <text:span text:style-name="T76">&lt;</text:span><text:span text:style-name="T66">/div</text:span><text:span text:style-name="T76">&gt;</text:span><text:line-break/><text:span text:style-name="T76">&lt;</text:span><text:span text:style-name="T66">/div</text:span><text:span text:style-name="T76">&gt;</text:span> </text:p>
      <text:p text:style-name="P27"/>
      <text:p text:style-name="P27"><text:span text:style-name="T3">Glyph icons:</text:span> bootstrap provides so many glyph icons and these can be used in text , buttons, tool bar, navigation etc.</text:p>
      <text:p text:style-name="P27">Syntax for the glyph icon is</text:p>
      <text:p text:style-name="P27">&lt;span class="glyphicon glyphicon-name"&gt;&lt;/span&gt;</text:p>
      <text:p text:style-name="P27">&lt;i class="glyphicon glyphicon-log-out"&gt; <text:s/>this can be used in rails button_to,button_tag and link_to (this is the example for logout glyph)</text:p>
      <text:p text:style-name="P27"/>
      <text:p text:style-name="P29">Badge:</text:p>
      <text:p text:style-name="P27">badges are the numerical values which can be added to button or link , to tell the number of items related to that link.</text:p>
      <text:p text:style-name="P27">&lt;a href="#"&gt;&lt;span class="badge"&gt;5&lt;/span&gt;&lt;/a&gt;</text:p>
      <text:p text:style-name="P29">Label:</text:p>
      <text:p text:style-name="P27">label is used to provide information about the thing</text:p>
      <text:p text:style-name="P27">.label class is followed by 6 contextual classes .label-default, .label-primary, .label-success, .label-info, .label-danger, .label-warning .</text:p>
      <text:p text:style-name="P27"><text:s text:c="2"/>&lt;h1&gt;Example &lt;span class="label label-default"&gt;New&lt;/span&gt;&lt;/h1&gt;</text:p>
      <text:p text:style-name="P29">Progress bar:</text:p>
      <text:p text:style-name="P27">.progress class on &lt;div&gt; can act as a progressbar to show the progress</text:p>
      <text:p text:style-name="P27"><text:span text:style-name="T76">&lt;</text:span><text:span text:style-name="T66">div</text:span> <text:span text:style-name="T79">class=</text:span><text:span text:style-name="T68">"progress"</text:span><text:span text:style-name="T76">&gt;</text:span><text:line-break/>  <text:span text:style-name="T76">&lt;</text:span><text:span text:style-name="T66">div</text:span> <text:span text:style-name="T79">class=</text:span><text:span text:style-name="T68">"progress-bar"</text:span> <text:span text:style-name="T79">role=</text:span><text:span text:style-name="T68">"progressbar"</text:span> <text:span text:style-name="T79">aria-valuenow=</text:span><text:span text:style-name="T68">"70"</text:span><text:span text:style-name="T79"><text:line-break/>  aria-valuemin=</text:span><text:span text:style-name="T68">"0"</text:span> <text:span text:style-name="T79">aria-valuemax=</text:span><text:span text:style-name="T68">"100"</text:span> <text:span text:style-name="T79">style=</text:span><text:span text:style-name="T68">"width:70%"</text:span><text:span text:style-name="T76">&gt;</text:span><text:line-break/>    <text:span text:style-name="T96">70%</text:span><text:line-break/>  <text:span text:style-name="T76">&lt;</text:span><text:span text:style-name="T66">/div</text:span><text:span text:style-name="T76">&gt;</text:span><text:line-break/><text:span text:style-name="T76">&lt;</text:span><text:span text:style-name="T66">/div</text:span><text:span text:style-name="T76">&gt;</text:span> </text:p>
      <text:p text:style-name="P27">in the above example div with class="progress progress-bar" acts like an progress bar</text:p>
      <text:p text:style-name="P27"><text:soft-page-break/>and the aria-valuenow tells the present progress bar value , role tells the role it is going to perform </text:p>
      <text:p text:style-name="P27">we can use coloured progress bar by </text:p>
      <text:p text:style-name="P27">progress-bar-success, progress-bar-info, progress-bar-warning, progress-bar-danger.</text:p>
      <text:p text:style-name="P27">Note : we can have stripped progress bars by using</text:p>
      <text:p text:style-name="P31">&lt;div class="progress-bar progress-bar-success progress-bar-stripped"&gt; &lt;/div&gt;</text:p>
      <text:p text:style-name="P27">and we can show the animations in stripes by giving <text:span text:style-name="T3">"active"</text:span></text:p>
      <text:p text:style-name="P29">eg: &lt;div class="progress-bar progress-bar-success progress-bar-stripped active"&gt;</text:p>
      <text:p text:style-name="P29"/>
      <text:p text:style-name="P29"/>
      <text:p text:style-name="P29"/>
      <text:p text:style-name="P29">Stacked progress bars:</text:p>
      <text:p text:style-name="P27">we can merge multiple progress bars into single progress bar</text:p>
      <text:p text:style-name="P27"><text:span text:style-name="T76">&lt;</text:span><text:span text:style-name="T66">div</text:span> <text:span text:style-name="T79">class=</text:span><text:span text:style-name="T68">"progress"</text:span><text:span text:style-name="T76">&gt;</text:span><text:line-break/>  <text:span text:style-name="T76">&lt;</text:span><text:span text:style-name="T66">div</text:span> <text:span text:style-name="T79">class=</text:span><text:span text:style-name="T68">"progress-bar progress-bar-success"</text:span> <text:span text:style-name="T79">role=</text:span><text:span text:style-name="T68">"progressbar"</text:span> <text:span text:style-name="T79">style=</text:span><text:span text:style-name="T68">"width:40%"</text:span><text:span text:style-name="T76">&gt;</text:span><text:line-break/>    <text:span text:style-name="T96">Free Space</text:span><text:line-break/>  <text:span text:style-name="T76">&lt;</text:span><text:span text:style-name="T66">/div</text:span><text:span text:style-name="T76">&gt;</text:span><text:line-break/>  <text:span text:style-name="T76">&lt;</text:span><text:span text:style-name="T66">div</text:span> <text:span text:style-name="T79">class=</text:span><text:span text:style-name="T68">"progress-bar progress-bar-warning"</text:span> <text:span text:style-name="T79">role=</text:span><text:span text:style-name="T68">"progressbar"</text:span> <text:span text:style-name="T79">style=</text:span><text:span text:style-name="T68">"width:10%"</text:span><text:span text:style-name="T76">&gt;</text:span><text:line-break/>    <text:span text:style-name="T96">Warning</text:span><text:line-break/>  <text:span text:style-name="T76">&lt;</text:span><text:span text:style-name="T66">/div</text:span><text:span text:style-name="T76">&gt;</text:span><text:line-break/>  <text:span text:style-name="T76">&lt;</text:span><text:span text:style-name="T66">div</text:span> <text:span text:style-name="T79">class=</text:span><text:span text:style-name="T68">"progress-bar progress-bar-danger"</text:span> <text:span text:style-name="T79">role=</text:span><text:span text:style-name="T68">"progressbar"</text:span> <text:span text:style-name="T79">style=</text:span><text:span text:style-name="T68">"width:20%"</text:span><text:span text:style-name="T76">&gt;</text:span><text:line-break/>    <text:span text:style-name="T96">Danger</text:span><text:line-break/>  <text:span text:style-name="T76">&lt;</text:span><text:span text:style-name="T66">/div</text:span><text:span text:style-name="T76">&gt;</text:span><text:line-break/><text:span text:style-name="T76">&lt;</text:span><text:span text:style-name="T66">/div</text:span><text:span text:style-name="T76">&gt;</text:span> </text:p>
      <text:p text:style-name="P27"/>
      <text:p text:style-name="P29">Basic pagination : <text:span text:style-name="T106">If we have more number of web pages and if you want to add pagination then we can use .pagination class for &lt;ul&gt;</text:span></text:p>
      <text:p text:style-name="P27">&lt;ul class ="pagination"&gt;</text:p>
      <text:p text:style-name="P27">&lt;li class="disabled"&gt;&lt;a href="#"&gt;1&lt;/a&gt;&lt;/li&gt;</text:p>
      <text:p text:style-name="P27">&lt;li class="active"&gt;&lt;a href="#"&gt;2&lt;/a&gt;&lt;/li&gt;</text:p>
      <text:p text:style-name="P27">&lt;/ul&gt;</text:p>
      <text:p text:style-name="P27">class active shows the user that in which page he is.</text:p>
      <text:p text:style-name="P27">Class disabled is used when a particular page is having problem and you cant open it</text:p>
      <text:p text:style-name="P27"><text:soft-page-break/>and we can set the size of the pagination by &lt;ul class="pagination pagination-lg"&gt;</text:p>
      <text:p text:style-name="P27">pagination-smand pagination-md</text:p>
      <text:p text:style-name="P27"/>
      <text:p text:style-name="P29">Pager :</text:p>
      <text:p text:style-name="P27">pager is also a form of pagination which provides u next and previous pages buttons</text:p>
      <text:p text:style-name="P27">by using .pager class in &lt;ul&gt; we can provide next and previous</text:p>
      <text:p text:style-name="P27">&lt;ul class="pager"&gt;</text:p>
      <text:p text:style-name="P27">&lt;li&gt;&lt;a href="#"&gt;Previous&lt;/a&gt;&lt;/li&gt;</text:p>
      <text:p text:style-name="P27">&lt;li&gt;&lt;a href="#"Next&lt;/a&gt;&lt;/li&gt;</text:p>
      <text:p text:style-name="P27">&lt;/ul&gt;</text:p>
      <text:p text:style-name="P27">.previous and .next classes are used in &lt;li&gt; to allign each button to the sides of the page.</text:p>
      <text:p text:style-name="P27"><text:span text:style-name="T3">List Group:</text:span> to create the list group use .list-group class in &lt;ul&gt;(unordered list)</text:p>
      <text:p text:style-name="P27">and for list items use .list-group-item in &lt;li&gt; </text:p>
      <text:p text:style-name="P27">&lt;ul class="list-group"&gt;</text:p>
      <text:p text:style-name="P27">&lt;li class="list-group-item"&gt;first&lt;/li&gt;</text:p>
      <text:p text:style-name="P27">&lt;li class="list-group-item"&gt;second&lt;/li&gt;</text:p>
      <text:p text:style-name="P27">&lt;/ul&gt;</text:p>
      <text:p text:style-name="P27"><text:s/>we can add badges in list group items</text:p>
      <text:p text:style-name="P27">&lt;li class="list-group-item"&gt;New&lt;span class="badge"&gt;5&lt;/span&gt;&lt;/li&gt;</text:p>
      <text:p text:style-name="P29">List group with linked items:</text:p>
      <text:p text:style-name="P27">&lt;div class= "list-group"&gt;</text:p>
      <text:p text:style-name="P27">&lt;a class="list-group-item" href="#"&gt;new&lt;/a&gt;</text:p>
      <text:p text:style-name="P27">&lt;a class="list-group-item" href="#"&gt;comments&lt;/a&gt;</text:p>
      <text:p text:style-name="P27">&lt;/div&gt;</text:p>
      <text:p text:style-name="P27">Note : we can use active and disabled on list group items by(list-group-item active)</text:p>
      <text:p text:style-name="P27">we can add contextual classes for coloured list items by (list-group-item list-group-item-success)</text:p>
      <text:p text:style-name="P29">heading and text :</text:p>
      <text:p text:style-name="P27">boot strap provides list-group-item-heading and list-group-item-text for providing heading and text with in the list-group-item</text:p>
      <text:p text:style-name="P27">&lt;a class="list-group-item"&gt;</text:p>
      <text:p text:style-name="P27">&lt;h2 class="list-group-item-heading"&gt;&lt;/h2&gt;</text:p>
      <text:p text:style-name="P27">&lt;p class="list-group-item-text"&gt;&lt;/p&gt;</text:p>
      <text:p text:style-name="P27"><text:soft-page-break/>&lt;/a&gt;</text:p>
      <text:p text:style-name="P27"/>
      <text:p text:style-name="P29">DropDown:<text:span text:style-name="T106"> in <text:s/>order to create a dropdown menu using boot strap we have to use the following classes dropdown, dropdown-toggle, dropdown-menu and data-toggle="dropdown"</text:span></text:p>
      <text:p text:style-name="P27">eg:</text:p>
      <text:p text:style-name="P27">&lt;div class="dropdown"&gt;</text:p>
      <text:p text:style-name="P27">&lt;button class="dropdown-toggle" data-toggle="dropdown"&gt;&lt;span class="caret"&gt;&lt;/span&gt;&lt;/button&gt;</text:p>
      <text:p text:style-name="P27">&lt;ul class="dropdown-menu"&gt;</text:p>
      <text:p text:style-name="P27">&lt;li&gt;</text:p>
      <text:p text:style-name="P27">&lt;/li&gt;</text:p>
      <text:p text:style-name="P27">&lt;li class="divider"&gt;&lt;/li&gt;</text:p>
      <text:p text:style-name="P27">&lt;/ul&gt;</text:p>
      <text:p text:style-name="P27">&lt;/div&gt;</text:p>
      <text:p text:style-name="P27">we can use button or link element for datatoggle. Here dropdown-menu creates the body of the drop down menu.</text:p>
      <text:p text:style-name="P27"><text:span text:style-name="T3">Divider</text:span> class seperates the drop down menu elements .</text:p>
      <text:p text:style-name="P27"><text:span text:style-name="T3">Dropdown-header</text:span> : this class is used to categorize the drop down items </text:p>
      <text:p text:style-name="P27">eg:</text:p>
      <text:p text:style-name="P27"><text:s/>&lt;div class="dropdown"&gt;</text:p>
      <text:p text:style-name="P27"><text:s text:c="4"/>&lt;button class="btn btn-default dropdown-toggle" type="button" data-toggle="dropdown"&gt;Tutorials</text:p>
      <text:p text:style-name="P27"><text:s text:c="4"/>&lt;span class="caret"&gt;&lt;/span&gt;&lt;/button&gt;</text:p>
      <text:p text:style-name="P27"><text:s text:c="4"/>&lt;ul class="dropdown-menu dropdown-menu-right"&gt;</text:p>
      <text:p text:style-name="P27"><text:s text:c="6"/>&lt;li class="dropdown-header"&gt;Dropdown header 1&lt;/li&gt;</text:p>
      <text:p text:style-name="P27"><text:s text:c="6"/>&lt;li&gt;&lt;a href="#"&gt;HTML&lt;/a&gt;&lt;/li&gt;</text:p>
      <text:p text:style-name="P27"><text:s text:c="6"/>&lt;li&gt;&lt;a href="#"&gt;CSS&lt;/a&gt;&lt;/li&gt;</text:p>
      <text:p text:style-name="P27"><text:s text:c="6"/>&lt;li&gt;&lt;a href="#"&gt;JavaScript&lt;/a&gt;&lt;/li&gt;</text:p>
      <text:p text:style-name="P27"><text:s text:c="6"/>&lt;li class="divider"&gt;&lt;/li&gt;</text:p>
      <text:p text:style-name="P27"><text:s text:c="6"/>&lt;li class="dropdown-header"&gt;Dropdown header 2&lt;/li&gt;</text:p>
      <text:p text:style-name="P27"><text:s text:c="6"/>&lt;li&gt;&lt;a href="#"&gt;About Us&lt;/a&gt;&lt;/li&gt;</text:p>
      <text:p text:style-name="P27"><text:s text:c="4"/>&lt;/ul&gt;</text:p>
      <text:p text:style-name="P27"><text:s text:c="2"/>&lt;/div&gt;</text:p>
      <text:p text:style-name="P27"><text:soft-page-break/><text:span text:style-name="T3">disabled:</text:span> this class is used to disable the item in the drop down menu.</text:p>
      <text:p text:style-name="P27">Dropdown menu position can be changed by using class <text:span text:style-name="T3">dropdown-menu-right</text:span></text:p>
      <text:p text:style-name="P27"><text:span text:style-name="T3">dropup:</text:span> busing this class for division we can </text:p>
      <text:p text:style-name="P27"/>
      <text:p text:style-name="P29">Menu :</text:p>
      <text:p text:style-name="P27">to create horizontal menu use class list-inline for unordered list(UL)</text:p>
      <text:p text:style-name="P27">eg: &lt;ul class="list-inline"&gt;</text:p>
      <text:p text:style-name="P27">&lt;li&gt;Home&lt;/li&gt;</text:p>
      <text:p text:style-name="P27">&lt;li&gt;About&lt;/li&gt;</text:p>
      <text:p text:style-name="P27">&lt;/ul&gt;</text:p>
      <text:p text:style-name="P27"/>
      <text:p text:style-name="P27"><text:span text:style-name="T3">Tabs </text:span><text:s/>: <text:s/>for creating tabs using boot strap use class <text:span text:style-name="T72">nav nav-tabs.</text:span></text:p>
      <text:p text:style-name="P27"><text:span text:style-name="T76">&lt;</text:span><text:span text:style-name="T66">ul</text:span> <text:span text:style-name="T79">class=</text:span><text:span text:style-name="T68">"nav nav-tabs"</text:span><text:span text:style-name="T76">&gt;</text:span><text:line-break/>  <text:span text:style-name="T76">&lt;</text:span><text:span text:style-name="T66">li</text:span> <text:span text:style-name="T79">class=</text:span><text:span text:style-name="T68">"active"</text:span><text:span text:style-name="T76">&gt;&lt;</text:span><text:span text:style-name="T66">a</text:span> <text:span text:style-name="T79">href=</text:span><text:span text:style-name="T68">"#"</text:span><text:span text:style-name="T76">&gt;</text:span><text:span text:style-name="T96">Home</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1</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2</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3</text:span><text:span text:style-name="T76">&lt;</text:span><text:span text:style-name="T66">/a</text:span><text:span text:style-name="T76">&gt;&lt;</text:span><text:span text:style-name="T66">/li</text:span><text:span text:style-name="T76">&gt;</text:span><text:line-break/><text:span text:style-name="T76">&lt;</text:span><text:span text:style-name="T66">/ul</text:span><text:span text:style-name="T76">&gt;</text:span> </text:p>
      <text:p text:style-name="P27"><text:span text:style-name="T3">Pills :</text:span> we can create as pills by using class nav nav-pills</text:p>
      <text:p text:style-name="P27"><text:span text:style-name="T76">&lt;</text:span><text:span text:style-name="T66">ul</text:span> <text:span text:style-name="T79">class=</text:span><text:span text:style-name="T68">"nav nav-pills"</text:span><text:span text:style-name="T76">&gt;</text:span><text:line-break/>  <text:span text:style-name="T76">&lt;</text:span><text:span text:style-name="T66">li</text:span> <text:span text:style-name="T79">class=</text:span><text:span text:style-name="T68">"active"</text:span><text:span text:style-name="T76">&gt;&lt;</text:span><text:span text:style-name="T66">a</text:span> <text:span text:style-name="T79">href=</text:span><text:span text:style-name="T68">"#"</text:span><text:span text:style-name="T76">&gt;</text:span><text:span text:style-name="T96">Home</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1</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2</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href=</text:span><text:span text:style-name="T68">"#"</text:span><text:span text:style-name="T76">&gt;</text:span><text:span text:style-name="T96">Menu 3</text:span><text:span text:style-name="T76">&lt;</text:span><text:span text:style-name="T66">/a</text:span><text:span text:style-name="T76">&gt;&lt;</text:span><text:span text:style-name="T66">/li</text:span><text:span text:style-name="T76">&gt;</text:span><text:line-break/><text:span text:style-name="T76">&lt;</text:span><text:span text:style-name="T66">/ul</text:span><text:span text:style-name="T76">&gt;</text:span> </text:p>
      <text:p text:style-name="P27">pills show as buttons in line</text:p>
      <text:p text:style-name="P27">for getting pills vertically use class <text:span text:style-name="T3">nav-stacked</text:span>(class="nav nav-pills nav-stacked")</text:p>
      <text:p text:style-name="P27">to center/justify the tabs or pills use<text:span text:style-name="T3"> nav-justified </text:span>class </text:p>
      <text:p text:style-name="P29">Dynamic ToggleTabs:</text:p>
      <text:p text:style-name="P27">to create dynamic toggling tabs use attribute data-toggle="tab"</text:p>
      <text:p text:style-name="P27"/>
      <text:p text:style-name="P27"><text:span text:style-name="T76">&lt;</text:span><text:span text:style-name="T66">ul</text:span> <text:span text:style-name="T79">class=</text:span><text:span text:style-name="T68">"nav nav-tabs"</text:span><text:span text:style-name="T76">&gt;</text:span><text:line-break/>  <text:span text:style-name="T76">&lt;</text:span><text:span text:style-name="T66">li</text:span> <text:span text:style-name="T79">class=</text:span><text:span text:style-name="T68">"active"</text:span><text:span text:style-name="T76">&gt;&lt;</text:span><text:span text:style-name="T66">a</text:span> <text:span text:style-name="T79">data-toggle=</text:span><text:span text:style-name="T68">"tab"</text:span> <text:span text:style-name="T79">href=</text:span><text:span text:style-name="T68">"#home"</text:span><text:span text:style-name="T76">&gt;</text:span><text:span text:style-name="T96">Home</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data-toggle=</text:span><text:span text:style-name="T68">"tab"</text:span> <text:span text:style-name="T79">href=</text:span><text:span text:style-name="T68">"#menu1"</text:span><text:span text:style-name="T76">&gt;</text:span><text:span text:style-name="T96">Menu 1</text:span><text:span text:style-name="T76">&lt;</text:span><text:span text:style-name="T66">/a</text:span><text:span text:style-name="T76">&gt;&lt;</text:span><text:span text:style-name="T66">/li</text:span><text:span text:style-name="T76">&gt;</text:span><text:line-break/>  <text:span text:style-name="T76">&lt;</text:span><text:span text:style-name="T66">li</text:span><text:span text:style-name="T76">&gt;&lt;</text:span><text:span text:style-name="T66">a</text:span> <text:span text:style-name="T79">data-toggle=</text:span><text:span text:style-name="T68">"tab"</text:span> <text:span text:style-name="T79">href=</text:span><text:span text:style-name="T68">"#menu2"</text:span><text:span text:style-name="T76">&gt;</text:span><text:span text:style-name="T96">Menu 2</text:span><text:span text:style-name="T76">&lt;</text:span><text:span text:style-name="T66">/a</text:span><text:span text:style-name="T76">&gt;&lt;</text:span><text:span text:style-name="T66">/li</text:span><text:span text:style-name="T76">&gt;</text:span><text:line-break/><text:span text:style-name="T76">&lt;</text:span><text:span text:style-name="T66">/ul</text:span><text:span text:style-name="T76">&gt;</text:span><text:line-break/><text:line-break/><text:soft-page-break/><text:span text:style-name="T76">&lt;</text:span><text:span text:style-name="T66">div</text:span> <text:span text:style-name="T79">class=</text:span><text:span text:style-name="T68">"tab-content"</text:span><text:span text:style-name="T76">&gt;</text:span><text:line-break/>  <text:span text:style-name="T76">&lt;</text:span><text:span text:style-name="T66">div</text:span> <text:span text:style-name="T79">id=</text:span><text:span text:style-name="T68">"home"</text:span> <text:span text:style-name="T79">class=</text:span><text:span text:style-name="T68">"tab-pane fade in active"</text:span><text:span text:style-name="T76">&gt;</text:span><text:line-break/>    <text:span text:style-name="T76">&lt;</text:span><text:span text:style-name="T66">h3</text:span><text:span text:style-name="T76">&gt;</text:span><text:span text:style-name="T96">HOME</text:span><text:span text:style-name="T76">&lt;</text:span><text:span text:style-name="T66">/h3</text:span><text:span text:style-name="T76">&gt;</text:span><text:line-break/>    <text:span text:style-name="T76">&lt;</text:span><text:span text:style-name="T66">p</text:span><text:span text:style-name="T76">&gt;</text:span><text:span text:style-name="T96">Some content.</text:span><text:span text:style-name="T76">&lt;</text:span><text:span text:style-name="T66">/p</text:span><text:span text:style-name="T76">&gt;</text:span><text:line-break/>  <text:span text:style-name="T76">&lt;</text:span><text:span text:style-name="T66">/div</text:span><text:span text:style-name="T76">&gt;</text:span><text:line-break/>  <text:span text:style-name="T76">&lt;</text:span><text:span text:style-name="T66">div</text:span> <text:span text:style-name="T79">id=</text:span><text:span text:style-name="T68">"menu1"</text:span> <text:span text:style-name="T79">class=</text:span><text:span text:style-name="T68">"tab-pane fade"</text:span><text:span text:style-name="T76">&gt;</text:span><text:line-break/>    <text:span text:style-name="T76">&lt;</text:span><text:span text:style-name="T66">h3</text:span><text:span text:style-name="T76">&gt;</text:span><text:span text:style-name="T96">Menu 1</text:span><text:span text:style-name="T76">&lt;</text:span><text:span text:style-name="T66">/h3</text:span><text:span text:style-name="T76">&gt;</text:span><text:line-break/>    <text:span text:style-name="T76">&lt;</text:span><text:span text:style-name="T66">p</text:span><text:span text:style-name="T76">&gt;</text:span><text:span text:style-name="T96">Some content in menu 1.</text:span><text:span text:style-name="T76">&lt;</text:span><text:span text:style-name="T66">/p</text:span><text:span text:style-name="T76">&gt;</text:span><text:line-break/>  <text:span text:style-name="T76">&lt;</text:span><text:span text:style-name="T66">/div</text:span><text:span text:style-name="T76">&gt;</text:span><text:line-break/>  <text:span text:style-name="T76">&lt;</text:span><text:span text:style-name="T66">div</text:span> <text:span text:style-name="T79">id=</text:span><text:span text:style-name="T68">"menu2"</text:span> <text:span text:style-name="T79">class=</text:span><text:span text:style-name="T68">"tab-pane fade"</text:span><text:span text:style-name="T76">&gt;</text:span><text:line-break/>    <text:span text:style-name="T76">&lt;</text:span><text:span text:style-name="T66">h3</text:span><text:span text:style-name="T76">&gt;</text:span><text:span text:style-name="T96">Menu 2</text:span><text:span text:style-name="T76">&lt;</text:span><text:span text:style-name="T66">/h3</text:span><text:span text:style-name="T76">&gt;</text:span><text:line-break/>    <text:span text:style-name="T76">&lt;</text:span><text:span text:style-name="T66">p</text:span><text:span text:style-name="T76">&gt;</text:span><text:span text:style-name="T96">Some content in menu 2.</text:span><text:span text:style-name="T76">&lt;</text:span><text:span text:style-name="T66">/p</text:span><text:span text:style-name="T76">&gt;</text:span><text:line-break/>  <text:span text:style-name="T76">&lt;</text:span><text:span text:style-name="T66">/div</text:span><text:span text:style-name="T76">&gt;</text:span><text:line-break/><text:span text:style-name="T76">&lt;</text:span><text:span text:style-name="T66">/div</text:span><text:span text:style-name="T76">&gt;</text:span> </text:p>
      <text:p text:style-name="P27"><text:span text:style-name="T3">Pannel :</text:span> pannel are used to create panels in html for creating pannels use class pannel </text:p>
      <text:p text:style-name="P27">and pannel-header , pannel-body, pannel-footer</text:p>
      <text:p text:style-name="P27">&lt;div class="pannel"&gt;</text:p>
      <text:p text:style-name="P27"><text:tab/>&lt;div class="pannel-header"&gt;&lt;/div&gt;</text:p>
      <text:p text:style-name="P27"><text:tab/>&lt;div class="pannel-body"&gt;&lt;/div&gt;</text:p>
      <text:p text:style-name="P27"><text:tab/>&lt;div class="pannel-footer"&gt;&lt;/div&gt;</text:p>
      <text:p text:style-name="P27">&lt;/div&gt;</text:p>
      <text:p text:style-name="P27"/>
      <text:p text:style-name="P27"><text:span text:style-name="T3">Nav bar :</text:span> <text:s/>navigation bar is a navigation header whch is created by using classes.</text:p>
      <text:p text:style-name="P27">Nav <text:span text:style-name="T72">navbar-default, <text:s/>navbar-header, navbar-brand, navbar-nav.</text:span></text:p>
      <text:p text:style-name="P27">&lt;div class="nav navbar-default"&gt;</text:p>
      <text:p text:style-name="P27">&lt;div class="navbar-header"&gt;</text:p>
      <text:p text:style-name="P27">&lt;a class="navbar-brand" href=""&gt;&lt;/a&gt;</text:p>
      <text:p text:style-name="P27">&lt;/div&gt;</text:p>
      <text:p text:style-name="P27">&lt;ul&gt;</text:p>
      <text:p text:style-name="P27">&lt;li class="navbar-nav"&gt;&lt;/li&gt;</text:p>
      <text:p text:style-name="P27">&lt;/ul&gt;</text:p>
      <text:p text:style-name="P27">&lt;/div&gt;</text:p>
      <text:p text:style-name="P27"/>
      <text:p text:style-name="P27"/>
      <text:p text:style-name="P27">nav bar can be fixed at the top or bottom of the page. By using class navbar-top or navbar-bottom.</text:p>
      <text:p text:style-name="P27"><text:soft-page-break/></text:p>
      <text:p text:style-name="P27"><text:span text:style-name="T3">Form :</text:span> boot strap provides types of form layouts.</text:p>
      <text:p text:style-name="P27">Form-control can be used on select , input, textarea elements which will apply some stylings <text:s/>with width 100%.</text:p>
      <text:p text:style-name="P27">always use role form in form element for improving accessibility.</text:p>
      <text:p text:style-name="P27">Form-group class can be used on div for keeping the label and text element to keep together.</text:p>
      <text:p text:style-name="P27"><text:span text:style-name="T76">&lt;</text:span><text:span text:style-name="T66">form</text:span> <text:span text:style-name="T79">role=</text:span><text:span text:style-name="T68">"form"</text:span><text:span text:style-name="T76">&gt;</text:span><text:line-break/>  <text:span text:style-name="T76">&lt;</text:span><text:span text:style-name="T66">div</text:span> <text:span text:style-name="T79">class=</text:span><text:span text:style-name="T68">"form-group"</text:span><text:span text:style-name="T76">&gt;</text:span><text:line-break/>    <text:span text:style-name="T76">&lt;</text:span><text:span text:style-name="T66">label</text:span> <text:span text:style-name="T79">for=</text:span><text:span text:style-name="T68">"email"</text:span><text:span text:style-name="T76">&gt;</text:span><text:span text:style-name="T96">Email address:</text:span><text:span text:style-name="T76">&lt;</text:span><text:span text:style-name="T66">/label</text:span><text:span text:style-name="T76">&gt;</text:span><text:line-break/>    <text:span text:style-name="T76">&lt;</text:span><text:span text:style-name="T66">input</text:span> <text:span text:style-name="T79">type=</text:span><text:span text:style-name="T68">"email"</text:span> <text:span text:style-name="T79">class=</text:span><text:span text:style-name="T68">"form-control"</text:span> <text:span text:style-name="T79">id=</text:span><text:span text:style-name="T68">"email"</text:span><text:span text:style-name="T76">&gt;</text:span><text:line-break/>  <text:span text:style-name="T76">&lt;</text:span><text:span text:style-name="T66">/div</text:span><text:span text:style-name="T76">&gt;</text:span> </text:p>
      <text:p text:style-name="P27">&lt;/form&gt;</text:p>
      <text:p text:style-name="P27">to show the form group div in single line use class form-inline</text:p>
      <text:p text:style-name="P27">&lt;form class=form-inline role= form&gt;&lt;/form&gt;</text:p>
      <text:p text:style-name="P27">for horizontal arrangement in form group use class form-horizontal</text:p>
      <text:p text:style-name="P27">&lt;form class= "form-horizontal"/&gt;</text:p>
      <text:p text:style-name="P27">and for labels use class control-label</text:p>
      <text:p text:style-name="P27"/>
      <text:p text:style-name="P29">Form-inputs:</text:p>
      <text:p text:style-name="P27">bootstrap supports following html elements as form-controls </text:p>
      <text:p text:style-name="P23"><text:tab/>input</text:p>
      <text:list xml:id="list2214055675536112511" text:style-name="L6">
        <text:list-item>
          <text:p text:style-name="P106">textarea</text:p>
        </text:list-item>
        <text:list-item>
          <text:p text:style-name="P106">checkbox</text:p>
        </text:list-item>
        <text:list-item>
          <text:p text:style-name="P106">radio</text:p>
        </text:list-item>
        <text:list-item>
          <text:p text:style-name="P106">select</text:p>
        </text:list-item>
      </text:list>
      <text:p text:style-name="P100">in order to display the check boxes in inline. Use class "checkbox-inline"</text:p>
      <text:p text:style-name="P100"><text:span text:style-name="T76">&lt;</text:span><text:span text:style-name="T66">label</text:span><text:span text:style-name="T97"> </text:span><text:span text:style-name="T79">class=</text:span><text:span text:style-name="T68">"checkbox-inline"</text:span><text:span text:style-name="T76">&gt;&lt;</text:span><text:span text:style-name="T66">input</text:span><text:span text:style-name="T97"> </text:span><text:span text:style-name="T79">type=</text:span><text:span text:style-name="T68">"checkbox"</text:span><text:span text:style-name="T97"> </text:span><text:span text:style-name="T79">value=</text:span><text:span text:style-name="T68">""</text:span><text:span text:style-name="T76">&gt;</text:span><text:span text:style-name="T98">Option 1</text:span><text:span text:style-name="T76">&lt;</text:span><text:span text:style-name="T66">/label</text:span><text:span text:style-name="T76">&gt;</text:span><text:line-break/><text:span text:style-name="T76">&lt;</text:span><text:span text:style-name="T66">label</text:span><text:span text:style-name="T97"> </text:span><text:span text:style-name="T79">class=</text:span><text:span text:style-name="T68">"checkbox-inline"</text:span><text:span text:style-name="T76">&gt;&lt;</text:span><text:span text:style-name="T66">input</text:span><text:span text:style-name="T97"> </text:span><text:span text:style-name="T79">type=</text:span><text:span text:style-name="T68">"checkbox"</text:span><text:span text:style-name="T97"> </text:span><text:span text:style-name="T79">value=</text:span><text:span text:style-name="T68">""</text:span><text:span text:style-name="T76">&gt;</text:span><text:span text:style-name="T98">Option 2</text:span><text:span text:style-name="T76">&lt;</text:span><text:span text:style-name="T66">/label</text:span><text:span text:style-name="T76">&gt;</text:span><text:line-break/><text:span text:style-name="T76">&lt;</text:span><text:span text:style-name="T66">label</text:span><text:span text:style-name="T97"> </text:span><text:span text:style-name="T79">class=</text:span><text:span text:style-name="T68">"checkbox-inline"</text:span><text:span text:style-name="T76">&gt;&lt;</text:span><text:span text:style-name="T66">input</text:span><text:span text:style-name="T97"> </text:span><text:span text:style-name="T79">type=</text:span><text:span text:style-name="T68">"checkbox"</text:span><text:span text:style-name="T97"> </text:span><text:span text:style-name="T79">value=</text:span><text:span text:style-name="T68">""</text:span><text:span text:style-name="T76">&gt;</text:span><text:span text:style-name="T98">Option 3</text:span><text:span text:style-name="T76">&lt;</text:span><text:span text:style-name="T66">/label</text:span><text:span text:style-name="T76">&gt;</text:span> </text:p>
      <text:p text:style-name="P27"/>
      <text:p text:style-name="P27"/>
      <text:p text:style-name="P27"/>
      <text:p text:style-name="P27">for radio buttons use radio-inline class</text:p>
      <text:p text:style-name="P27"><text:soft-page-break/><text:span text:style-name="T76">&lt;</text:span><text:span text:style-name="T66">label</text:span> <text:span text:style-name="T79">class=</text:span><text:span text:style-name="T68">"radio-inline"</text:span><text:span text:style-name="T76">&gt;&lt;</text:span><text:span text:style-name="T66">input</text:span> <text:span text:style-name="T79">type=</text:span><text:span text:style-name="T68">"radio"</text:span> <text:span text:style-name="T79">value=</text:span><text:span text:style-name="T68">""</text:span><text:span text:style-name="T76">&gt;</text:span><text:span text:style-name="T96">Option 1</text:span><text:span text:style-name="T76">&lt;</text:span><text:span text:style-name="T66">/label</text:span><text:span text:style-name="T76">&gt;</text:span><text:line-break/><text:span text:style-name="T76">&lt;</text:span><text:span text:style-name="T66">label</text:span> <text:span text:style-name="T79">class=</text:span><text:span text:style-name="T68">"radio-inline"</text:span><text:span text:style-name="T76">&gt;&lt;</text:span><text:span text:style-name="T66">input</text:span> <text:span text:style-name="T79">type=</text:span><text:span text:style-name="T68">"radio"</text:span> <text:span text:style-name="T79">value=</text:span><text:span text:style-name="T68">""</text:span><text:span text:style-name="T76">&gt;</text:span><text:span text:style-name="T96">Option 2</text:span><text:span text:style-name="T76">&lt;</text:span><text:span text:style-name="T66">/label</text:span><text:span text:style-name="T76">&gt;</text:span><text:line-break/><text:span text:style-name="T76">&lt;</text:span><text:span text:style-name="T66">label</text:span> <text:span text:style-name="T79">class=</text:span><text:span text:style-name="T68">"radio-inline"</text:span><text:span text:style-name="T76">&gt;&lt;</text:span><text:span text:style-name="T66">input</text:span> <text:span text:style-name="T79">type=</text:span><text:span text:style-name="T68">"radio"</text:span> <text:span text:style-name="T79">value=</text:span><text:span text:style-name="T68">""</text:span><text:span text:style-name="T76">&gt;</text:span><text:span text:style-name="T96">Option 3</text:span><text:span text:style-name="T76">&lt;</text:span><text:span text:style-name="T66">/label</text:span><text:span text:style-name="T76">&gt;</text:span> </text:p>
      <text:p text:style-name="P27">for select we can use form-group on div as below.</text:p>
      <text:p text:style-name="P27"><text:span text:style-name="T76">&lt;</text:span><text:span text:style-name="T66">div</text:span> <text:span text:style-name="T79">class=</text:span><text:span text:style-name="T68">"form-group"</text:span><text:span text:style-name="T76">&gt;</text:span><text:line-break/>  <text:span text:style-name="T76">&lt;</text:span><text:span text:style-name="T66">label</text:span> <text:span text:style-name="T79">for=</text:span><text:span text:style-name="T68">"sel1"</text:span><text:span text:style-name="T76">&gt;</text:span><text:span text:style-name="T96">Select list:</text:span><text:span text:style-name="T76">&lt;</text:span><text:span text:style-name="T66">/label</text:span><text:span text:style-name="T76">&gt; </text:span><text:line-break/>  <text:span text:style-name="T76">&lt;</text:span><text:span text:style-name="T66">select</text:span> <text:span text:style-name="T79">class=</text:span><text:span text:style-name="T68">"form-control"</text:span> <text:span text:style-name="T79">id=</text:span><text:span text:style-name="T68">"sel1"</text:span><text:span text:style-name="T76">&gt;</text:span><text:line-break/>    <text:span text:style-name="T76">&lt;</text:span><text:span text:style-name="T66">option</text:span><text:span text:style-name="T76">&gt;</text:span><text:span text:style-name="T96">1</text:span><text:span text:style-name="T76">&lt;</text:span><text:span text:style-name="T66">/option</text:span><text:span text:style-name="T76">&gt;</text:span><text:line-break/>    <text:span text:style-name="T76">&lt;</text:span><text:span text:style-name="T66">option</text:span><text:span text:style-name="T76">&gt;</text:span><text:span text:style-name="T96">2</text:span><text:span text:style-name="T76">&lt;</text:span><text:span text:style-name="T66">/option</text:span><text:span text:style-name="T76">&gt;</text:span><text:line-break/>    <text:span text:style-name="T76">&lt;</text:span><text:span text:style-name="T66">option</text:span><text:span text:style-name="T76">&gt;</text:span><text:span text:style-name="T96">3</text:span><text:span text:style-name="T76">&lt;</text:span><text:span text:style-name="T66">/option</text:span><text:span text:style-name="T76">&gt;</text:span><text:line-break/>    <text:span text:style-name="T76">&lt;</text:span><text:span text:style-name="T66">option</text:span><text:span text:style-name="T76">&gt;</text:span><text:span text:style-name="T96">4</text:span><text:span text:style-name="T76">&lt;</text:span><text:span text:style-name="T66">/option</text:span><text:span text:style-name="T76">&gt;</text:span><text:line-break/>  <text:span text:style-name="T76">&lt;</text:span><text:span text:style-name="T66">/select</text:span><text:span text:style-name="T76">&gt;</text:span><text:line-break/><text:span text:style-name="T76">&lt;</text:span><text:span text:style-name="T66">/div</text:span><text:span text:style-name="T76">&gt;</text:span> </text:p>
      <text:p text:style-name="P29"><text:s/>Form static control :</text:p>
      <text:p text:style-name="P27">to use plain text next to the label form within the horizontal form use "form-control-static" class</text:p>
      <text:p text:style-name="P27">&lt;form class="form-horizontal" role = "form"&gt;</text:p>
      <text:p text:style-name="P27">&lt;div class="form-group"&gt;</text:p>
      <text:p text:style-name="P27">&lt;label class="control-label"&gt;&lt;/label&gt;</text:p>
      <text:p text:style-name="P27">&lt;div class="col-sm-10"&gt;&lt;p class="form-control-static"&gt;"some text"&lt;/p&gt;&lt;/div&gt;</text:p>
      <text:p text:style-name="P27">&lt;/div&gt;</text:p>
      <text:p text:style-name="P27">&lt;/form&gt;</text:p>
      <text:p text:style-name="P29"/>
      <text:p text:style-name="P29">Bootstrap form control states:</text:p>
      <text:p text:style-name="P27"><text:span text:style-name="Strong_20_Emphasis"><text:span text:style-name="T93">INPUT FOCUS</text:span></text:span><text:span text:style-name="T94"> - The outline of the input is removed and a box-shadow is applied on focus</text:span></text:p>
      <text:list xml:id="list2532011425963393498" text:style-name="L7">
        <text:list-item>
          <text:p text:style-name="P110"><text:span text:style-name="Strong_20_Emphasis"><text:span text:style-name="T15">DISABLED INPUTS</text:span></text:span><text:span text:style-name="T16"> - Add a </text:span><text:span text:style-name="Source_20_Text"><text:span text:style-name="T64">disabled</text:span></text:span><text:span text:style-name="T16"> attribute to disable an input field</text:span></text:p>
        </text:list-item>
        <text:list-item>
          <text:p text:style-name="P110"><text:span text:style-name="Strong_20_Emphasis"><text:span text:style-name="T15">DISABLED FIELDSETS</text:span></text:span><text:span text:style-name="T16"> - Add a </text:span><text:span text:style-name="Source_20_Text"><text:span text:style-name="T64">disabled</text:span></text:span><text:span text:style-name="T16"> attribute to a fieldset to disable all controls within</text:span></text:p>
        </text:list-item>
        <text:list-item>
          <text:p text:style-name="P110"><text:span text:style-name="Strong_20_Emphasis"><text:span text:style-name="T15">READONLY INPUTS</text:span></text:span><text:span text:style-name="T16"> - Add a </text:span><text:span text:style-name="Source_20_Text"><text:span text:style-name="T64">readonly</text:span></text:span><text:span text:style-name="T16"> attribute to an input to prevent user input</text:span></text:p>
        </text:list-item>
        <text:list-item>
          <text:p text:style-name="P110"><text:span text:style-name="Strong_20_Emphasis"><text:span text:style-name="T15">VALIDATION STATES</text:span></text:span><text:span text:style-name="T16"> - Bootstrap includes validation styles for error, warning, and success messages. To use, add </text:span><text:span text:style-name="Source_20_Text"><text:span text:style-name="T64">.has-warning</text:span></text:span><text:span text:style-name="T16">, </text:span><text:span text:style-name="Source_20_Text"><text:span text:style-name="T64">.has-error</text:span></text:span><text:span text:style-name="T16">, or </text:span><text:span text:style-name="Source_20_Text"><text:span text:style-name="T64">.has-success</text:span></text:span><text:span text:style-name="T16"> to the parent element</text:span></text:p>
        </text:list-item>
        <text:list-item>
          <text:p text:style-name="P110"><text:span text:style-name="Strong_20_Emphasis"><text:span text:style-name="T15">ICONS</text:span></text:span><text:span text:style-name="T16"> - You can add feedback icons with the </text:span><text:span text:style-name="Source_20_Text"><text:span text:style-name="T64">.has-feedback</text:span></text:span><text:span text:style-name="T16"> class and an icon</text:span></text:p>
        </text:list-item>
        <text:list-item>
          <text:p text:style-name="P110"><text:span text:style-name="Strong_20_Emphasis"><text:span text:style-name="T15">HIDDEN LABELS</text:span></text:span><text:span text:style-name="T16"> - Add a </text:span><text:span text:style-name="Source_20_Text"><text:span text:style-name="T64">.sr-only</text:span></text:span><text:span text:style-name="T16"> class on non-visible labels</text:span></text:p>
        </text:list-item>
      </text:list>
      <text:p text:style-name="P27"/>
      <text:p text:style-name="P27"><text:span text:style-name="T3">Image slides:</text:span> for creating image slider in boot strap we have to use few classes they are "carousel slide" , "carousel inner"(for wrapping the images) and for image items <text:soft-page-break/>use class "carousel-item"</text:p>
      <text:p text:style-name="P27">&lt;div class="carousel slide" dataride="carousel"&gt; </text:p>
      <text:p text:style-name="P27"><text:span text:style-name="T88">&lt;!-- Indicators --&gt;</text:span><text:line-break/>  <text:span text:style-name="T76">&lt;</text:span><text:span text:style-name="T66">ol</text:span> <text:span text:style-name="T79">class=</text:span><text:span text:style-name="T68">"carousel-indicators"</text:span><text:span text:style-name="T76">&gt;</text:span><text:line-break/>    <text:span text:style-name="T76">&lt;</text:span><text:span text:style-name="T66">li</text:span> <text:span text:style-name="T79">data-target=</text:span><text:span text:style-name="T68">"#myCarousel"</text:span> <text:span text:style-name="T79">data-slide-to=</text:span><text:span text:style-name="T68">"0"</text:span> <text:span text:style-name="T79">class=</text:span><text:span text:style-name="T68">"active"</text:span><text:span text:style-name="T76">&gt;&lt;</text:span><text:span text:style-name="T66">/li</text:span><text:span text:style-name="T76">&gt;</text:span><text:line-break/>    <text:span text:style-name="T76">&lt;</text:span><text:span text:style-name="T66">li</text:span> <text:span text:style-name="T79">data-target=</text:span><text:span text:style-name="T68">"#myCarousel"</text:span> <text:span text:style-name="T79">data-slide-to=</text:span><text:span text:style-name="T68">"1"</text:span><text:span text:style-name="T76">&gt;&lt;</text:span><text:span text:style-name="T66">/li</text:span><text:span text:style-name="T76">&gt;</text:span><text:line-break/>    <text:span text:style-name="T76">&lt;</text:span><text:span text:style-name="T66">li</text:span> <text:span text:style-name="T79">data-target=</text:span><text:span text:style-name="T68">"#myCarousel"</text:span> <text:span text:style-name="T79">data-slide-to=</text:span><text:span text:style-name="T68">"2"</text:span><text:span text:style-name="T76">&gt;&lt;</text:span><text:span text:style-name="T66">/li</text:span><text:span text:style-name="T76">&gt;</text:span><text:line-break/>    <text:span text:style-name="T76">&lt;</text:span><text:span text:style-name="T66">li</text:span> <text:span text:style-name="T79">data-target=</text:span><text:span text:style-name="T68">"#myCarousel"</text:span> <text:span text:style-name="T79">data-slide-to=</text:span><text:span text:style-name="T68">"3"</text:span><text:span text:style-name="T76">&gt;&lt;</text:span><text:span text:style-name="T66">/li</text:span><text:span text:style-name="T76">&gt;</text:span><text:line-break/>  <text:span text:style-name="T76">&lt;</text:span><text:span text:style-name="T66">/ol</text:span><text:span text:style-name="T76">&gt;</text:span><text:line-break/><text:line-break/>  <text:span text:style-name="T88">&lt;!-- Wrapper for slides --&gt;</text:span><text:line-break/>  <text:span text:style-name="T76">&lt;</text:span><text:span text:style-name="T66">div</text:span> <text:span text:style-name="T79">class=</text:span><text:span text:style-name="T68">"carousel-inner"</text:span> <text:span text:style-name="T79">role=</text:span><text:span text:style-name="T68">"listbox"</text:span><text:span text:style-name="T76">&gt;</text:span><text:line-break/>    <text:span text:style-name="T76">&lt;</text:span><text:span text:style-name="T66">div</text:span> <text:span text:style-name="T79">class=</text:span><text:span text:style-name="T68">"item active"</text:span><text:span text:style-name="T76">&gt;</text:span><text:line-break/>      <text:span text:style-name="T76">&lt;</text:span><text:span text:style-name="T66">img</text:span> <text:span text:style-name="T79">src=</text:span><text:span text:style-name="T68">"img_chania.jpg"</text:span> <text:span text:style-name="T79">alt=</text:span><text:span text:style-name="T68">"Chania"</text:span><text:span text:style-name="T76">&gt;</text:span><text:line-break/>      <text:span text:style-name="T76">&lt;</text:span><text:span text:style-name="T66">div</text:span> <text:span text:style-name="T79">class=</text:span><text:span text:style-name="T68">"carousel-caption"</text:span><text:span text:style-name="T76">&gt;</text:span><text:line-break/>        <text:span text:style-name="T76">&lt;</text:span><text:span text:style-name="T66">h3</text:span><text:span text:style-name="T76">&gt;</text:span><text:span text:style-name="T96">Chania</text:span><text:span text:style-name="T76">&lt;</text:span><text:span text:style-name="T66">/h3</text:span><text:span text:style-name="T76">&gt;</text:span><text:line-break/>        <text:span text:style-name="T76">&lt;</text:span><text:span text:style-name="T66">p</text:span><text:span text:style-name="T76">&gt;</text:span><text:span text:style-name="T96">The atmosphere in Chania has a touch of Florence and Venice.</text:span><text:span text:style-name="T76">&lt;</text:span><text:span text:style-name="T66">/p</text:span><text:span text:style-name="T76">&gt;</text:span><text:line-break/>      <text:span text:style-name="T76">&lt;</text:span><text:span text:style-name="T66">/div</text:span><text:span text:style-name="T76">&gt;</text:span><text:line-break/>    <text:span text:style-name="T76">&lt;</text:span><text:span text:style-name="T66">/div</text:span><text:span text:style-name="T76">&gt;</text:span><text:line-break/><text:line-break/>    <text:span text:style-name="T76">&lt;</text:span><text:span text:style-name="T66">div</text:span> <text:span text:style-name="T79">class=</text:span><text:span text:style-name="T68">"item"</text:span><text:span text:style-name="T76">&gt;</text:span><text:line-break/>      <text:span text:style-name="T76">&lt;</text:span><text:span text:style-name="T66">img</text:span> <text:span text:style-name="T79">src=</text:span><text:span text:style-name="T68">"img_chania2.jpg"</text:span> <text:span text:style-name="T79">alt=</text:span><text:span text:style-name="T68">"Chania"</text:span><text:span text:style-name="T76">&gt;</text:span><text:line-break/>      <text:span text:style-name="T76">&lt;</text:span><text:span text:style-name="T66">div</text:span> <text:span text:style-name="T79">class=</text:span><text:span text:style-name="T68">"carousel-caption"</text:span><text:span text:style-name="T76">&gt;</text:span><text:line-break/>        <text:span text:style-name="T76">&lt;</text:span><text:span text:style-name="T66">h3</text:span><text:span text:style-name="T76">&gt;</text:span><text:span text:style-name="T96">Chania</text:span><text:span text:style-name="T76">&lt;</text:span><text:span text:style-name="T66">/h3</text:span><text:span text:style-name="T76">&gt;</text:span><text:line-break/>        <text:span text:style-name="T76">&lt;</text:span><text:span text:style-name="T66">p</text:span><text:span text:style-name="T76">&gt;</text:span><text:span text:style-name="T96">The atmosphere in Chania has a touch of Florence and Venice.</text:span><text:span text:style-name="T76">&lt;</text:span><text:span text:style-name="T66">/p</text:span><text:span text:style-name="T76">&gt;</text:span><text:line-break/>      <text:span text:style-name="T76">&lt;</text:span><text:span text:style-name="T66">/div</text:span><text:span text:style-name="T76">&gt;</text:span><text:line-break/>    <text:span text:style-name="T76">&lt;</text:span><text:span text:style-name="T66">/div</text:span><text:span text:style-name="T76">&gt;</text:span> </text:p>
      <text:p text:style-name="P27">&lt;/div&gt;</text:p>
      <text:p text:style-name="P27"><text:span text:style-name="T76">&lt;</text:span><text:span text:style-name="T66">a</text:span> <text:span text:style-name="T79">class=</text:span><text:span text:style-name="T68">"left carousel-control"</text:span> <text:span text:style-name="T79">href=</text:span><text:span text:style-name="T68">"#myCarousel"</text:span> <text:span text:style-name="T79">role=</text:span><text:span text:style-name="T68">"button"</text:span> <text:span text:style-name="T79">data-slide=</text:span><text:span text:style-name="T68">"prev"</text:span><text:span text:style-name="T76">&gt;</text:span><text:line-break/>    <text:span text:style-name="T76">&lt;</text:span><text:span text:style-name="T66">span</text:span> <text:span text:style-name="T79">class=</text:span><text:span text:style-name="T68">"glyphicon glyphicon-chevron-left"</text:span> <text:span text:style-name="T79">aria-hidden=</text:span><text:span text:style-name="T68">"true"</text:span><text:span text:style-name="T76">&gt;&lt;</text:span><text:span text:style-name="T66">/span</text:span><text:span text:style-name="T76">&gt;</text:span><text:line-break/>    <text:span text:style-name="T76">&lt;</text:span><text:span text:style-name="T66">span</text:span> <text:span text:style-name="T79">class=</text:span><text:span text:style-name="T68">"sr-only"</text:span><text:span text:style-name="T76">&gt;</text:span><text:span text:style-name="T96">Previous</text:span><text:span text:style-name="T76">&lt;</text:span><text:span text:style-name="T66">/span</text:span><text:span text:style-name="T76">&gt;</text:span><text:line-break/>  <text:span text:style-name="T76">&lt;</text:span><text:span text:style-name="T66">/a</text:span><text:span text:style-name="T76">&gt;</text:span><text:line-break/>  <text:span text:style-name="T76">&lt;</text:span><text:span text:style-name="T66">a</text:span> <text:span text:style-name="T79">class=</text:span><text:span text:style-name="T68">"right carousel-control"</text:span> <text:span text:style-name="T79">href=</text:span><text:span text:style-name="T68">"#myCarousel"</text:span> <text:span text:style-name="T79">role=</text:span><text:span text:style-name="T68">"button"</text:span> <text:span text:style-name="T79">data-slide=</text:span><text:span text:style-name="T68">"next"</text:span><text:span text:style-name="T76">&gt;</text:span><text:line-break/>    <text:span text:style-name="T76">&lt;</text:span><text:span text:style-name="T66">span</text:span> <text:span text:style-name="T79">class=</text:span><text:span text:style-name="T68">"glyphicon glyphicon-chevron-right"</text:span> <text:span text:style-name="T79">aria-hidden=</text:span><text:span text:style-name="T68">"true"</text:span><text:span text:style-name="T76">&gt;&lt;</text:span><text:span text:style-name="T66">/span</text:span><text:span text:style-name="T76">&gt;</text:span><text:line-break/>    <text:span text:style-name="T76">&lt;</text:span><text:span text:style-name="T66">span</text:span> <text:span text:style-name="T79">class=</text:span><text:span text:style-name="T68">"sr-only"</text:span><text:span text:style-name="T76">&gt;</text:span><text:span text:style-name="T96">Next</text:span><text:span text:style-name="T76">&lt;</text:span><text:span text:style-name="T66">/span</text:span><text:span text:style-name="T76">&gt;</text:span><text:line-break/>  <text:span text:style-name="T76">&lt;</text:span><text:span text:style-name="T66">/a</text:span><text:span text:style-name="T76">&gt;</text:span> </text:p>
      <text:p text:style-name="P27">&lt;/div&gt;</text:p>
      <text:p text:style-name="P27"/>
      <text:p text:style-name="P27"/>
      <text:p text:style-name="P27"><text:span text:style-name="T3">pop over plug in</text:span> is same as tool tip but we can add more content in popup plug in</text:p>
      <text:p text:style-name="P27"><text:soft-page-break/></text:p>
      <text:p text:style-name="P27">for creating pop over use attribute data-toogle="popover" and for tool tip use data-toggle="tooltip"</text:p>
      <text:p text:style-name="P27"><text:span text:style-name="T76">&lt;</text:span><text:span text:style-name="T66">a</text:span> <text:span text:style-name="T79">href=</text:span><text:span text:style-name="T68">"#"</text:span> <text:span text:style-name="T79">data-toggle=</text:span><text:span text:style-name="T68">"popover"</text:span> <text:span text:style-name="T79">title=</text:span><text:span text:style-name="T68">"Popover Header"</text:span> <text:span text:style-name="T79">data-content=</text:span><text:span text:style-name="T68">"Some content inside the popover"</text:span><text:span text:style-name="T76">&gt;</text:span><text:span text:style-name="T96">Toggle popover</text:span><text:span text:style-name="T76">&lt;</text:span><text:span text:style-name="T66">/a</text:span><text:span text:style-name="T76">&gt;</text:span> </text:p>
      <text:p text:style-name="P27">$('[data-toggle="popover"]').popover();</text:p>
      <text:p text:style-name="P27">$('[data-togle="tooltip"]').tooltip();</text:p>
      <text:p text:style-name="P27">for data placement use dataplacement attribute.</text:p>
      <text:p text:style-name="P27">Data-trigger is used to mention when the pop up should be shown.</text:p>
      <text:p text:style-name="P27">Here we can use data-trigger ="hover" ,data-trigger="focus" etc.</text:p>
      <text:p text:style-name="P27"/>
      <text:p text:style-name="P41"><text:span text:style-name="T31">Affix plugin:</text:span><text:span text:style-name="T30"> to make the nav bar static after scrolling the page upto some level then use affix plugin.<text:line-break/></text:span><text:span text:style-name="T48">&lt;</text:span><text:span text:style-name="T38">nav</text:span><text:span text:style-name="T25"> </text:span><text:span text:style-name="T50">class=</text:span><text:span text:style-name="T42">"navbar navbar-inverse"</text:span><text:span text:style-name="T25"> </text:span><text:span text:style-name="T50">data-spy=</text:span><text:span text:style-name="T42">"affix"</text:span><text:span text:style-name="T25"> </text:span><text:span text:style-name="T50">data-offset-top=</text:span><text:span text:style-name="T42">"197"</text:span><text:span text:style-name="T48">&gt;</text:span> </text:p>
      <text:p text:style-name="P27">to use affix use data-spy="affix" <text:s/>attribue in nav element . In the above statement data-offset-top means after scrolling 197px nav bar will become static.</text:p>
      <text:p text:style-name="P27"/>
      <text:p text:style-name="P27"><text:span text:style-name="T3">Grid layout:</text:span> grid layout should be used inside the container or container-fluid and inside the rows div. Based on the screen size we can set the type of the column like for phone xs, tablet sm, desktop md <text:s/>and large desktop lg</text:p>
      <text:p text:style-name="P27">&lt;div class="container-fluid"&gt;</text:p>
      <text:p text:style-name="P27">&lt;div class="row"&gt;</text:p>
      <text:p text:style-name="P27">&lt;div class="col-sm-6 col-md-3"&gt;&lt;/div&gt;</text:p>
      <text:p text:style-name="P27">&lt;div class="clearfix visible-md"&gt; &lt;/div&gt;</text:p>
      <text:p text:style-name="P27">&lt;div class="col-sm-6 col-md-9"&gt;&lt;/div&gt;</text:p>
      <text:p text:style-name="P27">&lt;/div&gt;</text:p>
      <text:p text:style-name="P27">&lt;/div&gt;</text:p>
      <text:p text:style-name="P27">this will change the column order based on the size of the view port.</text:p>
      <text:p text:style-name="P29">Clear float:</text:p>
      <text:p text:style-name="P27">this is used to prevent the wrapping of the columns on one another</text:p>
      <text:p text:style-name="P27">class="clearfix visible-md"</text:p>
      <text:p text:style-name="P27"/>
      <text:p text:style-name="P27"/>
      <text:p text:style-name="P27"><text:span text:style-name="T3">push and pull :</text:span> we can change the order of the column by using push and pull </text:p>
      <text:p text:style-name="P27">ex: &lt;div class="col-sm-6 col-sm-push-9"&gt;&lt;/div&gt;</text:p>
      <text:p text:style-name="P27"><text:soft-page-break/>&lt;div class="col-sm-6 col-sm-pull-3"&gt;&lt;/div&gt;</text:p>
      <text:p text:style-name="P27"/>
      <text:p text:style-name="P27">Note: for creating menus use class "nav nav-tabs" or "nav nav-pills" on unorderedlist html element&lt;ul&gt;.</text:p>
      <text:p text:style-name="P27">For creating nav bar at the top of the page use classes "navbar navbar-default" "navbar navbar-header", "navbar navbar-brand" on div element and use nav navbar-nav on ul element</text:p>
      <text:p text:style-name="P27"/>
      <text:p text:style-name="P27"/>
      <text:p text:style-name="P29">AJAX(asynchronus javascript and xml): <text:span text:style-name="T106">this is a programming language for exchanging the data ,and update the part of the existing data in the web page. With out reloading the whole page.</text:span></text:p>
      <text:p text:style-name="P27"/>
      <text:h text:style-name="P63" text:outline-level="2">How AJAX Works</text:h>
      <text:p text:style-name="P48"><draw:frame draw:style-name="fr1" draw:name="graphics4" text:anchor-type="as-char" svg:width="5.9272in" svg:height="3.3752in" draw:z-index="3"><draw:image xlink:href="http://www.w3schools.com/ajax/ajax.gif" xlink:type="simple" xlink:show="embed" xlink:actuate="onLoad"/><svg:title>AJAX</svg:title></draw:frame></text:p>
      <text:p text:style-name="P27"/>
      <text:p text:style-name="P27"/>
      <text:list xml:id="list8325245666211796073" text:style-name="L8">
        <text:list-item>
          <text:p text:style-name="P112">create the xml http request object to send the data from the browser to the server.</text:p>
        </text:list-item>
        <text:list-item>
          <text:p text:style-name="P112">From the service we will get the response.</text:p>
        </text:list-item>
        <text:list-item>
          <text:p text:style-name="P112">Update the part of the web page with that response data without reloading the whole page.</text:p>
          <text:p text:style-name="P112">Creating xml http request object</text:p>
          <text:p text:style-name="P112"><text:soft-page-break/>var xmlhttp = new XMLHttpRequest();</text:p>
        </text:list-item>
      </text:list>
      <text:p text:style-name="P27">for new versions of internet explorer we can use xmlhttp request and for older versions we can use ActiveXObject.</text:p>
      <text:p text:style-name="P44"><text:span text:style-name="T24">if (window.XMLHttpRequest)</text:span><text:line-break/><text:span text:style-name="T25">  </text:span><text:span text:style-name="T24">{// code for IE7+, Firefox, Chrome, Opera, Safari</text:span><text:line-break/><text:span text:style-name="T25">  </text:span><text:span text:style-name="T24">xmlhttp=new XMLHttpRequest();</text:span><text:line-break/><text:span text:style-name="T25">  </text:span><text:span text:style-name="T24">}</text:span><text:line-break/><text:span text:style-name="T24">else</text:span><text:line-break/><text:span text:style-name="T25">  </text:span><text:span text:style-name="T24">{// code for IE6, IE5</text:span><text:line-break/><text:span text:style-name="T25">  </text:span><text:span text:style-name="T24">xmlhttp=new ActiveXObject("Microsoft.XMLHTTP");</text:span><text:line-break/><text:span text:style-name="T25">  </text:span><text:span text:style-name="T24">}</text:span> <text:span text:style-name="T34"><text:s/></text:span></text:p>
      <text:p text:style-name="P27"/>
      <text:p text:style-name="P29">Sending the request to the server :</text:p>
      <text:p text:style-name="P27">by using the open and send methods of the XMLHttpRequest object.</text:p>
      <text:p text:style-name="P29">Eg: xmlhttp.open(request type, url, async)</text:p>
      <text:p text:style-name="P27">request type may be GET or POST , url is the url of the action to which you want to communicate, which is presented in server. </text:p>
      <text:p text:style-name="P27">Xmlhttp.open(get,/request/register, true)</text:p>
      <text:p text:style-name="P27"><text:span text:style-name="T3">xmlhttp.send(); </text:span><text:s text:c="2"/>// we can pass the string as a parameter in request type post. <text:s/>This method is used to send the request to the server.</text:p>
      <text:p text:style-name="P27"/>
      <text:p text:style-name="P29">Get and Post : </text:p>
      <text:p text:style-name="P27"><text:span text:style-name="T3">Get:</text:span> get is simpler than post . Get is used when you dont want to perform any operation at the server (eg: writing the data into the database) .</text:p>
      <text:p text:style-name="P27"><text:span text:style-name="T3">Post:</text:span> post is used <text:s/>when you want to send input given by user to the server.</text:p>
      <text:p text:style-name="P27">When you want to update a file or database in the server.</text:p>
      <text:p text:style-name="P27">Sending a large amount of data to the server. <text:s/></text:p>
      <text:p text:style-name="P27"/>
      <text:p text:style-name="P27"><text:span text:style-name="T3">Note : </text:span>to avoid cached result append id in url.</text:p>
      <text:p text:style-name="P41"><text:span text:style-name="T30">Xmlhttp.open(get,</text:span><text:span text:style-name="T19">"demo_get.asp?t=" + Math.random()</text:span> ,true<text:span text:style-name="T30">);</text:span></text:p>
      <text:p text:style-name="P27">xmlhttp.send();</text:p>
      <text:p text:style-name="P41"><text:span text:style-name="T31">Note :</text:span><text:span text:style-name="T30"> in get request type if you want to send the data to the server append data you want to send to the url.</text:span></text:p>
      <text:p text:style-name="P41"><text:span text:style-name="T30">Xmlhttp.open(get,</text:span><text:span text:style-name="T22">"demo_get.asp?fname=santosh&amp;lname=appana",true</text:span><text:span text:style-name="T30">);</text:span></text:p>
      <text:p text:style-name="P27">xmlhttp.send();</text:p>
      <text:p text:style-name="P27"/>
      <text:p text:style-name="P41"><text:soft-page-break/><text:span text:style-name="T31">Note: </text:span><text:span text:style-name="T13">To POST data like an HTML form, add an HTTP header with setRequestHeader(). Specify the data you want to send in the send() method:</text:span><text:span text:style-name="T30"> </text:span></text:p>
      <text:p text:style-name="P27">eg:</text:p>
      <text:p text:style-name="P27">xmlhttp.open(post,"url",true);</text:p>
      <text:p text:style-name="P41"><text:span text:style-name="T30">xmlhttp.setRequestHeader(</text:span><text:span text:style-name="T22">"Content-type","application/x-www-form-urlencoded"</text:span><text:span text:style-name="T30"> );</text:span></text:p>
      <text:p text:style-name="P41"><text:span text:style-name="T30">xmlhttp.send("</text:span><text:span text:style-name="T22">fname=santosh&amp;lname=appana</text:span><text:span text:style-name="T30">");</text:span></text:p>
      <text:p text:style-name="P27"/>
      <text:p text:style-name="P29">setRequestHeader(header name, value)</text:p>
      <text:h text:style-name="P65" text:outline-level="2">The url - A File On a Server</text:h>
      <text:p text:style-name="P47">The url parameter of the open() method, is an address to a file on a server:</text:p>
      <text:p text:style-name="P59">xmlhttp.open("GET","ajax_test.asp",true);</text:p>
      <text:p text:style-name="P47">The file can be any kind of file, like .txt and .xml, or server scripting files like .asp and .php (which can perform actions on the server before sending the response back).</text:p>
      <text:p text:style-name="P29"/>
      <text:p text:style-name="P29">Asynchronus true or false :</text:p>
      <text:p text:style-name="P27">to make any XMLHttpRequest object to behave as ajax call we have to set asynchronus parameter in open method to true.</text:p>
      <text:p text:style-name="P27">Var xmlhttp = new XMLHttpRequest();</text:p>
      <text:p text:style-name="P27">xmlhttp.open(get,"url",true);</text:p>
      <text:p text:style-name="P27">Many of the tasks performed on the server are very time consuming. Before AJAX, this operation could cause the application to hang or stop.</text:p>
      <text:p text:style-name="P47">With AJAX, the JavaScript does not have to wait for the server response, but can instead:</text:p>
      <text:list xml:id="list2720135974478399459" text:style-name="L9">
        <text:list-item>
          <text:p text:style-name="P107">execute other scripts while waiting for server response</text:p>
        </text:list-item>
        <text:list-item>
          <text:p text:style-name="P107">deal with the response when the response ready</text:p>
        </text:list-item>
      </text:list>
      <text:p text:style-name="P41"><text:span text:style-name="T31">Note:</text:span><text:span text:style-name="T30"> we can make the asynchronus to false when we need a small requests but it is not recomended..</text:span></text:p>
      <text:p text:style-name="P27">If you make the asynchronus to false. The <text:s/>script will no execute untill we get the response from server. At this case if the server is busy you can't execute the script and <text:s text:c="2"/></text:p>
      <text:p text:style-name="P27">application will hang or stop.</text:p>
      <text:p text:style-name="P27"/>
      <text:p text:style-name="P38"><text:span text:style-name="T32">Getting the response from server : </text:span><text:span text:style-name="T30">we can get the response from the server by using <text:s/>responseText and responseXML methods of the XMLHttpRequest object.</text:span></text:p>
      <text:p text:style-name="P41"><text:soft-page-break/><text:span text:style-name="T31">ResponseText :</text:span><text:span text:style-name="T30"> get the response data as string.</text:span></text:p>
      <text:p text:style-name="P41"><text:span text:style-name="T31">ResponseXML :</text:span><text:span text:style-name="T30"> get the response data as xml data.</text:span></text:p>
      <text:p text:style-name="P41"><text:span text:style-name="T30">Eg:</text:span><text:span text:style-name="T35">document.getElementById("myDiv").innerHTML=xmlhttp.responseText; </text:span></text:p>
      <text:p text:style-name="P41"><text:span text:style-name="T31">ResponseText</text:span><text:span text:style-name="T35"> :</text:span><text:span text:style-name="T30"> If the response from the server is not XML, use the responseText property.</text:span></text:p>
      <text:p text:style-name="P47">The responseText property returns the response as a string, and you can use it accordingly:</text:p>
      <text:p text:style-name="P47"><text:span text:style-name="T3">ResponseXML:</text:span> if the response from the server is of type xml then we can use this method to get the response.</text:p>
      <text:p text:style-name="P45"><text:span text:style-name="T12">Eg:</text:span><text:span text:style-name="T36">xmlDoc=xmlhttp.responseXML;</text:span><text:span text:style-name="T102"><text:line-break/></text:span><text:span text:style-name="T36">txt="";</text:span><text:span text:style-name="T102"><text:line-break/></text:span><text:span text:style-name="T36">x=xmlDoc.getElementsByTagName("ARTIST");</text:span><text:span text:style-name="T102"><text:line-break/></text:span><text:span text:style-name="T36">for (i=0;i&lt;x.length;i++)</text:span><text:span text:style-name="T102"><text:line-break/></text:span><text:span text:style-name="T37">  </text:span><text:span text:style-name="T36">{</text:span><text:span text:style-name="T102"><text:line-break/></text:span><text:span text:style-name="T37">  </text:span><text:span text:style-name="T36">txt=txt + x[i].childNodes[0].nodeValue + "&lt;br&gt;";</text:span><text:span text:style-name="T102"><text:line-break/></text:span><text:span text:style-name="T37">  </text:span><text:span text:style-name="T36">}</text:span><text:span text:style-name="T102"><text:line-break/></text:span><text:span text:style-name="T36">document.getElementById("myDiv").innerHTML=txt;</text:span><text:span text:style-name="T102"> </text:span></text:p>
      <text:p text:style-name="P49"><text:span text:style-name="T103">onreadystatechange event:</text:span><text:span text:style-name="T100"> when ever you want to perform some operation based on the response data we can use onreadystatechange event this event is triggered when ever the ready state changes.</text:span></text:p>
      <text:p text:style-name="P51">Properties in onreadystatechange event :</text:p>
      <text:p text:style-name="P51"/>
      <table:table table:name="Table11" table:style-name="Table11">
        <table:table-column table:style-name="Table11.A"/>
        <table:table-column table:style-name="Table11.B"/>
        <table:table-row table:style-name="Table11.1">
          <table:table-cell table:style-name="Table11.A1" office:value-type="string">
            <text:p text:style-name="P94">Property</text:p>
          </table:table-cell>
          <table:table-cell table:style-name="Table11.A1" office:value-type="string">
            <text:p text:style-name="P94">Description</text:p>
          </table:table-cell>
        </table:table-row>
        <table:table-row table:style-name="Table11.2">
          <table:table-cell table:style-name="Table11.A1" office:value-type="string">
            <text:p text:style-name="P91">onreadystatechange</text:p>
          </table:table-cell>
          <table:table-cell table:style-name="Table11.A1" office:value-type="string">
            <text:p text:style-name="P91">Stores a function (or the name of a function) to be called automatically each time the readyState property changes</text:p>
          </table:table-cell>
        </table:table-row>
        <table:table-row table:style-name="Table11.1">
          <table:table-cell table:style-name="Table11.A1" office:value-type="string">
            <text:p text:style-name="P91">readyState</text:p>
          </table:table-cell>
          <table:table-cell table:style-name="Table11.A1" office:value-type="string">
            <text:p text:style-name="P91">Holds the status of the XMLHttpRequest. Changes from 0 to 4: <text:line-break/>0: request not initialized <text:line-break/>1: server connection established<text:line-break/>2: request received <text:line-break/>3: processing request <text:line-break/>4: request finished and response is ready</text:p>
          </table:table-cell>
        </table:table-row>
        <table:table-row table:style-name="Table11.2">
          <table:table-cell table:style-name="Table11.A1" office:value-type="string">
            <text:p text:style-name="P91">status</text:p>
          </table:table-cell>
          <table:table-cell table:style-name="Table11.A1" office:value-type="string">
            <text:p text:style-name="P91">200: "OK"<text:line-break/>404: Page not found</text:p>
          </table:table-cell>
        </table:table-row>
      </table:table>
      <text:p text:style-name="P51"/>
      <text:p text:style-name="P50"><text:span text:style-name="T100">Eg:</text:span><text:span text:style-name="T24">xmlhttp.onreadystatechange=function()</text:span><text:span text:style-name="T100"><text:line-break/></text:span><text:span text:style-name="T33">  </text:span><text:span text:style-name="T24">{</text:span><text:span text:style-name="T100"><text:line-break/></text:span><text:span text:style-name="T33">  </text:span><text:span text:style-name="T24">if (xmlhttp.readyState==4 &amp;&amp; xmlhttp.status==200)</text:span><text:span text:style-name="T100"><text:line-break/></text:span><text:span text:style-name="T33">    </text:span><text:span text:style-name="T24">{</text:span><text:span text:style-name="T100"><text:line-break/></text:span><text:span text:style-name="T33">    </text:span><text:span text:style-name="T24">document.getElementById("myDiv").innerHTML=xmlhttp.responseText;</text:span><text:span text:style-name="T100"><text:line-break/></text:span><text:soft-page-break/><text:span text:style-name="T33">    </text:span><text:span text:style-name="T24">}</text:span><text:span text:style-name="T100"><text:line-break/></text:span><text:span text:style-name="T33">  </text:span><text:span text:style-name="T24">}</text:span><text:span text:style-name="T100"> </text:span></text:p>
      <text:p text:style-name="P27"/>
      <text:p text:style-name="P27">in the above example we are using onreadystatechange event and in the function we are checking the state and status property and we are writing the code . Here state 4 means request finished and response is ready and status 200 means "ok".</text:p>
      <text:p text:style-name="P27">Note: onreadystatechange event fires 5 times from status 0-4 , one time for each change in ready state.</text:p>
      <text:p text:style-name="P27"/>
      <text:p text:style-name="P29">Callback function: <text:span text:style-name="T106">callback function is passing a function as parameter to another function.</text:span></text:p>
      <text:p text:style-name="P27">Eg</text:p>
      <text:p text:style-name="P27">&lt;script&gt;</text:p>
      <text:p text:style-name="P27">var xmlhttp;</text:p>
      <text:p text:style-name="P27">function loadXMLDoc(url,cfunc)</text:p>
      <text:p text:style-name="P27">{</text:p>
      <text:p text:style-name="P27">if (window.XMLHttpRequest)</text:p>
      <text:p text:style-name="P27"><text:s text:c="2"/>{// code for IE7+, Firefox, Chrome, Opera, Safari</text:p>
      <text:p text:style-name="P27"><text:s text:c="2"/>xmlhttp=new XMLHttpRequest();</text:p>
      <text:p text:style-name="P27"><text:s text:c="2"/>}</text:p>
      <text:p text:style-name="P27">else</text:p>
      <text:p text:style-name="P27"><text:s text:c="2"/>{// code for IE6, IE5</text:p>
      <text:p text:style-name="P27"><text:s text:c="2"/>xmlhttp=new ActiveXObject("Microsoft.XMLHTTP");</text:p>
      <text:p text:style-name="P27"><text:s text:c="2"/>}</text:p>
      <text:p text:style-name="P27">xmlhttp.onreadystatechange=cfunc;</text:p>
      <text:p text:style-name="P27">xmlhttp.open("GET",url,true);</text:p>
      <text:p text:style-name="P27">xmlhttp.send();</text:p>
      <text:p text:style-name="P27">}</text:p>
      <text:p text:style-name="P27">function myFunction()</text:p>
      <text:p text:style-name="P27">{</text:p>
      <text:p text:style-name="P27">loadXMLDoc("ajax_info.txt",function()</text:p>
      <text:p text:style-name="P27"><text:s text:c="2"/>{</text:p>
      <text:p text:style-name="P27"><text:s text:c="2"/>if (xmlhttp.readyState==4 &amp;&amp; xmlhttp.status==200)</text:p>
      <text:p text:style-name="P27"><text:s text:c="4"/>{</text:p>
      <text:p text:style-name="P27"><text:soft-page-break/><text:s text:c="4"/>document.getElementById("myDiv").innerHTML=xmlhttp.responseText;</text:p>
      <text:p text:style-name="P27"><text:s text:c="4"/>}</text:p>
      <text:p text:style-name="P27"><text:s text:c="2"/>});</text:p>
      <text:p text:style-name="P27">}</text:p>
      <text:p text:style-name="P27">&lt;/script&gt;</text:p>
      <text:p text:style-name="P27">here when we click on the button <text:s/>myFunction function is called in that internally we are calling another function loadXMLDoc and we are passing a function as an argument in this function call.</text:p>
      <text:p text:style-name="P27"/>
      <text:p text:style-name="P27"><text:span text:style-name="T3">Abort : </text:span>this method is used to cancel the current request.</text:p>
      <text:p text:style-name="P27"><text:span text:style-name="T3">GetAllResponseHeaders() :</text:span> returns all the response headers as a string.</text:p>
      <text:p text:style-name="P27"><text:span text:style-name="T3">getResponseHeader("header name") :</text:span> returns the value of the specific http header </text:p>
      <text:p text:style-name="P27"/>
      <text:p text:style-name="P27"><text:span text:style-name="T3">Ajax</text:span> is not a technology but it is a group of inter related technologies like.</text:p>
      <text:p text:style-name="P27"><text:span text:style-name="T3">Html,css: </text:span><text:s/>for displaying content and style this is for presentation.</text:p>
      <text:p text:style-name="P27"><text:span text:style-name="T3">DOM:</text:span> <text:s/>document object model is used for dynamic display and interaction with data. </text:p>
      <text:p text:style-name="P27"><text:span text:style-name="T3">Javascript:</text:span> it is used to bring all these technologies together</text:p>
      <text:p text:style-name="P27"><text:span text:style-name="T3">xml or json:</text:span> <text:s/>carrying data from to and from the server.</text:p>
      <text:p text:style-name="P27"><text:span text:style-name="T3">xmlhttp request: </text:span><text:s/>for asynchronus communication between client and server.</text:p>
      <text:p text:style-name="P27"/>
      <text:p text:style-name="P27"/>
      <text:p text:style-name="P27"/>
      <text:p text:style-name="P27"/>
      <text:p text:style-name="P27"/>
      <text:p text:style-name="P27"/>
      <text:p text:style-name="P27"/>
      <text:p text:style-name="P27"/>
      <text:p text:style-name="P27"/>
      <text:p text:style-name="P29">HTML5:</text:p>
      <text:p text:style-name="P27">&lt;Doctype! html&gt;</text:p>
      <text:p text:style-name="P27">&lt;html lang="en"&gt;</text:p>
      <text:p text:style-name="P27">&lt;head&gt;</text:p>
      <text:p text:style-name="P27">we can add meta tags, title, links for CDN's, styles and scripts</text:p>
      <text:p text:style-name="P27"><text:soft-page-break/>&lt;/head&gt;</text:p>
      <text:p text:style-name="P27">&lt;body</text:p>
      <text:p text:style-name="P27">&lt;/body&gt;</text:p>
      <text:p text:style-name="P27">&lt;/html&gt;</text:p>
      <text:p text:style-name="P27"><text:span text:style-name="T3">&lt;meta charset="UTF-8"&gt; </text:span>: this will encode the html document into unicode char so that browser can understand it. </text:p>
      <text:p text:style-name="P27"/>
      <text:p text:style-name="P27"><text:span text:style-name="T3">Meta tags :</text:span> meta tags are always declared in head and there is no end tag for meta tag in html but in xhtml end tag should be there.</text:p>
      <text:p text:style-name="P37"/>
      <text:p text:style-name="P29">&lt;meta&gt; content attribute:</text:p>
      <text:p text:style-name="P27">content attribute gives the value associated with name or httpequivalent attribute .&gt;</text:p>
      <text:p text:style-name="P60">&lt;meta name="description" content="Free Web tutorials on HTML and CSS"&gt;</text:p>
      <text:p text:style-name="P60">&lt;meta http-equiv="refresh" content="30"&gt;</text:p>
      <text:p text:style-name="P29">&lt;meta&gt; http-equiv attribute:</text:p>
      <text:p text:style-name="P27">http-equiv attribute provides the http header information and value of the content attribute.</text:p>
      <text:p text:style-name="P17"><text:bookmark text:name="table1"/></text:p>
      <table:table table:name="Table12" table:style-name="Table12">
        <table:table-column table:style-name="Table12.A"/>
        <table:table-column table:style-name="Table12.B"/>
        <table:table-row table:style-name="Table12.1">
          <table:table-cell table:style-name="Table12.A1" office:value-type="string">
            <text:p text:style-name="P94">Value</text:p>
          </table:table-cell>
          <table:table-cell table:style-name="Table12.A1" office:value-type="string">
            <text:p text:style-name="P94">Description</text:p>
          </table:table-cell>
        </table:table-row>
        <table:table-row table:style-name="Table12.2">
          <table:table-cell table:style-name="Table12.A1" office:value-type="string">
            <text:p text:style-name="P91">content-type</text:p>
          </table:table-cell>
          <table:table-cell table:style-name="Table12.A1" office:value-type="string">
            <text:p text:style-name="P97">Specifies the character encoding for the document.</text:p>
            <text:p text:style-name="P56">Example:</text:p>
            <text:p text:style-name="P56">&lt;meta http-equiv="content-type" content="text/html; charset=UTF-8"&gt;</text:p>
          </table:table-cell>
        </table:table-row>
        <table:table-row table:style-name="Table12.1">
          <table:table-cell table:style-name="Table12.A1" office:value-type="string">
            <text:p text:style-name="P91">default-style</text:p>
          </table:table-cell>
          <table:table-cell table:style-name="Table12.A1" office:value-type="string">
            <text:p text:style-name="P97">Specified the preferred style sheet to use.</text:p>
            <text:p text:style-name="P56">Example:</text:p>
            <text:p text:style-name="P56">&lt;meta http-equiv="default-style" content="<text:span text:style-name="Emphasis">the document's preferred stylesheet</text:span>"&gt;</text:p>
            <text:p text:style-name="P56"><text:span text:style-name="Strong_20_Emphasis"><text:span text:style-name="T2">Note:</text:span></text:span> The value of the content attribute above must match the value of the title attribute on a link element in the same document, or it must match the value of the title attribute on a style element in the same document.</text:p>
          </table:table-cell>
        </table:table-row>
        <table:table-row table:style-name="Table12.2">
          <table:table-cell table:style-name="Table12.A1" office:value-type="string">
            <text:p text:style-name="P91">refresh</text:p>
          </table:table-cell>
          <table:table-cell table:style-name="Table12.A1" office:value-type="string">
            <text:p text:style-name="P97">Defines a time interval for the document to refresh itself.</text:p>
            <text:p text:style-name="P56">Example:</text:p>
            <text:p text:style-name="P56">&lt;meta http-equiv="refresh" content="300"&gt;</text:p>
            <text:p text:style-name="P56"><text:soft-page-break/>Note: The value "refresh" should be used carefully, as it takes the control of a page away from the user. Using "refresh" will cause a failure in <text:a xlink:type="simple" xlink:href="http://www.w3.org/WAI/intro/wcag.php" office:target-frame-name="_blank" xlink:show="new" text:style-name="Internet_20_link" text:visited-style-name="Visited_20_Internet_20_Link"><text:span text:style-name="T95">W3C's Web Content Accessibility Guidelines</text:span></text:a>.</text:p>
          </table:table-cell>
        </table:table-row>
      </table:table>
      <text:p text:style-name="P27"/>
      <text:p text:style-name="P27"><text:span text:style-name="T3">&lt;meta&gt; name attribute :</text:span> this attribute is used to define keyword, description, author</text:p>
      <text:p text:style-name="P60">&lt;meta name="author" content="Hege Refsnes"&gt;</text:p>
      <text:p text:style-name="P60">&lt;meta name="description" content="Free Web tutorials on HTML and CSS"&gt;</text:p>
      <text:p text:style-name="P60">&lt;meta name="keywords" content="HTML, CSS, XML, XHTML, JavaScript"&gt;</text:p>
      <text:p text:style-name="P27"/>
      <text:p text:style-name="P27">Note : HTML5 is case insensitive.</text:p>
      <text:p text:style-name="P27">Features of html 5: </text:p>
      <text:p text:style-name="P27">1. html5 new elements are added like &lt;header&gt;,&lt;footer&gt;,&lt;article&gt; and &lt;section&gt;</text:p>
      <text:list xml:id="list6598251792571735115" text:style-name="L10">
        <text:list-header>
          <text:p text:style-name="P113">2. added new control attributes like number, date, time , calendar and range.</text:p>
        </text:list-header>
      </text:list>
      <text:p text:style-name="P27">3. added new multimedia attributes like &lt;audio&gt; and &lt;video&gt;</text:p>
      <text:p text:style-name="P27"/>
      <text:p text:style-name="P27"><text:span text:style-name="T3">adding new html elements <text:s/>:</text:span> we can add new html elements and we can style it using css </text:p>
      <text:p text:style-name="P27">document.createElement("my") this is added in script for creating new element this is added to satisfy IE</text:p>
      <text:p text:style-name="P27"/>
      <text:p text:style-name="P29">New elements added in html 5:</text:p>
      <text:p text:style-name="P29"/>
      <table:table table:name="Table13" table:style-name="Table13">
        <table:table-column table:style-name="Table13.A"/>
        <table:table-column table:style-name="Table13.B"/>
        <table:table-row table:style-name="Table13.1">
          <table:table-cell table:style-name="Table13.A1" office:value-type="string">
            <text:p text:style-name="P91">&lt;article&gt;</text:p>
          </table:table-cell>
          <table:table-cell table:style-name="Table13.A1" office:value-type="string">
            <text:p text:style-name="P91">Defines an article in the document</text:p>
          </table:table-cell>
        </table:table-row>
        <table:table-row table:style-name="Table13.2">
          <table:table-cell table:style-name="Table13.A1" office:value-type="string">
            <text:p text:style-name="P91">&lt;aside&gt;</text:p>
          </table:table-cell>
          <table:table-cell table:style-name="Table13.A1" office:value-type="string">
            <text:p text:style-name="P91">Defines content aside from the page content</text:p>
          </table:table-cell>
        </table:table-row>
        <table:table-row table:style-name="Table13.1">
          <table:table-cell table:style-name="Table13.A1" office:value-type="string">
            <text:p text:style-name="P91">&lt;bdi&gt;</text:p>
          </table:table-cell>
          <table:table-cell table:style-name="Table13.A1" office:value-type="string">
            <text:p text:style-name="P91">Defines a part of text that might be formatted in a different direction from other text</text:p>
          </table:table-cell>
        </table:table-row>
        <table:table-row table:style-name="Table13.2">
          <table:table-cell table:style-name="Table13.A1" office:value-type="string">
            <text:p text:style-name="P91">&lt;details&gt;</text:p>
          </table:table-cell>
          <table:table-cell table:style-name="Table13.A1" office:value-type="string">
            <text:p text:style-name="P91">Defines additional details that the user can view or hide</text:p>
          </table:table-cell>
        </table:table-row>
        <table:table-row table:style-name="Table13.1">
          <table:table-cell table:style-name="Table13.A1" office:value-type="string">
            <text:p text:style-name="P91">&lt;dialog&gt;</text:p>
          </table:table-cell>
          <table:table-cell table:style-name="Table13.A1" office:value-type="string">
            <text:p text:style-name="P91">Defines a dialog box or window</text:p>
          </table:table-cell>
        </table:table-row>
        <table:table-row table:style-name="Table13.2">
          <table:table-cell table:style-name="Table13.A1" office:value-type="string">
            <text:p text:style-name="P91">&lt;figcaption&gt;</text:p>
          </table:table-cell>
          <table:table-cell table:style-name="Table13.A1" office:value-type="string">
            <text:p text:style-name="P91">Defines a caption for a &lt;figure&gt; element</text:p>
          </table:table-cell>
        </table:table-row>
        <table:table-row table:style-name="Table13.1">
          <table:table-cell table:style-name="Table13.A1" office:value-type="string">
            <text:p text:style-name="P91">&lt;figure&gt;</text:p>
          </table:table-cell>
          <table:table-cell table:style-name="Table13.A1" office:value-type="string">
            <text:p text:style-name="P91">Defines self-contained content, like illustrations, diagrams, photos, code listings, etc.</text:p>
          </table:table-cell>
        </table:table-row>
        <table:table-row table:style-name="Table13.2">
          <table:table-cell table:style-name="Table13.A1" office:value-type="string">
            <text:p text:style-name="P91">&lt;footer&gt;</text:p>
          </table:table-cell>
          <table:table-cell table:style-name="Table13.A1" office:value-type="string">
            <text:p text:style-name="P91">Defines a footer for the document or a section</text:p>
          </table:table-cell>
        </table:table-row>
        <table:table-row table:style-name="Table13.1">
          <table:table-cell table:style-name="Table13.A1" office:value-type="string">
            <text:p text:style-name="P91">&lt;header&gt;</text:p>
          </table:table-cell>
          <table:table-cell table:style-name="Table13.A1" office:value-type="string">
            <text:p text:style-name="P91">Defines a header for the document or a section</text:p>
          </table:table-cell>
        </table:table-row>
        <table:table-row table:style-name="Table13.2">
          <table:table-cell table:style-name="Table13.A1" office:value-type="string">
            <text:p text:style-name="P91">&lt;main&gt;</text:p>
          </table:table-cell>
          <table:table-cell table:style-name="Table13.A1" office:value-type="string">
            <text:p text:style-name="P91">Defines the main content of a document</text:p>
          </table:table-cell>
        </table:table-row>
        <table:table-row table:style-name="Table13.1">
          <table:table-cell table:style-name="Table13.A1" office:value-type="string">
            <text:p text:style-name="P91">&lt;mark&gt;</text:p>
          </table:table-cell>
          <table:table-cell table:style-name="Table13.A1" office:value-type="string">
            <text:p text:style-name="P91">Defines marked or highlighted text</text:p>
          </table:table-cell>
        </table:table-row>
        <table:table-row table:style-name="Table13.2">
          <table:table-cell table:style-name="Table13.A1" office:value-type="string">
            <text:p text:style-name="P91">&lt;menuitem&gt; </text:p>
          </table:table-cell>
          <table:table-cell table:style-name="Table13.A1" office:value-type="string">
            <text:p text:style-name="P91">Defines a command/menu item that the user can invoke from a popup menu</text:p>
          </table:table-cell>
        </table:table-row>
        <table:table-row table:style-name="Table13.1">
          <table:table-cell table:style-name="Table13.A1" office:value-type="string">
            <text:p text:style-name="P91">&lt;meter&gt;</text:p>
          </table:table-cell>
          <table:table-cell table:style-name="Table13.A1" office:value-type="string">
            <text:p text:style-name="P91">Defines a scalar measurement within a known range (a gauge)</text:p>
          </table:table-cell>
        </table:table-row>
        <table:table-row table:style-name="Table13.2">
          <table:table-cell table:style-name="Table13.A1" office:value-type="string">
            <text:p text:style-name="P91">&lt;nav&gt;</text:p>
          </table:table-cell>
          <table:table-cell table:style-name="Table13.A1" office:value-type="string">
            <text:p text:style-name="P91">Defines navigation links in the document</text:p>
          </table:table-cell>
        </table:table-row>
        <text:soft-page-break/>
        <table:table-row table:style-name="Table13.1">
          <table:table-cell table:style-name="Table13.A1" office:value-type="string">
            <text:p text:style-name="P91">&lt;progress&gt;</text:p>
          </table:table-cell>
          <table:table-cell table:style-name="Table13.A1" office:value-type="string">
            <text:p text:style-name="P91">Defines the progress of a task</text:p>
          </table:table-cell>
        </table:table-row>
        <table:table-row table:style-name="Table13.2">
          <table:table-cell table:style-name="Table13.A1" office:value-type="string">
            <text:p text:style-name="P91">&lt;rp&gt;</text:p>
          </table:table-cell>
          <table:table-cell table:style-name="Table13.A1" office:value-type="string">
            <text:p text:style-name="P91">Defines what to show in browsers that do not support ruby annotations</text:p>
          </table:table-cell>
        </table:table-row>
        <table:table-row table:style-name="Table13.1">
          <table:table-cell table:style-name="Table13.A1" office:value-type="string">
            <text:p text:style-name="P91">&lt;rt&gt;</text:p>
          </table:table-cell>
          <table:table-cell table:style-name="Table13.A1" office:value-type="string">
            <text:p text:style-name="P91">Defines an explanation/pronunciation of characters (for East Asian typography)</text:p>
          </table:table-cell>
        </table:table-row>
        <table:table-row table:style-name="Table13.2">
          <table:table-cell table:style-name="Table13.A1" office:value-type="string">
            <text:p text:style-name="P91">&lt;ruby&gt;</text:p>
          </table:table-cell>
          <table:table-cell table:style-name="Table13.A1" office:value-type="string">
            <text:p text:style-name="P91">Defines a ruby annotation (for East Asian typography)</text:p>
          </table:table-cell>
        </table:table-row>
        <table:table-row table:style-name="Table13.1">
          <table:table-cell table:style-name="Table13.A1" office:value-type="string">
            <text:p text:style-name="P91">&lt;section&gt;</text:p>
          </table:table-cell>
          <table:table-cell table:style-name="Table13.A1" office:value-type="string">
            <text:p text:style-name="P91">Defines a section in the document</text:p>
          </table:table-cell>
        </table:table-row>
        <table:table-row table:style-name="Table13.2">
          <table:table-cell table:style-name="Table13.A1" office:value-type="string">
            <text:p text:style-name="P91">&lt;summary&gt;</text:p>
          </table:table-cell>
          <table:table-cell table:style-name="Table13.A1" office:value-type="string">
            <text:p text:style-name="P91">Defines a visible heading for a &lt;details&gt; element</text:p>
          </table:table-cell>
        </table:table-row>
        <table:table-row table:style-name="Table13.1">
          <table:table-cell table:style-name="Table13.A1" office:value-type="string">
            <text:p text:style-name="P91">&lt;time&gt;</text:p>
          </table:table-cell>
          <table:table-cell table:style-name="Table13.A1" office:value-type="string">
            <text:p text:style-name="P91">Defines a date/time</text:p>
          </table:table-cell>
        </table:table-row>
        <table:table-row table:style-name="Table13.2">
          <table:table-cell table:style-name="Table13.A1" office:value-type="string">
            <text:p text:style-name="P91">&lt;wbr&gt;</text:p>
          </table:table-cell>
          <table:table-cell table:style-name="Table13.A1" office:value-type="string">
            <text:p text:style-name="P91">Defines a possible line-break</text:p>
          </table:table-cell>
        </table:table-row>
      </table:table>
      <text:p text:style-name="P27"/>
      <text:p text:style-name="P27">Note : in html 5 so many input types are added like color ,date ,time, email, month, range, datetime, calendar, search , tel, week, url and number. And some input attributes are also added.</text:p>
      <text:p text:style-name="P27"/>
      <text:p text:style-name="P27"><text:span text:style-name="T3">Section element :</text:span> section element is for grouping a content with heading</text:p>
      <text:p text:style-name="P27">eg: &lt;section &gt;</text:p>
      <text:p text:style-name="P27">&lt;h1&gt;heading&lt;/h1&gt;</text:p>
      <text:p text:style-name="P27">&lt;article&gt;&lt;/article&gt;</text:p>
      <text:p text:style-name="P27">&lt;article&gt;&lt;/article&gt;</text:p>
      <text:p text:style-name="P27">&lt;/section&gt;</text:p>
      <text:p text:style-name="P27"/>
      <text:p text:style-name="P29">header element : <text:span text:style-name="T106">we can have header element for a section or for a document.</text:span></text:p>
      <text:p text:style-name="P29">Footer element: <text:span text:style-name="T106">we can use footer for section or for a document.</text:span></text:p>
      <text:p text:style-name="P27"><text:span text:style-name="T3">Nav element</text:span>: we can create a set of navigation links in nav element</text:p>
      <text:p text:style-name="P27">eg: &lt;nav&gt;</text:p>
      <text:p text:style-name="P27">&lt;a/&gt;</text:p>
      <text:p text:style-name="P27">&lt;a/&gt;</text:p>
      <text:p text:style-name="P27">&lt;/nav&gt;</text:p>
      <text:p text:style-name="P27"/>
      <text:p text:style-name="P29">figure and figcaption elements:</text:p>
      <text:p text:style-name="P27">in figure we can add an image with caption.</text:p>
      <text:p text:style-name="P27">Eg:</text:p>
      <text:p text:style-name="P27"><text:span text:style-name="T76">&lt;</text:span><text:span text:style-name="T66">figure</text:span><text:span text:style-name="T76">&gt;</text:span><text:line-break/>  <text:span text:style-name="T76">&lt;</text:span><text:span text:style-name="T66">img</text:span> <text:span text:style-name="T79">src=</text:span><text:span text:style-name="T68">"pic_mountain.jpg"</text:span> <text:span text:style-name="T79">alt=</text:span><text:span text:style-name="T68">"The Pulpit Rock"</text:span> <text:span text:style-name="T79">width=</text:span><text:span text:style-name="T68">"304"</text:span> <text:span text:style-name="T79">height=</text:span><text:span text:style-name="T68">"228"</text:span><text:span text:style-name="T76">&gt;</text:span><text:line-break/>  <text:span text:style-name="T76">&lt;</text:span><text:span text:style-name="T66">figcaption</text:span><text:span text:style-name="T76">&gt;</text:span><text:span text:style-name="T96">Fig1. - The Pulpit Rock, Norway.</text:span><text:span text:style-name="T76">&lt;</text:span><text:span text:style-name="T66">/figcaption</text:span><text:span text:style-name="T76">&gt;</text:span><text:line-break/><text:span text:style-name="T76">&lt;</text:span><text:span text:style-name="T66">/figure</text:span><text:span text:style-name="T76">&gt;</text:span> </text:p>
      <text:p text:style-name="P27"/>
      <text:p text:style-name="P29"><text:soft-page-break/>Replacements <text:s/>from html 4 to 5:</text:p>
      <text:p text:style-name="P27"/>
      <table:table table:name="Table14" table:style-name="Table14">
        <table:table-column table:style-name="Table14.A"/>
        <table:table-column table:style-name="Table14.B"/>
        <table:table-row>
          <table:table-cell table:style-name="Table14.A1" office:value-type="string">
            <text:p text:style-name="P93">Typical HTML4</text:p>
          </table:table-cell>
          <table:table-cell table:style-name="Table14.A1" office:value-type="string">
            <text:p text:style-name="P93">Typical HTML5</text:p>
          </table:table-cell>
        </table:table-row>
        <table:table-row>
          <table:table-cell table:style-name="Table14.A2" office:value-type="string">
            <text:p text:style-name="P101">&lt;div id="header"&gt;</text:p>
          </table:table-cell>
          <table:table-cell table:style-name="Table14.A2" office:value-type="string">
            <text:p text:style-name="P101">&lt;header&gt;</text:p>
          </table:table-cell>
        </table:table-row>
        <table:table-row>
          <table:table-cell table:style-name="Table14.A2" office:value-type="string">
            <text:p text:style-name="P101">&lt;div id="menu"&gt;</text:p>
          </table:table-cell>
          <table:table-cell table:style-name="Table14.A2" office:value-type="string">
            <text:p text:style-name="P101">&lt;nav&gt;</text:p>
          </table:table-cell>
        </table:table-row>
        <table:table-row>
          <table:table-cell table:style-name="Table14.A2" office:value-type="string">
            <text:p text:style-name="P101">&lt;div id="content"&gt;</text:p>
          </table:table-cell>
          <table:table-cell table:style-name="Table14.A2" office:value-type="string">
            <text:p text:style-name="P101">&lt;section&gt;</text:p>
          </table:table-cell>
        </table:table-row>
        <table:table-row>
          <table:table-cell table:style-name="Table14.A2" office:value-type="string">
            <text:p text:style-name="P101">&lt;div id="post"&gt;</text:p>
          </table:table-cell>
          <table:table-cell table:style-name="Table14.A2" office:value-type="string">
            <text:p text:style-name="P101">&lt;article&gt;</text:p>
          </table:table-cell>
        </table:table-row>
        <table:table-row>
          <table:table-cell table:style-name="Table14.A2" office:value-type="string">
            <text:p text:style-name="P101">&lt;div id="footer"&gt;</text:p>
          </table:table-cell>
          <table:table-cell table:style-name="Table14.A2" office:value-type="string">
            <text:p text:style-name="P101">&lt;footer&gt;</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How to render rails view within JSON response</text:p>
      <text:p text:style-name="P27"/>
      <text:p text:style-name="P27"/>
      <text:p text:style-name="P27"><text:s text:c="9"/>$("#tab_logic").html( "&lt;tr&gt;</text:p>
      <text:p text:style-name="P27"><text:s text:c="12"/>// <text:s text:c="2"/>&lt;td style='width:55px'&gt;&lt;input <text:s/>name='goalid' <text:s/>id='goalid' type='text' placeholder='label' class='form-control input-md' disabled='true' value="item.id"&gt;&lt;/td&gt;</text:p>
      <text:p text:style-name="P27"><text:s text:c="12"/>// <text:s text:c="2"/>&lt;td style='width:35px'&gt;&lt;input <text:s/>name='label' "&lt;% if item.status=='Done'%&gt;"style='width:20px;background-color:green' "&lt;% elsif item.status=='Paused'%&gt;"style='width:45px;background-color:yellow'"&lt;%end%&gt;"id='label' type='text' class='form-control input-md' disabled='true' value= "item.label"&gt; &lt;/td&gt;</text:p>
      <text:p text:style-name="P27"><text:s text:c="12"/>// <text:s text:c="2"/>&lt;td style='width:240px'&gt;&lt;textarea <text:s/>name='goals' id='goals' style='resize:none' type='text' placeholder='goals' <text:s/>class='form-control input-md' disabled='true' &gt;"item.goal" &lt;/textarea&gt;&lt;/td&gt;</text:p>
      <text:p text:style-name="P27"><text:s text:c="12"/>// <text:s text:c="2"/>&lt;td style='width:110px'&gt;&lt;select <text:s/>class='form-control input-md' name='status' id='status' disabled='true' &gt; </text:p>
      <text:p text:style-name="P27"><text:s text:c="12"/>// <text:s text:c="4"/>&lt;option value='New' "&lt;% if item.status=='New'%&gt;"selected ='selected' "&lt;% end%&gt;"&gt;New&lt;/option&gt;</text:p>
      <text:p text:style-name="P27"><text:s text:c="12"/>// <text:s text:c="4"/>&lt;option value='In progress' "&lt;% if item.status=='In progress' %&gt;" selected ='selected' "&lt;% end%&gt;"&gt;In Progress..&lt;/option&gt;</text:p>
      <text:p text:style-name="P27"><text:s text:c="12"/>// <text:s text:c="4"/>&lt;option value='Done' "&lt;% if item.status=='Done'%&gt;"selected ='selected' "&lt;% end%&gt;"&gt;Done&lt;/option&gt;</text:p>
      <text:p text:style-name="P27"><text:s text:c="12"/>// <text:s text:c="4"/>&lt;option value='Paused' "&lt;% if item.status=='Paused' %&gt;"selected ='selected' "&lt;% end%&gt;"&gt;Paused&lt;/option&gt;&lt;/select&gt;&lt;/td&gt;</text:p>
      <text:p text:style-name="P27"><text:s text:c="12"/>// <text:s text:c="2"/>&lt;td style='width:240px'&gt;&lt;textarea name='remarks' style='resize:none;' id='remarks' placeholder='remarks' <text:s/>class='form-control input-md' disabled='true' &gt;"item.remarks"&lt;/textarea&gt;&lt;/td&gt;</text:p>
      <text:p text:style-name="P27"><text:s text:c="14"/></text:p>
      <text:p text:style-name="P27"><text:s text:c="12"/>// <text:s text:c="2"/>&lt;td style='width:108px'&gt;&lt;input style:'padding:0' name='goaladdedon' <text:s/>id='goaladdedon' type='text' class='form-control input-md' disabled='true' value= "item.created_at"&gt;&lt;/td&gt;</text:p>
      <text:p text:style-name="P27"><text:s text:c="12"/>// <text:s text:c="2"/>&lt;td style='width:108px'&gt;&lt;input <text:s/>name='goaldoneon' id='goaldoneon' type='text' class='form-control input-md' disabled='true' value= "item.updated_at"&gt;&lt;/td&gt;</text:p>
      <text:p text:style-name="P27"><text:soft-page-break/><text:s text:c="12"/>// <text:s text:c="2"/>&lt;td style='width:10px'&gt;&lt;button class='btn btn-default' id='edit'&gt; Edit &lt;/button&gt;&lt;/td&gt;</text:p>
      <text:p text:style-name="P27"><text:s text:c="12"/>// &lt;/tr&gt;")</text:p>
      <text:p text:style-name="P27"/>
      <text:p text:style-name="P27"/>
      <text:p text:style-name="P27"/>
      <text:p text:style-name="P27"/>
      <text:p text:style-name="P27"/>
      <text:p text:style-name="P16"><text:tab/><text:tab/>&lt;link rel="stylesheet" <text:s/>href="https://cdnjs.cloudflare.com/ajax/libs/bootstrap-datepicker/1.4.0/css/bootstrap-datepicker.css"&gt;</text:p>
      <text:p text:style-name="P7"><text:tab/><text:tab/>&lt;link rel="stylesheet" href="https://cdnjs.cloudflare.com/ajax/libs/bootstrap-datepicker/1.4.0/css/bootstrap-datepicker.min.css"&gt;</text:p>
      <text:p text:style-name="P7"><text:tab/><text:tab/>&lt;script src="https://cdnjs.cloudflare.com/ajax/libs/bootstrap-datepicker/1.4.0/js/bootstrap-datepicker.min.js"&gt;&lt;/script&gt;</text:p>
      <text:p text:style-name="P27"/>
      <text:p text:style-name="P27"/>
      <text:p text:style-name="P27">$.each(data, function(i,item) { <text:s text:c="7"/></text:p>
      <text:p text:style-name="P27"><text:s text:c="22"/>alert(item.status +" "+ item.goal);</text:p>
      <text:p text:style-name="P27"><text:s text:c="22"/>trHTML +='&lt;tr&gt;&lt;td style="width:55px"&gt;&lt;input <text:s/>name="goalid" <text:s/>id="goalid" type="text" class="form-control input-md" disabled="true" value= '+item.id+' &gt;&lt;/td&gt; &lt;td style="width:240px"&gt;&lt;textarea <text:s/>name="goals" id="goals" style="resize:none" type="text" placeholder="goals" <text:s/>class="form-control input-md" disabled="true" &gt;'+item.goal+ '&lt;/textarea&gt;&lt;/td&gt;</text:p>
      <text:p text:style-name="P27"><text:s text:c="22"/>&lt;td style="width:110px"&gt;&lt;select <text:s/>class="form-control input-md" name="status" id="status" disabled="true" &gt; </text:p>
      <text:p text:style-name="P27"><text:s text:c="16"/>&lt;option value="New" '+ (item.status=="New" ? 'selected ="selected"':'')+'&gt;New&lt;/option&gt;</text:p>
      <text:p text:style-name="P27"><text:s text:c="16"/>&lt;option value="In progress" '+ (item.status=="In progress" ? 'selected ="selected"':'')+' &gt;In Progress..&lt;/option&gt;</text:p>
      <text:p text:style-name="P27"><text:s text:c="16"/>&lt;option value="Done" '+ (item.status=="Done" ? 'selected ="selected"':'')+' &gt;Done&lt;/option&gt;</text:p>
      <text:p text:style-name="P27"><text:s text:c="16"/>&lt;option value="Paused" '+ (item.status=="Paused" ? 'selected ="selected"':'')+' &gt;Paused&lt;/option&gt;&lt;/select&gt;&lt;/td&gt;&lt;/tr&gt;';</text:p>
      <text:p text:style-name="P27"><text:s text:c="30"/>$("#goaltabbody").append(trHTML);</text:p>
      <text:p text:style-name="P27"><text:s text:c="30"/>trHTML = '';</text:p>
      <text:p text:style-name="P27"><text:s text:c="22"/>});</text:p>
      <text:p text:style-name="P27"/>
      <text:p text:style-name="P27"/>
      <text:p text:style-name="P27"><text:soft-page-break/></text:p>
      <text:p text:style-name="P27"/>
      <text:p text:style-name="P27"/>
      <text:p text:style-name="P27"/>
      <text:p text:style-name="P27"/>
      <text:p text:style-name="P27"/>
      <text:p text:style-name="P27">&lt;td style="width:110px"&gt;&lt;select <text:s/>class="form-control input-md" name="status" id="status" disabled="true" value='+item.status+'&gt; </text:p>
      <text:p text:style-name="P27"><text:s text:c="30"/>&lt;option value="New"&gt;New&lt;/option&gt;</text:p>
      <text:p text:style-name="P27"><text:s text:c="30"/>&lt;option value="In progress"&gt;In Progress..&lt;/option&gt;</text:p>
      <text:p text:style-name="P27"><text:s text:c="30"/>&lt;option value="Done" &gt;Done&lt;/option&gt;</text:p>
      <text:p text:style-name="P27"><text:s text:c="30"/>&lt;option value="Paused" &gt;Paused&lt;/option&gt;&lt;/select&gt;&lt;/td&gt;</text:p>
      <text:p text:style-name="P27"/>
      <text:p text:style-name="P27"/>
      <text:p text:style-name="P27"/>
      <text:p text:style-name="P27"/>
      <text:p text:style-name="P27"/>
      <text:p text:style-name="P27"><text:s/>&lt;div style = "float:left; width: 21%;"&gt;</text:p>
      <text:p text:style-name="P27"><text:s text:c="12"/>Select Pending Goal's Time Span : &lt;/br&gt;</text:p>
      <text:p text:style-name="P27"><text:s text:c="10"/>&lt;/div&gt;</text:p>
      <text:p text:style-name="P27"/>
      <text:p text:style-name="P27"/>
      <text:p text:style-name="P27"><text:s text:c="10"/>&lt;div <text:s/>style = "float:left; width: 20%; " &gt;</text:p>
      <text:p text:style-name="P27"/>
      <text:p text:style-name="P27"><text:s text:c="3"/></text:p>
      <text:p text:style-name="P27"><text:s text:c="14"/>&lt;select <text:s/>class='selectpicker' style="width:173px ;margin-bottom:0px; " name='status' id='pendingGoals_Timespan' <text:s/>&gt;</text:p>
      <text:p text:style-name="P27"/>
      <text:p text:style-name="P27"><text:s text:c="16"/>&lt;option value='All' &gt;All&lt;/option&gt;</text:p>
      <text:p text:style-name="P27"><text:s text:c="16"/>&lt;option value='Yeseterday' selected ='selected' <text:s/>&gt;Yeseterday&lt;/option&gt;</text:p>
      <text:p text:style-name="P27"><text:s text:c="16"/>&lt;option value='Last week' &gt;Last week&lt;/option&gt;</text:p>
      <text:p text:style-name="P27"><text:s text:c="16"/>&lt;option value='Last One Month' &gt;Last One Month&lt;/option&gt;</text:p>
      <text:p text:style-name="P27"><text:s text:c="16"/>&lt;option value='Last Three Months' &gt;Last Three Months&lt;/option&gt;</text:p>
      <text:p text:style-name="P27"><text:soft-page-break/><text:s text:c="16"/>&lt;option value='Last Six Months' &gt;Last Six Months&lt;/option&gt;</text:p>
      <text:p text:style-name="P27"><text:s text:c="14"/>&lt;/select&gt;</text:p>
      <text:p text:style-name="P27"/>
      <text:p text:style-name="P27"><text:s text:c="10"/>&lt;/div&gt;</text:p>
      <text:p text:style-name="P27"/>
      <text:p text:style-name="P27"/>
      <text:p text:style-name="P27"><text:s text:c="10"/>&lt;div style = "float:left; width: 43%;"&gt;</text:p>
      <text:p text:style-name="P27"><text:s text:c="12"/>Total No. Of Pending Goals : </text:p>
      <text:p text:style-name="P27"><text:s text:c="10"/>&lt;/div&gt;</text:p>
      <text:p text:style-name="P27"/>
      <text:p text:style-name="P27"><text:s text:c="10"/>&lt;div &gt;</text:p>
      <text:p text:style-name="P27"><text:s text:c="12"/>&lt;a align="left" class="btn btn-link" id="cp" href ="#myModal" &gt;Your Long Term Goals&lt;/a&gt;</text:p>
      <text:p text:style-name="P27"><text:s text:c="10"/>&lt;/div&gt;</text:p>
      <text:p text:style-name="P27"/>
      <text:p text:style-name="P27"/>
      <text:p text:style-name="P27"><text:s text:c="12"/>&lt;!-- Pending Goals Table header --&gt;</text:p>
      <text:p text:style-name="P27"/>
      <text:p text:style-name="P27"/>
      <text:p text:style-name="P27"><text:s text:c="8"/>&lt;div style="height:40px;background-color:lightblue;width:1100px auto;" cellpadding="0" cellspacing="0"&gt;</text:p>
      <text:p text:style-name="P27"><text:s text:c="10"/>&lt;table style="background-color:lightblue;width:1100px auto;" cellpadding="0" cellspacing="0"&gt;</text:p>
      <text:p text:style-name="P27"><text:s text:c="12"/>&lt;thead&gt;</text:p>
      <text:p text:style-name="P27"><text:s text:c="14"/>&lt;tr&gt;</text:p>
      <text:p text:style-name="P27"><text:s text:c="16"/>&lt;th class="text-center" style="width:55px ;padding-top:10px"&gt;#&lt;/th&gt;</text:p>
      <text:p text:style-name="P27"><text:s text:c="16"/>&lt;th class="text-center" style="width:240px ;padding-top:10px; padding-left:100px; "&gt;Pending Goals&lt;/th&gt;</text:p>
      <text:p text:style-name="P27"><text:s text:c="16"/>&lt;th class="text-center" style="width:140px ;padding-top:10px; padding-left:200px; "&gt;Status&lt;/th&gt;</text:p>
      <text:p text:style-name="P27"><text:s text:c="16"/>&lt;th class="text-center" style="width:260px ;padding-top:10px; padding-left:200px; "&gt;Remarks&lt;/th&gt;</text:p>
      <text:p text:style-name="P27"><text:s text:c="7"/></text:p>
      <text:p text:style-name="P27"><text:s text:c="16"/>&lt;th class="text-center" style=" padding-top:10px; padding-left:180px; "&gt;Added On&lt;/th&gt;</text:p>
      <text:p text:style-name="P27"><text:soft-page-break/><text:s text:c="14"/>&lt;/tr&gt;</text:p>
      <text:p text:style-name="P27"><text:s text:c="12"/>&lt;/thead&gt;</text:p>
      <text:p text:style-name="P27"><text:s text:c="10"/>&lt;/table&gt;</text:p>
      <text:p text:style-name="P27"><text:s text:c="8"/>&lt;/div&gt;</text:p>
      <text:p text:style-name="P27"/>
      <text:p text:style-name="P27"><text:s text:c="8"/>&lt;!-- pending goal table --&gt;</text:p>
      <text:p text:style-name="P27"/>
      <text:p text:style-name="P27"><text:s text:c="8"/>&lt;div style="overflow: auto;"&gt;</text:p>
      <text:p text:style-name="P27"><text:s text:c="10"/>&lt;table class="table table-bordered table-hover" id="tab_pending"&gt;</text:p>
      <text:p text:style-name="P27"><text:s text:c="8"/></text:p>
      <text:p text:style-name="P27"><text:s text:c="10"/>&lt;/table&gt;</text:p>
      <text:p text:style-name="P27"><text:s text:c="8"/>&lt;/div&gt; </text:p>
      <text:p text:style-name="P27"/>
      <text:p text:style-name="P27"/>
      <text:p text:style-name="P32">not allowing multiple instances in wpf application.</text:p>
      <text:p text:style-name="P17"><text:span text:style-name="T111"><text:s text:c="2"/></text:span><text:span text:style-name="T110">Process</text:span><text:span text:style-name="T111"> thisprocess = </text:span><text:span text:style-name="T110">Process</text:span><text:span text:style-name="T111">.GetCurrentProcess();</text:span></text:p>
      <text:p text:style-name="P9"><text:s text:c="2"/></text:p>
      <text:p text:style-name="P8"><text:span text:style-name="T99"><text:s text:c="12"/></text:span><text:span text:style-name="T110">Process</text:span><text:span text:style-name="T99">[] prc = </text:span><text:span text:style-name="T110">Process</text:span><text:span text:style-name="T99">.GetProcesses();</text:span></text:p>
      <text:p text:style-name="P8"><text:span text:style-name="T99"><text:s text:c="12"/></text:span><text:span text:style-name="T77">var</text:span><text:span text:style-name="T99"> processcount = 0;</text:span></text:p>
      <text:p text:style-name="P8"><text:span text:style-name="T99"><text:s text:c="12"/></text:span><text:span text:style-name="T77">foreach</text:span><text:span text:style-name="T99">(</text:span><text:span text:style-name="T110">Process</text:span><text:span text:style-name="T99"> pc </text:span><text:span text:style-name="T77">in</text:span><text:span text:style-name="T99"> prc)</text:span></text:p>
      <text:p text:style-name="P9"><text:s text:c="12"/>{ <text:s text:c="2"/></text:p>
      <text:p text:style-name="P8"><text:span text:style-name="T99"><text:s text:c="16"/></text:span><text:span text:style-name="T77">if</text:span><text:span text:style-name="T99">(pc.ProcessName.Contains(thisprocess.ProcessName))</text:span></text:p>
      <text:p text:style-name="P9"><text:s text:c="16"/>{</text:p>
      <text:p text:style-name="P9"><text:s text:c="20"/>processcount++;</text:p>
      <text:p text:style-name="P9"><text:s text:c="16"/>}</text:p>
      <text:p text:style-name="P9"><text:s text:c="12"/>}</text:p>
      <text:p text:style-name="P8"><text:span text:style-name="T99"><text:s text:c="12"/></text:span><text:span text:style-name="T77">if</text:span><text:span text:style-name="T99"> (processcount &gt; 1)</text:span></text:p>
      <text:p text:style-name="P9"><text:s text:c="12"/>{</text:p>
      <text:p text:style-name="P8"><text:span text:style-name="T99"><text:s text:c="16"/></text:span><text:span text:style-name="T77">return</text:span><text:span text:style-name="T99">;</text:span></text:p>
      <text:p text:style-name="P9"><text:s text:c="12"/>}</text:p>
      <text:p text:style-name="P8"><text:span text:style-name="T99"><text:s text:c="12"/></text:span><text:span text:style-name="T89">//if (Process.GetProcessesByName(thisprocess.ProcessName).Length &gt; 1)</text:span></text:p>
      <text:p text:style-name="P8"><text:span text:style-name="T99"><text:s text:c="12"/></text:span><text:span text:style-name="T89">//{</text:span></text:p>
      <text:p text:style-name="P8"><text:span text:style-name="T99"><text:s text:c="12"/></text:span><text:span text:style-name="T89">// <text:s text:c="3"/>MessageBox.Show("Application running");</text:span></text:p>
      <text:p text:style-name="P8"><text:span text:style-name="T99"><text:s text:c="12"/></text:span><text:span text:style-name="T89">// <text:s text:c="3"/>Application.Current.Shutdown();</text:span></text:p>
      <text:p text:style-name="P8"><text:span text:style-name="T99"><text:s text:c="12"/></text:span><text:span text:style-name="T89">// <text:s text:c="3"/>return;</text:span></text:p>
      <text:p text:style-name="P8"><text:span text:style-name="T99"><text:s text:c="12"/></text:span><text:span text:style-name="T89">//}</text:span></text:p>
      <text:p text:style-name="P10"/>
      <text:p text:style-name="P10">we have to kill the current process if it is already existing.</text:p>
      <text:p text:style-name="P10"/>
      <text:p text:style-name="P10">validates :name, presence: true, length: {maximum: 50}</text:p>
      <text:p text:style-name="P10"><text:tab/>VALID_EMAIL_REGEX = /\A[\w+\-.]+@[a-z\d\-.]+\.[a-z]+\z/i</text:p>
      <text:p text:style-name="P10"><text:tab/></text:p>
      <text:p text:style-name="P10"><text:tab/>validates :email, presence: true, format: {with: VALID_EMAIL_REGEX}, uniqueness: {case_sensitive: false}</text:p>
      <text:p text:style-name="P10"><text:tab/>validates :password, format: {with: /^(?=.*[a-zA-Z])(?=.*[0-9]).{6,}$/, message:"must be at least 6 characters and include one number and one letter.",:multiline =&gt; true }</text:p>
      <text:p text:style-name="P10"><text:tab/>before_save {self.email = email.downcase}</text:p>
      <text:p text:style-name="P10"><text:tab/>before_create :create_remember_token</text:p>
      <text:p text:style-name="P10"><text:tab/>has_secure_password</text:p>
      <text:p text:style-name="P10"><text:tab/>has_attached_file :userimage, validate_media_type: false </text:p>
      <text:p text:style-name="P10"><text:soft-page-break/><text:tab/>validates_attachment :userimage, :presence =&gt; true</text:p>
      <text:p text:style-name="P10"><text:s text:c="2"/></text:p>
      <text:p text:style-name="P10"><text:s text:c="4"/>validates_attachment_content_type :userimage, :content_type =&gt; /\Aimage\/.*\Z/</text:p>
      <text:p text:style-name="P10"/>
      <text:p text:style-name="P10"><text:s text:c="2"/># Validate filename</text:p>
      <text:p text:style-name="P10"><text:s text:c="2"/>validates_attachment_file_name :userimage, :matches =&gt; [/png\Z/, /jpe?g\Z/]</text:p>
      <text:p text:style-name="P10"/>
      <text:p text:style-name="P10"><text:s text:c="2"/># Explicitly do not validate</text:p>
      <text:p text:style-name="P10"><text:s text:c="2"/>do_not_validate_attachment_file_type :userimage</text:p>
      <text:p text:style-name="P10"/>
      <text:p text:style-name="P10"/>
      <text:p text:style-name="P10"><text:tab/>private</text:p>
      <text:p text:style-name="P10"/>
      <text:p text:style-name="P10"><text:tab/>def User.new_remember_token</text:p>
      <text:p text:style-name="P10"><text:tab/><text:tab/>SecureRandom.urlsafe_base64</text:p>
      <text:p text:style-name="P10"><text:tab/>end</text:p>
      <text:p text:style-name="P10"/>
      <text:p text:style-name="P10"><text:tab/>def User.digest(token)</text:p>
      <text:p text:style-name="P10"><text:tab/><text:tab/>Digest::SHA1.hexdigest(token.to_s)</text:p>
      <text:p text:style-name="P10"><text:tab/>end</text:p>
      <text:p text:style-name="P10"/>
      <text:p text:style-name="P10"/>
      <text:p text:style-name="P10"><text:tab/>def create_remember_token</text:p>
      <text:p text:style-name="P10"><text:tab/><text:tab/>self.remember_token = User.digest(User.new_remember_token)</text:p>
      <text:p text:style-name="P10"><text:tab/>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 svg:font-family="Consolas, 'Courier New', Courier, mono"/>
    <style:font-face style:name="Consolas2" svg:font-family="Consolas, 'courier new'"/>
    <style:font-face style:name="Menlo" svg:font-family="Menlo, Monaco, Consolas, 'Courier New', monospace"/>
    <style:font-face style:name="OpenSymbol" svg:font-family="OpenSymbol"/>
    <style:font-face style:name="Segoe UI" svg:font-family="'Segoe UI', Arial, sans-serif"/>
    <style:font-face style:name="Tahoma1" svg:font-family="Tahoma"/>
    <style:font-face style:name="Times New Roman1" svg:font-family="'Times New Roman'"/>
    <style:font-face style:name="Verdana1" svg:font-family="Verdana, Geneva, Tahoma, Arial, Helvetica, sans-serif"/>
    <style:font-face style:name="Verdana" svg:font-family="Verdana" style:font-family-generic="swiss"/>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3H2M56S</meta:editing-duration>
    <meta:editing-cycles>66</meta:editing-cycles>
    <meta:generator>OpenOffice/4.1.1$Win32 OpenOffice.org_project/411m6$Build-9775</meta:generator>
    <dc:date>2015-09-24T19:01:50.91</dc:date>
    <meta:document-statistic meta:table-count="14" meta:image-count="4" meta:object-count="0" meta:page-count="94" meta:paragraph-count="2720" meta:word-count="19051" meta:character-count="135663"/>
    <meta:user-defined meta:name="Info 1"/>
    <meta:user-defined meta:name="Info 2"/>
    <meta:user-defined meta:name="Info 3"/>
    <meta:user-defined meta:name="Info 4"/>
  </office:meta>
</office:document-meta>
</file>